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float" office:value="4514" calcext:value-type="float">
            <text:p>4514</text:p>
          </table:table-cell>
          <table:table-cell table:formula="of:=[.A1]" office:value-type="float" office:value="4514" calcext:value-type="float">
            <text:p>45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formula="of:=IF(ISBLANK([.A2]);0;[.B1]+[.A2])" office:value-type="float" office:value="12523" calcext:value-type="float">
            <text:p>12523</text:p>
          </table:table-cell>
          <table:table-cell table:formula="of:=IF([.B2]=0;[.B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IF(ISBLANK([.A3]);0;[.B2]+[.A3])" office:value-type="float" office:value="19226" calcext:value-type="float">
            <text:p>19226</text:p>
          </table:table-cell>
          <table:table-cell table:formula="of:=IF([.B3]=0;[.B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IF(ISBLANK([.A4]);0;[.B3]+[.A4])" office:value-type="float" office:value="21037" calcext:value-type="float">
            <text:p>21037</text:p>
          </table:table-cell>
          <table:table-cell table:formula="of:=IF([.B4]=0;[.B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formula="of:=IF(ISBLANK([.A5]);0;[.B4]+[.A5])" office:value-type="float" office:value="25918" calcext:value-type="float">
            <text:p>25918</text:p>
          </table:table-cell>
          <table:table-cell table:formula="of:=IF([.B5]=0;[.B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formula="of:=IF(ISBLANK([.A6]);0;[.B5]+[.A6])" office:value-type="float" office:value="29823" calcext:value-type="float">
            <text:p>29823</text:p>
          </table:table-cell>
          <table:table-cell table:formula="of:=IF([.B6]=0;[.B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formula="of:=IF(ISBLANK([.A7]);0;[.B6]+[.A7])" office:value-type="float" office:value="33756" calcext:value-type="float">
            <text:p>33756</text:p>
          </table:table-cell>
          <table:table-cell table:formula="of:=IF([.B7]=0;[.B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formula="of:=IF(ISBLANK([.A8]);0;[.B7]+[.A8])" office:value-type="float" office:value="43192" calcext:value-type="float">
            <text:p>43192</text:p>
          </table:table-cell>
          <table:table-cell table:formula="of:=IF([.B8]=0;[.B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formula="of:=IF(ISBLANK([.A9]);0;[.B8]+[.A9])" office:value-type="float" office:value="47524" calcext:value-type="float">
            <text:p>47524</text:p>
          </table:table-cell>
          <table:table-cell table:formula="of:=IF([.B9]=0;[.B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]);0;[.B9]+[.A10])" office:value-type="float" office:value="0" calcext:value-type="float">
            <text:p>0</text:p>
          </table:table-cell>
          <table:table-cell table:formula="of:=IF([.B10]=0;[.B9];0)" office:value-type="float" office:value="47524" calcext:value-type="float">
            <text:p>47524</text:p>
          </table:table-cell>
          <table:table-cell table:number-columns-repeated="1021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IF(ISBLANK([.A11]);0;[.B10]+[.A11])" office:value-type="float" office:value="3059" calcext:value-type="float">
            <text:p>3059</text:p>
          </table:table-cell>
          <table:table-cell table:formula="of:=IF([.B11]=0;[.B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IF(ISBLANK([.A12]);0;[.B11]+[.A12])" office:value-type="float" office:value="18774" calcext:value-type="float">
            <text:p>18774</text:p>
          </table:table-cell>
          <table:table-cell table:formula="of:=IF([.B12]=0;[.B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597" calcext:value-type="float">
            <text:p>11597</text:p>
          </table:table-cell>
          <table:table-cell table:formula="of:=IF(ISBLANK([.A13]);0;[.B12]+[.A13])" office:value-type="float" office:value="30371" calcext:value-type="float">
            <text:p>30371</text:p>
          </table:table-cell>
          <table:table-cell table:formula="of:=IF([.B13]=0;[.B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formula="of:=IF(ISBLANK([.A14]);0;[.B13]+[.A14])" office:value-type="float" office:value="40996" calcext:value-type="float">
            <text:p>40996</text:p>
          </table:table-cell>
          <table:table-cell table:formula="of:=IF([.B14]=0;[.B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formula="of:=IF(ISBLANK([.A15]);0;[.B14]+[.A15])" office:value-type="float" office:value="49482" calcext:value-type="float">
            <text:p>49482</text:p>
          </table:table-cell>
          <table:table-cell table:formula="of:=IF([.B15]=0;[.B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]);0;[.B15]+[.A16])" office:value-type="float" office:value="0" calcext:value-type="float">
            <text:p>0</text:p>
          </table:table-cell>
          <table:table-cell table:formula="of:=IF([.B16]=0;[.B15];0)" office:value-type="float" office:value="49482" calcext:value-type="float">
            <text:p>49482</text:p>
          </table:table-cell>
          <table:table-cell table:number-columns-repeated="1021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formula="of:=IF(ISBLANK([.A17]);0;[.B16]+[.A17])" office:value-type="float" office:value="4556" calcext:value-type="float">
            <text:p>4556</text:p>
          </table:table-cell>
          <table:table-cell table:formula="of:=IF([.B17]=0;[.B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formula="of:=IF(ISBLANK([.A18]);0;[.B17]+[.A18])" office:value-type="float" office:value="15169" calcext:value-type="float">
            <text:p>15169</text:p>
          </table:table-cell>
          <table:table-cell table:formula="of:=IF([.B18]=0;[.B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formula="of:=IF(ISBLANK([.A19]);0;[.B18]+[.A19])" office:value-type="float" office:value="19256" calcext:value-type="float">
            <text:p>19256</text:p>
          </table:table-cell>
          <table:table-cell table:formula="of:=IF([.B19]=0;[.B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87" calcext:value-type="float">
            <text:p>11287</text:p>
          </table:table-cell>
          <table:table-cell table:formula="of:=IF(ISBLANK([.A20]);0;[.B19]+[.A20])" office:value-type="float" office:value="30543" calcext:value-type="float">
            <text:p>30543</text:p>
          </table:table-cell>
          <table:table-cell table:formula="of:=IF([.B20]=0;[.B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020" calcext:value-type="float">
            <text:p>12020</text:p>
          </table:table-cell>
          <table:table-cell table:formula="of:=IF(ISBLANK([.A21]);0;[.B20]+[.A21])" office:value-type="float" office:value="42563" calcext:value-type="float">
            <text:p>42563</text:p>
          </table:table-cell>
          <table:table-cell table:formula="of:=IF([.B21]=0;[.B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IF(ISBLANK([.A22]);0;[.B21]+[.A22])" office:value-type="float" office:value="43975" calcext:value-type="float">
            <text:p>43975</text:p>
          </table:table-cell>
          <table:table-cell table:formula="of:=IF([.B22]=0;[.B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3]);0;[.B22]+[.A23])" office:value-type="float" office:value="0" calcext:value-type="float">
            <text:p>0</text:p>
          </table:table-cell>
          <table:table-cell table:formula="of:=IF([.B23]=0;[.B22];0)" office:value-type="float" office:value="43975" calcext:value-type="float">
            <text:p>43975</text:p>
          </table:table-cell>
          <table:table-cell table:number-columns-repeated="1021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formula="of:=IF(ISBLANK([.A24]);0;[.B23]+[.A24])" office:value-type="float" office:value="5320" calcext:value-type="float">
            <text:p>5320</text:p>
          </table:table-cell>
          <table:table-cell table:formula="of:=IF([.B24]=0;[.B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formula="of:=IF(ISBLANK([.A25]);0;[.B24]+[.A25])" office:value-type="float" office:value="15077" calcext:value-type="float">
            <text:p>15077</text:p>
          </table:table-cell>
          <table:table-cell table:formula="of:=IF([.B25]=0;[.B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formula="of:=IF(ISBLANK([.A26]);0;[.B25]+[.A26])" office:value-type="float" office:value="25723" calcext:value-type="float">
            <text:p>25723</text:p>
          </table:table-cell>
          <table:table-cell table:formula="of:=IF([.B26]=0;[.B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formula="of:=IF(ISBLANK([.A27]);0;[.B26]+[.A27])" office:value-type="float" office:value="33096" calcext:value-type="float">
            <text:p>33096</text:p>
          </table:table-cell>
          <table:table-cell table:formula="of:=IF([.B27]=0;[.B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IF(ISBLANK([.A28]);0;[.B27]+[.A28])" office:value-type="float" office:value="34293" calcext:value-type="float">
            <text:p>34293</text:p>
          </table:table-cell>
          <table:table-cell table:formula="of:=IF([.B28]=0;[.B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formula="of:=IF(ISBLANK([.A29]);0;[.B28]+[.A29])" office:value-type="float" office:value="37779" calcext:value-type="float">
            <text:p>37779</text:p>
          </table:table-cell>
          <table:table-cell table:formula="of:=IF([.B29]=0;[.B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formula="of:=IF(ISBLANK([.A30]);0;[.B29]+[.A30])" office:value-type="float" office:value="42138" calcext:value-type="float">
            <text:p>42138</text:p>
          </table:table-cell>
          <table:table-cell table:formula="of:=IF([.B30]=0;[.B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1]);0;[.B30]+[.A31])" office:value-type="float" office:value="0" calcext:value-type="float">
            <text:p>0</text:p>
          </table:table-cell>
          <table:table-cell table:formula="of:=IF([.B31]=0;[.B30];0)" office:value-type="float" office:value="42138" calcext:value-type="float">
            <text:p>42138</text:p>
          </table:table-cell>
          <table:table-cell table:number-columns-repeated="1021"/>
        </table:table-row>
        <table:table-row table:style-name="ro1">
          <table:table-cell office:value-type="float" office:value="16319" calcext:value-type="float">
            <text:p>16319</text:p>
          </table:table-cell>
          <table:table-cell table:formula="of:=IF(ISBLANK([.A32]);0;[.B31]+[.A32])" office:value-type="float" office:value="16319" calcext:value-type="float">
            <text:p>16319</text:p>
          </table:table-cell>
          <table:table-cell table:formula="of:=IF([.B32]=0;[.B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687" calcext:value-type="float">
            <text:p>22687</text:p>
          </table:table-cell>
          <table:table-cell table:formula="of:=IF(ISBLANK([.A33]);0;[.B32]+[.A33])" office:value-type="float" office:value="39006" calcext:value-type="float">
            <text:p>39006</text:p>
          </table:table-cell>
          <table:table-cell table:formula="of:=IF([.B33]=0;[.B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formula="of:=IF(ISBLANK([.A34]);0;[.B33]+[.A34])" office:value-type="float" office:value="44278" calcext:value-type="float">
            <text:p>44278</text:p>
          </table:table-cell>
          <table:table-cell table:formula="of:=IF([.B34]=0;[.B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5]);0;[.B34]+[.A35])" office:value-type="float" office:value="0" calcext:value-type="float">
            <text:p>0</text:p>
          </table:table-cell>
          <table:table-cell table:formula="of:=IF([.B35]=0;[.B34];0)" office:value-type="float" office:value="44278" calcext:value-type="float">
            <text:p>44278</text:p>
          </table:table-cell>
          <table:table-cell table:number-columns-repeated="1021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formula="of:=IF(ISBLANK([.A36]);0;[.B35]+[.A36])" office:value-type="float" office:value="6167" calcext:value-type="float">
            <text:p>6167</text:p>
          </table:table-cell>
          <table:table-cell table:formula="of:=IF([.B36]=0;[.B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IF(ISBLANK([.A37]);0;[.B36]+[.A37])" office:value-type="float" office:value="8645" calcext:value-type="float">
            <text:p>8645</text:p>
          </table:table-cell>
          <table:table-cell table:formula="of:=IF([.B37]=0;[.B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formula="of:=IF(ISBLANK([.A38]);0;[.B37]+[.A38])" office:value-type="float" office:value="13595" calcext:value-type="float">
            <text:p>13595</text:p>
          </table:table-cell>
          <table:table-cell table:formula="of:=IF([.B38]=0;[.B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formula="of:=IF(ISBLANK([.A39]);0;[.B38]+[.A39])" office:value-type="float" office:value="19108" calcext:value-type="float">
            <text:p>19108</text:p>
          </table:table-cell>
          <table:table-cell table:formula="of:=IF([.B39]=0;[.B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formula="of:=IF(ISBLANK([.A40]);0;[.B39]+[.A40])" office:value-type="float" office:value="25221" calcext:value-type="float">
            <text:p>25221</text:p>
          </table:table-cell>
          <table:table-cell table:formula="of:=IF([.B40]=0;[.B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ISBLANK([.A41]);0;[.B40]+[.A41])" office:value-type="float" office:value="27960" calcext:value-type="float">
            <text:p>27960</text:p>
          </table:table-cell>
          <table:table-cell table:formula="of:=IF([.B41]=0;[.B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formula="of:=IF(ISBLANK([.A42]);0;[.B41]+[.A42])" office:value-type="float" office:value="34765" calcext:value-type="float">
            <text:p>34765</text:p>
          </table:table-cell>
          <table:table-cell table:formula="of:=IF([.B42]=0;[.B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formula="of:=IF(ISBLANK([.A43]);0;[.B42]+[.A43])" office:value-type="float" office:value="39253" calcext:value-type="float">
            <text:p>39253</text:p>
          </table:table-cell>
          <table:table-cell table:formula="of:=IF([.B43]=0;[.B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formula="of:=IF(ISBLANK([.A44]);0;[.B43]+[.A44])" office:value-type="float" office:value="45808" calcext:value-type="float">
            <text:p>45808</text:p>
          </table:table-cell>
          <table:table-cell table:formula="of:=IF([.B44]=0;[.B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IF(ISBLANK([.A45]);0;[.B44]+[.A45])" office:value-type="float" office:value="48560" calcext:value-type="float">
            <text:p>48560</text:p>
          </table:table-cell>
          <table:table-cell table:formula="of:=IF([.B45]=0;[.B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6]);0;[.B45]+[.A46])" office:value-type="float" office:value="0" calcext:value-type="float">
            <text:p>0</text:p>
          </table:table-cell>
          <table:table-cell table:formula="of:=IF([.B46]=0;[.B45];0)" office:value-type="float" office:value="48560" calcext:value-type="float">
            <text:p>48560</text:p>
          </table:table-cell>
          <table:table-cell table:number-columns-repeated="1021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IF(ISBLANK([.A47]);0;[.B46]+[.A47])" office:value-type="float" office:value="2198" calcext:value-type="float">
            <text:p>2198</text:p>
          </table:table-cell>
          <table:table-cell table:formula="of:=IF([.B47]=0;[.B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IF(ISBLANK([.A48]);0;[.B47]+[.A48])" office:value-type="float" office:value="4726" calcext:value-type="float">
            <text:p>4726</text:p>
          </table:table-cell>
          <table:table-cell table:formula="of:=IF([.B48]=0;[.B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IF(ISBLANK([.A49]);0;[.B48]+[.A49])" office:value-type="float" office:value="8158" calcext:value-type="float">
            <text:p>8158</text:p>
          </table:table-cell>
          <table:table-cell table:formula="of:=IF([.B49]=0;[.B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IF(ISBLANK([.A50]);0;[.B49]+[.A50])" office:value-type="float" office:value="10376" calcext:value-type="float">
            <text:p>10376</text:p>
          </table:table-cell>
          <table:table-cell table:formula="of:=IF([.B50]=0;[.B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formula="of:=IF(ISBLANK([.A51]);0;[.B50]+[.A51])" office:value-type="float" office:value="13659" calcext:value-type="float">
            <text:p>13659</text:p>
          </table:table-cell>
          <table:table-cell table:formula="of:=IF([.B51]=0;[.B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IF(ISBLANK([.A52]);0;[.B51]+[.A52])" office:value-type="float" office:value="15059" calcext:value-type="float">
            <text:p>15059</text:p>
          </table:table-cell>
          <table:table-cell table:formula="of:=IF([.B52]=0;[.B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IF(ISBLANK([.A53]);0;[.B52]+[.A53])" office:value-type="float" office:value="16991" calcext:value-type="float">
            <text:p>16991</text:p>
          </table:table-cell>
          <table:table-cell table:formula="of:=IF([.B53]=0;[.B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formula="of:=IF(ISBLANK([.A54]);0;[.B53]+[.A54])" office:value-type="float" office:value="20429" calcext:value-type="float">
            <text:p>20429</text:p>
          </table:table-cell>
          <table:table-cell table:formula="of:=IF([.B54]=0;[.B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IF(ISBLANK([.A55]);0;[.B54]+[.A55])" office:value-type="float" office:value="22263" calcext:value-type="float">
            <text:p>22263</text:p>
          </table:table-cell>
          <table:table-cell table:formula="of:=IF([.B55]=0;[.B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IF(ISBLANK([.A56]);0;[.B55]+[.A56])" office:value-type="float" office:value="23313" calcext:value-type="float">
            <text:p>23313</text:p>
          </table:table-cell>
          <table:table-cell table:formula="of:=IF([.B56]=0;[.B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formula="of:=IF(ISBLANK([.A57]);0;[.B56]+[.A57])" office:value-type="float" office:value="28079" calcext:value-type="float">
            <text:p>28079</text:p>
          </table:table-cell>
          <table:table-cell table:formula="of:=IF([.B57]=0;[.B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formula="of:=IF(ISBLANK([.A58]);0;[.B57]+[.A58])" office:value-type="float" office:value="33297" calcext:value-type="float">
            <text:p>33297</text:p>
          </table:table-cell>
          <table:table-cell table:formula="of:=IF([.B58]=0;[.B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formula="of:=IF(ISBLANK([.A59]);0;[.B58]+[.A59])" office:value-type="float" office:value="36330" calcext:value-type="float">
            <text:p>36330</text:p>
          </table:table-cell>
          <table:table-cell table:formula="of:=IF([.B59]=0;[.B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formula="of:=IF(ISBLANK([.A60]);0;[.B59]+[.A60])" office:value-type="float" office:value="39740" calcext:value-type="float">
            <text:p>39740</text:p>
          </table:table-cell>
          <table:table-cell table:formula="of:=IF([.B60]=0;[.B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1]);0;[.B60]+[.A61])" office:value-type="float" office:value="0" calcext:value-type="float">
            <text:p>0</text:p>
          </table:table-cell>
          <table:table-cell table:formula="of:=IF([.B61]=0;[.B60];0)" office:value-type="float" office:value="39740" calcext:value-type="float">
            <text:p>39740</text:p>
          </table:table-cell>
          <table:table-cell table:number-columns-repeated="1021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formula="of:=IF(ISBLANK([.A62]);0;[.B61]+[.A62])" office:value-type="float" office:value="3362" calcext:value-type="float">
            <text:p>3362</text:p>
          </table:table-cell>
          <table:table-cell table:formula="of:=IF([.B62]=0;[.B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formula="of:=IF(ISBLANK([.A63]);0;[.B62]+[.A63])" office:value-type="float" office:value="6135" calcext:value-type="float">
            <text:p>6135</text:p>
          </table:table-cell>
          <table:table-cell table:formula="of:=IF([.B63]=0;[.B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formula="of:=IF(ISBLANK([.A64]);0;[.B63]+[.A64])" office:value-type="float" office:value="12917" calcext:value-type="float">
            <text:p>12917</text:p>
          </table:table-cell>
          <table:table-cell table:formula="of:=IF([.B64]=0;[.B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formula="of:=IF(ISBLANK([.A65]);0;[.B64]+[.A65])" office:value-type="float" office:value="20333" calcext:value-type="float">
            <text:p>20333</text:p>
          </table:table-cell>
          <table:table-cell table:formula="of:=IF([.B65]=0;[.B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formula="of:=IF(ISBLANK([.A66]);0;[.B65]+[.A66])" office:value-type="float" office:value="25721" calcext:value-type="float">
            <text:p>25721</text:p>
          </table:table-cell>
          <table:table-cell table:formula="of:=IF([.B66]=0;[.B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formula="of:=IF(ISBLANK([.A67]);0;[.B66]+[.A67])" office:value-type="float" office:value="31140" calcext:value-type="float">
            <text:p>31140</text:p>
          </table:table-cell>
          <table:table-cell table:formula="of:=IF([.B67]=0;[.B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formula="of:=IF(ISBLANK([.A68]);0;[.B67]+[.A68])" office:value-type="float" office:value="35768" calcext:value-type="float">
            <text:p>35768</text:p>
          </table:table-cell>
          <table:table-cell table:formula="of:=IF([.B68]=0;[.B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formula="of:=IF(ISBLANK([.A69]);0;[.B68]+[.A69])" office:value-type="float" office:value="44645" calcext:value-type="float">
            <text:p>44645</text:p>
          </table:table-cell>
          <table:table-cell table:formula="of:=IF([.B69]=0;[.B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70]);0;[.B69]+[.A70])" office:value-type="float" office:value="0" calcext:value-type="float">
            <text:p>0</text:p>
          </table:table-cell>
          <table:table-cell table:formula="of:=IF([.B70]=0;[.B69];0)" office:value-type="float" office:value="44645" calcext:value-type="float">
            <text:p>44645</text:p>
          </table:table-cell>
          <table:table-cell table:number-columns-repeated="1021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formula="of:=IF(ISBLANK([.A71]);0;[.B70]+[.A71])" office:value-type="float" office:value="2852" calcext:value-type="float">
            <text:p>2852</text:p>
          </table:table-cell>
          <table:table-cell table:formula="of:=IF([.B71]=0;[.B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formula="of:=IF(ISBLANK([.A72]);0;[.B71]+[.A72])" office:value-type="float" office:value="10383" calcext:value-type="float">
            <text:p>10383</text:p>
          </table:table-cell>
          <table:table-cell table:formula="of:=IF([.B72]=0;[.B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formula="of:=IF(ISBLANK([.A73]);0;[.B72]+[.A73])" office:value-type="float" office:value="16411" calcext:value-type="float">
            <text:p>16411</text:p>
          </table:table-cell>
          <table:table-cell table:formula="of:=IF([.B73]=0;[.B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formula="of:=IF(ISBLANK([.A74]);0;[.B73]+[.A74])" office:value-type="float" office:value="24479" calcext:value-type="float">
            <text:p>24479</text:p>
          </table:table-cell>
          <table:table-cell table:formula="of:=IF([.B74]=0;[.B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formula="of:=IF(ISBLANK([.A75]);0;[.B74]+[.A75])" office:value-type="float" office:value="28421" calcext:value-type="float">
            <text:p>28421</text:p>
          </table:table-cell>
          <table:table-cell table:formula="of:=IF([.B75]=0;[.B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formula="of:=IF(ISBLANK([.A76]);0;[.B75]+[.A76])" office:value-type="float" office:value="37809" calcext:value-type="float">
            <text:p>37809</text:p>
          </table:table-cell>
          <table:table-cell table:formula="of:=IF([.B76]=0;[.B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formula="of:=IF(ISBLANK([.A77]);0;[.B76]+[.A77])" office:value-type="float" office:value="45862" calcext:value-type="float">
            <text:p>45862</text:p>
          </table:table-cell>
          <table:table-cell table:formula="of:=IF([.B77]=0;[.B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formula="of:=IF(ISBLANK([.A78]);0;[.B77]+[.A78])" office:value-type="float" office:value="52196" calcext:value-type="float">
            <text:p>52196</text:p>
          </table:table-cell>
          <table:table-cell table:formula="of:=IF([.B78]=0;[.B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formula="of:=IF(ISBLANK([.A79]);0;[.B78]+[.A79])" office:value-type="float" office:value="58295" calcext:value-type="float">
            <text:p>58295</text:p>
          </table:table-cell>
          <table:table-cell table:formula="of:=IF([.B79]=0;[.B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80]);0;[.B79]+[.A80])" office:value-type="float" office:value="0" calcext:value-type="float">
            <text:p>0</text:p>
          </table:table-cell>
          <table:table-cell table:formula="of:=IF([.B80]=0;[.B79];0)" office:value-type="float" office:value="58295" calcext:value-type="float">
            <text:p>58295</text:p>
          </table:table-cell>
          <table:table-cell table:number-columns-repeated="1021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IF(ISBLANK([.A81]);0;[.B80]+[.A81])" office:value-type="float" office:value="2086" calcext:value-type="float">
            <text:p>2086</text:p>
          </table:table-cell>
          <table:table-cell table:formula="of:=IF([.B81]=0;[.B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IF(ISBLANK([.A82]);0;[.B81]+[.A82])" office:value-type="float" office:value="5183" calcext:value-type="float">
            <text:p>5183</text:p>
          </table:table-cell>
          <table:table-cell table:formula="of:=IF([.B82]=0;[.B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IF(ISBLANK([.A83]);0;[.B82]+[.A83])" office:value-type="float" office:value="8097" calcext:value-type="float">
            <text:p>8097</text:p>
          </table:table-cell>
          <table:table-cell table:formula="of:=IF([.B83]=0;[.B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IF(ISBLANK([.A84]);0;[.B83]+[.A84])" office:value-type="float" office:value="11184" calcext:value-type="float">
            <text:p>11184</text:p>
          </table:table-cell>
          <table:table-cell table:formula="of:=IF([.B84]=0;[.B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formula="of:=IF(ISBLANK([.A85]);0;[.B84]+[.A85])" office:value-type="float" office:value="18684" calcext:value-type="float">
            <text:p>18684</text:p>
          </table:table-cell>
          <table:table-cell table:formula="of:=IF([.B85]=0;[.B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IF(ISBLANK([.A86]);0;[.B85]+[.A86])" office:value-type="float" office:value="20402" calcext:value-type="float">
            <text:p>20402</text:p>
          </table:table-cell>
          <table:table-cell table:formula="of:=IF([.B86]=0;[.B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IF(ISBLANK([.A87]);0;[.B86]+[.A87])" office:value-type="float" office:value="21884" calcext:value-type="float">
            <text:p>21884</text:p>
          </table:table-cell>
          <table:table-cell table:formula="of:=IF([.B87]=0;[.B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formula="of:=IF(ISBLANK([.A88]);0;[.B87]+[.A88])" office:value-type="float" office:value="28082" calcext:value-type="float">
            <text:p>28082</text:p>
          </table:table-cell>
          <table:table-cell table:formula="of:=IF([.B88]=0;[.B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IF(ISBLANK([.A89]);0;[.B88]+[.A89])" office:value-type="float" office:value="30139" calcext:value-type="float">
            <text:p>30139</text:p>
          </table:table-cell>
          <table:table-cell table:formula="of:=IF([.B89]=0;[.B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formula="of:=IF(ISBLANK([.A90]);0;[.B89]+[.A90])" office:value-type="float" office:value="37237" calcext:value-type="float">
            <text:p>37237</text:p>
          </table:table-cell>
          <table:table-cell table:formula="of:=IF([.B90]=0;[.B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formula="of:=IF(ISBLANK([.A91]);0;[.B90]+[.A91])" office:value-type="float" office:value="44701" calcext:value-type="float">
            <text:p>44701</text:p>
          </table:table-cell>
          <table:table-cell table:formula="of:=IF([.B91]=0;[.B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92]);0;[.B91]+[.A92])" office:value-type="float" office:value="0" calcext:value-type="float">
            <text:p>0</text:p>
          </table:table-cell>
          <table:table-cell table:formula="of:=IF([.B92]=0;[.B91];0)" office:value-type="float" office:value="44701" calcext:value-type="float">
            <text:p>44701</text:p>
          </table:table-cell>
          <table:table-cell table:number-columns-repeated="1021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ISBLANK([.A93]);0;[.B92]+[.A93])" office:value-type="float" office:value="4522" calcext:value-type="float">
            <text:p>4522</text:p>
          </table:table-cell>
          <table:table-cell table:formula="of:=IF([.B93]=0;[.B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formula="of:=IF(ISBLANK([.A94]);0;[.B93]+[.A94])" office:value-type="float" office:value="8828" calcext:value-type="float">
            <text:p>8828</text:p>
          </table:table-cell>
          <table:table-cell table:formula="of:=IF([.B94]=0;[.B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IF(ISBLANK([.A95]);0;[.B94]+[.A95])" office:value-type="float" office:value="10734" calcext:value-type="float">
            <text:p>10734</text:p>
          </table:table-cell>
          <table:table-cell table:formula="of:=IF([.B95]=0;[.B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formula="of:=IF(ISBLANK([.A96]);0;[.B95]+[.A96])" office:value-type="float" office:value="17426" calcext:value-type="float">
            <text:p>17426</text:p>
          </table:table-cell>
          <table:table-cell table:formula="of:=IF([.B96]=0;[.B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IF(ISBLANK([.A97]);0;[.B96]+[.A97])" office:value-type="float" office:value="18699" calcext:value-type="float">
            <text:p>18699</text:p>
          </table:table-cell>
          <table:table-cell table:formula="of:=IF([.B97]=0;[.B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IF(ISBLANK([.A98]);0;[.B97]+[.A98])" office:value-type="float" office:value="22550" calcext:value-type="float">
            <text:p>22550</text:p>
          </table:table-cell>
          <table:table-cell table:formula="of:=IF([.B98]=0;[.B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formula="of:=IF(ISBLANK([.A99]);0;[.B98]+[.A99])" office:value-type="float" office:value="29025" calcext:value-type="float">
            <text:p>29025</text:p>
          </table:table-cell>
          <table:table-cell table:formula="of:=IF([.B99]=0;[.B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IF(ISBLANK([.A100]);0;[.B99]+[.A100])" office:value-type="float" office:value="30211" calcext:value-type="float">
            <text:p>30211</text:p>
          </table:table-cell>
          <table:table-cell table:formula="of:=IF([.B100]=0;[.B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formula="of:=IF(ISBLANK([.A101]);0;[.B100]+[.A101])" office:value-type="float" office:value="36223" calcext:value-type="float">
            <text:p>36223</text:p>
          </table:table-cell>
          <table:table-cell table:formula="of:=IF([.B101]=0;[.B1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IF(ISBLANK([.A102]);0;[.B101]+[.A102])" office:value-type="float" office:value="38679" calcext:value-type="float">
            <text:p>38679</text:p>
          </table:table-cell>
          <table:table-cell table:formula="of:=IF([.B102]=0;[.B1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IF(ISBLANK([.A103]);0;[.B102]+[.A103])" office:value-type="float" office:value="41093" calcext:value-type="float">
            <text:p>41093</text:p>
          </table:table-cell>
          <table:table-cell table:formula="of:=IF([.B103]=0;[.B1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formula="of:=IF(ISBLANK([.A104]);0;[.B103]+[.A104])" office:value-type="float" office:value="46833" calcext:value-type="float">
            <text:p>46833</text:p>
          </table:table-cell>
          <table:table-cell table:formula="of:=IF([.B104]=0;[.B1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5]);0;[.B104]+[.A105])" office:value-type="float" office:value="0" calcext:value-type="float">
            <text:p>0</text:p>
          </table:table-cell>
          <table:table-cell table:formula="of:=IF([.B105]=0;[.B104];0)" office:value-type="float" office:value="46833" calcext:value-type="float">
            <text:p>46833</text:p>
          </table:table-cell>
          <table:table-cell table:number-columns-repeated="1021"/>
        </table:table-row>
        <table:table-row table:style-name="ro1">
          <table:table-cell office:value-type="float" office:value="12352" calcext:value-type="float">
            <text:p>12352</text:p>
          </table:table-cell>
          <table:table-cell table:formula="of:=IF(ISBLANK([.A106]);0;[.B105]+[.A106])" office:value-type="float" office:value="12352" calcext:value-type="float">
            <text:p>12352</text:p>
          </table:table-cell>
          <table:table-cell table:formula="of:=IF([.B106]=0;[.B1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613" calcext:value-type="float">
            <text:p>14613</text:p>
          </table:table-cell>
          <table:table-cell table:formula="of:=IF(ISBLANK([.A107]);0;[.B106]+[.A107])" office:value-type="float" office:value="26965" calcext:value-type="float">
            <text:p>26965</text:p>
          </table:table-cell>
          <table:table-cell table:formula="of:=IF([.B107]=0;[.B1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formula="of:=IF(ISBLANK([.A108]);0;[.B107]+[.A108])" office:value-type="float" office:value="31304" calcext:value-type="float">
            <text:p>31304</text:p>
          </table:table-cell>
          <table:table-cell table:formula="of:=IF([.B108]=0;[.B1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IF(ISBLANK([.A109]);0;[.B108]+[.A109])" office:value-type="float" office:value="32563" calcext:value-type="float">
            <text:p>32563</text:p>
          </table:table-cell>
          <table:table-cell table:formula="of:=IF([.B109]=0;[.B1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formula="of:=IF(ISBLANK([.A110]);0;[.B109]+[.A110])" office:value-type="float" office:value="35926" calcext:value-type="float">
            <text:p>35926</text:p>
          </table:table-cell>
          <table:table-cell table:formula="of:=IF([.B110]=0;[.B1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1]);0;[.B110]+[.A111])" office:value-type="float" office:value="0" calcext:value-type="float">
            <text:p>0</text:p>
          </table:table-cell>
          <table:table-cell table:formula="of:=IF([.B111]=0;[.B110];0)" office:value-type="float" office:value="35926" calcext:value-type="float">
            <text:p>35926</text:p>
          </table:table-cell>
          <table:table-cell table:number-columns-repeated="1021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formula="of:=IF(ISBLANK([.A112]);0;[.B111]+[.A112])" office:value-type="float" office:value="5505" calcext:value-type="float">
            <text:p>5505</text:p>
          </table:table-cell>
          <table:table-cell table:formula="of:=IF([.B112]=0;[.B1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formula="of:=IF(ISBLANK([.A113]);0;[.B112]+[.A113])" office:value-type="float" office:value="11418" calcext:value-type="float">
            <text:p>11418</text:p>
          </table:table-cell>
          <table:table-cell table:formula="of:=IF([.B113]=0;[.B1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formula="of:=IF(ISBLANK([.A114]);0;[.B113]+[.A114])" office:value-type="float" office:value="17957" calcext:value-type="float">
            <text:p>17957</text:p>
          </table:table-cell>
          <table:table-cell table:formula="of:=IF([.B114]=0;[.B1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formula="of:=IF(ISBLANK([.A115]);0;[.B114]+[.A115])" office:value-type="float" office:value="22121" calcext:value-type="float">
            <text:p>22121</text:p>
          </table:table-cell>
          <table:table-cell table:formula="of:=IF([.B115]=0;[.B1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64" calcext:value-type="float">
            <text:p>10864</text:p>
          </table:table-cell>
          <table:table-cell table:formula="of:=IF(ISBLANK([.A116]);0;[.B115]+[.A116])" office:value-type="float" office:value="32985" calcext:value-type="float">
            <text:p>32985</text:p>
          </table:table-cell>
          <table:table-cell table:formula="of:=IF([.B116]=0;[.B1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formula="of:=IF(ISBLANK([.A117]);0;[.B116]+[.A117])" office:value-type="float" office:value="41070" calcext:value-type="float">
            <text:p>41070</text:p>
          </table:table-cell>
          <table:table-cell table:formula="of:=IF([.B117]=0;[.B1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formula="of:=IF(ISBLANK([.A118]);0;[.B117]+[.A118])" office:value-type="float" office:value="46032" calcext:value-type="float">
            <text:p>46032</text:p>
          </table:table-cell>
          <table:table-cell table:formula="of:=IF([.B118]=0;[.B1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9]);0;[.B118]+[.A119])" office:value-type="float" office:value="0" calcext:value-type="float">
            <text:p>0</text:p>
          </table:table-cell>
          <table:table-cell table:formula="of:=IF([.B119]=0;[.B118];0)" office:value-type="float" office:value="46032" calcext:value-type="float">
            <text:p>46032</text:p>
          </table:table-cell>
          <table:table-cell table:number-columns-repeated="1021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formula="of:=IF(ISBLANK([.A120]);0;[.B119]+[.A120])" office:value-type="float" office:value="5427" calcext:value-type="float">
            <text:p>5427</text:p>
          </table:table-cell>
          <table:table-cell table:formula="of:=IF([.B120]=0;[.B1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formula="of:=IF(ISBLANK([.A121]);0;[.B120]+[.A121])" office:value-type="float" office:value="8659" calcext:value-type="float">
            <text:p>8659</text:p>
          </table:table-cell>
          <table:table-cell table:formula="of:=IF([.B121]=0;[.B1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formula="of:=IF(ISBLANK([.A122]);0;[.B121]+[.A122])" office:value-type="float" office:value="15604" calcext:value-type="float">
            <text:p>15604</text:p>
          </table:table-cell>
          <table:table-cell table:formula="of:=IF([.B122]=0;[.B1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formula="of:=IF(ISBLANK([.A123]);0;[.B122]+[.A123])" office:value-type="float" office:value="20140" calcext:value-type="float">
            <text:p>20140</text:p>
          </table:table-cell>
          <table:table-cell table:formula="of:=IF([.B123]=0;[.B1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formula="of:=IF(ISBLANK([.A124]);0;[.B123]+[.A124])" office:value-type="float" office:value="26689" calcext:value-type="float">
            <text:p>26689</text:p>
          </table:table-cell>
          <table:table-cell table:formula="of:=IF([.B124]=0;[.B1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IF(ISBLANK([.A125]);0;[.B124]+[.A125])" office:value-type="float" office:value="28988" calcext:value-type="float">
            <text:p>28988</text:p>
          </table:table-cell>
          <table:table-cell table:formula="of:=IF([.B125]=0;[.B1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IF(ISBLANK([.A126]);0;[.B125]+[.A126])" office:value-type="float" office:value="33438" calcext:value-type="float">
            <text:p>33438</text:p>
          </table:table-cell>
          <table:table-cell table:formula="of:=IF([.B126]=0;[.B1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IF(ISBLANK([.A127]);0;[.B126]+[.A127])" office:value-type="float" office:value="35568" calcext:value-type="float">
            <text:p>35568</text:p>
          </table:table-cell>
          <table:table-cell table:formula="of:=IF([.B127]=0;[.B1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IF(ISBLANK([.A128]);0;[.B127]+[.A128])" office:value-type="float" office:value="39325" calcext:value-type="float">
            <text:p>39325</text:p>
          </table:table-cell>
          <table:table-cell table:formula="of:=IF([.B128]=0;[.B1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9]);0;[.B128]+[.A129])" office:value-type="float" office:value="0" calcext:value-type="float">
            <text:p>0</text:p>
          </table:table-cell>
          <table:table-cell table:formula="of:=IF([.B129]=0;[.B128];0)" office:value-type="float" office:value="39325" calcext:value-type="float">
            <text:p>39325</text:p>
          </table:table-cell>
          <table:table-cell table:number-columns-repeated="1021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formula="of:=IF(ISBLANK([.A130]);0;[.B129]+[.A130])" office:value-type="float" office:value="8546" calcext:value-type="float">
            <text:p>8546</text:p>
          </table:table-cell>
          <table:table-cell table:formula="of:=IF([.B130]=0;[.B1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IF(ISBLANK([.A131]);0;[.B130]+[.A131])" office:value-type="float" office:value="11849" calcext:value-type="float">
            <text:p>11849</text:p>
          </table:table-cell>
          <table:table-cell table:formula="of:=IF([.B131]=0;[.B1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formula="of:=IF(ISBLANK([.A132]);0;[.B131]+[.A132])" office:value-type="float" office:value="20946" calcext:value-type="float">
            <text:p>20946</text:p>
          </table:table-cell>
          <table:table-cell table:formula="of:=IF([.B132]=0;[.B1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IF(ISBLANK([.A133]);0;[.B132]+[.A133])" office:value-type="float" office:value="23302" calcext:value-type="float">
            <text:p>23302</text:p>
          </table:table-cell>
          <table:table-cell table:formula="of:=IF([.B133]=0;[.B1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formula="of:=IF(ISBLANK([.A134]);0;[.B133]+[.A134])" office:value-type="float" office:value="26457" calcext:value-type="float">
            <text:p>26457</text:p>
          </table:table-cell>
          <table:table-cell table:formula="of:=IF([.B134]=0;[.B1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IF(ISBLANK([.A135]);0;[.B134]+[.A135])" office:value-type="float" office:value="27579" calcext:value-type="float">
            <text:p>27579</text:p>
          </table:table-cell>
          <table:table-cell table:formula="of:=IF([.B135]=0;[.B1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formula="of:=IF(ISBLANK([.A136]);0;[.B135]+[.A136])" office:value-type="float" office:value="34557" calcext:value-type="float">
            <text:p>34557</text:p>
          </table:table-cell>
          <table:table-cell table:formula="of:=IF([.B136]=0;[.B1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formula="of:=IF(ISBLANK([.A137]);0;[.B136]+[.A137])" office:value-type="float" office:value="37946" calcext:value-type="float">
            <text:p>37946</text:p>
          </table:table-cell>
          <table:table-cell table:formula="of:=IF([.B137]=0;[.B1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38]);0;[.B137]+[.A138])" office:value-type="float" office:value="0" calcext:value-type="float">
            <text:p>0</text:p>
          </table:table-cell>
          <table:table-cell table:formula="of:=IF([.B138]=0;[.B137];0)" office:value-type="float" office:value="37946" calcext:value-type="float">
            <text:p>37946</text:p>
          </table:table-cell>
          <table:table-cell table:number-columns-repeated="1021"/>
        </table:table-row>
        <table:table-row table:style-name="ro1">
          <table:table-cell office:value-type="float" office:value="55471" calcext:value-type="float">
            <text:p>55471</text:p>
          </table:table-cell>
          <table:table-cell table:formula="of:=IF(ISBLANK([.A139]);0;[.B138]+[.A139])" office:value-type="float" office:value="55471" calcext:value-type="float">
            <text:p>55471</text:p>
          </table:table-cell>
          <table:table-cell table:formula="of:=IF([.B139]=0;[.B1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0]);0;[.B139]+[.A140])" office:value-type="float" office:value="0" calcext:value-type="float">
            <text:p>0</text:p>
          </table:table-cell>
          <table:table-cell table:formula="of:=IF([.B140]=0;[.B139];0)" office:value-type="float" office:value="55471" calcext:value-type="float">
            <text:p>55471</text:p>
          </table:table-cell>
          <table:table-cell table:number-columns-repeated="1021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IF(ISBLANK([.A141]);0;[.B140]+[.A141])" office:value-type="float" office:value="3774" calcext:value-type="float">
            <text:p>3774</text:p>
          </table:table-cell>
          <table:table-cell table:formula="of:=IF([.B141]=0;[.B1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formula="of:=IF(ISBLANK([.A142]);0;[.B141]+[.A142])" office:value-type="float" office:value="11405" calcext:value-type="float">
            <text:p>11405</text:p>
          </table:table-cell>
          <table:table-cell table:formula="of:=IF([.B142]=0;[.B1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formula="of:=IF(ISBLANK([.A143]);0;[.B142]+[.A143])" office:value-type="float" office:value="13613" calcext:value-type="float">
            <text:p>13613</text:p>
          </table:table-cell>
          <table:table-cell table:formula="of:=IF([.B143]=0;[.B1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71" calcext:value-type="float">
            <text:p>11171</text:p>
          </table:table-cell>
          <table:table-cell table:formula="of:=IF(ISBLANK([.A144]);0;[.B143]+[.A144])" office:value-type="float" office:value="24784" calcext:value-type="float">
            <text:p>24784</text:p>
          </table:table-cell>
          <table:table-cell table:formula="of:=IF([.B144]=0;[.B1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formula="of:=IF(ISBLANK([.A145]);0;[.B144]+[.A145])" office:value-type="float" office:value="30100" calcext:value-type="float">
            <text:p>30100</text:p>
          </table:table-cell>
          <table:table-cell table:formula="of:=IF([.B145]=0;[.B1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IF(ISBLANK([.A146]);0;[.B145]+[.A146])" office:value-type="float" office:value="31442" calcext:value-type="float">
            <text:p>31442</text:p>
          </table:table-cell>
          <table:table-cell table:formula="of:=IF([.B146]=0;[.B1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IF(ISBLANK([.A147]);0;[.B146]+[.A147])" office:value-type="float" office:value="36770" calcext:value-type="float">
            <text:p>36770</text:p>
          </table:table-cell>
          <table:table-cell table:formula="of:=IF([.B147]=0;[.B1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8]);0;[.B147]+[.A148])" office:value-type="float" office:value="0" calcext:value-type="float">
            <text:p>0</text:p>
          </table:table-cell>
          <table:table-cell table:formula="of:=IF([.B148]=0;[.B147];0)" office:value-type="float" office:value="36770" calcext:value-type="float">
            <text:p>36770</text:p>
          </table:table-cell>
          <table:table-cell table:number-columns-repeated="1021"/>
        </table:table-row>
        <table:table-row table:style-name="ro1">
          <table:table-cell office:value-type="float" office:value="10879" calcext:value-type="float">
            <text:p>10879</text:p>
          </table:table-cell>
          <table:table-cell table:formula="of:=IF(ISBLANK([.A149]);0;[.B148]+[.A149])" office:value-type="float" office:value="10879" calcext:value-type="float">
            <text:p>10879</text:p>
          </table:table-cell>
          <table:table-cell table:formula="of:=IF([.B149]=0;[.B1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formula="of:=IF(ISBLANK([.A150]);0;[.B149]+[.A150])" office:value-type="float" office:value="19881" calcext:value-type="float">
            <text:p>19881</text:p>
          </table:table-cell>
          <table:table-cell table:formula="of:=IF([.B150]=0;[.B1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57" calcext:value-type="float">
            <text:p>11257</text:p>
          </table:table-cell>
          <table:table-cell table:formula="of:=IF(ISBLANK([.A151]);0;[.B150]+[.A151])" office:value-type="float" office:value="31138" calcext:value-type="float">
            <text:p>31138</text:p>
          </table:table-cell>
          <table:table-cell table:formula="of:=IF([.B151]=0;[.B1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formula="of:=IF(ISBLANK([.A152]);0;[.B151]+[.A152])" office:value-type="float" office:value="34719" calcext:value-type="float">
            <text:p>34719</text:p>
          </table:table-cell>
          <table:table-cell table:formula="of:=IF([.B152]=0;[.B1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formula="of:=IF(ISBLANK([.A153]);0;[.B152]+[.A153])" office:value-type="float" office:value="42597" calcext:value-type="float">
            <text:p>42597</text:p>
          </table:table-cell>
          <table:table-cell table:formula="of:=IF([.B153]=0;[.B1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formula="of:=IF(ISBLANK([.A154]);0;[.B153]+[.A154])" office:value-type="float" office:value="52855" calcext:value-type="float">
            <text:p>52855</text:p>
          </table:table-cell>
          <table:table-cell table:formula="of:=IF([.B154]=0;[.B1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55]);0;[.B154]+[.A155])" office:value-type="float" office:value="0" calcext:value-type="float">
            <text:p>0</text:p>
          </table:table-cell>
          <table:table-cell table:formula="of:=IF([.B155]=0;[.B154];0)" office:value-type="float" office:value="52855" calcext:value-type="float">
            <text:p>52855</text:p>
          </table:table-cell>
          <table:table-cell table:number-columns-repeated="1021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IF(ISBLANK([.A156]);0;[.B155]+[.A156])" office:value-type="float" office:value="2577" calcext:value-type="float">
            <text:p>2577</text:p>
          </table:table-cell>
          <table:table-cell table:formula="of:=IF([.B156]=0;[.B1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IF(ISBLANK([.A157]);0;[.B156]+[.A157])" office:value-type="float" office:value="4374" calcext:value-type="float">
            <text:p>4374</text:p>
          </table:table-cell>
          <table:table-cell table:formula="of:=IF([.B157]=0;[.B1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formula="of:=IF(ISBLANK([.A158]);0;[.B157]+[.A158])" office:value-type="float" office:value="10357" calcext:value-type="float">
            <text:p>10357</text:p>
          </table:table-cell>
          <table:table-cell table:formula="of:=IF([.B158]=0;[.B1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97" calcext:value-type="float">
            <text:p>11497</text:p>
          </table:table-cell>
          <table:table-cell table:formula="of:=IF(ISBLANK([.A159]);0;[.B158]+[.A159])" office:value-type="float" office:value="21854" calcext:value-type="float">
            <text:p>21854</text:p>
          </table:table-cell>
          <table:table-cell table:formula="of:=IF([.B159]=0;[.B1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IF(ISBLANK([.A160]);0;[.B159]+[.A160])" office:value-type="float" office:value="25705" calcext:value-type="float">
            <text:p>25705</text:p>
          </table:table-cell>
          <table:table-cell table:formula="of:=IF([.B160]=0;[.B1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1]);0;[.B160]+[.A161])" office:value-type="float" office:value="0" calcext:value-type="float">
            <text:p>0</text:p>
          </table:table-cell>
          <table:table-cell table:formula="of:=IF([.B161]=0;[.B160];0)" office:value-type="float" office:value="25705" calcext:value-type="float">
            <text:p>25705</text:p>
          </table:table-cell>
          <table:table-cell table:number-columns-repeated="1021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formula="of:=IF(ISBLANK([.A162]);0;[.B161]+[.A162])" office:value-type="float" office:value="4420" calcext:value-type="float">
            <text:p>4420</text:p>
          </table:table-cell>
          <table:table-cell table:formula="of:=IF([.B162]=0;[.B1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formula="of:=IF(ISBLANK([.A163]);0;[.B162]+[.A163])" office:value-type="float" office:value="9753" calcext:value-type="float">
            <text:p>9753</text:p>
          </table:table-cell>
          <table:table-cell table:formula="of:=IF([.B163]=0;[.B1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formula="of:=IF(ISBLANK([.A164]);0;[.B163]+[.A164])" office:value-type="float" office:value="14034" calcext:value-type="float">
            <text:p>14034</text:p>
          </table:table-cell>
          <table:table-cell table:formula="of:=IF([.B164]=0;[.B1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formula="of:=IF(ISBLANK([.A165]);0;[.B164]+[.A165])" office:value-type="float" office:value="21012" calcext:value-type="float">
            <text:p>21012</text:p>
          </table:table-cell>
          <table:table-cell table:formula="of:=IF([.B165]=0;[.B1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IF(ISBLANK([.A166]);0;[.B165]+[.A166])" office:value-type="float" office:value="23242" calcext:value-type="float">
            <text:p>23242</text:p>
          </table:table-cell>
          <table:table-cell table:formula="of:=IF([.B166]=0;[.B1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formula="of:=IF(ISBLANK([.A167]);0;[.B166]+[.A167])" office:value-type="float" office:value="25900" calcext:value-type="float">
            <text:p>25900</text:p>
          </table:table-cell>
          <table:table-cell table:formula="of:=IF([.B167]=0;[.B1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formula="of:=IF(ISBLANK([.A168]);0;[.B167]+[.A168])" office:value-type="float" office:value="30237" calcext:value-type="float">
            <text:p>30237</text:p>
          </table:table-cell>
          <table:table-cell table:formula="of:=IF([.B168]=0;[.B1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IF(ISBLANK([.A169]);0;[.B168]+[.A169])" office:value-type="float" office:value="33475" calcext:value-type="float">
            <text:p>33475</text:p>
          </table:table-cell>
          <table:table-cell table:formula="of:=IF([.B169]=0;[.B1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formula="of:=IF(ISBLANK([.A170]);0;[.B169]+[.A170])" office:value-type="float" office:value="41199" calcext:value-type="float">
            <text:p>41199</text:p>
          </table:table-cell>
          <table:table-cell table:formula="of:=IF([.B170]=0;[.B1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formula="of:=IF(ISBLANK([.A171]);0;[.B170]+[.A171])" office:value-type="float" office:value="49012" calcext:value-type="float">
            <text:p>49012</text:p>
          </table:table-cell>
          <table:table-cell table:formula="of:=IF([.B171]=0;[.B1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formula="of:=IF(ISBLANK([.A172]);0;[.B171]+[.A172])" office:value-type="float" office:value="56338" calcext:value-type="float">
            <text:p>56338</text:p>
          </table:table-cell>
          <table:table-cell table:formula="of:=IF([.B172]=0;[.B1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3]);0;[.B172]+[.A173])" office:value-type="float" office:value="0" calcext:value-type="float">
            <text:p>0</text:p>
          </table:table-cell>
          <table:table-cell table:formula="of:=IF([.B173]=0;[.B172];0)" office:value-type="float" office:value="56338" calcext:value-type="float">
            <text:p>56338</text:p>
          </table:table-cell>
          <table:table-cell table:number-columns-repeated="1021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IF(ISBLANK([.A174]);0;[.B173]+[.A174])" office:value-type="float" office:value="1907" calcext:value-type="float">
            <text:p>1907</text:p>
          </table:table-cell>
          <table:table-cell table:formula="of:=IF([.B174]=0;[.B1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IF(ISBLANK([.A175]);0;[.B174]+[.A175])" office:value-type="float" office:value="3097" calcext:value-type="float">
            <text:p>3097</text:p>
          </table:table-cell>
          <table:table-cell table:formula="of:=IF([.B175]=0;[.B1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formula="of:=IF(ISBLANK([.A176]);0;[.B175]+[.A176])" office:value-type="float" office:value="9135" calcext:value-type="float">
            <text:p>9135</text:p>
          </table:table-cell>
          <table:table-cell table:formula="of:=IF([.B176]=0;[.B1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formula="of:=IF(ISBLANK([.A177]);0;[.B176]+[.A177])" office:value-type="float" office:value="15244" calcext:value-type="float">
            <text:p>15244</text:p>
          </table:table-cell>
          <table:table-cell table:formula="of:=IF([.B177]=0;[.B1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formula="of:=IF(ISBLANK([.A178]);0;[.B177]+[.A178])" office:value-type="float" office:value="19728" calcext:value-type="float">
            <text:p>19728</text:p>
          </table:table-cell>
          <table:table-cell table:formula="of:=IF([.B178]=0;[.B1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formula="of:=IF(ISBLANK([.A179]);0;[.B178]+[.A179])" office:value-type="float" office:value="25160" calcext:value-type="float">
            <text:p>25160</text:p>
          </table:table-cell>
          <table:table-cell table:formula="of:=IF([.B179]=0;[.B1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formula="of:=IF(ISBLANK([.A180]);0;[.B179]+[.A180])" office:value-type="float" office:value="31284" calcext:value-type="float">
            <text:p>31284</text:p>
          </table:table-cell>
          <table:table-cell table:formula="of:=IF([.B180]=0;[.B1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formula="of:=IF(ISBLANK([.A181]);0;[.B180]+[.A181])" office:value-type="float" office:value="39039" calcext:value-type="float">
            <text:p>39039</text:p>
          </table:table-cell>
          <table:table-cell table:formula="of:=IF([.B181]=0;[.B1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formula="of:=IF(ISBLANK([.A182]);0;[.B181]+[.A182])" office:value-type="float" office:value="47095" calcext:value-type="float">
            <text:p>47095</text:p>
          </table:table-cell>
          <table:table-cell table:formula="of:=IF([.B182]=0;[.B1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formula="of:=IF(ISBLANK([.A183]);0;[.B182]+[.A183])" office:value-type="float" office:value="54135" calcext:value-type="float">
            <text:p>54135</text:p>
          </table:table-cell>
          <table:table-cell table:formula="of:=IF([.B183]=0;[.B1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4]);0;[.B183]+[.A184])" office:value-type="float" office:value="0" calcext:value-type="float">
            <text:p>0</text:p>
          </table:table-cell>
          <table:table-cell table:formula="of:=IF([.B184]=0;[.B183];0)" office:value-type="float" office:value="54135" calcext:value-type="float">
            <text:p>54135</text:p>
          </table:table-cell>
          <table:table-cell table:number-columns-repeated="1021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IF(ISBLANK([.A185]);0;[.B184]+[.A185])" office:value-type="float" office:value="1782" calcext:value-type="float">
            <text:p>1782</text:p>
          </table:table-cell>
          <table:table-cell table:formula="of:=IF([.B185]=0;[.B1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IF(ISBLANK([.A186]);0;[.B185]+[.A186])" office:value-type="float" office:value="3427" calcext:value-type="float">
            <text:p>3427</text:p>
          </table:table-cell>
          <table:table-cell table:formula="of:=IF([.B186]=0;[.B1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formula="of:=IF(ISBLANK([.A187]);0;[.B186]+[.A187])" office:value-type="float" office:value="10345" calcext:value-type="float">
            <text:p>10345</text:p>
          </table:table-cell>
          <table:table-cell table:formula="of:=IF([.B187]=0;[.B1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IF(ISBLANK([.A188]);0;[.B187]+[.A188])" office:value-type="float" office:value="13870" calcext:value-type="float">
            <text:p>13870</text:p>
          </table:table-cell>
          <table:table-cell table:formula="of:=IF([.B188]=0;[.B1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IF(ISBLANK([.A189]);0;[.B188]+[.A189])" office:value-type="float" office:value="16017" calcext:value-type="float">
            <text:p>16017</text:p>
          </table:table-cell>
          <table:table-cell table:formula="of:=IF([.B189]=0;[.B1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formula="of:=IF(ISBLANK([.A190]);0;[.B189]+[.A190])" office:value-type="float" office:value="22940" calcext:value-type="float">
            <text:p>22940</text:p>
          </table:table-cell>
          <table:table-cell table:formula="of:=IF([.B190]=0;[.B1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formula="of:=IF(ISBLANK([.A191]);0;[.B190]+[.A191])" office:value-type="float" office:value="29948" calcext:value-type="float">
            <text:p>29948</text:p>
          </table:table-cell>
          <table:table-cell table:formula="of:=IF([.B191]=0;[.B1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formula="of:=IF(ISBLANK([.A192]);0;[.B191]+[.A192])" office:value-type="float" office:value="39643" calcext:value-type="float">
            <text:p>39643</text:p>
          </table:table-cell>
          <table:table-cell table:formula="of:=IF([.B192]=0;[.B1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3]);0;[.B192]+[.A193])" office:value-type="float" office:value="0" calcext:value-type="float">
            <text:p>0</text:p>
          </table:table-cell>
          <table:table-cell table:formula="of:=IF([.B193]=0;[.B192];0)" office:value-type="float" office:value="39643" calcext:value-type="float">
            <text:p>39643</text:p>
          </table:table-cell>
          <table:table-cell table:number-columns-repeated="1021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formula="of:=IF(ISBLANK([.A194]);0;[.B193]+[.A194])" office:value-type="float" office:value="3026" calcext:value-type="float">
            <text:p>3026</text:p>
          </table:table-cell>
          <table:table-cell table:formula="of:=IF([.B194]=0;[.B1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formula="of:=IF(ISBLANK([.A195]);0;[.B194]+[.A195])" office:value-type="float" office:value="8392" calcext:value-type="float">
            <text:p>8392</text:p>
          </table:table-cell>
          <table:table-cell table:formula="of:=IF([.B195]=0;[.B1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formula="of:=IF(ISBLANK([.A196]);0;[.B195]+[.A196])" office:value-type="float" office:value="10999" calcext:value-type="float">
            <text:p>10999</text:p>
          </table:table-cell>
          <table:table-cell table:formula="of:=IF([.B196]=0;[.B1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formula="of:=IF(ISBLANK([.A197]);0;[.B196]+[.A197])" office:value-type="float" office:value="17064" calcext:value-type="float">
            <text:p>17064</text:p>
          </table:table-cell>
          <table:table-cell table:formula="of:=IF([.B197]=0;[.B1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formula="of:=IF(ISBLANK([.A198]);0;[.B197]+[.A198])" office:value-type="float" office:value="21061" calcext:value-type="float">
            <text:p>21061</text:p>
          </table:table-cell>
          <table:table-cell table:formula="of:=IF([.B198]=0;[.B1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formula="of:=IF(ISBLANK([.A199]);0;[.B198]+[.A199])" office:value-type="float" office:value="23920" calcext:value-type="float">
            <text:p>23920</text:p>
          </table:table-cell>
          <table:table-cell table:formula="of:=IF([.B199]=0;[.B1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IF(ISBLANK([.A200]);0;[.B199]+[.A200])" office:value-type="float" office:value="26756" calcext:value-type="float">
            <text:p>26756</text:p>
          </table:table-cell>
          <table:table-cell table:formula="of:=IF([.B200]=0;[.B1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formula="of:=IF(ISBLANK([.A201]);0;[.B200]+[.A201])" office:value-type="float" office:value="31970" calcext:value-type="float">
            <text:p>31970</text:p>
          </table:table-cell>
          <table:table-cell table:formula="of:=IF([.B201]=0;[.B2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formula="of:=IF(ISBLANK([.A202]);0;[.B201]+[.A202])" office:value-type="float" office:value="37569" calcext:value-type="float">
            <text:p>37569</text:p>
          </table:table-cell>
          <table:table-cell table:formula="of:=IF([.B202]=0;[.B2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formula="of:=IF(ISBLANK([.A203]);0;[.B202]+[.A203])" office:value-type="float" office:value="40770" calcext:value-type="float">
            <text:p>40770</text:p>
          </table:table-cell>
          <table:table-cell table:formula="of:=IF([.B203]=0;[.B2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IF(ISBLANK([.A204]);0;[.B203]+[.A204])" office:value-type="float" office:value="44436" calcext:value-type="float">
            <text:p>44436</text:p>
          </table:table-cell>
          <table:table-cell table:formula="of:=IF([.B204]=0;[.B2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IF(ISBLANK([.A205]);0;[.B204]+[.A205])" office:value-type="float" office:value="45576" calcext:value-type="float">
            <text:p>45576</text:p>
          </table:table-cell>
          <table:table-cell table:formula="of:=IF([.B205]=0;[.B2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formula="of:=IF(ISBLANK([.A206]);0;[.B205]+[.A206])" office:value-type="float" office:value="50173" calcext:value-type="float">
            <text:p>50173</text:p>
          </table:table-cell>
          <table:table-cell table:formula="of:=IF([.B206]=0;[.B2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formula="of:=IF(ISBLANK([.A207]);0;[.B206]+[.A207])" office:value-type="float" office:value="56072" calcext:value-type="float">
            <text:p>56072</text:p>
          </table:table-cell>
          <table:table-cell table:formula="of:=IF([.B207]=0;[.B2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formula="of:=IF(ISBLANK([.A208]);0;[.B207]+[.A208])" office:value-type="float" office:value="60183" calcext:value-type="float">
            <text:p>60183</text:p>
          </table:table-cell>
          <table:table-cell table:formula="of:=IF([.B208]=0;[.B2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09]);0;[.B208]+[.A209])" office:value-type="float" office:value="0" calcext:value-type="float">
            <text:p>0</text:p>
          </table:table-cell>
          <table:table-cell table:formula="of:=IF([.B209]=0;[.B208];0)" office:value-type="float" office:value="60183" calcext:value-type="float">
            <text:p>60183</text:p>
          </table:table-cell>
          <table:table-cell table:number-columns-repeated="1021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formula="of:=IF(ISBLANK([.A210]);0;[.B209]+[.A210])" office:value-type="float" office:value="9757" calcext:value-type="float">
            <text:p>9757</text:p>
          </table:table-cell>
          <table:table-cell table:formula="of:=IF([.B210]=0;[.B2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752" calcext:value-type="float">
            <text:p>25752</text:p>
          </table:table-cell>
          <table:table-cell table:formula="of:=IF(ISBLANK([.A211]);0;[.B210]+[.A211])" office:value-type="float" office:value="35509" calcext:value-type="float">
            <text:p>35509</text:p>
          </table:table-cell>
          <table:table-cell table:formula="of:=IF([.B211]=0;[.B2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486" calcext:value-type="float">
            <text:p>21486</text:p>
          </table:table-cell>
          <table:table-cell table:formula="of:=IF(ISBLANK([.A212]);0;[.B211]+[.A212])" office:value-type="float" office:value="56995" calcext:value-type="float">
            <text:p>56995</text:p>
          </table:table-cell>
          <table:table-cell table:formula="of:=IF([.B212]=0;[.B2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3]);0;[.B212]+[.A213])" office:value-type="float" office:value="0" calcext:value-type="float">
            <text:p>0</text:p>
          </table:table-cell>
          <table:table-cell table:formula="of:=IF([.B213]=0;[.B212];0)" office:value-type="float" office:value="56995" calcext:value-type="float">
            <text:p>56995</text:p>
          </table:table-cell>
          <table:table-cell table:number-columns-repeated="1021"/>
        </table:table-row>
        <table:table-row table:style-name="ro1">
          <table:table-cell office:value-type="float" office:value="16745" calcext:value-type="float">
            <text:p>16745</text:p>
          </table:table-cell>
          <table:table-cell table:formula="of:=IF(ISBLANK([.A214]);0;[.B213]+[.A214])" office:value-type="float" office:value="16745" calcext:value-type="float">
            <text:p>16745</text:p>
          </table:table-cell>
          <table:table-cell table:formula="of:=IF([.B214]=0;[.B2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5]);0;[.B214]+[.A215])" office:value-type="float" office:value="0" calcext:value-type="float">
            <text:p>0</text:p>
          </table:table-cell>
          <table:table-cell table:formula="of:=IF([.B215]=0;[.B214];0)" office:value-type="float" office:value="16745" calcext:value-type="float">
            <text:p>16745</text:p>
          </table:table-cell>
          <table:table-cell table:number-columns-repeated="1021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formula="of:=IF(ISBLANK([.A216]);0;[.B215]+[.A216])" office:value-type="float" office:value="3571" calcext:value-type="float">
            <text:p>3571</text:p>
          </table:table-cell>
          <table:table-cell table:formula="of:=IF([.B216]=0;[.B2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formula="of:=IF(ISBLANK([.A217]);0;[.B216]+[.A217])" office:value-type="float" office:value="11572" calcext:value-type="float">
            <text:p>11572</text:p>
          </table:table-cell>
          <table:table-cell table:formula="of:=IF([.B217]=0;[.B2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formula="of:=IF(ISBLANK([.A218]);0;[.B217]+[.A218])" office:value-type="float" office:value="18676" calcext:value-type="float">
            <text:p>18676</text:p>
          </table:table-cell>
          <table:table-cell table:formula="of:=IF([.B218]=0;[.B2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IF(ISBLANK([.A219]);0;[.B218]+[.A219])" office:value-type="float" office:value="22929" calcext:value-type="float">
            <text:p>22929</text:p>
          </table:table-cell>
          <table:table-cell table:formula="of:=IF([.B219]=0;[.B2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IF(ISBLANK([.A220]);0;[.B219]+[.A220])" office:value-type="float" office:value="24762" calcext:value-type="float">
            <text:p>24762</text:p>
          </table:table-cell>
          <table:table-cell table:formula="of:=IF([.B220]=0;[.B2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IF(ISBLANK([.A221]);0;[.B220]+[.A221])" office:value-type="float" office:value="26155" calcext:value-type="float">
            <text:p>26155</text:p>
          </table:table-cell>
          <table:table-cell table:formula="of:=IF([.B221]=0;[.B2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formula="of:=IF(ISBLANK([.A222]);0;[.B221]+[.A222])" office:value-type="float" office:value="32260" calcext:value-type="float">
            <text:p>32260</text:p>
          </table:table-cell>
          <table:table-cell table:formula="of:=IF([.B222]=0;[.B2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IF(ISBLANK([.A223]);0;[.B222]+[.A223])" office:value-type="float" office:value="34296" calcext:value-type="float">
            <text:p>34296</text:p>
          </table:table-cell>
          <table:table-cell table:formula="of:=IF([.B223]=0;[.B2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formula="of:=IF(ISBLANK([.A224]);0;[.B223]+[.A224])" office:value-type="float" office:value="41993" calcext:value-type="float">
            <text:p>41993</text:p>
          </table:table-cell>
          <table:table-cell table:formula="of:=IF([.B224]=0;[.B2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IF(ISBLANK([.A225]);0;[.B224]+[.A225])" office:value-type="float" office:value="43059" calcext:value-type="float">
            <text:p>43059</text:p>
          </table:table-cell>
          <table:table-cell table:formula="of:=IF([.B225]=0;[.B2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formula="of:=IF(ISBLANK([.A226]);0;[.B225]+[.A226])" office:value-type="float" office:value="49761" calcext:value-type="float">
            <text:p>49761</text:p>
          </table:table-cell>
          <table:table-cell table:formula="of:=IF([.B226]=0;[.B2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27]);0;[.B226]+[.A227])" office:value-type="float" office:value="0" calcext:value-type="float">
            <text:p>0</text:p>
          </table:table-cell>
          <table:table-cell table:formula="of:=IF([.B227]=0;[.B226];0)" office:value-type="float" office:value="49761" calcext:value-type="float">
            <text:p>49761</text:p>
          </table:table-cell>
          <table:table-cell table:number-columns-repeated="1021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IF(ISBLANK([.A228]);0;[.B227]+[.A228])" office:value-type="float" office:value="2358" calcext:value-type="float">
            <text:p>2358</text:p>
          </table:table-cell>
          <table:table-cell table:formula="of:=IF([.B228]=0;[.B2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formula="of:=IF(ISBLANK([.A229]);0;[.B228]+[.A229])" office:value-type="float" office:value="6623" calcext:value-type="float">
            <text:p>6623</text:p>
          </table:table-cell>
          <table:table-cell table:formula="of:=IF([.B229]=0;[.B2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IF(ISBLANK([.A230]);0;[.B229]+[.A230])" office:value-type="float" office:value="8449" calcext:value-type="float">
            <text:p>8449</text:p>
          </table:table-cell>
          <table:table-cell table:formula="of:=IF([.B230]=0;[.B2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formula="of:=IF(ISBLANK([.A231]);0;[.B230]+[.A231])" office:value-type="float" office:value="13578" calcext:value-type="float">
            <text:p>13578</text:p>
          </table:table-cell>
          <table:table-cell table:formula="of:=IF([.B231]=0;[.B2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IF(ISBLANK([.A232]);0;[.B231]+[.A232])" office:value-type="float" office:value="15176" calcext:value-type="float">
            <text:p>15176</text:p>
          </table:table-cell>
          <table:table-cell table:formula="of:=IF([.B232]=0;[.B2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IF(ISBLANK([.A233]);0;[.B232]+[.A233])" office:value-type="float" office:value="16806" calcext:value-type="float">
            <text:p>16806</text:p>
          </table:table-cell>
          <table:table-cell table:formula="of:=IF([.B233]=0;[.B2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IF(ISBLANK([.A234]);0;[.B233]+[.A234])" office:value-type="float" office:value="20077" calcext:value-type="float">
            <text:p>20077</text:p>
          </table:table-cell>
          <table:table-cell table:formula="of:=IF([.B234]=0;[.B2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IF(ISBLANK([.A235]);0;[.B234]+[.A235])" office:value-type="float" office:value="22426" calcext:value-type="float">
            <text:p>22426</text:p>
          </table:table-cell>
          <table:table-cell table:formula="of:=IF([.B235]=0;[.B2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formula="of:=IF(ISBLANK([.A236]);0;[.B235]+[.A236])" office:value-type="float" office:value="27687" calcext:value-type="float">
            <text:p>27687</text:p>
          </table:table-cell>
          <table:table-cell table:formula="of:=IF([.B236]=0;[.B2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IF(ISBLANK([.A237]);0;[.B236]+[.A237])" office:value-type="float" office:value="31183" calcext:value-type="float">
            <text:p>31183</text:p>
          </table:table-cell>
          <table:table-cell table:formula="of:=IF([.B237]=0;[.B2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formula="of:=IF(ISBLANK([.A238]);0;[.B237]+[.A238])" office:value-type="float" office:value="35678" calcext:value-type="float">
            <text:p>35678</text:p>
          </table:table-cell>
          <table:table-cell table:formula="of:=IF([.B238]=0;[.B2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formula="of:=IF(ISBLANK([.A239]);0;[.B238]+[.A239])" office:value-type="float" office:value="42553" calcext:value-type="float">
            <text:p>42553</text:p>
          </table:table-cell>
          <table:table-cell table:formula="of:=IF([.B239]=0;[.B2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IF(ISBLANK([.A240]);0;[.B239]+[.A240])" office:value-type="float" office:value="45957" calcext:value-type="float">
            <text:p>45957</text:p>
          </table:table-cell>
          <table:table-cell table:formula="of:=IF([.B240]=0;[.B2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41]);0;[.B240]+[.A241])" office:value-type="float" office:value="0" calcext:value-type="float">
            <text:p>0</text:p>
          </table:table-cell>
          <table:table-cell table:formula="of:=IF([.B241]=0;[.B240];0)" office:value-type="float" office:value="45957" calcext:value-type="float">
            <text:p>45957</text:p>
          </table:table-cell>
          <table:table-cell table:number-columns-repeated="1021"/>
        </table:table-row>
        <table:table-row table:style-name="ro1">
          <table:table-cell office:value-type="float" office:value="13904" calcext:value-type="float">
            <text:p>13904</text:p>
          </table:table-cell>
          <table:table-cell table:formula="of:=IF(ISBLANK([.A242]);0;[.B241]+[.A242])" office:value-type="float" office:value="13904" calcext:value-type="float">
            <text:p>13904</text:p>
          </table:table-cell>
          <table:table-cell table:formula="of:=IF([.B242]=0;[.B2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formula="of:=IF(ISBLANK([.A243]);0;[.B242]+[.A243])" office:value-type="float" office:value="18127" calcext:value-type="float">
            <text:p>18127</text:p>
          </table:table-cell>
          <table:table-cell table:formula="of:=IF([.B243]=0;[.B2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formula="of:=IF(ISBLANK([.A244]);0;[.B243]+[.A244])" office:value-type="float" office:value="28374" calcext:value-type="float">
            <text:p>28374</text:p>
          </table:table-cell>
          <table:table-cell table:formula="of:=IF([.B244]=0;[.B2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IF(ISBLANK([.A245]);0;[.B244]+[.A245])" office:value-type="float" office:value="32082" calcext:value-type="float">
            <text:p>32082</text:p>
          </table:table-cell>
          <table:table-cell table:formula="of:=IF([.B245]=0;[.B2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46]);0;[.B245]+[.A246])" office:value-type="float" office:value="0" calcext:value-type="float">
            <text:p>0</text:p>
          </table:table-cell>
          <table:table-cell table:formula="of:=IF([.B246]=0;[.B245];0)" office:value-type="float" office:value="32082" calcext:value-type="float">
            <text:p>32082</text:p>
          </table:table-cell>
          <table:table-cell table:number-columns-repeated="1021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formula="of:=IF(ISBLANK([.A247]);0;[.B246]+[.A247])" office:value-type="float" office:value="8961" calcext:value-type="float">
            <text:p>8961</text:p>
          </table:table-cell>
          <table:table-cell table:formula="of:=IF([.B247]=0;[.B2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101" calcext:value-type="float">
            <text:p>13101</text:p>
          </table:table-cell>
          <table:table-cell table:formula="of:=IF(ISBLANK([.A248]);0;[.B247]+[.A248])" office:value-type="float" office:value="22062" calcext:value-type="float">
            <text:p>22062</text:p>
          </table:table-cell>
          <table:table-cell table:formula="of:=IF([.B248]=0;[.B2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formula="of:=IF(ISBLANK([.A249]);0;[.B248]+[.A249])" office:value-type="float" office:value="28958" calcext:value-type="float">
            <text:p>28958</text:p>
          </table:table-cell>
          <table:table-cell table:formula="of:=IF([.B249]=0;[.B2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53" calcext:value-type="float">
            <text:p>11053</text:p>
          </table:table-cell>
          <table:table-cell table:formula="of:=IF(ISBLANK([.A250]);0;[.B249]+[.A250])" office:value-type="float" office:value="40011" calcext:value-type="float">
            <text:p>40011</text:p>
          </table:table-cell>
          <table:table-cell table:formula="of:=IF([.B250]=0;[.B2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formula="of:=IF(ISBLANK([.A251]);0;[.B250]+[.A251])" office:value-type="float" office:value="46346" calcext:value-type="float">
            <text:p>46346</text:p>
          </table:table-cell>
          <table:table-cell table:formula="of:=IF([.B251]=0;[.B2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59" calcext:value-type="float">
            <text:p>11459</text:p>
          </table:table-cell>
          <table:table-cell table:formula="of:=IF(ISBLANK([.A252]);0;[.B251]+[.A252])" office:value-type="float" office:value="57805" calcext:value-type="float">
            <text:p>57805</text:p>
          </table:table-cell>
          <table:table-cell table:formula="of:=IF([.B252]=0;[.B2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53]);0;[.B252]+[.A253])" office:value-type="float" office:value="0" calcext:value-type="float">
            <text:p>0</text:p>
          </table:table-cell>
          <table:table-cell table:formula="of:=IF([.B253]=0;[.B252];0)" office:value-type="float" office:value="57805" calcext:value-type="float">
            <text:p>57805</text:p>
          </table:table-cell>
          <table:table-cell table:number-columns-repeated="1021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formula="of:=IF(ISBLANK([.A254]);0;[.B253]+[.A254])" office:value-type="float" office:value="3948" calcext:value-type="float">
            <text:p>3948</text:p>
          </table:table-cell>
          <table:table-cell table:formula="of:=IF([.B254]=0;[.B2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formula="of:=IF(ISBLANK([.A255]);0;[.B254]+[.A255])" office:value-type="float" office:value="8687" calcext:value-type="float">
            <text:p>8687</text:p>
          </table:table-cell>
          <table:table-cell table:formula="of:=IF([.B255]=0;[.B2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formula="of:=IF(ISBLANK([.A256]);0;[.B255]+[.A256])" office:value-type="float" office:value="13575" calcext:value-type="float">
            <text:p>13575</text:p>
          </table:table-cell>
          <table:table-cell table:formula="of:=IF([.B256]=0;[.B2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formula="of:=IF(ISBLANK([.A257]);0;[.B256]+[.A257])" office:value-type="float" office:value="19493" calcext:value-type="float">
            <text:p>19493</text:p>
          </table:table-cell>
          <table:table-cell table:formula="of:=IF([.B257]=0;[.B2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formula="of:=IF(ISBLANK([.A258]);0;[.B257]+[.A258])" office:value-type="float" office:value="25722" calcext:value-type="float">
            <text:p>25722</text:p>
          </table:table-cell>
          <table:table-cell table:formula="of:=IF([.B258]=0;[.B2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IF(ISBLANK([.A259]);0;[.B258]+[.A259])" office:value-type="float" office:value="30778" calcext:value-type="float">
            <text:p>30778</text:p>
          </table:table-cell>
          <table:table-cell table:formula="of:=IF([.B259]=0;[.B2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formula="of:=IF(ISBLANK([.A260]);0;[.B259]+[.A260])" office:value-type="float" office:value="33817" calcext:value-type="float">
            <text:p>33817</text:p>
          </table:table-cell>
          <table:table-cell table:formula="of:=IF([.B260]=0;[.B2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IF(ISBLANK([.A261]);0;[.B260]+[.A261])" office:value-type="float" office:value="34847" calcext:value-type="float">
            <text:p>34847</text:p>
          </table:table-cell>
          <table:table-cell table:formula="of:=IF([.B261]=0;[.B2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formula="of:=IF(ISBLANK([.A262]);0;[.B261]+[.A262])" office:value-type="float" office:value="39028" calcext:value-type="float">
            <text:p>39028</text:p>
          </table:table-cell>
          <table:table-cell table:formula="of:=IF([.B262]=0;[.B2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IF(ISBLANK([.A263]);0;[.B262]+[.A263])" office:value-type="float" office:value="40829" calcext:value-type="float">
            <text:p>40829</text:p>
          </table:table-cell>
          <table:table-cell table:formula="of:=IF([.B263]=0;[.B2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formula="of:=IF(ISBLANK([.A264]);0;[.B263]+[.A264])" office:value-type="float" office:value="44545" calcext:value-type="float">
            <text:p>44545</text:p>
          </table:table-cell>
          <table:table-cell table:formula="of:=IF([.B264]=0;[.B2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IF(ISBLANK([.A265]);0;[.B264]+[.A265])" office:value-type="float" office:value="46955" calcext:value-type="float">
            <text:p>46955</text:p>
          </table:table-cell>
          <table:table-cell table:formula="of:=IF([.B265]=0;[.B2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formula="of:=IF(ISBLANK([.A266]);0;[.B265]+[.A266])" office:value-type="float" office:value="53011" calcext:value-type="float">
            <text:p>53011</text:p>
          </table:table-cell>
          <table:table-cell table:formula="of:=IF([.B266]=0;[.B2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formula="of:=IF(ISBLANK([.A267]);0;[.B266]+[.A267])" office:value-type="float" office:value="57585" calcext:value-type="float">
            <text:p>57585</text:p>
          </table:table-cell>
          <table:table-cell table:formula="of:=IF([.B267]=0;[.B2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68]);0;[.B267]+[.A268])" office:value-type="float" office:value="0" calcext:value-type="float">
            <text:p>0</text:p>
          </table:table-cell>
          <table:table-cell table:formula="of:=IF([.B268]=0;[.B267];0)" office:value-type="float" office:value="57585" calcext:value-type="float">
            <text:p>57585</text:p>
          </table:table-cell>
          <table:table-cell table:number-columns-repeated="1021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formula="of:=IF(ISBLANK([.A269]);0;[.B268]+[.A269])" office:value-type="float" office:value="5960" calcext:value-type="float">
            <text:p>5960</text:p>
          </table:table-cell>
          <table:table-cell table:formula="of:=IF([.B269]=0;[.B2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formula="of:=IF(ISBLANK([.A270]);0;[.B269]+[.A270])" office:value-type="float" office:value="14146" calcext:value-type="float">
            <text:p>14146</text:p>
          </table:table-cell>
          <table:table-cell table:formula="of:=IF([.B270]=0;[.B2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formula="of:=IF(ISBLANK([.A271]);0;[.B270]+[.A271])" office:value-type="float" office:value="17806" calcext:value-type="float">
            <text:p>17806</text:p>
          </table:table-cell>
          <table:table-cell table:formula="of:=IF([.B271]=0;[.B2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formula="of:=IF(ISBLANK([.A272]);0;[.B271]+[.A272])" office:value-type="float" office:value="21084" calcext:value-type="float">
            <text:p>21084</text:p>
          </table:table-cell>
          <table:table-cell table:formula="of:=IF([.B272]=0;[.B2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IF(ISBLANK([.A273]);0;[.B272]+[.A273])" office:value-type="float" office:value="24439" calcext:value-type="float">
            <text:p>24439</text:p>
          </table:table-cell>
          <table:table-cell table:formula="of:=IF([.B273]=0;[.B2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IF(ISBLANK([.A274]);0;[.B273]+[.A274])" office:value-type="float" office:value="25455" calcext:value-type="float">
            <text:p>25455</text:p>
          </table:table-cell>
          <table:table-cell table:formula="of:=IF([.B274]=0;[.B2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formula="of:=IF(ISBLANK([.A275]);0;[.B274]+[.A275])" office:value-type="float" office:value="31752" calcext:value-type="float">
            <text:p>31752</text:p>
          </table:table-cell>
          <table:table-cell table:formula="of:=IF([.B275]=0;[.B2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formula="of:=IF(ISBLANK([.A276]);0;[.B275]+[.A276])" office:value-type="float" office:value="38440" calcext:value-type="float">
            <text:p>38440</text:p>
          </table:table-cell>
          <table:table-cell table:formula="of:=IF([.B276]=0;[.B2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formula="of:=IF(ISBLANK([.A277]);0;[.B276]+[.A277])" office:value-type="float" office:value="46224" calcext:value-type="float">
            <text:p>46224</text:p>
          </table:table-cell>
          <table:table-cell table:formula="of:=IF([.B277]=0;[.B2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formula="of:=IF(ISBLANK([.A278]);0;[.B277]+[.A278])" office:value-type="float" office:value="51163" calcext:value-type="float">
            <text:p>51163</text:p>
          </table:table-cell>
          <table:table-cell table:formula="of:=IF([.B278]=0;[.B2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79]);0;[.B278]+[.A279])" office:value-type="float" office:value="0" calcext:value-type="float">
            <text:p>0</text:p>
          </table:table-cell>
          <table:table-cell table:formula="of:=IF([.B279]=0;[.B278];0)" office:value-type="float" office:value="51163" calcext:value-type="float">
            <text:p>51163</text:p>
          </table:table-cell>
          <table:table-cell table:number-columns-repeated="1021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formula="of:=IF(ISBLANK([.A280]);0;[.B279]+[.A280])" office:value-type="float" office:value="5957" calcext:value-type="float">
            <text:p>5957</text:p>
          </table:table-cell>
          <table:table-cell table:formula="of:=IF([.B280]=0;[.B2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formula="of:=IF(ISBLANK([.A281]);0;[.B280]+[.A281])" office:value-type="float" office:value="8506" calcext:value-type="float">
            <text:p>8506</text:p>
          </table:table-cell>
          <table:table-cell table:formula="of:=IF([.B281]=0;[.B2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formula="of:=IF(ISBLANK([.A282]);0;[.B281]+[.A282])" office:value-type="float" office:value="11551" calcext:value-type="float">
            <text:p>11551</text:p>
          </table:table-cell>
          <table:table-cell table:formula="of:=IF([.B282]=0;[.B2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formula="of:=IF(ISBLANK([.A283]);0;[.B282]+[.A283])" office:value-type="float" office:value="19976" calcext:value-type="float">
            <text:p>19976</text:p>
          </table:table-cell>
          <table:table-cell table:formula="of:=IF([.B283]=0;[.B2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formula="of:=IF(ISBLANK([.A284]);0;[.B283]+[.A284])" office:value-type="float" office:value="26876" calcext:value-type="float">
            <text:p>26876</text:p>
          </table:table-cell>
          <table:table-cell table:formula="of:=IF([.B284]=0;[.B2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formula="of:=IF(ISBLANK([.A285]);0;[.B284]+[.A285])" office:value-type="float" office:value="34553" calcext:value-type="float">
            <text:p>34553</text:p>
          </table:table-cell>
          <table:table-cell table:formula="of:=IF([.B285]=0;[.B2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IF(ISBLANK([.A286]);0;[.B285]+[.A286])" office:value-type="float" office:value="35946" calcext:value-type="float">
            <text:p>35946</text:p>
          </table:table-cell>
          <table:table-cell table:formula="of:=IF([.B286]=0;[.B2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formula="of:=IF(ISBLANK([.A287]);0;[.B286]+[.A287])" office:value-type="float" office:value="43525" calcext:value-type="float">
            <text:p>43525</text:p>
          </table:table-cell>
          <table:table-cell table:formula="of:=IF([.B287]=0;[.B2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formula="of:=IF(ISBLANK([.A288]);0;[.B287]+[.A288])" office:value-type="float" office:value="47500" calcext:value-type="float">
            <text:p>47500</text:p>
          </table:table-cell>
          <table:table-cell table:formula="of:=IF([.B288]=0;[.B2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formula="of:=IF(ISBLANK([.A289]);0;[.B288]+[.A289])" office:value-type="float" office:value="50436" calcext:value-type="float">
            <text:p>50436</text:p>
          </table:table-cell>
          <table:table-cell table:formula="of:=IF([.B289]=0;[.B2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90]);0;[.B289]+[.A290])" office:value-type="float" office:value="0" calcext:value-type="float">
            <text:p>0</text:p>
          </table:table-cell>
          <table:table-cell table:formula="of:=IF([.B290]=0;[.B289];0)" office:value-type="float" office:value="50436" calcext:value-type="float">
            <text:p>50436</text:p>
          </table:table-cell>
          <table:table-cell table:number-columns-repeated="1021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IF(ISBLANK([.A291]);0;[.B290]+[.A291])" office:value-type="float" office:value="3063" calcext:value-type="float">
            <text:p>3063</text:p>
          </table:table-cell>
          <table:table-cell table:formula="of:=IF([.B291]=0;[.B2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formula="of:=IF(ISBLANK([.A292]);0;[.B291]+[.A292])" office:value-type="float" office:value="8359" calcext:value-type="float">
            <text:p>8359</text:p>
          </table:table-cell>
          <table:table-cell table:formula="of:=IF([.B292]=0;[.B2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formula="of:=IF(ISBLANK([.A293]);0;[.B292]+[.A293])" office:value-type="float" office:value="12317" calcext:value-type="float">
            <text:p>12317</text:p>
          </table:table-cell>
          <table:table-cell table:formula="of:=IF([.B293]=0;[.B2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formula="of:=IF(ISBLANK([.A294]);0;[.B293]+[.A294])" office:value-type="float" office:value="17868" calcext:value-type="float">
            <text:p>17868</text:p>
          </table:table-cell>
          <table:table-cell table:formula="of:=IF([.B294]=0;[.B2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formula="of:=IF(ISBLANK([.A295]);0;[.B294]+[.A295])" office:value-type="float" office:value="21716" calcext:value-type="float">
            <text:p>21716</text:p>
          </table:table-cell>
          <table:table-cell table:formula="of:=IF([.B295]=0;[.B2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IF(ISBLANK([.A296]);0;[.B295]+[.A296])" office:value-type="float" office:value="25304" calcext:value-type="float">
            <text:p>25304</text:p>
          </table:table-cell>
          <table:table-cell table:formula="of:=IF([.B296]=0;[.B2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IF(ISBLANK([.A297]);0;[.B296]+[.A297])" office:value-type="float" office:value="28447" calcext:value-type="float">
            <text:p>28447</text:p>
          </table:table-cell>
          <table:table-cell table:formula="of:=IF([.B297]=0;[.B2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IF(ISBLANK([.A298]);0;[.B297]+[.A298])" office:value-type="float" office:value="29935" calcext:value-type="float">
            <text:p>29935</text:p>
          </table:table-cell>
          <table:table-cell table:formula="of:=IF([.B298]=0;[.B2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ISBLANK([.A299]);0;[.B298]+[.A299])" office:value-type="float" office:value="33811" calcext:value-type="float">
            <text:p>33811</text:p>
          </table:table-cell>
          <table:table-cell table:formula="of:=IF([.B299]=0;[.B2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formula="of:=IF(ISBLANK([.A300]);0;[.B299]+[.A300])" office:value-type="float" office:value="41109" calcext:value-type="float">
            <text:p>41109</text:p>
          </table:table-cell>
          <table:table-cell table:formula="of:=IF([.B300]=0;[.B2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formula="of:=IF(ISBLANK([.A301]);0;[.B300]+[.A301])" office:value-type="float" office:value="44928" calcext:value-type="float">
            <text:p>44928</text:p>
          </table:table-cell>
          <table:table-cell table:formula="of:=IF([.B301]=0;[.B3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IF(ISBLANK([.A302]);0;[.B301]+[.A302])" office:value-type="float" office:value="47162" calcext:value-type="float">
            <text:p>47162</text:p>
          </table:table-cell>
          <table:table-cell table:formula="of:=IF([.B302]=0;[.B3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03]);0;[.B302]+[.A303])" office:value-type="float" office:value="0" calcext:value-type="float">
            <text:p>0</text:p>
          </table:table-cell>
          <table:table-cell table:formula="of:=IF([.B303]=0;[.B302];0)" office:value-type="float" office:value="47162" calcext:value-type="float">
            <text:p>47162</text:p>
          </table:table-cell>
          <table:table-cell table:number-columns-repeated="1021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formula="of:=IF(ISBLANK([.A304]);0;[.B303]+[.A304])" office:value-type="float" office:value="6478" calcext:value-type="float">
            <text:p>6478</text:p>
          </table:table-cell>
          <table:table-cell table:formula="of:=IF([.B304]=0;[.B3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formula="of:=IF(ISBLANK([.A305]);0;[.B304]+[.A305])" office:value-type="float" office:value="11918" calcext:value-type="float">
            <text:p>11918</text:p>
          </table:table-cell>
          <table:table-cell table:formula="of:=IF([.B305]=0;[.B3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formula="of:=IF(ISBLANK([.A306]);0;[.B305]+[.A306])" office:value-type="float" office:value="15911" calcext:value-type="float">
            <text:p>15911</text:p>
          </table:table-cell>
          <table:table-cell table:formula="of:=IF([.B306]=0;[.B3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IF(ISBLANK([.A307]);0;[.B306]+[.A307])" office:value-type="float" office:value="23118" calcext:value-type="float">
            <text:p>23118</text:p>
          </table:table-cell>
          <table:table-cell table:formula="of:=IF([.B307]=0;[.B3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formula="of:=IF(ISBLANK([.A308]);0;[.B307]+[.A308])" office:value-type="float" office:value="29259" calcext:value-type="float">
            <text:p>29259</text:p>
          </table:table-cell>
          <table:table-cell table:formula="of:=IF([.B308]=0;[.B3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formula="of:=IF(ISBLANK([.A309]);0;[.B308]+[.A309])" office:value-type="float" office:value="37195" calcext:value-type="float">
            <text:p>37195</text:p>
          </table:table-cell>
          <table:table-cell table:formula="of:=IF([.B309]=0;[.B3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IF(ISBLANK([.A310]);0;[.B309]+[.A310])" office:value-type="float" office:value="39404" calcext:value-type="float">
            <text:p>39404</text:p>
          </table:table-cell>
          <table:table-cell table:formula="of:=IF([.B310]=0;[.B3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IF(ISBLANK([.A311]);0;[.B310]+[.A311])" office:value-type="float" office:value="40860" calcext:value-type="float">
            <text:p>40860</text:p>
          </table:table-cell>
          <table:table-cell table:formula="of:=IF([.B311]=0;[.B3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formula="of:=IF(ISBLANK([.A312]);0;[.B311]+[.A312])" office:value-type="float" office:value="47277" calcext:value-type="float">
            <text:p>47277</text:p>
          </table:table-cell>
          <table:table-cell table:formula="of:=IF([.B312]=0;[.B3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formula="of:=IF(ISBLANK([.A313]);0;[.B312]+[.A313])" office:value-type="float" office:value="52527" calcext:value-type="float">
            <text:p>52527</text:p>
          </table:table-cell>
          <table:table-cell table:formula="of:=IF([.B313]=0;[.B3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formula="of:=IF(ISBLANK([.A314]);0;[.B313]+[.A314])" office:value-type="float" office:value="60217" calcext:value-type="float">
            <text:p>60217</text:p>
          </table:table-cell>
          <table:table-cell table:formula="of:=IF([.B314]=0;[.B3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15]);0;[.B314]+[.A315])" office:value-type="float" office:value="0" calcext:value-type="float">
            <text:p>0</text:p>
          </table:table-cell>
          <table:table-cell table:formula="of:=IF([.B315]=0;[.B314];0)" office:value-type="float" office:value="60217" calcext:value-type="float">
            <text:p>60217</text:p>
          </table:table-cell>
          <table:table-cell table:number-columns-repeated="1021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formula="of:=IF(ISBLANK([.A316]);0;[.B315]+[.A316])" office:value-type="float" office:value="5275" calcext:value-type="float">
            <text:p>5275</text:p>
          </table:table-cell>
          <table:table-cell table:formula="of:=IF([.B316]=0;[.B3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944" calcext:value-type="float">
            <text:p>11944</text:p>
          </table:table-cell>
          <table:table-cell table:formula="of:=IF(ISBLANK([.A317]);0;[.B316]+[.A317])" office:value-type="float" office:value="17219" calcext:value-type="float">
            <text:p>17219</text:p>
          </table:table-cell>
          <table:table-cell table:formula="of:=IF([.B317]=0;[.B3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IF(ISBLANK([.A318]);0;[.B317]+[.A318])" office:value-type="float" office:value="19720" calcext:value-type="float">
            <text:p>19720</text:p>
          </table:table-cell>
          <table:table-cell table:formula="of:=IF([.B318]=0;[.B3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formula="of:=IF(ISBLANK([.A319]);0;[.B318]+[.A319])" office:value-type="float" office:value="23920" calcext:value-type="float">
            <text:p>23920</text:p>
          </table:table-cell>
          <table:table-cell table:formula="of:=IF([.B319]=0;[.B3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512" calcext:value-type="float">
            <text:p>11512</text:p>
          </table:table-cell>
          <table:table-cell table:formula="of:=IF(ISBLANK([.A320]);0;[.B319]+[.A320])" office:value-type="float" office:value="35432" calcext:value-type="float">
            <text:p>35432</text:p>
          </table:table-cell>
          <table:table-cell table:formula="of:=IF([.B320]=0;[.B3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862" calcext:value-type="float">
            <text:p>13862</text:p>
          </table:table-cell>
          <table:table-cell table:formula="of:=IF(ISBLANK([.A321]);0;[.B320]+[.A321])" office:value-type="float" office:value="49294" calcext:value-type="float">
            <text:p>49294</text:p>
          </table:table-cell>
          <table:table-cell table:formula="of:=IF([.B321]=0;[.B3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22]);0;[.B321]+[.A322])" office:value-type="float" office:value="0" calcext:value-type="float">
            <text:p>0</text:p>
          </table:table-cell>
          <table:table-cell table:formula="of:=IF([.B322]=0;[.B321];0)" office:value-type="float" office:value="49294" calcext:value-type="float">
            <text:p>49294</text:p>
          </table:table-cell>
          <table:table-cell table:number-columns-repeated="1021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IF(ISBLANK([.A323]);0;[.B322]+[.A323])" office:value-type="float" office:value="2941" calcext:value-type="float">
            <text:p>2941</text:p>
          </table:table-cell>
          <table:table-cell table:formula="of:=IF([.B323]=0;[.B3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formula="of:=IF(ISBLANK([.A324]);0;[.B323]+[.A324])" office:value-type="float" office:value="6344" calcext:value-type="float">
            <text:p>6344</text:p>
          </table:table-cell>
          <table:table-cell table:formula="of:=IF([.B324]=0;[.B3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formula="of:=IF(ISBLANK([.A325]);0;[.B324]+[.A325])" office:value-type="float" office:value="12294" calcext:value-type="float">
            <text:p>12294</text:p>
          </table:table-cell>
          <table:table-cell table:formula="of:=IF([.B325]=0;[.B3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formula="of:=IF(ISBLANK([.A326]);0;[.B325]+[.A326])" office:value-type="float" office:value="20955" calcext:value-type="float">
            <text:p>20955</text:p>
          </table:table-cell>
          <table:table-cell table:formula="of:=IF([.B326]=0;[.B3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IF(ISBLANK([.A327]);0;[.B326]+[.A327])" office:value-type="float" office:value="22756" calcext:value-type="float">
            <text:p>22756</text:p>
          </table:table-cell>
          <table:table-cell table:formula="of:=IF([.B327]=0;[.B3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IF(ISBLANK([.A328]);0;[.B327]+[.A328])" office:value-type="float" office:value="25599" calcext:value-type="float">
            <text:p>25599</text:p>
          </table:table-cell>
          <table:table-cell table:formula="of:=IF([.B328]=0;[.B3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formula="of:=IF(ISBLANK([.A329]);0;[.B328]+[.A329])" office:value-type="float" office:value="31043" calcext:value-type="float">
            <text:p>31043</text:p>
          </table:table-cell>
          <table:table-cell table:formula="of:=IF([.B329]=0;[.B3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formula="of:=IF(ISBLANK([.A330]);0;[.B329]+[.A330])" office:value-type="float" office:value="39003" calcext:value-type="float">
            <text:p>39003</text:p>
          </table:table-cell>
          <table:table-cell table:formula="of:=IF([.B330]=0;[.B3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formula="of:=IF(ISBLANK([.A331]);0;[.B330]+[.A331])" office:value-type="float" office:value="43146" calcext:value-type="float">
            <text:p>43146</text:p>
          </table:table-cell>
          <table:table-cell table:formula="of:=IF([.B331]=0;[.B3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formula="of:=IF(ISBLANK([.A332]);0;[.B331]+[.A332])" office:value-type="float" office:value="51525" calcext:value-type="float">
            <text:p>51525</text:p>
          </table:table-cell>
          <table:table-cell table:formula="of:=IF([.B332]=0;[.B3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33]);0;[.B332]+[.A333])" office:value-type="float" office:value="0" calcext:value-type="float">
            <text:p>0</text:p>
          </table:table-cell>
          <table:table-cell table:formula="of:=IF([.B333]=0;[.B332];0)" office:value-type="float" office:value="51525" calcext:value-type="float">
            <text:p>51525</text:p>
          </table:table-cell>
          <table:table-cell table:number-columns-repeated="1021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formula="of:=IF(ISBLANK([.A334]);0;[.B333]+[.A334])" office:value-type="float" office:value="6659" calcext:value-type="float">
            <text:p>6659</text:p>
          </table:table-cell>
          <table:table-cell table:formula="of:=IF([.B334]=0;[.B3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formula="of:=IF(ISBLANK([.A335]);0;[.B334]+[.A335])" office:value-type="float" office:value="11916" calcext:value-type="float">
            <text:p>11916</text:p>
          </table:table-cell>
          <table:table-cell table:formula="of:=IF([.B335]=0;[.B3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IF(ISBLANK([.A336]);0;[.B335]+[.A336])" office:value-type="float" office:value="14141" calcext:value-type="float">
            <text:p>14141</text:p>
          </table:table-cell>
          <table:table-cell table:formula="of:=IF([.B336]=0;[.B3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formula="of:=IF(ISBLANK([.A337]);0;[.B336]+[.A337])" office:value-type="float" office:value="19384" calcext:value-type="float">
            <text:p>19384</text:p>
          </table:table-cell>
          <table:table-cell table:formula="of:=IF([.B337]=0;[.B3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formula="of:=IF(ISBLANK([.A338]);0;[.B337]+[.A338])" office:value-type="float" office:value="23387" calcext:value-type="float">
            <text:p>23387</text:p>
          </table:table-cell>
          <table:table-cell table:formula="of:=IF([.B338]=0;[.B3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IF(ISBLANK([.A339]);0;[.B338]+[.A339])" office:value-type="float" office:value="25573" calcext:value-type="float">
            <text:p>25573</text:p>
          </table:table-cell>
          <table:table-cell table:formula="of:=IF([.B339]=0;[.B3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formula="of:=IF(ISBLANK([.A340]);0;[.B339]+[.A340])" office:value-type="float" office:value="31430" calcext:value-type="float">
            <text:p>31430</text:p>
          </table:table-cell>
          <table:table-cell table:formula="of:=IF([.B340]=0;[.B3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formula="of:=IF(ISBLANK([.A341]);0;[.B340]+[.A341])" office:value-type="float" office:value="34847" calcext:value-type="float">
            <text:p>34847</text:p>
          </table:table-cell>
          <table:table-cell table:formula="of:=IF([.B341]=0;[.B3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ISBLANK([.A342]);0;[.B341]+[.A342])" office:value-type="float" office:value="36807" calcext:value-type="float">
            <text:p>36807</text:p>
          </table:table-cell>
          <table:table-cell table:formula="of:=IF([.B342]=0;[.B3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IF(ISBLANK([.A343]);0;[.B342]+[.A343])" office:value-type="float" office:value="40791" calcext:value-type="float">
            <text:p>40791</text:p>
          </table:table-cell>
          <table:table-cell table:formula="of:=IF([.B343]=0;[.B3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formula="of:=IF(ISBLANK([.A344]);0;[.B343]+[.A344])" office:value-type="float" office:value="45667" calcext:value-type="float">
            <text:p>45667</text:p>
          </table:table-cell>
          <table:table-cell table:formula="of:=IF([.B344]=0;[.B3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IF(ISBLANK([.A345]);0;[.B344]+[.A345])" office:value-type="float" office:value="47395" calcext:value-type="float">
            <text:p>47395</text:p>
          </table:table-cell>
          <table:table-cell table:formula="of:=IF([.B345]=0;[.B3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46]);0;[.B345]+[.A346])" office:value-type="float" office:value="0" calcext:value-type="float">
            <text:p>0</text:p>
          </table:table-cell>
          <table:table-cell table:formula="of:=IF([.B346]=0;[.B345];0)" office:value-type="float" office:value="47395" calcext:value-type="float">
            <text:p>47395</text:p>
          </table:table-cell>
          <table:table-cell table:number-columns-repeated="1021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formula="of:=IF(ISBLANK([.A347]);0;[.B346]+[.A347])" office:value-type="float" office:value="2105" calcext:value-type="float">
            <text:p>2105</text:p>
          </table:table-cell>
          <table:table-cell table:formula="of:=IF([.B347]=0;[.B3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formula="of:=IF(ISBLANK([.A348]);0;[.B347]+[.A348])" office:value-type="float" office:value="6206" calcext:value-type="float">
            <text:p>6206</text:p>
          </table:table-cell>
          <table:table-cell table:formula="of:=IF([.B348]=0;[.B3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formula="of:=IF(ISBLANK([.A349]);0;[.B348]+[.A349])" office:value-type="float" office:value="10960" calcext:value-type="float">
            <text:p>10960</text:p>
          </table:table-cell>
          <table:table-cell table:formula="of:=IF([.B349]=0;[.B3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formula="of:=IF(ISBLANK([.A350]);0;[.B349]+[.A350])" office:value-type="float" office:value="16497" calcext:value-type="float">
            <text:p>16497</text:p>
          </table:table-cell>
          <table:table-cell table:formula="of:=IF([.B350]=0;[.B3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formula="of:=IF(ISBLANK([.A351]);0;[.B350]+[.A351])" office:value-type="float" office:value="20762" calcext:value-type="float">
            <text:p>20762</text:p>
          </table:table-cell>
          <table:table-cell table:formula="of:=IF([.B351]=0;[.B3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formula="of:=IF(ISBLANK([.A352]);0;[.B351]+[.A352])" office:value-type="float" office:value="25440" calcext:value-type="float">
            <text:p>25440</text:p>
          </table:table-cell>
          <table:table-cell table:formula="of:=IF([.B352]=0;[.B3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IF(ISBLANK([.A353]);0;[.B352]+[.A353])" office:value-type="float" office:value="28011" calcext:value-type="float">
            <text:p>28011</text:p>
          </table:table-cell>
          <table:table-cell table:formula="of:=IF([.B353]=0;[.B3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formula="of:=IF(ISBLANK([.A354]);0;[.B353]+[.A354])" office:value-type="float" office:value="35673" calcext:value-type="float">
            <text:p>35673</text:p>
          </table:table-cell>
          <table:table-cell table:formula="of:=IF([.B354]=0;[.B3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formula="of:=IF(ISBLANK([.A355]);0;[.B354]+[.A355])" office:value-type="float" office:value="39399" calcext:value-type="float">
            <text:p>39399</text:p>
          </table:table-cell>
          <table:table-cell table:formula="of:=IF([.B355]=0;[.B3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formula="of:=IF(ISBLANK([.A356]);0;[.B355]+[.A356])" office:value-type="float" office:value="46657" calcext:value-type="float">
            <text:p>46657</text:p>
          </table:table-cell>
          <table:table-cell table:formula="of:=IF([.B356]=0;[.B3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IF(ISBLANK([.A357]);0;[.B356]+[.A357])" office:value-type="float" office:value="50353" calcext:value-type="float">
            <text:p>50353</text:p>
          </table:table-cell>
          <table:table-cell table:formula="of:=IF([.B357]=0;[.B3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58]);0;[.B357]+[.A358])" office:value-type="float" office:value="0" calcext:value-type="float">
            <text:p>0</text:p>
          </table:table-cell>
          <table:table-cell table:formula="of:=IF([.B358]=0;[.B357];0)" office:value-type="float" office:value="50353" calcext:value-type="float">
            <text:p>50353</text:p>
          </table:table-cell>
          <table:table-cell table:number-columns-repeated="1021"/>
        </table:table-row>
        <table:table-row table:style-name="ro1">
          <table:table-cell office:value-type="float" office:value="16882" calcext:value-type="float">
            <text:p>16882</text:p>
          </table:table-cell>
          <table:table-cell table:formula="of:=IF(ISBLANK([.A359]);0;[.B358]+[.A359])" office:value-type="float" office:value="16882" calcext:value-type="float">
            <text:p>16882</text:p>
          </table:table-cell>
          <table:table-cell table:formula="of:=IF([.B359]=0;[.B3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formula="of:=IF(ISBLANK([.A360]);0;[.B359]+[.A360])" office:value-type="float" office:value="24606" calcext:value-type="float">
            <text:p>24606</text:p>
          </table:table-cell>
          <table:table-cell table:formula="of:=IF([.B360]=0;[.B3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IF(ISBLANK([.A361]);0;[.B360]+[.A361])" office:value-type="float" office:value="27671" calcext:value-type="float">
            <text:p>27671</text:p>
          </table:table-cell>
          <table:table-cell table:formula="of:=IF([.B361]=0;[.B3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formula="of:=IF(ISBLANK([.A362]);0;[.B361]+[.A362])" office:value-type="float" office:value="32847" calcext:value-type="float">
            <text:p>32847</text:p>
          </table:table-cell>
          <table:table-cell table:formula="of:=IF([.B362]=0;[.B3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63]);0;[.B362]+[.A363])" office:value-type="float" office:value="0" calcext:value-type="float">
            <text:p>0</text:p>
          </table:table-cell>
          <table:table-cell table:formula="of:=IF([.B363]=0;[.B362];0)" office:value-type="float" office:value="32847" calcext:value-type="float">
            <text:p>32847</text:p>
          </table:table-cell>
          <table:table-cell table:number-columns-repeated="1021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IF(ISBLANK([.A364]);0;[.B363]+[.A364])" office:value-type="float" office:value="1721" calcext:value-type="float">
            <text:p>1721</text:p>
          </table:table-cell>
          <table:table-cell table:formula="of:=IF([.B364]=0;[.B3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formula="of:=IF(ISBLANK([.A365]);0;[.B364]+[.A365])" office:value-type="float" office:value="5315" calcext:value-type="float">
            <text:p>5315</text:p>
          </table:table-cell>
          <table:table-cell table:formula="of:=IF([.B365]=0;[.B3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formula="of:=IF(ISBLANK([.A366]);0;[.B365]+[.A366])" office:value-type="float" office:value="11207" calcext:value-type="float">
            <text:p>11207</text:p>
          </table:table-cell>
          <table:table-cell table:formula="of:=IF([.B366]=0;[.B3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IF(ISBLANK([.A367]);0;[.B366]+[.A367])" office:value-type="float" office:value="13226" calcext:value-type="float">
            <text:p>13226</text:p>
          </table:table-cell>
          <table:table-cell table:formula="of:=IF([.B367]=0;[.B3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formula="of:=IF(ISBLANK([.A368]);0;[.B367]+[.A368])" office:value-type="float" office:value="19262" calcext:value-type="float">
            <text:p>19262</text:p>
          </table:table-cell>
          <table:table-cell table:formula="of:=IF([.B368]=0;[.B3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formula="of:=IF(ISBLANK([.A369]);0;[.B368]+[.A369])" office:value-type="float" office:value="24818" calcext:value-type="float">
            <text:p>24818</text:p>
          </table:table-cell>
          <table:table-cell table:formula="of:=IF([.B369]=0;[.B3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formula="of:=IF(ISBLANK([.A370]);0;[.B369]+[.A370])" office:value-type="float" office:value="29145" calcext:value-type="float">
            <text:p>29145</text:p>
          </table:table-cell>
          <table:table-cell table:formula="of:=IF([.B370]=0;[.B3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formula="of:=IF(ISBLANK([.A371]);0;[.B370]+[.A371])" office:value-type="float" office:value="32479" calcext:value-type="float">
            <text:p>32479</text:p>
          </table:table-cell>
          <table:table-cell table:formula="of:=IF([.B371]=0;[.B3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IF(ISBLANK([.A372]);0;[.B371]+[.A372])" office:value-type="float" office:value="33514" calcext:value-type="float">
            <text:p>33514</text:p>
          </table:table-cell>
          <table:table-cell table:formula="of:=IF([.B372]=0;[.B3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formula="of:=IF(ISBLANK([.A373]);0;[.B372]+[.A373])" office:value-type="float" office:value="40456" calcext:value-type="float">
            <text:p>40456</text:p>
          </table:table-cell>
          <table:table-cell table:formula="of:=IF([.B373]=0;[.B3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formula="of:=IF(ISBLANK([.A374]);0;[.B373]+[.A374])" office:value-type="float" office:value="45387" calcext:value-type="float">
            <text:p>45387</text:p>
          </table:table-cell>
          <table:table-cell table:formula="of:=IF([.B374]=0;[.B3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formula="of:=IF(ISBLANK([.A375]);0;[.B374]+[.A375])" office:value-type="float" office:value="49471" calcext:value-type="float">
            <text:p>49471</text:p>
          </table:table-cell>
          <table:table-cell table:formula="of:=IF([.B375]=0;[.B3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formula="of:=IF(ISBLANK([.A376]);0;[.B375]+[.A376])" office:value-type="float" office:value="54371" calcext:value-type="float">
            <text:p>54371</text:p>
          </table:table-cell>
          <table:table-cell table:formula="of:=IF([.B376]=0;[.B3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77]);0;[.B376]+[.A377])" office:value-type="float" office:value="0" calcext:value-type="float">
            <text:p>0</text:p>
          </table:table-cell>
          <table:table-cell table:formula="of:=IF([.B377]=0;[.B376];0)" office:value-type="float" office:value="54371" calcext:value-type="float">
            <text:p>54371</text:p>
          </table:table-cell>
          <table:table-cell table:number-columns-repeated="1021"/>
        </table:table-row>
        <table:table-row table:style-name="ro1">
          <table:table-cell office:value-type="float" office:value="10773" calcext:value-type="float">
            <text:p>10773</text:p>
          </table:table-cell>
          <table:table-cell table:formula="of:=IF(ISBLANK([.A378]);0;[.B377]+[.A378])" office:value-type="float" office:value="10773" calcext:value-type="float">
            <text:p>10773</text:p>
          </table:table-cell>
          <table:table-cell table:formula="of:=IF([.B378]=0;[.B3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formula="of:=IF(ISBLANK([.A379]);0;[.B378]+[.A379])" office:value-type="float" office:value="21067" calcext:value-type="float">
            <text:p>21067</text:p>
          </table:table-cell>
          <table:table-cell table:formula="of:=IF([.B379]=0;[.B3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IF(ISBLANK([.A380]);0;[.B379]+[.A380])" office:value-type="float" office:value="28484" calcext:value-type="float">
            <text:p>28484</text:p>
          </table:table-cell>
          <table:table-cell table:formula="of:=IF([.B380]=0;[.B3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IF(ISBLANK([.A381]);0;[.B380]+[.A381])" office:value-type="float" office:value="29761" calcext:value-type="float">
            <text:p>29761</text:p>
          </table:table-cell>
          <table:table-cell table:formula="of:=IF([.B381]=0;[.B3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formula="of:=IF(ISBLANK([.A382]);0;[.B381]+[.A382])" office:value-type="float" office:value="39532" calcext:value-type="float">
            <text:p>39532</text:p>
          </table:table-cell>
          <table:table-cell table:formula="of:=IF([.B382]=0;[.B3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formula="of:=IF(ISBLANK([.A383]);0;[.B382]+[.A383])" office:value-type="float" office:value="48417" calcext:value-type="float">
            <text:p>48417</text:p>
          </table:table-cell>
          <table:table-cell table:formula="of:=IF([.B383]=0;[.B3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formula="of:=IF(ISBLANK([.A384]);0;[.B383]+[.A384])" office:value-type="float" office:value="55262" calcext:value-type="float">
            <text:p>55262</text:p>
          </table:table-cell>
          <table:table-cell table:formula="of:=IF([.B384]=0;[.B3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85]);0;[.B384]+[.A385])" office:value-type="float" office:value="0" calcext:value-type="float">
            <text:p>0</text:p>
          </table:table-cell>
          <table:table-cell table:formula="of:=IF([.B385]=0;[.B384];0)" office:value-type="float" office:value="55262" calcext:value-type="float">
            <text:p>55262</text:p>
          </table:table-cell>
          <table:table-cell table:number-columns-repeated="1021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formula="of:=IF(ISBLANK([.A386]);0;[.B385]+[.A386])" office:value-type="float" office:value="5226" calcext:value-type="float">
            <text:p>5226</text:p>
          </table:table-cell>
          <table:table-cell table:formula="of:=IF([.B386]=0;[.B3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87]);0;[.B386]+[.A387])" office:value-type="float" office:value="0" calcext:value-type="float">
            <text:p>0</text:p>
          </table:table-cell>
          <table:table-cell table:formula="of:=IF([.B387]=0;[.B386];0)" office:value-type="float" office:value="5226" calcext:value-type="float">
            <text:p>5226</text:p>
          </table:table-cell>
          <table:table-cell table:number-columns-repeated="1021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formula="of:=IF(ISBLANK([.A388]);0;[.B387]+[.A388])" office:value-type="float" office:value="9212" calcext:value-type="float">
            <text:p>9212</text:p>
          </table:table-cell>
          <table:table-cell table:formula="of:=IF([.B388]=0;[.B3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IF(ISBLANK([.A389]);0;[.B388]+[.A389])" office:value-type="float" office:value="11231" calcext:value-type="float">
            <text:p>11231</text:p>
          </table:table-cell>
          <table:table-cell table:formula="of:=IF([.B389]=0;[.B3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formula="of:=IF(ISBLANK([.A390]);0;[.B389]+[.A390])" office:value-type="float" office:value="14174" calcext:value-type="float">
            <text:p>14174</text:p>
          </table:table-cell>
          <table:table-cell table:formula="of:=IF([.B390]=0;[.B3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833" calcext:value-type="float">
            <text:p>11833</text:p>
          </table:table-cell>
          <table:table-cell table:formula="of:=IF(ISBLANK([.A391]);0;[.B390]+[.A391])" office:value-type="float" office:value="26007" calcext:value-type="float">
            <text:p>26007</text:p>
          </table:table-cell>
          <table:table-cell table:formula="of:=IF([.B391]=0;[.B3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491" calcext:value-type="float">
            <text:p>13491</text:p>
          </table:table-cell>
          <table:table-cell table:formula="of:=IF(ISBLANK([.A392]);0;[.B391]+[.A392])" office:value-type="float" office:value="39498" calcext:value-type="float">
            <text:p>39498</text:p>
          </table:table-cell>
          <table:table-cell table:formula="of:=IF([.B392]=0;[.B3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393]);0;[.B392]+[.A393])" office:value-type="float" office:value="0" calcext:value-type="float">
            <text:p>0</text:p>
          </table:table-cell>
          <table:table-cell table:formula="of:=IF([.B393]=0;[.B392];0)" office:value-type="float" office:value="39498" calcext:value-type="float">
            <text:p>39498</text:p>
          </table:table-cell>
          <table:table-cell table:number-columns-repeated="1021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formula="of:=IF(ISBLANK([.A394]);0;[.B393]+[.A394])" office:value-type="float" office:value="4581" calcext:value-type="float">
            <text:p>4581</text:p>
          </table:table-cell>
          <table:table-cell table:formula="of:=IF([.B394]=0;[.B3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formula="of:=IF(ISBLANK([.A395]);0;[.B394]+[.A395])" office:value-type="float" office:value="9798" calcext:value-type="float">
            <text:p>9798</text:p>
          </table:table-cell>
          <table:table-cell table:formula="of:=IF([.B395]=0;[.B3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formula="of:=IF(ISBLANK([.A396]);0;[.B395]+[.A396])" office:value-type="float" office:value="14239" calcext:value-type="float">
            <text:p>14239</text:p>
          </table:table-cell>
          <table:table-cell table:formula="of:=IF([.B396]=0;[.B3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IF(ISBLANK([.A397]);0;[.B396]+[.A397])" office:value-type="float" office:value="16576" calcext:value-type="float">
            <text:p>16576</text:p>
          </table:table-cell>
          <table:table-cell table:formula="of:=IF([.B397]=0;[.B3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formula="of:=IF(ISBLANK([.A398]);0;[.B397]+[.A398])" office:value-type="float" office:value="23888" calcext:value-type="float">
            <text:p>23888</text:p>
          </table:table-cell>
          <table:table-cell table:formula="of:=IF([.B398]=0;[.B3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formula="of:=IF(ISBLANK([.A399]);0;[.B398]+[.A399])" office:value-type="float" office:value="29417" calcext:value-type="float">
            <text:p>29417</text:p>
          </table:table-cell>
          <table:table-cell table:formula="of:=IF([.B399]=0;[.B3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IF(ISBLANK([.A400]);0;[.B399]+[.A400])" office:value-type="float" office:value="31468" calcext:value-type="float">
            <text:p>31468</text:p>
          </table:table-cell>
          <table:table-cell table:formula="of:=IF([.B400]=0;[.B3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formula="of:=IF(ISBLANK([.A401]);0;[.B400]+[.A401])" office:value-type="float" office:value="33856" calcext:value-type="float">
            <text:p>33856</text:p>
          </table:table-cell>
          <table:table-cell table:formula="of:=IF([.B401]=0;[.B4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formula="of:=IF(ISBLANK([.A402]);0;[.B401]+[.A402])" office:value-type="float" office:value="38867" calcext:value-type="float">
            <text:p>38867</text:p>
          </table:table-cell>
          <table:table-cell table:formula="of:=IF([.B402]=0;[.B4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formula="of:=IF(ISBLANK([.A403]);0;[.B402]+[.A403])" office:value-type="float" office:value="43448" calcext:value-type="float">
            <text:p>43448</text:p>
          </table:table-cell>
          <table:table-cell table:formula="of:=IF([.B403]=0;[.B4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formula="of:=IF(ISBLANK([.A404]);0;[.B403]+[.A404])" office:value-type="float" office:value="50049" calcext:value-type="float">
            <text:p>50049</text:p>
          </table:table-cell>
          <table:table-cell table:formula="of:=IF([.B404]=0;[.B4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05]);0;[.B404]+[.A405])" office:value-type="float" office:value="0" calcext:value-type="float">
            <text:p>0</text:p>
          </table:table-cell>
          <table:table-cell table:formula="of:=IF([.B405]=0;[.B404];0)" office:value-type="float" office:value="50049" calcext:value-type="float">
            <text:p>50049</text:p>
          </table:table-cell>
          <table:table-cell table:number-columns-repeated="1021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formula="of:=IF(ISBLANK([.A406]);0;[.B405]+[.A406])" office:value-type="float" office:value="3491" calcext:value-type="float">
            <text:p>3491</text:p>
          </table:table-cell>
          <table:table-cell table:formula="of:=IF([.B406]=0;[.B4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IF(ISBLANK([.A407]);0;[.B406]+[.A407])" office:value-type="float" office:value="7475" calcext:value-type="float">
            <text:p>7475</text:p>
          </table:table-cell>
          <table:table-cell table:formula="of:=IF([.B407]=0;[.B4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formula="of:=IF(ISBLANK([.A408]);0;[.B407]+[.A408])" office:value-type="float" office:value="11797" calcext:value-type="float">
            <text:p>11797</text:p>
          </table:table-cell>
          <table:table-cell table:formula="of:=IF([.B408]=0;[.B4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formula="of:=IF(ISBLANK([.A409]);0;[.B408]+[.A409])" office:value-type="float" office:value="17486" calcext:value-type="float">
            <text:p>17486</text:p>
          </table:table-cell>
          <table:table-cell table:formula="of:=IF([.B409]=0;[.B4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IF(ISBLANK([.A410]);0;[.B409]+[.A410])" office:value-type="float" office:value="20041" calcext:value-type="float">
            <text:p>20041</text:p>
          </table:table-cell>
          <table:table-cell table:formula="of:=IF([.B410]=0;[.B4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IF(ISBLANK([.A411]);0;[.B410]+[.A411])" office:value-type="float" office:value="21418" calcext:value-type="float">
            <text:p>21418</text:p>
          </table:table-cell>
          <table:table-cell table:formula="of:=IF([.B411]=0;[.B4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formula="of:=IF(ISBLANK([.A412]);0;[.B411]+[.A412])" office:value-type="float" office:value="27072" calcext:value-type="float">
            <text:p>27072</text:p>
          </table:table-cell>
          <table:table-cell table:formula="of:=IF([.B412]=0;[.B4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formula="of:=IF(ISBLANK([.A413]);0;[.B412]+[.A413])" office:value-type="float" office:value="33482" calcext:value-type="float">
            <text:p>33482</text:p>
          </table:table-cell>
          <table:table-cell table:formula="of:=IF([.B413]=0;[.B4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formula="of:=IF(ISBLANK([.A414]);0;[.B413]+[.A414])" office:value-type="float" office:value="38121" calcext:value-type="float">
            <text:p>38121</text:p>
          </table:table-cell>
          <table:table-cell table:formula="of:=IF([.B414]=0;[.B4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formula="of:=IF(ISBLANK([.A415]);0;[.B414]+[.A415])" office:value-type="float" office:value="43475" calcext:value-type="float">
            <text:p>43475</text:p>
          </table:table-cell>
          <table:table-cell table:formula="of:=IF([.B415]=0;[.B4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IF(ISBLANK([.A416]);0;[.B415]+[.A416])" office:value-type="float" office:value="46877" calcext:value-type="float">
            <text:p>46877</text:p>
          </table:table-cell>
          <table:table-cell table:formula="of:=IF([.B416]=0;[.B4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formula="of:=IF(ISBLANK([.A417]);0;[.B416]+[.A417])" office:value-type="float" office:value="51051" calcext:value-type="float">
            <text:p>51051</text:p>
          </table:table-cell>
          <table:table-cell table:formula="of:=IF([.B417]=0;[.B4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IF(ISBLANK([.A418]);0;[.B417]+[.A418])" office:value-type="float" office:value="53261" calcext:value-type="float">
            <text:p>53261</text:p>
          </table:table-cell>
          <table:table-cell table:formula="of:=IF([.B418]=0;[.B4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formula="of:=IF(ISBLANK([.A419]);0;[.B418]+[.A419])" office:value-type="float" office:value="56871" calcext:value-type="float">
            <text:p>56871</text:p>
          </table:table-cell>
          <table:table-cell table:formula="of:=IF([.B419]=0;[.B4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20]);0;[.B419]+[.A420])" office:value-type="float" office:value="0" calcext:value-type="float">
            <text:p>0</text:p>
          </table:table-cell>
          <table:table-cell table:formula="of:=IF([.B420]=0;[.B419];0)" office:value-type="float" office:value="56871" calcext:value-type="float">
            <text:p>56871</text:p>
          </table:table-cell>
          <table:table-cell table:number-columns-repeated="1021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formula="of:=IF(ISBLANK([.A421]);0;[.B420]+[.A421])" office:value-type="float" office:value="4130" calcext:value-type="float">
            <text:p>4130</text:p>
          </table:table-cell>
          <table:table-cell table:formula="of:=IF([.B421]=0;[.B4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formula="of:=IF(ISBLANK([.A422]);0;[.B421]+[.A422])" office:value-type="float" office:value="7316" calcext:value-type="float">
            <text:p>7316</text:p>
          </table:table-cell>
          <table:table-cell table:formula="of:=IF([.B422]=0;[.B4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formula="of:=IF(ISBLANK([.A423]);0;[.B422]+[.A423])" office:value-type="float" office:value="13436" calcext:value-type="float">
            <text:p>13436</text:p>
          </table:table-cell>
          <table:table-cell table:formula="of:=IF([.B423]=0;[.B4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IF(ISBLANK([.A424]);0;[.B423]+[.A424])" office:value-type="float" office:value="14780" calcext:value-type="float">
            <text:p>14780</text:p>
          </table:table-cell>
          <table:table-cell table:formula="of:=IF([.B424]=0;[.B4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formula="of:=IF(ISBLANK([.A425]);0;[.B424]+[.A425])" office:value-type="float" office:value="22792" calcext:value-type="float">
            <text:p>22792</text:p>
          </table:table-cell>
          <table:table-cell table:formula="of:=IF([.B425]=0;[.B4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formula="of:=IF(ISBLANK([.A426]);0;[.B425]+[.A426])" office:value-type="float" office:value="27269" calcext:value-type="float">
            <text:p>27269</text:p>
          </table:table-cell>
          <table:table-cell table:formula="of:=IF([.B426]=0;[.B4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formula="of:=IF(ISBLANK([.A427]);0;[.B426]+[.A427])" office:value-type="float" office:value="33118" calcext:value-type="float">
            <text:p>33118</text:p>
          </table:table-cell>
          <table:table-cell table:formula="of:=IF([.B427]=0;[.B4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formula="of:=IF(ISBLANK([.A428]);0;[.B427]+[.A428])" office:value-type="float" office:value="40464" calcext:value-type="float">
            <text:p>40464</text:p>
          </table:table-cell>
          <table:table-cell table:formula="of:=IF([.B428]=0;[.B4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formula="of:=IF(ISBLANK([.A429]);0;[.B428]+[.A429])" office:value-type="float" office:value="47882" calcext:value-type="float">
            <text:p>47882</text:p>
          </table:table-cell>
          <table:table-cell table:formula="of:=IF([.B429]=0;[.B4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formula="of:=IF(ISBLANK([.A430]);0;[.B429]+[.A430])" office:value-type="float" office:value="51100" calcext:value-type="float">
            <text:p>51100</text:p>
          </table:table-cell>
          <table:table-cell table:formula="of:=IF([.B430]=0;[.B4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formula="of:=IF(ISBLANK([.A431]);0;[.B430]+[.A431])" office:value-type="float" office:value="58878" calcext:value-type="float">
            <text:p>58878</text:p>
          </table:table-cell>
          <table:table-cell table:formula="of:=IF([.B431]=0;[.B4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32]);0;[.B431]+[.A432])" office:value-type="float" office:value="0" calcext:value-type="float">
            <text:p>0</text:p>
          </table:table-cell>
          <table:table-cell table:formula="of:=IF([.B432]=0;[.B431];0)" office:value-type="float" office:value="58878" calcext:value-type="float">
            <text:p>58878</text:p>
          </table:table-cell>
          <table:table-cell table:number-columns-repeated="1021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formula="of:=IF(ISBLANK([.A433]);0;[.B432]+[.A433])" office:value-type="float" office:value="10429" calcext:value-type="float">
            <text:p>10429</text:p>
          </table:table-cell>
          <table:table-cell table:formula="of:=IF([.B433]=0;[.B4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053" calcext:value-type="float">
            <text:p>14053</text:p>
          </table:table-cell>
          <table:table-cell table:formula="of:=IF(ISBLANK([.A434]);0;[.B433]+[.A434])" office:value-type="float" office:value="24482" calcext:value-type="float">
            <text:p>24482</text:p>
          </table:table-cell>
          <table:table-cell table:formula="of:=IF([.B434]=0;[.B4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formula="of:=IF(ISBLANK([.A435]);0;[.B434]+[.A435])" office:value-type="float" office:value="35033" calcext:value-type="float">
            <text:p>35033</text:p>
          </table:table-cell>
          <table:table-cell table:formula="of:=IF([.B435]=0;[.B4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formula="of:=IF(ISBLANK([.A436]);0;[.B435]+[.A436])" office:value-type="float" office:value="43535" calcext:value-type="float">
            <text:p>43535</text:p>
          </table:table-cell>
          <table:table-cell table:formula="of:=IF([.B436]=0;[.B4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ISBLANK([.A437]);0;[.B436]+[.A437])" office:value-type="float" office:value="45521" calcext:value-type="float">
            <text:p>45521</text:p>
          </table:table-cell>
          <table:table-cell table:formula="of:=IF([.B437]=0;[.B4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38]);0;[.B437]+[.A438])" office:value-type="float" office:value="0" calcext:value-type="float">
            <text:p>0</text:p>
          </table:table-cell>
          <table:table-cell table:formula="of:=IF([.B438]=0;[.B437];0)" office:value-type="float" office:value="45521" calcext:value-type="float">
            <text:p>45521</text:p>
          </table:table-cell>
          <table:table-cell table:number-columns-repeated="1021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formula="of:=IF(ISBLANK([.A439]);0;[.B438]+[.A439])" office:value-type="float" office:value="7470" calcext:value-type="float">
            <text:p>7470</text:p>
          </table:table-cell>
          <table:table-cell table:formula="of:=IF([.B439]=0;[.B4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formula="of:=IF(ISBLANK([.A440]);0;[.B439]+[.A440])" office:value-type="float" office:value="14636" calcext:value-type="float">
            <text:p>14636</text:p>
          </table:table-cell>
          <table:table-cell table:formula="of:=IF([.B440]=0;[.B4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09" calcext:value-type="float">
            <text:p>11309</text:p>
          </table:table-cell>
          <table:table-cell table:formula="of:=IF(ISBLANK([.A441]);0;[.B440]+[.A441])" office:value-type="float" office:value="25945" calcext:value-type="float">
            <text:p>25945</text:p>
          </table:table-cell>
          <table:table-cell table:formula="of:=IF([.B441]=0;[.B4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formula="of:=IF(ISBLANK([.A442]);0;[.B441]+[.A442])" office:value-type="float" office:value="31131" calcext:value-type="float">
            <text:p>31131</text:p>
          </table:table-cell>
          <table:table-cell table:formula="of:=IF([.B442]=0;[.B4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43]);0;[.B442]+[.A443])" office:value-type="float" office:value="0" calcext:value-type="float">
            <text:p>0</text:p>
          </table:table-cell>
          <table:table-cell table:formula="of:=IF([.B443]=0;[.B442];0)" office:value-type="float" office:value="31131" calcext:value-type="float">
            <text:p>31131</text:p>
          </table:table-cell>
          <table:table-cell table:number-columns-repeated="1021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formula="of:=IF(ISBLANK([.A444]);0;[.B443]+[.A444])" office:value-type="float" office:value="8940" calcext:value-type="float">
            <text:p>8940</text:p>
          </table:table-cell>
          <table:table-cell table:formula="of:=IF([.B444]=0;[.B4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32" calcext:value-type="float">
            <text:p>10132</text:p>
          </table:table-cell>
          <table:table-cell table:formula="of:=IF(ISBLANK([.A445]);0;[.B444]+[.A445])" office:value-type="float" office:value="19072" calcext:value-type="float">
            <text:p>19072</text:p>
          </table:table-cell>
          <table:table-cell table:formula="of:=IF([.B445]=0;[.B4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723" calcext:value-type="float">
            <text:p>19723</text:p>
          </table:table-cell>
          <table:table-cell table:formula="of:=IF(ISBLANK([.A446]);0;[.B445]+[.A446])" office:value-type="float" office:value="38795" calcext:value-type="float">
            <text:p>38795</text:p>
          </table:table-cell>
          <table:table-cell table:formula="of:=IF([.B446]=0;[.B4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079" calcext:value-type="float">
            <text:p>15079</text:p>
          </table:table-cell>
          <table:table-cell table:formula="of:=IF(ISBLANK([.A447]);0;[.B446]+[.A447])" office:value-type="float" office:value="53874" calcext:value-type="float">
            <text:p>53874</text:p>
          </table:table-cell>
          <table:table-cell table:formula="of:=IF([.B447]=0;[.B4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48]);0;[.B447]+[.A448])" office:value-type="float" office:value="0" calcext:value-type="float">
            <text:p>0</text:p>
          </table:table-cell>
          <table:table-cell table:formula="of:=IF([.B448]=0;[.B447];0)" office:value-type="float" office:value="53874" calcext:value-type="float">
            <text:p>53874</text:p>
          </table:table-cell>
          <table:table-cell table:number-columns-repeated="1021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formula="of:=IF(ISBLANK([.A449]);0;[.B448]+[.A449])" office:value-type="float" office:value="6791" calcext:value-type="float">
            <text:p>6791</text:p>
          </table:table-cell>
          <table:table-cell table:formula="of:=IF([.B449]=0;[.B4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formula="of:=IF(ISBLANK([.A450]);0;[.B449]+[.A450])" office:value-type="float" office:value="12135" calcext:value-type="float">
            <text:p>12135</text:p>
          </table:table-cell>
          <table:table-cell table:formula="of:=IF([.B450]=0;[.B4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IF(ISBLANK([.A451]);0;[.B450]+[.A451])" office:value-type="float" office:value="14466" calcext:value-type="float">
            <text:p>14466</text:p>
          </table:table-cell>
          <table:table-cell table:formula="of:=IF([.B451]=0;[.B4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formula="of:=IF(ISBLANK([.A452]);0;[.B451]+[.A452])" office:value-type="float" office:value="17271" calcext:value-type="float">
            <text:p>17271</text:p>
          </table:table-cell>
          <table:table-cell table:formula="of:=IF([.B452]=0;[.B4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formula="of:=IF(ISBLANK([.A453]);0;[.B452]+[.A453])" office:value-type="float" office:value="25013" calcext:value-type="float">
            <text:p>25013</text:p>
          </table:table-cell>
          <table:table-cell table:formula="of:=IF([.B453]=0;[.B4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54]);0;[.B453]+[.A454])" office:value-type="float" office:value="0" calcext:value-type="float">
            <text:p>0</text:p>
          </table:table-cell>
          <table:table-cell table:formula="of:=IF([.B454]=0;[.B453];0)" office:value-type="float" office:value="25013" calcext:value-type="float">
            <text:p>25013</text:p>
          </table:table-cell>
          <table:table-cell table:number-columns-repeated="1021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IF(ISBLANK([.A455]);0;[.B454]+[.A455])" office:value-type="float" office:value="2569" calcext:value-type="float">
            <text:p>2569</text:p>
          </table:table-cell>
          <table:table-cell table:formula="of:=IF([.B455]=0;[.B4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formula="of:=IF(ISBLANK([.A456]);0;[.B455]+[.A456])" office:value-type="float" office:value="9793" calcext:value-type="float">
            <text:p>9793</text:p>
          </table:table-cell>
          <table:table-cell table:formula="of:=IF([.B456]=0;[.B4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formula="of:=IF(ISBLANK([.A457]);0;[.B456]+[.A457])" office:value-type="float" office:value="14933" calcext:value-type="float">
            <text:p>14933</text:p>
          </table:table-cell>
          <table:table-cell table:formula="of:=IF([.B457]=0;[.B4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IF(ISBLANK([.A458]);0;[.B457]+[.A458])" office:value-type="float" office:value="18091" calcext:value-type="float">
            <text:p>18091</text:p>
          </table:table-cell>
          <table:table-cell table:formula="of:=IF([.B458]=0;[.B4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formula="of:=IF(ISBLANK([.A459]);0;[.B458]+[.A459])" office:value-type="float" office:value="23633" calcext:value-type="float">
            <text:p>23633</text:p>
          </table:table-cell>
          <table:table-cell table:formula="of:=IF([.B459]=0;[.B4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IF(ISBLANK([.A460]);0;[.B459]+[.A460])" office:value-type="float" office:value="26028" calcext:value-type="float">
            <text:p>26028</text:p>
          </table:table-cell>
          <table:table-cell table:formula="of:=IF([.B460]=0;[.B4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formula="of:=IF(ISBLANK([.A461]);0;[.B460]+[.A461])" office:value-type="float" office:value="28293" calcext:value-type="float">
            <text:p>28293</text:p>
          </table:table-cell>
          <table:table-cell table:formula="of:=IF([.B461]=0;[.B4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IF(ISBLANK([.A462]);0;[.B461]+[.A462])" office:value-type="float" office:value="31215" calcext:value-type="float">
            <text:p>31215</text:p>
          </table:table-cell>
          <table:table-cell table:formula="of:=IF([.B462]=0;[.B4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formula="of:=IF(ISBLANK([.A463]);0;[.B462]+[.A463])" office:value-type="float" office:value="37021" calcext:value-type="float">
            <text:p>37021</text:p>
          </table:table-cell>
          <table:table-cell table:formula="of:=IF([.B463]=0;[.B4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formula="of:=IF(ISBLANK([.A464]);0;[.B463]+[.A464])" office:value-type="float" office:value="43359" calcext:value-type="float">
            <text:p>43359</text:p>
          </table:table-cell>
          <table:table-cell table:formula="of:=IF([.B464]=0;[.B4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formula="of:=IF(ISBLANK([.A465]);0;[.B464]+[.A465])" office:value-type="float" office:value="49379" calcext:value-type="float">
            <text:p>49379</text:p>
          </table:table-cell>
          <table:table-cell table:formula="of:=IF([.B465]=0;[.B4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IF(ISBLANK([.A466]);0;[.B465]+[.A466])" office:value-type="float" office:value="52822" calcext:value-type="float">
            <text:p>52822</text:p>
          </table:table-cell>
          <table:table-cell table:formula="of:=IF([.B466]=0;[.B4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67]);0;[.B466]+[.A467])" office:value-type="float" office:value="0" calcext:value-type="float">
            <text:p>0</text:p>
          </table:table-cell>
          <table:table-cell table:formula="of:=IF([.B467]=0;[.B466];0)" office:value-type="float" office:value="52822" calcext:value-type="float">
            <text:p>52822</text:p>
          </table:table-cell>
          <table:table-cell table:number-columns-repeated="1021"/>
        </table:table-row>
        <table:table-row table:style-name="ro1">
          <table:table-cell office:value-type="float" office:value="14741" calcext:value-type="float">
            <text:p>14741</text:p>
          </table:table-cell>
          <table:table-cell table:formula="of:=IF(ISBLANK([.A468]);0;[.B467]+[.A468])" office:value-type="float" office:value="14741" calcext:value-type="float">
            <text:p>14741</text:p>
          </table:table-cell>
          <table:table-cell table:formula="of:=IF([.B468]=0;[.B4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formula="of:=IF(ISBLANK([.A469]);0;[.B468]+[.A469])" office:value-type="float" office:value="19288" calcext:value-type="float">
            <text:p>19288</text:p>
          </table:table-cell>
          <table:table-cell table:formula="of:=IF([.B469]=0;[.B4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IF(ISBLANK([.A470]);0;[.B469]+[.A470])" office:value-type="float" office:value="20364" calcext:value-type="float">
            <text:p>20364</text:p>
          </table:table-cell>
          <table:table-cell table:formula="of:=IF([.B470]=0;[.B4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formula="of:=IF(ISBLANK([.A471]);0;[.B470]+[.A471])" office:value-type="float" office:value="24907" calcext:value-type="float">
            <text:p>24907</text:p>
          </table:table-cell>
          <table:table-cell table:formula="of:=IF([.B471]=0;[.B4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formula="of:=IF(ISBLANK([.A472]);0;[.B471]+[.A472])" office:value-type="float" office:value="35205" calcext:value-type="float">
            <text:p>35205</text:p>
          </table:table-cell>
          <table:table-cell table:formula="of:=IF([.B472]=0;[.B4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73]);0;[.B472]+[.A473])" office:value-type="float" office:value="0" calcext:value-type="float">
            <text:p>0</text:p>
          </table:table-cell>
          <table:table-cell table:formula="of:=IF([.B473]=0;[.B472];0)" office:value-type="float" office:value="35205" calcext:value-type="float">
            <text:p>35205</text:p>
          </table:table-cell>
          <table:table-cell table:number-columns-repeated="1021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IF(ISBLANK([.A474]);0;[.B473]+[.A474])" office:value-type="float" office:value="2753" calcext:value-type="float">
            <text:p>2753</text:p>
          </table:table-cell>
          <table:table-cell table:formula="of:=IF([.B474]=0;[.B4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formula="of:=IF(ISBLANK([.A475]);0;[.B474]+[.A475])" office:value-type="float" office:value="6802" calcext:value-type="float">
            <text:p>6802</text:p>
          </table:table-cell>
          <table:table-cell table:formula="of:=IF([.B475]=0;[.B4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formula="of:=IF(ISBLANK([.A476]);0;[.B475]+[.A476])" office:value-type="float" office:value="13503" calcext:value-type="float">
            <text:p>13503</text:p>
          </table:table-cell>
          <table:table-cell table:formula="of:=IF([.B476]=0;[.B4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IF(ISBLANK([.A477]);0;[.B476]+[.A477])" office:value-type="float" office:value="15836" calcext:value-type="float">
            <text:p>15836</text:p>
          </table:table-cell>
          <table:table-cell table:formula="of:=IF([.B477]=0;[.B4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IF(ISBLANK([.A478]);0;[.B477]+[.A478])" office:value-type="float" office:value="18269" calcext:value-type="float">
            <text:p>18269</text:p>
          </table:table-cell>
          <table:table-cell table:formula="of:=IF([.B478]=0;[.B4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formula="of:=IF(ISBLANK([.A479]);0;[.B478]+[.A479])" office:value-type="float" office:value="23248" calcext:value-type="float">
            <text:p>23248</text:p>
          </table:table-cell>
          <table:table-cell table:formula="of:=IF([.B479]=0;[.B4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formula="of:=IF(ISBLANK([.A480]);0;[.B479]+[.A480])" office:value-type="float" office:value="28762" calcext:value-type="float">
            <text:p>28762</text:p>
          </table:table-cell>
          <table:table-cell table:formula="of:=IF([.B480]=0;[.B4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formula="of:=IF(ISBLANK([.A481]);0;[.B480]+[.A481])" office:value-type="float" office:value="32743" calcext:value-type="float">
            <text:p>32743</text:p>
          </table:table-cell>
          <table:table-cell table:formula="of:=IF([.B481]=0;[.B4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formula="of:=IF(ISBLANK([.A482]);0;[.B481]+[.A482])" office:value-type="float" office:value="38789" calcext:value-type="float">
            <text:p>38789</text:p>
          </table:table-cell>
          <table:table-cell table:formula="of:=IF([.B482]=0;[.B4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IF(ISBLANK([.A483]);0;[.B482]+[.A483])" office:value-type="float" office:value="40832" calcext:value-type="float">
            <text:p>40832</text:p>
          </table:table-cell>
          <table:table-cell table:formula="of:=IF([.B483]=0;[.B4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formula="of:=IF(ISBLANK([.A484]);0;[.B483]+[.A484])" office:value-type="float" office:value="47551" calcext:value-type="float">
            <text:p>47551</text:p>
          </table:table-cell>
          <table:table-cell table:formula="of:=IF([.B484]=0;[.B4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formula="of:=IF(ISBLANK([.A485]);0;[.B484]+[.A485])" office:value-type="float" office:value="50918" calcext:value-type="float">
            <text:p>50918</text:p>
          </table:table-cell>
          <table:table-cell table:formula="of:=IF([.B485]=0;[.B4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formula="of:=IF(ISBLANK([.A486]);0;[.B485]+[.A486])" office:value-type="float" office:value="57450" calcext:value-type="float">
            <text:p>57450</text:p>
          </table:table-cell>
          <table:table-cell table:formula="of:=IF([.B486]=0;[.B4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87]);0;[.B486]+[.A487])" office:value-type="float" office:value="0" calcext:value-type="float">
            <text:p>0</text:p>
          </table:table-cell>
          <table:table-cell table:formula="of:=IF([.B487]=0;[.B486];0)" office:value-type="float" office:value="57450" calcext:value-type="float">
            <text:p>57450</text:p>
          </table:table-cell>
          <table:table-cell table:number-columns-repeated="1021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formula="of:=IF(ISBLANK([.A488]);0;[.B487]+[.A488])" office:value-type="float" office:value="6962" calcext:value-type="float">
            <text:p>6962</text:p>
          </table:table-cell>
          <table:table-cell table:formula="of:=IF([.B488]=0;[.B4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IF(ISBLANK([.A489]);0;[.B488]+[.A489])" office:value-type="float" office:value="9184" calcext:value-type="float">
            <text:p>9184</text:p>
          </table:table-cell>
          <table:table-cell table:formula="of:=IF([.B489]=0;[.B4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formula="of:=IF(ISBLANK([.A490]);0;[.B489]+[.A490])" office:value-type="float" office:value="14880" calcext:value-type="float">
            <text:p>14880</text:p>
          </table:table-cell>
          <table:table-cell table:formula="of:=IF([.B490]=0;[.B4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formula="of:=IF(ISBLANK([.A491]);0;[.B490]+[.A491])" office:value-type="float" office:value="22086" calcext:value-type="float">
            <text:p>22086</text:p>
          </table:table-cell>
          <table:table-cell table:formula="of:=IF([.B491]=0;[.B4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formula="of:=IF(ISBLANK([.A492]);0;[.B491]+[.A492])" office:value-type="float" office:value="27765" calcext:value-type="float">
            <text:p>27765</text:p>
          </table:table-cell>
          <table:table-cell table:formula="of:=IF([.B492]=0;[.B4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formula="of:=IF(ISBLANK([.A493]);0;[.B492]+[.A493])" office:value-type="float" office:value="31806" calcext:value-type="float">
            <text:p>31806</text:p>
          </table:table-cell>
          <table:table-cell table:formula="of:=IF([.B493]=0;[.B4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IF(ISBLANK([.A494]);0;[.B493]+[.A494])" office:value-type="float" office:value="35439" calcext:value-type="float">
            <text:p>35439</text:p>
          </table:table-cell>
          <table:table-cell table:formula="of:=IF([.B494]=0;[.B4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IF(ISBLANK([.A495]);0;[.B494]+[.A495])" office:value-type="float" office:value="36482" calcext:value-type="float">
            <text:p>36482</text:p>
          </table:table-cell>
          <table:table-cell table:formula="of:=IF([.B495]=0;[.B4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IF(ISBLANK([.A496]);0;[.B495]+[.A496])" office:value-type="float" office:value="37948" calcext:value-type="float">
            <text:p>37948</text:p>
          </table:table-cell>
          <table:table-cell table:formula="of:=IF([.B496]=0;[.B4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formula="of:=IF(ISBLANK([.A497]);0;[.B496]+[.A497])" office:value-type="float" office:value="45153" calcext:value-type="float">
            <text:p>45153</text:p>
          </table:table-cell>
          <table:table-cell table:formula="of:=IF([.B497]=0;[.B4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formula="of:=IF(ISBLANK([.A498]);0;[.B497]+[.A498])" office:value-type="float" office:value="49269" calcext:value-type="float">
            <text:p>49269</text:p>
          </table:table-cell>
          <table:table-cell table:formula="of:=IF([.B498]=0;[.B4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499]);0;[.B498]+[.A499])" office:value-type="float" office:value="0" calcext:value-type="float">
            <text:p>0</text:p>
          </table:table-cell>
          <table:table-cell table:formula="of:=IF([.B499]=0;[.B498];0)" office:value-type="float" office:value="49269" calcext:value-type="float">
            <text:p>49269</text:p>
          </table:table-cell>
          <table:table-cell table:number-columns-repeated="1021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formula="of:=IF(ISBLANK([.A500]);0;[.B499]+[.A500])" office:value-type="float" office:value="10280" calcext:value-type="float">
            <text:p>10280</text:p>
          </table:table-cell>
          <table:table-cell table:formula="of:=IF([.B500]=0;[.B4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862" calcext:value-type="float">
            <text:p>17862</text:p>
          </table:table-cell>
          <table:table-cell table:formula="of:=IF(ISBLANK([.A501]);0;[.B500]+[.A501])" office:value-type="float" office:value="28142" calcext:value-type="float">
            <text:p>28142</text:p>
          </table:table-cell>
          <table:table-cell table:formula="of:=IF([.B501]=0;[.B5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944" calcext:value-type="float">
            <text:p>17944</text:p>
          </table:table-cell>
          <table:table-cell table:formula="of:=IF(ISBLANK([.A502]);0;[.B501]+[.A502])" office:value-type="float" office:value="46086" calcext:value-type="float">
            <text:p>46086</text:p>
          </table:table-cell>
          <table:table-cell table:formula="of:=IF([.B502]=0;[.B5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03]);0;[.B502]+[.A503])" office:value-type="float" office:value="0" calcext:value-type="float">
            <text:p>0</text:p>
          </table:table-cell>
          <table:table-cell table:formula="of:=IF([.B503]=0;[.B502];0)" office:value-type="float" office:value="46086" calcext:value-type="float">
            <text:p>46086</text:p>
          </table:table-cell>
          <table:table-cell table:number-columns-repeated="1021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formula="of:=IF(ISBLANK([.A504]);0;[.B503]+[.A504])" office:value-type="float" office:value="8670" calcext:value-type="float">
            <text:p>8670</text:p>
          </table:table-cell>
          <table:table-cell table:formula="of:=IF([.B504]=0;[.B5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formula="of:=IF(ISBLANK([.A505]);0;[.B504]+[.A505])" office:value-type="float" office:value="14093" calcext:value-type="float">
            <text:p>14093</text:p>
          </table:table-cell>
          <table:table-cell table:formula="of:=IF([.B505]=0;[.B5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formula="of:=IF(ISBLANK([.A506]);0;[.B505]+[.A506])" office:value-type="float" office:value="17942" calcext:value-type="float">
            <text:p>17942</text:p>
          </table:table-cell>
          <table:table-cell table:formula="of:=IF([.B506]=0;[.B5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IF(ISBLANK([.A507]);0;[.B506]+[.A507])" office:value-type="float" office:value="20386" calcext:value-type="float">
            <text:p>20386</text:p>
          </table:table-cell>
          <table:table-cell table:formula="of:=IF([.B507]=0;[.B5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formula="of:=IF(ISBLANK([.A508]);0;[.B507]+[.A508])" office:value-type="float" office:value="25396" calcext:value-type="float">
            <text:p>25396</text:p>
          </table:table-cell>
          <table:table-cell table:formula="of:=IF([.B508]=0;[.B5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formula="of:=IF(ISBLANK([.A509]);0;[.B508]+[.A509])" office:value-type="float" office:value="30960" calcext:value-type="float">
            <text:p>30960</text:p>
          </table:table-cell>
          <table:table-cell table:formula="of:=IF([.B509]=0;[.B5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formula="of:=IF(ISBLANK([.A510]);0;[.B509]+[.A510])" office:value-type="float" office:value="38700" calcext:value-type="float">
            <text:p>38700</text:p>
          </table:table-cell>
          <table:table-cell table:formula="of:=IF([.B510]=0;[.B5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IF(ISBLANK([.A511]);0;[.B510]+[.A511])" office:value-type="float" office:value="42700" calcext:value-type="float">
            <text:p>42700</text:p>
          </table:table-cell>
          <table:table-cell table:formula="of:=IF([.B511]=0;[.B5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formula="of:=IF(ISBLANK([.A512]);0;[.B511]+[.A512])" office:value-type="float" office:value="50593" calcext:value-type="float">
            <text:p>50593</text:p>
          </table:table-cell>
          <table:table-cell table:formula="of:=IF([.B512]=0;[.B5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IF(ISBLANK([.A513]);0;[.B512]+[.A513])" office:value-type="float" office:value="51730" calcext:value-type="float">
            <text:p>51730</text:p>
          </table:table-cell>
          <table:table-cell table:formula="of:=IF([.B513]=0;[.B5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14]);0;[.B513]+[.A514])" office:value-type="float" office:value="0" calcext:value-type="float">
            <text:p>0</text:p>
          </table:table-cell>
          <table:table-cell table:formula="of:=IF([.B514]=0;[.B513];0)" office:value-type="float" office:value="51730" calcext:value-type="float">
            <text:p>51730</text:p>
          </table:table-cell>
          <table:table-cell table:number-columns-repeated="1021"/>
        </table:table-row>
        <table:table-row table:style-name="ro1">
          <table:table-cell office:value-type="float" office:value="10887" calcext:value-type="float">
            <text:p>10887</text:p>
          </table:table-cell>
          <table:table-cell table:formula="of:=IF(ISBLANK([.A515]);0;[.B514]+[.A515])" office:value-type="float" office:value="10887" calcext:value-type="float">
            <text:p>10887</text:p>
          </table:table-cell>
          <table:table-cell table:formula="of:=IF([.B515]=0;[.B5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819" calcext:value-type="float">
            <text:p>16819</text:p>
          </table:table-cell>
          <table:table-cell table:formula="of:=IF(ISBLANK([.A516]);0;[.B515]+[.A516])" office:value-type="float" office:value="27706" calcext:value-type="float">
            <text:p>27706</text:p>
          </table:table-cell>
          <table:table-cell table:formula="of:=IF([.B516]=0;[.B5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formula="of:=IF(ISBLANK([.A517]);0;[.B516]+[.A517])" office:value-type="float" office:value="35398" calcext:value-type="float">
            <text:p>35398</text:p>
          </table:table-cell>
          <table:table-cell table:formula="of:=IF([.B517]=0;[.B5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18]);0;[.B517]+[.A518])" office:value-type="float" office:value="0" calcext:value-type="float">
            <text:p>0</text:p>
          </table:table-cell>
          <table:table-cell table:formula="of:=IF([.B518]=0;[.B517];0)" office:value-type="float" office:value="35398" calcext:value-type="float">
            <text:p>35398</text:p>
          </table:table-cell>
          <table:table-cell table:number-columns-repeated="1021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formula="of:=IF(ISBLANK([.A519]);0;[.B518]+[.A519])" office:value-type="float" office:value="4397" calcext:value-type="float">
            <text:p>4397</text:p>
          </table:table-cell>
          <table:table-cell table:formula="of:=IF([.B519]=0;[.B5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537" calcext:value-type="float">
            <text:p>12537</text:p>
          </table:table-cell>
          <table:table-cell table:formula="of:=IF(ISBLANK([.A520]);0;[.B519]+[.A520])" office:value-type="float" office:value="16934" calcext:value-type="float">
            <text:p>16934</text:p>
          </table:table-cell>
          <table:table-cell table:formula="of:=IF([.B520]=0;[.B5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66" calcext:value-type="float">
            <text:p>11166</text:p>
          </table:table-cell>
          <table:table-cell table:formula="of:=IF(ISBLANK([.A521]);0;[.B520]+[.A521])" office:value-type="float" office:value="28100" calcext:value-type="float">
            <text:p>28100</text:p>
          </table:table-cell>
          <table:table-cell table:formula="of:=IF([.B521]=0;[.B5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IF(ISBLANK([.A522]);0;[.B521]+[.A522])" office:value-type="float" office:value="29975" calcext:value-type="float">
            <text:p>29975</text:p>
          </table:table-cell>
          <table:table-cell table:formula="of:=IF([.B522]=0;[.B5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36" calcext:value-type="float">
            <text:p>10936</text:p>
          </table:table-cell>
          <table:table-cell table:formula="of:=IF(ISBLANK([.A523]);0;[.B522]+[.A523])" office:value-type="float" office:value="40911" calcext:value-type="float">
            <text:p>40911</text:p>
          </table:table-cell>
          <table:table-cell table:formula="of:=IF([.B523]=0;[.B5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24]);0;[.B523]+[.A524])" office:value-type="float" office:value="0" calcext:value-type="float">
            <text:p>0</text:p>
          </table:table-cell>
          <table:table-cell table:formula="of:=IF([.B524]=0;[.B523];0)" office:value-type="float" office:value="40911" calcext:value-type="float">
            <text:p>40911</text:p>
          </table:table-cell>
          <table:table-cell table:number-columns-repeated="1021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formula="of:=IF(ISBLANK([.A525]);0;[.B524]+[.A525])" office:value-type="float" office:value="6103" calcext:value-type="float">
            <text:p>6103</text:p>
          </table:table-cell>
          <table:table-cell table:formula="of:=IF([.B525]=0;[.B5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formula="of:=IF(ISBLANK([.A526]);0;[.B525]+[.A526])" office:value-type="float" office:value="12884" calcext:value-type="float">
            <text:p>12884</text:p>
          </table:table-cell>
          <table:table-cell table:formula="of:=IF([.B526]=0;[.B5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formula="of:=IF(ISBLANK([.A527]);0;[.B526]+[.A527])" office:value-type="float" office:value="18583" calcext:value-type="float">
            <text:p>18583</text:p>
          </table:table-cell>
          <table:table-cell table:formula="of:=IF([.B527]=0;[.B5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IF(ISBLANK([.A528]);0;[.B527]+[.A528])" office:value-type="float" office:value="20250" calcext:value-type="float">
            <text:p>20250</text:p>
          </table:table-cell>
          <table:table-cell table:formula="of:=IF([.B528]=0;[.B5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formula="of:=IF(ISBLANK([.A529]);0;[.B528]+[.A529])" office:value-type="float" office:value="26977" calcext:value-type="float">
            <text:p>26977</text:p>
          </table:table-cell>
          <table:table-cell table:formula="of:=IF([.B529]=0;[.B5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IF(ISBLANK([.A530]);0;[.B529]+[.A530])" office:value-type="float" office:value="29951" calcext:value-type="float">
            <text:p>29951</text:p>
          </table:table-cell>
          <table:table-cell table:formula="of:=IF([.B530]=0;[.B5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IF(ISBLANK([.A531]);0;[.B530]+[.A531])" office:value-type="float" office:value="35007" calcext:value-type="float">
            <text:p>35007</text:p>
          </table:table-cell>
          <table:table-cell table:formula="of:=IF([.B531]=0;[.B5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IF(ISBLANK([.A532]);0;[.B531]+[.A532])" office:value-type="float" office:value="38152" calcext:value-type="float">
            <text:p>38152</text:p>
          </table:table-cell>
          <table:table-cell table:formula="of:=IF([.B532]=0;[.B5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formula="of:=IF(ISBLANK([.A533]);0;[.B532]+[.A533])" office:value-type="float" office:value="44986" calcext:value-type="float">
            <text:p>44986</text:p>
          </table:table-cell>
          <table:table-cell table:formula="of:=IF([.B533]=0;[.B5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formula="of:=IF(ISBLANK([.A534]);0;[.B533]+[.A534])" office:value-type="float" office:value="49870" calcext:value-type="float">
            <text:p>49870</text:p>
          </table:table-cell>
          <table:table-cell table:formula="of:=IF([.B534]=0;[.B5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formula="of:=IF(ISBLANK([.A535]);0;[.B534]+[.A535])" office:value-type="float" office:value="56346" calcext:value-type="float">
            <text:p>56346</text:p>
          </table:table-cell>
          <table:table-cell table:formula="of:=IF([.B535]=0;[.B5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formula="of:=IF(ISBLANK([.A536]);0;[.B535]+[.A536])" office:value-type="float" office:value="58810" calcext:value-type="float">
            <text:p>58810</text:p>
          </table:table-cell>
          <table:table-cell table:formula="of:=IF([.B536]=0;[.B5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IF(ISBLANK([.A537]);0;[.B536]+[.A537])" office:value-type="float" office:value="61489" calcext:value-type="float">
            <text:p>61489</text:p>
          </table:table-cell>
          <table:table-cell table:formula="of:=IF([.B537]=0;[.B5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38]);0;[.B537]+[.A538])" office:value-type="float" office:value="0" calcext:value-type="float">
            <text:p>0</text:p>
          </table:table-cell>
          <table:table-cell table:formula="of:=IF([.B538]=0;[.B537];0)" office:value-type="float" office:value="61489" calcext:value-type="float">
            <text:p>61489</text:p>
          </table:table-cell>
          <table:table-cell table:number-columns-repeated="1021"/>
        </table:table-row>
        <table:table-row table:style-name="ro1">
          <table:table-cell office:value-type="float" office:value="15428" calcext:value-type="float">
            <text:p>15428</text:p>
          </table:table-cell>
          <table:table-cell table:formula="of:=IF(ISBLANK([.A539]);0;[.B538]+[.A539])" office:value-type="float" office:value="15428" calcext:value-type="float">
            <text:p>15428</text:p>
          </table:table-cell>
          <table:table-cell table:formula="of:=IF([.B539]=0;[.B5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formula="of:=IF(ISBLANK([.A540]);0;[.B539]+[.A540])" office:value-type="float" office:value="25178" calcext:value-type="float">
            <text:p>25178</text:p>
          </table:table-cell>
          <table:table-cell table:formula="of:=IF([.B540]=0;[.B5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018" calcext:value-type="float">
            <text:p>24018</text:p>
          </table:table-cell>
          <table:table-cell table:formula="of:=IF(ISBLANK([.A541]);0;[.B540]+[.A541])" office:value-type="float" office:value="49196" calcext:value-type="float">
            <text:p>49196</text:p>
          </table:table-cell>
          <table:table-cell table:formula="of:=IF([.B541]=0;[.B5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42]);0;[.B541]+[.A542])" office:value-type="float" office:value="0" calcext:value-type="float">
            <text:p>0</text:p>
          </table:table-cell>
          <table:table-cell table:formula="of:=IF([.B542]=0;[.B541];0)" office:value-type="float" office:value="49196" calcext:value-type="float">
            <text:p>49196</text:p>
          </table:table-cell>
          <table:table-cell table:number-columns-repeated="1021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IF(ISBLANK([.A543]);0;[.B542]+[.A543])" office:value-type="float" office:value="2093" calcext:value-type="float">
            <text:p>2093</text:p>
          </table:table-cell>
          <table:table-cell table:formula="of:=IF([.B543]=0;[.B5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formula="of:=IF(ISBLANK([.A544]);0;[.B543]+[.A544])" office:value-type="float" office:value="5504" calcext:value-type="float">
            <text:p>5504</text:p>
          </table:table-cell>
          <table:table-cell table:formula="of:=IF([.B544]=0;[.B5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formula="of:=IF(ISBLANK([.A545]);0;[.B544]+[.A545])" office:value-type="float" office:value="10421" calcext:value-type="float">
            <text:p>10421</text:p>
          </table:table-cell>
          <table:table-cell table:formula="of:=IF([.B545]=0;[.B5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IF(ISBLANK([.A546]);0;[.B545]+[.A546])" office:value-type="float" office:value="12523" calcext:value-type="float">
            <text:p>12523</text:p>
          </table:table-cell>
          <table:table-cell table:formula="of:=IF([.B546]=0;[.B5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formula="of:=IF(ISBLANK([.A547]);0;[.B546]+[.A547])" office:value-type="float" office:value="16109" calcext:value-type="float">
            <text:p>16109</text:p>
          </table:table-cell>
          <table:table-cell table:formula="of:=IF([.B547]=0;[.B5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formula="of:=IF(ISBLANK([.A548]);0;[.B547]+[.A548])" office:value-type="float" office:value="21419" calcext:value-type="float">
            <text:p>21419</text:p>
          </table:table-cell>
          <table:table-cell table:formula="of:=IF([.B548]=0;[.B5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IF(ISBLANK([.A549]);0;[.B548]+[.A549])" office:value-type="float" office:value="23662" calcext:value-type="float">
            <text:p>23662</text:p>
          </table:table-cell>
          <table:table-cell table:formula="of:=IF([.B549]=0;[.B5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formula="of:=IF(ISBLANK([.A550]);0;[.B549]+[.A550])" office:value-type="float" office:value="28203" calcext:value-type="float">
            <text:p>28203</text:p>
          </table:table-cell>
          <table:table-cell table:formula="of:=IF([.B550]=0;[.B5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formula="of:=IF(ISBLANK([.A551]);0;[.B550]+[.A551])" office:value-type="float" office:value="32582" calcext:value-type="float">
            <text:p>32582</text:p>
          </table:table-cell>
          <table:table-cell table:formula="of:=IF([.B551]=0;[.B5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formula="of:=IF(ISBLANK([.A552]);0;[.B551]+[.A552])" office:value-type="float" office:value="38025" calcext:value-type="float">
            <text:p>38025</text:p>
          </table:table-cell>
          <table:table-cell table:formula="of:=IF([.B552]=0;[.B5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formula="of:=IF(ISBLANK([.A553]);0;[.B552]+[.A553])" office:value-type="float" office:value="44772" calcext:value-type="float">
            <text:p>44772</text:p>
          </table:table-cell>
          <table:table-cell table:formula="of:=IF([.B553]=0;[.B5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formula="of:=IF(ISBLANK([.A554]);0;[.B553]+[.A554])" office:value-type="float" office:value="48428" calcext:value-type="float">
            <text:p>48428</text:p>
          </table:table-cell>
          <table:table-cell table:formula="of:=IF([.B554]=0;[.B5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IF(ISBLANK([.A555]);0;[.B554]+[.A555])" office:value-type="float" office:value="50075" calcext:value-type="float">
            <text:p>50075</text:p>
          </table:table-cell>
          <table:table-cell table:formula="of:=IF([.B555]=0;[.B5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56]);0;[.B555]+[.A556])" office:value-type="float" office:value="0" calcext:value-type="float">
            <text:p>0</text:p>
          </table:table-cell>
          <table:table-cell table:formula="of:=IF([.B556]=0;[.B555];0)" office:value-type="float" office:value="50075" calcext:value-type="float">
            <text:p>50075</text:p>
          </table:table-cell>
          <table:table-cell table:number-columns-repeated="1021"/>
        </table:table-row>
        <table:table-row table:style-name="ro1">
          <table:table-cell office:value-type="float" office:value="21030" calcext:value-type="float">
            <text:p>21030</text:p>
          </table:table-cell>
          <table:table-cell table:formula="of:=IF(ISBLANK([.A557]);0;[.B556]+[.A557])" office:value-type="float" office:value="21030" calcext:value-type="float">
            <text:p>21030</text:p>
          </table:table-cell>
          <table:table-cell table:formula="of:=IF([.B557]=0;[.B5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58]);0;[.B557]+[.A558])" office:value-type="float" office:value="0" calcext:value-type="float">
            <text:p>0</text:p>
          </table:table-cell>
          <table:table-cell table:formula="of:=IF([.B558]=0;[.B557];0)" office:value-type="float" office:value="21030" calcext:value-type="float">
            <text:p>21030</text:p>
          </table:table-cell>
          <table:table-cell table:number-columns-repeated="1021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IF(ISBLANK([.A559]);0;[.B558]+[.A559])" office:value-type="float" office:value="2750" calcext:value-type="float">
            <text:p>2750</text:p>
          </table:table-cell>
          <table:table-cell table:formula="of:=IF([.B559]=0;[.B5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formula="of:=IF(ISBLANK([.A560]);0;[.B559]+[.A560])" office:value-type="float" office:value="8141" calcext:value-type="float">
            <text:p>8141</text:p>
          </table:table-cell>
          <table:table-cell table:formula="of:=IF([.B560]=0;[.B5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IF(ISBLANK([.A561]);0;[.B560]+[.A561])" office:value-type="float" office:value="9242" calcext:value-type="float">
            <text:p>9242</text:p>
          </table:table-cell>
          <table:table-cell table:formula="of:=IF([.B561]=0;[.B5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formula="of:=IF(ISBLANK([.A562]);0;[.B561]+[.A562])" office:value-type="float" office:value="14439" calcext:value-type="float">
            <text:p>14439</text:p>
          </table:table-cell>
          <table:table-cell table:formula="of:=IF([.B562]=0;[.B5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IF(ISBLANK([.A563]);0;[.B562]+[.A563])" office:value-type="float" office:value="17033" calcext:value-type="float">
            <text:p>17033</text:p>
          </table:table-cell>
          <table:table-cell table:formula="of:=IF([.B563]=0;[.B5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formula="of:=IF(ISBLANK([.A564]);0;[.B563]+[.A564])" office:value-type="float" office:value="22403" calcext:value-type="float">
            <text:p>22403</text:p>
          </table:table-cell>
          <table:table-cell table:formula="of:=IF([.B564]=0;[.B5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formula="of:=IF(ISBLANK([.A565]);0;[.B564]+[.A565])" office:value-type="float" office:value="27172" calcext:value-type="float">
            <text:p>27172</text:p>
          </table:table-cell>
          <table:table-cell table:formula="of:=IF([.B565]=0;[.B5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formula="of:=IF(ISBLANK([.A566]);0;[.B565]+[.A566])" office:value-type="float" office:value="32680" calcext:value-type="float">
            <text:p>32680</text:p>
          </table:table-cell>
          <table:table-cell table:formula="of:=IF([.B566]=0;[.B5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formula="of:=IF(ISBLANK([.A567]);0;[.B566]+[.A567])" office:value-type="float" office:value="36489" calcext:value-type="float">
            <text:p>36489</text:p>
          </table:table-cell>
          <table:table-cell table:formula="of:=IF([.B567]=0;[.B5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IF(ISBLANK([.A568]);0;[.B567]+[.A568])" office:value-type="float" office:value="37838" calcext:value-type="float">
            <text:p>37838</text:p>
          </table:table-cell>
          <table:table-cell table:formula="of:=IF([.B568]=0;[.B5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formula="of:=IF(ISBLANK([.A569]);0;[.B568]+[.A569])" office:value-type="float" office:value="42872" calcext:value-type="float">
            <text:p>42872</text:p>
          </table:table-cell>
          <table:table-cell table:formula="of:=IF([.B569]=0;[.B5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IF(ISBLANK([.A570]);0;[.B569]+[.A570])" office:value-type="float" office:value="44629" calcext:value-type="float">
            <text:p>44629</text:p>
          </table:table-cell>
          <table:table-cell table:formula="of:=IF([.B570]=0;[.B5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71]);0;[.B570]+[.A571])" office:value-type="float" office:value="0" calcext:value-type="float">
            <text:p>0</text:p>
          </table:table-cell>
          <table:table-cell table:formula="of:=IF([.B571]=0;[.B570];0)" office:value-type="float" office:value="44629" calcext:value-type="float">
            <text:p>44629</text:p>
          </table:table-cell>
          <table:table-cell table:number-columns-repeated="1021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formula="of:=IF(ISBLANK([.A572]);0;[.B571]+[.A572])" office:value-type="float" office:value="7071" calcext:value-type="float">
            <text:p>7071</text:p>
          </table:table-cell>
          <table:table-cell table:formula="of:=IF([.B572]=0;[.B5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487" calcext:value-type="float">
            <text:p>19487</text:p>
          </table:table-cell>
          <table:table-cell table:formula="of:=IF(ISBLANK([.A573]);0;[.B572]+[.A573])" office:value-type="float" office:value="26558" calcext:value-type="float">
            <text:p>26558</text:p>
          </table:table-cell>
          <table:table-cell table:formula="of:=IF([.B573]=0;[.B5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formula="of:=IF(ISBLANK([.A574]);0;[.B573]+[.A574])" office:value-type="float" office:value="35689" calcext:value-type="float">
            <text:p>35689</text:p>
          </table:table-cell>
          <table:table-cell table:formula="of:=IF([.B574]=0;[.B5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75]);0;[.B574]+[.A575])" office:value-type="float" office:value="0" calcext:value-type="float">
            <text:p>0</text:p>
          </table:table-cell>
          <table:table-cell table:formula="of:=IF([.B575]=0;[.B574];0)" office:value-type="float" office:value="35689" calcext:value-type="float">
            <text:p>35689</text:p>
          </table:table-cell>
          <table:table-cell table:number-columns-repeated="1021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formula="of:=IF(ISBLANK([.A576]);0;[.B575]+[.A576])" office:value-type="float" office:value="9010" calcext:value-type="float">
            <text:p>9010</text:p>
          </table:table-cell>
          <table:table-cell table:formula="of:=IF([.B576]=0;[.B5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formula="of:=IF(ISBLANK([.A577]);0;[.B576]+[.A577])" office:value-type="float" office:value="15027" calcext:value-type="float">
            <text:p>15027</text:p>
          </table:table-cell>
          <table:table-cell table:formula="of:=IF([.B577]=0;[.B5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580" calcext:value-type="float">
            <text:p>11580</text:p>
          </table:table-cell>
          <table:table-cell table:formula="of:=IF(ISBLANK([.A578]);0;[.B577]+[.A578])" office:value-type="float" office:value="26607" calcext:value-type="float">
            <text:p>26607</text:p>
          </table:table-cell>
          <table:table-cell table:formula="of:=IF([.B578]=0;[.B5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formula="of:=IF(ISBLANK([.A579]);0;[.B578]+[.A579])" office:value-type="float" office:value="37178" calcext:value-type="float">
            <text:p>37178</text:p>
          </table:table-cell>
          <table:table-cell table:formula="of:=IF([.B579]=0;[.B5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formula="of:=IF(ISBLANK([.A580]);0;[.B579]+[.A580])" office:value-type="float" office:value="40957" calcext:value-type="float">
            <text:p>40957</text:p>
          </table:table-cell>
          <table:table-cell table:formula="of:=IF([.B580]=0;[.B5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IF(ISBLANK([.A581]);0;[.B580]+[.A581])" office:value-type="float" office:value="44088" calcext:value-type="float">
            <text:p>44088</text:p>
          </table:table-cell>
          <table:table-cell table:formula="of:=IF([.B581]=0;[.B5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82]);0;[.B581]+[.A582])" office:value-type="float" office:value="0" calcext:value-type="float">
            <text:p>0</text:p>
          </table:table-cell>
          <table:table-cell table:formula="of:=IF([.B582]=0;[.B581];0)" office:value-type="float" office:value="44088" calcext:value-type="float">
            <text:p>44088</text:p>
          </table:table-cell>
          <table:table-cell table:number-columns-repeated="1021"/>
        </table:table-row>
        <table:table-row table:style-name="ro1">
          <table:table-cell office:value-type="float" office:value="65413" calcext:value-type="float">
            <text:p>65413</text:p>
          </table:table-cell>
          <table:table-cell table:formula="of:=IF(ISBLANK([.A583]);0;[.B582]+[.A583])" office:value-type="float" office:value="65413" calcext:value-type="float">
            <text:p>65413</text:p>
          </table:table-cell>
          <table:table-cell table:formula="of:=IF([.B583]=0;[.B5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84]);0;[.B583]+[.A584])" office:value-type="float" office:value="0" calcext:value-type="float">
            <text:p>0</text:p>
          </table:table-cell>
          <table:table-cell table:formula="of:=IF([.B584]=0;[.B583];0)" office:value-type="float" office:value="65413" calcext:value-type="float">
            <text:p>65413</text:p>
          </table:table-cell>
          <table:table-cell table:number-columns-repeated="1021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IF(ISBLANK([.A585]);0;[.B584]+[.A585])" office:value-type="float" office:value="1043" calcext:value-type="float">
            <text:p>1043</text:p>
          </table:table-cell>
          <table:table-cell table:formula="of:=IF([.B585]=0;[.B5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formula="of:=IF(ISBLANK([.A586]);0;[.B585]+[.A586])" office:value-type="float" office:value="10221" calcext:value-type="float">
            <text:p>10221</text:p>
          </table:table-cell>
          <table:table-cell table:formula="of:=IF([.B586]=0;[.B5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formula="of:=IF(ISBLANK([.A587]);0;[.B586]+[.A587])" office:value-type="float" office:value="19196" calcext:value-type="float">
            <text:p>19196</text:p>
          </table:table-cell>
          <table:table-cell table:formula="of:=IF([.B587]=0;[.B5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IF(ISBLANK([.A588]);0;[.B587]+[.A588])" office:value-type="float" office:value="20862" calcext:value-type="float">
            <text:p>20862</text:p>
          </table:table-cell>
          <table:table-cell table:formula="of:=IF([.B588]=0;[.B5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formula="of:=IF(ISBLANK([.A589]);0;[.B588]+[.A589])" office:value-type="float" office:value="29332" calcext:value-type="float">
            <text:p>29332</text:p>
          </table:table-cell>
          <table:table-cell table:formula="of:=IF([.B589]=0;[.B5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IF(ISBLANK([.A590]);0;[.B589]+[.A590])" office:value-type="float" office:value="31563" calcext:value-type="float">
            <text:p>31563</text:p>
          </table:table-cell>
          <table:table-cell table:formula="of:=IF([.B590]=0;[.B5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formula="of:=IF(ISBLANK([.A591]);0;[.B590]+[.A591])" office:value-type="float" office:value="40024" calcext:value-type="float">
            <text:p>40024</text:p>
          </table:table-cell>
          <table:table-cell table:formula="of:=IF([.B591]=0;[.B5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formula="of:=IF(ISBLANK([.A592]);0;[.B591]+[.A592])" office:value-type="float" office:value="48278" calcext:value-type="float">
            <text:p>48278</text:p>
          </table:table-cell>
          <table:table-cell table:formula="of:=IF([.B592]=0;[.B5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IF(ISBLANK([.A593]);0;[.B592]+[.A593])" office:value-type="float" office:value="50662" calcext:value-type="float">
            <text:p>50662</text:p>
          </table:table-cell>
          <table:table-cell table:formula="of:=IF([.B593]=0;[.B5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594]);0;[.B593]+[.A594])" office:value-type="float" office:value="0" calcext:value-type="float">
            <text:p>0</text:p>
          </table:table-cell>
          <table:table-cell table:formula="of:=IF([.B594]=0;[.B593];0)" office:value-type="float" office:value="50662" calcext:value-type="float">
            <text:p>50662</text:p>
          </table:table-cell>
          <table:table-cell table:number-columns-repeated="1021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formula="of:=IF(ISBLANK([.A595]);0;[.B594]+[.A595])" office:value-type="float" office:value="7499" calcext:value-type="float">
            <text:p>7499</text:p>
          </table:table-cell>
          <table:table-cell table:formula="of:=IF([.B595]=0;[.B5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IF(ISBLANK([.A596]);0;[.B595]+[.A596])" office:value-type="float" office:value="9835" calcext:value-type="float">
            <text:p>9835</text:p>
          </table:table-cell>
          <table:table-cell table:formula="of:=IF([.B596]=0;[.B5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formula="of:=IF(ISBLANK([.A597]);0;[.B596]+[.A597])" office:value-type="float" office:value="14654" calcext:value-type="float">
            <text:p>14654</text:p>
          </table:table-cell>
          <table:table-cell table:formula="of:=IF([.B597]=0;[.B5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formula="of:=IF(ISBLANK([.A598]);0;[.B597]+[.A598])" office:value-type="float" office:value="21126" calcext:value-type="float">
            <text:p>21126</text:p>
          </table:table-cell>
          <table:table-cell table:formula="of:=IF([.B598]=0;[.B5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IF(ISBLANK([.A599]);0;[.B598]+[.A599])" office:value-type="float" office:value="23593" calcext:value-type="float">
            <text:p>23593</text:p>
          </table:table-cell>
          <table:table-cell table:formula="of:=IF([.B599]=0;[.B5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IF(ISBLANK([.A600]);0;[.B599]+[.A600])" office:value-type="float" office:value="26319" calcext:value-type="float">
            <text:p>26319</text:p>
          </table:table-cell>
          <table:table-cell table:formula="of:=IF([.B600]=0;[.B5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formula="of:=IF(ISBLANK([.A601]);0;[.B600]+[.A601])" office:value-type="float" office:value="32498" calcext:value-type="float">
            <text:p>32498</text:p>
          </table:table-cell>
          <table:table-cell table:formula="of:=IF([.B601]=0;[.B6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formula="of:=IF(ISBLANK([.A602]);0;[.B601]+[.A602])" office:value-type="float" office:value="39716" calcext:value-type="float">
            <text:p>39716</text:p>
          </table:table-cell>
          <table:table-cell table:formula="of:=IF([.B602]=0;[.B6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formula="of:=IF(ISBLANK([.A603]);0;[.B602]+[.A603])" office:value-type="float" office:value="43138" calcext:value-type="float">
            <text:p>43138</text:p>
          </table:table-cell>
          <table:table-cell table:formula="of:=IF([.B603]=0;[.B6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formula="of:=IF(ISBLANK([.A604]);0;[.B603]+[.A604])" office:value-type="float" office:value="49898" calcext:value-type="float">
            <text:p>49898</text:p>
          </table:table-cell>
          <table:table-cell table:formula="of:=IF([.B604]=0;[.B6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05]);0;[.B604]+[.A605])" office:value-type="float" office:value="0" calcext:value-type="float">
            <text:p>0</text:p>
          </table:table-cell>
          <table:table-cell table:formula="of:=IF([.B605]=0;[.B604];0)" office:value-type="float" office:value="49898" calcext:value-type="float">
            <text:p>49898</text:p>
          </table:table-cell>
          <table:table-cell table:number-columns-repeated="1021"/>
        </table:table-row>
        <table:table-row table:style-name="ro1">
          <table:table-cell office:value-type="float" office:value="21611" calcext:value-type="float">
            <text:p>21611</text:p>
          </table:table-cell>
          <table:table-cell table:formula="of:=IF(ISBLANK([.A606]);0;[.B605]+[.A606])" office:value-type="float" office:value="21611" calcext:value-type="float">
            <text:p>21611</text:p>
          </table:table-cell>
          <table:table-cell table:formula="of:=IF([.B606]=0;[.B6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formula="of:=IF(ISBLANK([.A607]);0;[.B606]+[.A607])" office:value-type="float" office:value="25995" calcext:value-type="float">
            <text:p>25995</text:p>
          </table:table-cell>
          <table:table-cell table:formula="of:=IF([.B607]=0;[.B6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789" calcext:value-type="float">
            <text:p>15789</text:p>
          </table:table-cell>
          <table:table-cell table:formula="of:=IF(ISBLANK([.A608]);0;[.B607]+[.A608])" office:value-type="float" office:value="41784" calcext:value-type="float">
            <text:p>41784</text:p>
          </table:table-cell>
          <table:table-cell table:formula="of:=IF([.B608]=0;[.B6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09]);0;[.B608]+[.A609])" office:value-type="float" office:value="0" calcext:value-type="float">
            <text:p>0</text:p>
          </table:table-cell>
          <table:table-cell table:formula="of:=IF([.B609]=0;[.B608];0)" office:value-type="float" office:value="41784" calcext:value-type="float">
            <text:p>41784</text:p>
          </table:table-cell>
          <table:table-cell table:number-columns-repeated="1021"/>
        </table:table-row>
        <table:table-row table:style-name="ro1">
          <table:table-cell office:value-type="float" office:value="13272" calcext:value-type="float">
            <text:p>13272</text:p>
          </table:table-cell>
          <table:table-cell table:formula="of:=IF(ISBLANK([.A610]);0;[.B609]+[.A610])" office:value-type="float" office:value="13272" calcext:value-type="float">
            <text:p>13272</text:p>
          </table:table-cell>
          <table:table-cell table:formula="of:=IF([.B610]=0;[.B6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IF(ISBLANK([.A611]);0;[.B610]+[.A611])" office:value-type="float" office:value="14553" calcext:value-type="float">
            <text:p>14553</text:p>
          </table:table-cell>
          <table:table-cell table:formula="of:=IF([.B611]=0;[.B6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IF(ISBLANK([.A612]);0;[.B611]+[.A612])" office:value-type="float" office:value="18585" calcext:value-type="float">
            <text:p>18585</text:p>
          </table:table-cell>
          <table:table-cell table:formula="of:=IF([.B612]=0;[.B6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189" calcext:value-type="float">
            <text:p>12189</text:p>
          </table:table-cell>
          <table:table-cell table:formula="of:=IF(ISBLANK([.A613]);0;[.B612]+[.A613])" office:value-type="float" office:value="30774" calcext:value-type="float">
            <text:p>30774</text:p>
          </table:table-cell>
          <table:table-cell table:formula="of:=IF([.B613]=0;[.B6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formula="of:=IF(ISBLANK([.A614]);0;[.B613]+[.A614])" office:value-type="float" office:value="34037" calcext:value-type="float">
            <text:p>34037</text:p>
          </table:table-cell>
          <table:table-cell table:formula="of:=IF([.B614]=0;[.B6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IF(ISBLANK([.A615]);0;[.B614]+[.A615])" office:value-type="float" office:value="36129" calcext:value-type="float">
            <text:p>36129</text:p>
          </table:table-cell>
          <table:table-cell table:formula="of:=IF([.B615]=0;[.B6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16]);0;[.B615]+[.A616])" office:value-type="float" office:value="0" calcext:value-type="float">
            <text:p>0</text:p>
          </table:table-cell>
          <table:table-cell table:formula="of:=IF([.B616]=0;[.B615];0)" office:value-type="float" office:value="36129" calcext:value-type="float">
            <text:p>36129</text:p>
          </table:table-cell>
          <table:table-cell table:number-columns-repeated="1021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formula="of:=IF(ISBLANK([.A617]);0;[.B616]+[.A617])" office:value-type="float" office:value="18944" calcext:value-type="float">
            <text:p>18944</text:p>
          </table:table-cell>
          <table:table-cell table:formula="of:=IF([.B617]=0;[.B6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554" calcext:value-type="float">
            <text:p>22554</text:p>
          </table:table-cell>
          <table:table-cell table:formula="of:=IF(ISBLANK([.A618]);0;[.B617]+[.A618])" office:value-type="float" office:value="41498" calcext:value-type="float">
            <text:p>41498</text:p>
          </table:table-cell>
          <table:table-cell table:formula="of:=IF([.B618]=0;[.B6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19]);0;[.B618]+[.A619])" office:value-type="float" office:value="0" calcext:value-type="float">
            <text:p>0</text:p>
          </table:table-cell>
          <table:table-cell table:formula="of:=IF([.B619]=0;[.B618];0)" office:value-type="float" office:value="41498" calcext:value-type="float">
            <text:p>41498</text:p>
          </table:table-cell>
          <table:table-cell table:number-columns-repeated="1021"/>
        </table:table-row>
        <table:table-row table:style-name="ro1">
          <table:table-cell office:value-type="float" office:value="47475" calcext:value-type="float">
            <text:p>47475</text:p>
          </table:table-cell>
          <table:table-cell table:formula="of:=IF(ISBLANK([.A620]);0;[.B619]+[.A620])" office:value-type="float" office:value="47475" calcext:value-type="float">
            <text:p>47475</text:p>
          </table:table-cell>
          <table:table-cell table:formula="of:=IF([.B620]=0;[.B6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21]);0;[.B620]+[.A621])" office:value-type="float" office:value="0" calcext:value-type="float">
            <text:p>0</text:p>
          </table:table-cell>
          <table:table-cell table:formula="of:=IF([.B621]=0;[.B620];0)" office:value-type="float" office:value="47475" calcext:value-type="float">
            <text:p>47475</text:p>
          </table:table-cell>
          <table:table-cell table:number-columns-repeated="1021"/>
        </table:table-row>
        <table:table-row table:style-name="ro1">
          <table:table-cell office:value-type="float" office:value="11288" calcext:value-type="float">
            <text:p>11288</text:p>
          </table:table-cell>
          <table:table-cell table:formula="of:=IF(ISBLANK([.A622]);0;[.B621]+[.A622])" office:value-type="float" office:value="11288" calcext:value-type="float">
            <text:p>11288</text:p>
          </table:table-cell>
          <table:table-cell table:formula="of:=IF([.B622]=0;[.B6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498" calcext:value-type="float">
            <text:p>12498</text:p>
          </table:table-cell>
          <table:table-cell table:formula="of:=IF(ISBLANK([.A623]);0;[.B622]+[.A623])" office:value-type="float" office:value="23786" calcext:value-type="float">
            <text:p>23786</text:p>
          </table:table-cell>
          <table:table-cell table:formula="of:=IF([.B623]=0;[.B6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formula="of:=IF(ISBLANK([.A624]);0;[.B623]+[.A624])" office:value-type="float" office:value="29241" calcext:value-type="float">
            <text:p>29241</text:p>
          </table:table-cell>
          <table:table-cell table:formula="of:=IF([.B624]=0;[.B6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formula="of:=IF(ISBLANK([.A625]);0;[.B624]+[.A625])" office:value-type="float" office:value="37616" calcext:value-type="float">
            <text:p>37616</text:p>
          </table:table-cell>
          <table:table-cell table:formula="of:=IF([.B625]=0;[.B6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372" calcext:value-type="float">
            <text:p>15372</text:p>
          </table:table-cell>
          <table:table-cell table:formula="of:=IF(ISBLANK([.A626]);0;[.B625]+[.A626])" office:value-type="float" office:value="52988" calcext:value-type="float">
            <text:p>52988</text:p>
          </table:table-cell>
          <table:table-cell table:formula="of:=IF([.B626]=0;[.B6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27]);0;[.B626]+[.A627])" office:value-type="float" office:value="0" calcext:value-type="float">
            <text:p>0</text:p>
          </table:table-cell>
          <table:table-cell table:formula="of:=IF([.B627]=0;[.B626];0)" office:value-type="float" office:value="52988" calcext:value-type="float">
            <text:p>52988</text:p>
          </table:table-cell>
          <table:table-cell table:number-columns-repeated="1021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formula="of:=IF(ISBLANK([.A628]);0;[.B627]+[.A628])" office:value-type="float" office:value="3279" calcext:value-type="float">
            <text:p>3279</text:p>
          </table:table-cell>
          <table:table-cell table:formula="of:=IF([.B628]=0;[.B6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formula="of:=IF(ISBLANK([.A629]);0;[.B628]+[.A629])" office:value-type="float" office:value="11034" calcext:value-type="float">
            <text:p>11034</text:p>
          </table:table-cell>
          <table:table-cell table:formula="of:=IF([.B629]=0;[.B6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formula="of:=IF(ISBLANK([.A630]);0;[.B629]+[.A630])" office:value-type="float" office:value="19899" calcext:value-type="float">
            <text:p>19899</text:p>
          </table:table-cell>
          <table:table-cell table:formula="of:=IF([.B630]=0;[.B6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formula="of:=IF(ISBLANK([.A631]);0;[.B630]+[.A631])" office:value-type="float" office:value="27926" calcext:value-type="float">
            <text:p>27926</text:p>
          </table:table-cell>
          <table:table-cell table:formula="of:=IF([.B631]=0;[.B6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IF(ISBLANK([.A632]);0;[.B631]+[.A632])" office:value-type="float" office:value="30277" calcext:value-type="float">
            <text:p>30277</text:p>
          </table:table-cell>
          <table:table-cell table:formula="of:=IF([.B632]=0;[.B6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IF(ISBLANK([.A633]);0;[.B632]+[.A633])" office:value-type="float" office:value="32441" calcext:value-type="float">
            <text:p>32441</text:p>
          </table:table-cell>
          <table:table-cell table:formula="of:=IF([.B633]=0;[.B6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formula="of:=IF(ISBLANK([.A634]);0;[.B633]+[.A634])" office:value-type="float" office:value="39308" calcext:value-type="float">
            <text:p>39308</text:p>
          </table:table-cell>
          <table:table-cell table:formula="of:=IF([.B634]=0;[.B6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IF(ISBLANK([.A635]);0;[.B634]+[.A635])" office:value-type="float" office:value="42854" calcext:value-type="float">
            <text:p>42854</text:p>
          </table:table-cell>
          <table:table-cell table:formula="of:=IF([.B635]=0;[.B6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36]);0;[.B635]+[.A636])" office:value-type="float" office:value="0" calcext:value-type="float">
            <text:p>0</text:p>
          </table:table-cell>
          <table:table-cell table:formula="of:=IF([.B636]=0;[.B635];0)" office:value-type="float" office:value="42854" calcext:value-type="float">
            <text:p>42854</text:p>
          </table:table-cell>
          <table:table-cell table:number-columns-repeated="1021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formula="of:=IF(ISBLANK([.A637]);0;[.B636]+[.A637])" office:value-type="float" office:value="2579" calcext:value-type="float">
            <text:p>2579</text:p>
          </table:table-cell>
          <table:table-cell table:formula="of:=IF([.B637]=0;[.B6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IF(ISBLANK([.A638]);0;[.B637]+[.A638])" office:value-type="float" office:value="4881" calcext:value-type="float">
            <text:p>4881</text:p>
          </table:table-cell>
          <table:table-cell table:formula="of:=IF([.B638]=0;[.B6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formula="of:=IF(ISBLANK([.A639]);0;[.B638]+[.A639])" office:value-type="float" office:value="10609" calcext:value-type="float">
            <text:p>10609</text:p>
          </table:table-cell>
          <table:table-cell table:formula="of:=IF([.B639]=0;[.B6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IF(ISBLANK([.A640]);0;[.B639]+[.A640])" office:value-type="float" office:value="12429" calcext:value-type="float">
            <text:p>12429</text:p>
          </table:table-cell>
          <table:table-cell table:formula="of:=IF([.B640]=0;[.B6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formula="of:=IF(ISBLANK([.A641]);0;[.B640]+[.A641])" office:value-type="float" office:value="18052" calcext:value-type="float">
            <text:p>18052</text:p>
          </table:table-cell>
          <table:table-cell table:formula="of:=IF([.B641]=0;[.B6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formula="of:=IF(ISBLANK([.A642]);0;[.B641]+[.A642])" office:value-type="float" office:value="23032" calcext:value-type="float">
            <text:p>23032</text:p>
          </table:table-cell>
          <table:table-cell table:formula="of:=IF([.B642]=0;[.B6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IF(ISBLANK([.A643]);0;[.B642]+[.A643])" office:value-type="float" office:value="24367" calcext:value-type="float">
            <text:p>24367</text:p>
          </table:table-cell>
          <table:table-cell table:formula="of:=IF([.B643]=0;[.B6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formula="of:=IF(ISBLANK([.A644]);0;[.B643]+[.A644])" office:value-type="float" office:value="30722" calcext:value-type="float">
            <text:p>30722</text:p>
          </table:table-cell>
          <table:table-cell table:formula="of:=IF([.B644]=0;[.B6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formula="of:=IF(ISBLANK([.A645]);0;[.B644]+[.A645])" office:value-type="float" office:value="36283" calcext:value-type="float">
            <text:p>36283</text:p>
          </table:table-cell>
          <table:table-cell table:formula="of:=IF([.B645]=0;[.B6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formula="of:=IF(ISBLANK([.A646]);0;[.B645]+[.A646])" office:value-type="float" office:value="42990" calcext:value-type="float">
            <text:p>42990</text:p>
          </table:table-cell>
          <table:table-cell table:formula="of:=IF([.B646]=0;[.B6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IF(ISBLANK([.A647]);0;[.B646]+[.A647])" office:value-type="float" office:value="46057" calcext:value-type="float">
            <text:p>46057</text:p>
          </table:table-cell>
          <table:table-cell table:formula="of:=IF([.B647]=0;[.B6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IF(ISBLANK([.A648]);0;[.B647]+[.A648])" office:value-type="float" office:value="49412" calcext:value-type="float">
            <text:p>49412</text:p>
          </table:table-cell>
          <table:table-cell table:formula="of:=IF([.B648]=0;[.B6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formula="of:=IF(ISBLANK([.A649]);0;[.B648]+[.A649])" office:value-type="float" office:value="54503" calcext:value-type="float">
            <text:p>54503</text:p>
          </table:table-cell>
          <table:table-cell table:formula="of:=IF([.B649]=0;[.B6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50]);0;[.B649]+[.A650])" office:value-type="float" office:value="0" calcext:value-type="float">
            <text:p>0</text:p>
          </table:table-cell>
          <table:table-cell table:formula="of:=IF([.B650]=0;[.B649];0)" office:value-type="float" office:value="54503" calcext:value-type="float">
            <text:p>54503</text:p>
          </table:table-cell>
          <table:table-cell table:number-columns-repeated="1021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formula="of:=IF(ISBLANK([.A651]);0;[.B650]+[.A651])" office:value-type="float" office:value="9430" calcext:value-type="float">
            <text:p>9430</text:p>
          </table:table-cell>
          <table:table-cell table:formula="of:=IF([.B651]=0;[.B6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IF(ISBLANK([.A652]);0;[.B651]+[.A652])" office:value-type="float" office:value="11586" calcext:value-type="float">
            <text:p>11586</text:p>
          </table:table-cell>
          <table:table-cell table:formula="of:=IF([.B652]=0;[.B6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formula="of:=IF(ISBLANK([.A653]);0;[.B652]+[.A653])" office:value-type="float" office:value="16639" calcext:value-type="float">
            <text:p>16639</text:p>
          </table:table-cell>
          <table:table-cell table:formula="of:=IF([.B653]=0;[.B6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formula="of:=IF(ISBLANK([.A654]);0;[.B653]+[.A654])" office:value-type="float" office:value="21534" calcext:value-type="float">
            <text:p>21534</text:p>
          </table:table-cell>
          <table:table-cell table:formula="of:=IF([.B654]=0;[.B6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formula="of:=IF(ISBLANK([.A655]);0;[.B654]+[.A655])" office:value-type="float" office:value="26285" calcext:value-type="float">
            <text:p>26285</text:p>
          </table:table-cell>
          <table:table-cell table:formula="of:=IF([.B655]=0;[.B6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formula="of:=IF(ISBLANK([.A656]);0;[.B655]+[.A656])" office:value-type="float" office:value="33149" calcext:value-type="float">
            <text:p>33149</text:p>
          </table:table-cell>
          <table:table-cell table:formula="of:=IF([.B656]=0;[.B6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formula="of:=IF(ISBLANK([.A657]);0;[.B656]+[.A657])" office:value-type="float" office:value="42667" calcext:value-type="float">
            <text:p>42667</text:p>
          </table:table-cell>
          <table:table-cell table:formula="of:=IF([.B657]=0;[.B6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formula="of:=IF(ISBLANK([.A658]);0;[.B657]+[.A658])" office:value-type="float" office:value="50293" calcext:value-type="float">
            <text:p>50293</text:p>
          </table:table-cell>
          <table:table-cell table:formula="of:=IF([.B658]=0;[.B6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IF(ISBLANK([.A659]);0;[.B658]+[.A659])" office:value-type="float" office:value="55293" calcext:value-type="float">
            <text:p>55293</text:p>
          </table:table-cell>
          <table:table-cell table:formula="of:=IF([.B659]=0;[.B6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60]);0;[.B659]+[.A660])" office:value-type="float" office:value="0" calcext:value-type="float">
            <text:p>0</text:p>
          </table:table-cell>
          <table:table-cell table:formula="of:=IF([.B660]=0;[.B659];0)" office:value-type="float" office:value="55293" calcext:value-type="float">
            <text:p>55293</text:p>
          </table:table-cell>
          <table:table-cell table:number-columns-repeated="1021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formula="of:=IF(ISBLANK([.A661]);0;[.B660]+[.A661])" office:value-type="float" office:value="7678" calcext:value-type="float">
            <text:p>7678</text:p>
          </table:table-cell>
          <table:table-cell table:formula="of:=IF([.B661]=0;[.B6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formula="of:=IF(ISBLANK([.A662]);0;[.B661]+[.A662])" office:value-type="float" office:value="11987" calcext:value-type="float">
            <text:p>11987</text:p>
          </table:table-cell>
          <table:table-cell table:formula="of:=IF([.B662]=0;[.B6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formula="of:=IF(ISBLANK([.A663]);0;[.B662]+[.A663])" office:value-type="float" office:value="14906" calcext:value-type="float">
            <text:p>14906</text:p>
          </table:table-cell>
          <table:table-cell table:formula="of:=IF([.B663]=0;[.B6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formula="of:=IF(ISBLANK([.A664]);0;[.B663]+[.A664])" office:value-type="float" office:value="23225" calcext:value-type="float">
            <text:p>23225</text:p>
          </table:table-cell>
          <table:table-cell table:formula="of:=IF([.B664]=0;[.B6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formula="of:=IF(ISBLANK([.A665]);0;[.B664]+[.A665])" office:value-type="float" office:value="31130" calcext:value-type="float">
            <text:p>31130</text:p>
          </table:table-cell>
          <table:table-cell table:formula="of:=IF([.B665]=0;[.B6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IF(ISBLANK([.A666]);0;[.B665]+[.A666])" office:value-type="float" office:value="32786" calcext:value-type="float">
            <text:p>32786</text:p>
          </table:table-cell>
          <table:table-cell table:formula="of:=IF([.B666]=0;[.B6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formula="of:=IF(ISBLANK([.A667]);0;[.B666]+[.A667])" office:value-type="float" office:value="39490" calcext:value-type="float">
            <text:p>39490</text:p>
          </table:table-cell>
          <table:table-cell table:formula="of:=IF([.B667]=0;[.B6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formula="of:=IF(ISBLANK([.A668]);0;[.B667]+[.A668])" office:value-type="float" office:value="47156" calcext:value-type="float">
            <text:p>47156</text:p>
          </table:table-cell>
          <table:table-cell table:formula="of:=IF([.B668]=0;[.B6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formula="of:=IF(ISBLANK([.A669]);0;[.B668]+[.A669])" office:value-type="float" office:value="53118" calcext:value-type="float">
            <text:p>53118</text:p>
          </table:table-cell>
          <table:table-cell table:formula="of:=IF([.B669]=0;[.B6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70]);0;[.B669]+[.A670])" office:value-type="float" office:value="0" calcext:value-type="float">
            <text:p>0</text:p>
          </table:table-cell>
          <table:table-cell table:formula="of:=IF([.B670]=0;[.B669];0)" office:value-type="float" office:value="53118" calcext:value-type="float">
            <text:p>53118</text:p>
          </table:table-cell>
          <table:table-cell table:number-columns-repeated="1021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formula="of:=IF(ISBLANK([.A671]);0;[.B670]+[.A671])" office:value-type="float" office:value="9153" calcext:value-type="float">
            <text:p>9153</text:p>
          </table:table-cell>
          <table:table-cell table:formula="of:=IF([.B671]=0;[.B6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IF(ISBLANK([.A672]);0;[.B671]+[.A672])" office:value-type="float" office:value="10912" calcext:value-type="float">
            <text:p>10912</text:p>
          </table:table-cell>
          <table:table-cell table:formula="of:=IF([.B672]=0;[.B6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IF(ISBLANK([.A673]);0;[.B672]+[.A673])" office:value-type="float" office:value="12256" calcext:value-type="float">
            <text:p>12256</text:p>
          </table:table-cell>
          <table:table-cell table:formula="of:=IF([.B673]=0;[.B6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formula="of:=IF(ISBLANK([.A674]);0;[.B673]+[.A674])" office:value-type="float" office:value="20357" calcext:value-type="float">
            <text:p>20357</text:p>
          </table:table-cell>
          <table:table-cell table:formula="of:=IF([.B674]=0;[.B6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formula="of:=IF(ISBLANK([.A675]);0;[.B674]+[.A675])" office:value-type="float" office:value="24201" calcext:value-type="float">
            <text:p>24201</text:p>
          </table:table-cell>
          <table:table-cell table:formula="of:=IF([.B675]=0;[.B6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formula="of:=IF(ISBLANK([.A676]);0;[.B675]+[.A676])" office:value-type="float" office:value="33398" calcext:value-type="float">
            <text:p>33398</text:p>
          </table:table-cell>
          <table:table-cell table:formula="of:=IF([.B676]=0;[.B6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formula="of:=IF(ISBLANK([.A677]);0;[.B676]+[.A677])" office:value-type="float" office:value="39385" calcext:value-type="float">
            <text:p>39385</text:p>
          </table:table-cell>
          <table:table-cell table:formula="of:=IF([.B677]=0;[.B6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78]);0;[.B677]+[.A678])" office:value-type="float" office:value="0" calcext:value-type="float">
            <text:p>0</text:p>
          </table:table-cell>
          <table:table-cell table:formula="of:=IF([.B678]=0;[.B677];0)" office:value-type="float" office:value="39385" calcext:value-type="float">
            <text:p>39385</text:p>
          </table:table-cell>
          <table:table-cell table:number-columns-repeated="1021"/>
        </table:table-row>
        <table:table-row table:style-name="ro1">
          <table:table-cell office:value-type="float" office:value="19110" calcext:value-type="float">
            <text:p>19110</text:p>
          </table:table-cell>
          <table:table-cell table:formula="of:=IF(ISBLANK([.A679]);0;[.B678]+[.A679])" office:value-type="float" office:value="19110" calcext:value-type="float">
            <text:p>19110</text:p>
          </table:table-cell>
          <table:table-cell table:formula="of:=IF([.B679]=0;[.B6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formula="of:=IF(ISBLANK([.A680]);0;[.B679]+[.A680])" office:value-type="float" office:value="28602" calcext:value-type="float">
            <text:p>28602</text:p>
          </table:table-cell>
          <table:table-cell table:formula="of:=IF([.B680]=0;[.B6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663" calcext:value-type="float">
            <text:p>13663</text:p>
          </table:table-cell>
          <table:table-cell table:formula="of:=IF(ISBLANK([.A681]);0;[.B680]+[.A681])" office:value-type="float" office:value="42265" calcext:value-type="float">
            <text:p>42265</text:p>
          </table:table-cell>
          <table:table-cell table:formula="of:=IF([.B681]=0;[.B6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formula="of:=IF(ISBLANK([.A682]);0;[.B681]+[.A682])" office:value-type="float" office:value="47724" calcext:value-type="float">
            <text:p>47724</text:p>
          </table:table-cell>
          <table:table-cell table:formula="of:=IF([.B682]=0;[.B6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83]);0;[.B682]+[.A683])" office:value-type="float" office:value="0" calcext:value-type="float">
            <text:p>0</text:p>
          </table:table-cell>
          <table:table-cell table:formula="of:=IF([.B683]=0;[.B682];0)" office:value-type="float" office:value="47724" calcext:value-type="float">
            <text:p>47724</text:p>
          </table:table-cell>
          <table:table-cell table:number-columns-repeated="1021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formula="of:=IF(ISBLANK([.A684]);0;[.B683]+[.A684])" office:value-type="float" office:value="4112" calcext:value-type="float">
            <text:p>4112</text:p>
          </table:table-cell>
          <table:table-cell table:formula="of:=IF([.B684]=0;[.B6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IF(ISBLANK([.A685]);0;[.B684]+[.A685])" office:value-type="float" office:value="5274" calcext:value-type="float">
            <text:p>5274</text:p>
          </table:table-cell>
          <table:table-cell table:formula="of:=IF([.B685]=0;[.B6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formula="of:=IF(ISBLANK([.A686]);0;[.B685]+[.A686])" office:value-type="float" office:value="9257" calcext:value-type="float">
            <text:p>9257</text:p>
          </table:table-cell>
          <table:table-cell table:formula="of:=IF([.B686]=0;[.B6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formula="of:=IF(ISBLANK([.A687]);0;[.B686]+[.A687])" office:value-type="float" office:value="14664" calcext:value-type="float">
            <text:p>14664</text:p>
          </table:table-cell>
          <table:table-cell table:formula="of:=IF([.B687]=0;[.B6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formula="of:=IF(ISBLANK([.A688]);0;[.B687]+[.A688])" office:value-type="float" office:value="17910" calcext:value-type="float">
            <text:p>17910</text:p>
          </table:table-cell>
          <table:table-cell table:formula="of:=IF([.B688]=0;[.B6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IF(ISBLANK([.A689]);0;[.B688]+[.A689])" office:value-type="float" office:value="20039" calcext:value-type="float">
            <text:p>20039</text:p>
          </table:table-cell>
          <table:table-cell table:formula="of:=IF([.B689]=0;[.B6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IF(ISBLANK([.A690]);0;[.B689]+[.A690])" office:value-type="float" office:value="21979" calcext:value-type="float">
            <text:p>21979</text:p>
          </table:table-cell>
          <table:table-cell table:formula="of:=IF([.B690]=0;[.B6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formula="of:=IF(ISBLANK([.A691]);0;[.B690]+[.A691])" office:value-type="float" office:value="25434" calcext:value-type="float">
            <text:p>25434</text:p>
          </table:table-cell>
          <table:table-cell table:formula="of:=IF([.B691]=0;[.B6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formula="of:=IF(ISBLANK([.A692]);0;[.B691]+[.A692])" office:value-type="float" office:value="32192" calcext:value-type="float">
            <text:p>32192</text:p>
          </table:table-cell>
          <table:table-cell table:formula="of:=IF([.B692]=0;[.B6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IF(ISBLANK([.A693]);0;[.B692]+[.A693])" office:value-type="float" office:value="34283" calcext:value-type="float">
            <text:p>34283</text:p>
          </table:table-cell>
          <table:table-cell table:formula="of:=IF([.B693]=0;[.B6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formula="of:=IF(ISBLANK([.A694]);0;[.B693]+[.A694])" office:value-type="float" office:value="37555" calcext:value-type="float">
            <text:p>37555</text:p>
          </table:table-cell>
          <table:table-cell table:formula="of:=IF([.B694]=0;[.B6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IF(ISBLANK([.A695]);0;[.B694]+[.A695])" office:value-type="float" office:value="39996" calcext:value-type="float">
            <text:p>39996</text:p>
          </table:table-cell>
          <table:table-cell table:formula="of:=IF([.B695]=0;[.B6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IF(ISBLANK([.A696]);0;[.B695]+[.A696])" office:value-type="float" office:value="42340" calcext:value-type="float">
            <text:p>42340</text:p>
          </table:table-cell>
          <table:table-cell table:formula="of:=IF([.B696]=0;[.B6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697]);0;[.B696]+[.A697])" office:value-type="float" office:value="0" calcext:value-type="float">
            <text:p>0</text:p>
          </table:table-cell>
          <table:table-cell table:formula="of:=IF([.B697]=0;[.B696];0)" office:value-type="float" office:value="42340" calcext:value-type="float">
            <text:p>42340</text:p>
          </table:table-cell>
          <table:table-cell table:number-columns-repeated="1021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formula="of:=IF(ISBLANK([.A698]);0;[.B697]+[.A698])" office:value-type="float" office:value="3735" calcext:value-type="float">
            <text:p>3735</text:p>
          </table:table-cell>
          <table:table-cell table:formula="of:=IF([.B698]=0;[.B6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IF(ISBLANK([.A699]);0;[.B698]+[.A699])" office:value-type="float" office:value="6792" calcext:value-type="float">
            <text:p>6792</text:p>
          </table:table-cell>
          <table:table-cell table:formula="of:=IF([.B699]=0;[.B6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formula="of:=IF(ISBLANK([.A700]);0;[.B699]+[.A700])" office:value-type="float" office:value="13666" calcext:value-type="float">
            <text:p>13666</text:p>
          </table:table-cell>
          <table:table-cell table:formula="of:=IF([.B700]=0;[.B6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formula="of:=IF(ISBLANK([.A701]);0;[.B700]+[.A701])" office:value-type="float" office:value="18451" calcext:value-type="float">
            <text:p>18451</text:p>
          </table:table-cell>
          <table:table-cell table:formula="of:=IF([.B701]=0;[.B7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formula="of:=IF(ISBLANK([.A702]);0;[.B701]+[.A702])" office:value-type="float" office:value="24948" calcext:value-type="float">
            <text:p>24948</text:p>
          </table:table-cell>
          <table:table-cell table:formula="of:=IF([.B702]=0;[.B7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formula="of:=IF(ISBLANK([.A703]);0;[.B702]+[.A703])" office:value-type="float" office:value="30558" calcext:value-type="float">
            <text:p>30558</text:p>
          </table:table-cell>
          <table:table-cell table:formula="of:=IF([.B703]=0;[.B7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IF(ISBLANK([.A704]);0;[.B703]+[.A704])" office:value-type="float" office:value="32831" calcext:value-type="float">
            <text:p>32831</text:p>
          </table:table-cell>
          <table:table-cell table:formula="of:=IF([.B704]=0;[.B7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formula="of:=IF(ISBLANK([.A705]);0;[.B704]+[.A705])" office:value-type="float" office:value="39467" calcext:value-type="float">
            <text:p>39467</text:p>
          </table:table-cell>
          <table:table-cell table:formula="of:=IF([.B705]=0;[.B7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IF(ISBLANK([.A706]);0;[.B705]+[.A706])" office:value-type="float" office:value="42229" calcext:value-type="float">
            <text:p>42229</text:p>
          </table:table-cell>
          <table:table-cell table:formula="of:=IF([.B706]=0;[.B7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IF(ISBLANK([.A707]);0;[.B706]+[.A707])" office:value-type="float" office:value="46696" calcext:value-type="float">
            <text:p>46696</text:p>
          </table:table-cell>
          <table:table-cell table:formula="of:=IF([.B707]=0;[.B7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IF(ISBLANK([.A708]);0;[.B707]+[.A708])" office:value-type="float" office:value="48905" calcext:value-type="float">
            <text:p>48905</text:p>
          </table:table-cell>
          <table:table-cell table:formula="of:=IF([.B708]=0;[.B7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formula="of:=IF(ISBLANK([.A709]);0;[.B708]+[.A709])" office:value-type="float" office:value="55953" calcext:value-type="float">
            <text:p>55953</text:p>
          </table:table-cell>
          <table:table-cell table:formula="of:=IF([.B709]=0;[.B7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710]);0;[.B709]+[.A710])" office:value-type="float" office:value="0" calcext:value-type="float">
            <text:p>0</text:p>
          </table:table-cell>
          <table:table-cell table:formula="of:=IF([.B710]=0;[.B709];0)" office:value-type="float" office:value="55953" calcext:value-type="float">
            <text:p>55953</text:p>
          </table:table-cell>
          <table:table-cell table:number-columns-repeated="1021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IF(ISBLANK([.A711]);0;[.B710]+[.A711])" office:value-type="float" office:value="2947" calcext:value-type="float">
            <text:p>2947</text:p>
          </table:table-cell>
          <table:table-cell table:formula="of:=IF([.B711]=0;[.B7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formula="of:=IF(ISBLANK([.A712]);0;[.B711]+[.A712])" office:value-type="float" office:value="7892" calcext:value-type="float">
            <text:p>7892</text:p>
          </table:table-cell>
          <table:table-cell table:formula="of:=IF([.B712]=0;[.B7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formula="of:=IF(ISBLANK([.A713]);0;[.B712]+[.A713])" office:value-type="float" office:value="14427" calcext:value-type="float">
            <text:p>14427</text:p>
          </table:table-cell>
          <table:table-cell table:formula="of:=IF([.B713]=0;[.B7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formula="of:=IF(ISBLANK([.A714]);0;[.B713]+[.A714])" office:value-type="float" office:value="22859" calcext:value-type="float">
            <text:p>22859</text:p>
          </table:table-cell>
          <table:table-cell table:formula="of:=IF([.B714]=0;[.B7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formula="of:=IF(ISBLANK([.A715]);0;[.B714]+[.A715])" office:value-type="float" office:value="31887" calcext:value-type="float">
            <text:p>31887</text:p>
          </table:table-cell>
          <table:table-cell table:formula="of:=IF([.B715]=0;[.B7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formula="of:=IF(ISBLANK([.A716]);0;[.B715]+[.A716])" office:value-type="float" office:value="37203" calcext:value-type="float">
            <text:p>37203</text:p>
          </table:table-cell>
          <table:table-cell table:formula="of:=IF([.B716]=0;[.B7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formula="of:=IF(ISBLANK([.A717]);0;[.B716]+[.A717])" office:value-type="float" office:value="45411" calcext:value-type="float">
            <text:p>45411</text:p>
          </table:table-cell>
          <table:table-cell table:formula="of:=IF([.B717]=0;[.B7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IF(ISBLANK([.A718]);0;[.B717]+[.A718])" office:value-type="float" office:value="48688" calcext:value-type="float">
            <text:p>48688</text:p>
          </table:table-cell>
          <table:table-cell table:formula="of:=IF([.B718]=0;[.B7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719]);0;[.B718]+[.A719])" office:value-type="float" office:value="0" calcext:value-type="float">
            <text:p>0</text:p>
          </table:table-cell>
          <table:table-cell table:formula="of:=IF([.B719]=0;[.B718];0)" office:value-type="float" office:value="48688" calcext:value-type="float">
            <text:p>48688</text:p>
          </table:table-cell>
          <table:table-cell table:number-columns-repeated="1021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IF(ISBLANK([.A720]);0;[.B719]+[.A720])" office:value-type="float" office:value="3333" calcext:value-type="float">
            <text:p>3333</text:p>
          </table:table-cell>
          <table:table-cell table:formula="of:=IF([.B720]=0;[.B7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formula="of:=IF(ISBLANK([.A721]);0;[.B720]+[.A721])" office:value-type="float" office:value="9881" calcext:value-type="float">
            <text:p>9881</text:p>
          </table:table-cell>
          <table:table-cell table:formula="of:=IF([.B721]=0;[.B7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formula="of:=IF(ISBLANK([.A722]);0;[.B721]+[.A722])" office:value-type="float" office:value="14809" calcext:value-type="float">
            <text:p>14809</text:p>
          </table:table-cell>
          <table:table-cell table:formula="of:=IF([.B722]=0;[.B7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IF(ISBLANK([.A723]);0;[.B722]+[.A723])" office:value-type="float" office:value="16169" calcext:value-type="float">
            <text:p>16169</text:p>
          </table:table-cell>
          <table:table-cell table:formula="of:=IF([.B723]=0;[.B7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ISBLANK([.A724]);0;[.B723]+[.A724])" office:value-type="float" office:value="17601" calcext:value-type="float">
            <text:p>17601</text:p>
          </table:table-cell>
          <table:table-cell table:formula="of:=IF([.B724]=0;[.B7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formula="of:=IF(ISBLANK([.A725]);0;[.B724]+[.A725])" office:value-type="float" office:value="23573" calcext:value-type="float">
            <text:p>23573</text:p>
          </table:table-cell>
          <table:table-cell table:formula="of:=IF([.B725]=0;[.B7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formula="of:=IF(ISBLANK([.A726]);0;[.B725]+[.A726])" office:value-type="float" office:value="28148" calcext:value-type="float">
            <text:p>28148</text:p>
          </table:table-cell>
          <table:table-cell table:formula="of:=IF([.B726]=0;[.B7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formula="of:=IF(ISBLANK([.A727]);0;[.B726]+[.A727])" office:value-type="float" office:value="32269" calcext:value-type="float">
            <text:p>32269</text:p>
          </table:table-cell>
          <table:table-cell table:formula="of:=IF([.B727]=0;[.B7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formula="of:=IF(ISBLANK([.A728]);0;[.B727]+[.A728])" office:value-type="float" office:value="39056" calcext:value-type="float">
            <text:p>39056</text:p>
          </table:table-cell>
          <table:table-cell table:formula="of:=IF([.B728]=0;[.B7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formula="of:=IF(ISBLANK([.A729]);0;[.B728]+[.A729])" office:value-type="float" office:value="45831" calcext:value-type="float">
            <text:p>45831</text:p>
          </table:table-cell>
          <table:table-cell table:formula="of:=IF([.B729]=0;[.B7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formula="of:=IF(ISBLANK([.A730]);0;[.B729]+[.A730])" office:value-type="float" office:value="51231" calcext:value-type="float">
            <text:p>51231</text:p>
          </table:table-cell>
          <table:table-cell table:formula="of:=IF([.B730]=0;[.B7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formula="of:=IF(ISBLANK([.A731]);0;[.B730]+[.A731])" office:value-type="float" office:value="56387" calcext:value-type="float">
            <text:p>56387</text:p>
          </table:table-cell>
          <table:table-cell table:formula="of:=IF([.B731]=0;[.B7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732]);0;[.B731]+[.A732])" office:value-type="float" office:value="0" calcext:value-type="float">
            <text:p>0</text:p>
          </table:table-cell>
          <table:table-cell table:formula="of:=IF([.B732]=0;[.B731];0)" office:value-type="float" office:value="56387" calcext:value-type="float">
            <text:p>56387</text:p>
          </table:table-cell>
          <table:table-cell table:number-columns-repeated="1021"/>
        </table:table-row>
        <table:table-row table:style-name="ro1">
          <table:table-cell office:value-type="float" office:value="33497" calcext:value-type="float">
            <text:p>33497</text:p>
          </table:table-cell>
          <table:table-cell table:formula="of:=IF(ISBLANK([.A733]);0;[.B732]+[.A733])" office:value-type="float" office:value="33497" calcext:value-type="float">
            <text:p>33497</text:p>
          </table:table-cell>
          <table:table-cell table:formula="of:=IF([.B733]=0;[.B7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734]);0;[.B733]+[.A734])" office:value-type="float" office:value="0" calcext:value-type="float">
            <text:p>0</text:p>
          </table:table-cell>
          <table:table-cell table:formula="of:=IF([.B734]=0;[.B733];0)" office:value-type="float" office:value="33497" calcext:value-type="float">
            <text:p>33497</text:p>
          </table:table-cell>
          <table:table-cell table:number-columns-repeated="1021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formula="of:=IF(ISBLANK([.A735]);0;[.B734]+[.A735])" office:value-type="float" office:value="4871" calcext:value-type="float">
            <text:p>4871</text:p>
          </table:table-cell>
          <table:table-cell table:formula="of:=IF([.B735]=0;[.B7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formula="of:=IF(ISBLANK([.A736]);0;[.B735]+[.A736])" office:value-type="float" office:value="10313" calcext:value-type="float">
            <text:p>10313</text:p>
          </table:table-cell>
          <table:table-cell table:formula="of:=IF([.B736]=0;[.B7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formula="of:=IF(ISBLANK([.A737]);0;[.B736]+[.A737])" office:value-type="float" office:value="17142" calcext:value-type="float">
            <text:p>17142</text:p>
          </table:table-cell>
          <table:table-cell table:formula="of:=IF([.B737]=0;[.B7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IF(ISBLANK([.A738]);0;[.B737]+[.A738])" office:value-type="float" office:value="19853" calcext:value-type="float">
            <text:p>19853</text:p>
          </table:table-cell>
          <table:table-cell table:formula="of:=IF([.B738]=0;[.B7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formula="of:=IF(ISBLANK([.A739]);0;[.B738]+[.A739])" office:value-type="float" office:value="27704" calcext:value-type="float">
            <text:p>27704</text:p>
          </table:table-cell>
          <table:table-cell table:formula="of:=IF([.B739]=0;[.B7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formula="of:=IF(ISBLANK([.A740]);0;[.B739]+[.A740])" office:value-type="float" office:value="33640" calcext:value-type="float">
            <text:p>33640</text:p>
          </table:table-cell>
          <table:table-cell table:formula="of:=IF([.B740]=0;[.B7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IF(ISBLANK([.A741]);0;[.B740]+[.A741])" office:value-type="float" office:value="37930" calcext:value-type="float">
            <text:p>37930</text:p>
          </table:table-cell>
          <table:table-cell table:formula="of:=IF([.B741]=0;[.B7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formula="of:=IF(ISBLANK([.A742]);0;[.B741]+[.A742])" office:value-type="float" office:value="41893" calcext:value-type="float">
            <text:p>41893</text:p>
          </table:table-cell>
          <table:table-cell table:formula="of:=IF([.B742]=0;[.B7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IF(ISBLANK([.A743]);0;[.B742]+[.A743])" office:value-type="float" office:value="43101" calcext:value-type="float">
            <text:p>43101</text:p>
          </table:table-cell>
          <table:table-cell table:formula="of:=IF([.B743]=0;[.B7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formula="of:=IF(ISBLANK([.A744]);0;[.B743]+[.A744])" office:value-type="float" office:value="49216" calcext:value-type="float">
            <text:p>49216</text:p>
          </table:table-cell>
          <table:table-cell table:formula="of:=IF([.B744]=0;[.B7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formula="of:=IF(ISBLANK([.A745]);0;[.B744]+[.A745])" office:value-type="float" office:value="52921" calcext:value-type="float">
            <text:p>52921</text:p>
          </table:table-cell>
          <table:table-cell table:formula="of:=IF([.B745]=0;[.B7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746]);0;[.B745]+[.A746])" office:value-type="float" office:value="0" calcext:value-type="float">
            <text:p>0</text:p>
          </table:table-cell>
          <table:table-cell table:formula="of:=IF([.B746]=0;[.B745];0)" office:value-type="float" office:value="52921" calcext:value-type="float">
            <text:p>52921</text:p>
          </table:table-cell>
          <table:table-cell table:number-columns-repeated="1021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formula="of:=IF(ISBLANK([.A747]);0;[.B746]+[.A747])" office:value-type="float" office:value="8801" calcext:value-type="float">
            <text:p>8801</text:p>
          </table:table-cell>
          <table:table-cell table:formula="of:=IF([.B747]=0;[.B7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IF(ISBLANK([.A748]);0;[.B747]+[.A748])" office:value-type="float" office:value="10040" calcext:value-type="float">
            <text:p>10040</text:p>
          </table:table-cell>
          <table:table-cell table:formula="of:=IF([.B748]=0;[.B7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formula="of:=IF(ISBLANK([.A749]);0;[.B748]+[.A749])" office:value-type="float" office:value="19782" calcext:value-type="float">
            <text:p>19782</text:p>
          </table:table-cell>
          <table:table-cell table:formula="of:=IF([.B749]=0;[.B7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formula="of:=IF(ISBLANK([.A750]);0;[.B749]+[.A750])" office:value-type="float" office:value="27641" calcext:value-type="float">
            <text:p>27641</text:p>
          </table:table-cell>
          <table:table-cell table:formula="of:=IF([.B750]=0;[.B7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formula="of:=IF(ISBLANK([.A751]);0;[.B750]+[.A751])" office:value-type="float" office:value="32509" calcext:value-type="float">
            <text:p>32509</text:p>
          </table:table-cell>
          <table:table-cell table:formula="of:=IF([.B751]=0;[.B7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formula="of:=IF(ISBLANK([.A752]);0;[.B751]+[.A752])" office:value-type="float" office:value="38671" calcext:value-type="float">
            <text:p>38671</text:p>
          </table:table-cell>
          <table:table-cell table:formula="of:=IF([.B752]=0;[.B7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formula="of:=IF(ISBLANK([.A753]);0;[.B752]+[.A753])" office:value-type="float" office:value="42661" calcext:value-type="float">
            <text:p>42661</text:p>
          </table:table-cell>
          <table:table-cell table:formula="of:=IF([.B753]=0;[.B7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IF(ISBLANK([.A754]);0;[.B753]+[.A754])" office:value-type="float" office:value="44777" calcext:value-type="float">
            <text:p>44777</text:p>
          </table:table-cell>
          <table:table-cell table:formula="of:=IF([.B754]=0;[.B7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755]);0;[.B754]+[.A755])" office:value-type="float" office:value="0" calcext:value-type="float">
            <text:p>0</text:p>
          </table:table-cell>
          <table:table-cell table:formula="of:=IF([.B755]=0;[.B754];0)" office:value-type="float" office:value="44777" calcext:value-type="float">
            <text:p>44777</text:p>
          </table:table-cell>
          <table:table-cell table:number-columns-repeated="1021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formula="of:=IF(ISBLANK([.A756]);0;[.B755]+[.A756])" office:value-type="float" office:value="3147" calcext:value-type="float">
            <text:p>3147</text:p>
          </table:table-cell>
          <table:table-cell table:formula="of:=IF([.B756]=0;[.B7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formula="of:=IF(ISBLANK([.A757]);0;[.B756]+[.A757])" office:value-type="float" office:value="9117" calcext:value-type="float">
            <text:p>9117</text:p>
          </table:table-cell>
          <table:table-cell table:formula="of:=IF([.B757]=0;[.B7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IF(ISBLANK([.A758]);0;[.B757]+[.A758])" office:value-type="float" office:value="10145" calcext:value-type="float">
            <text:p>10145</text:p>
          </table:table-cell>
          <table:table-cell table:formula="of:=IF([.B758]=0;[.B7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IF(ISBLANK([.A759]);0;[.B758]+[.A759])" office:value-type="float" office:value="12169" calcext:value-type="float">
            <text:p>12169</text:p>
          </table:table-cell>
          <table:table-cell table:formula="of:=IF([.B759]=0;[.B7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IF(ISBLANK([.A760]);0;[.B759]+[.A760])" office:value-type="float" office:value="14073" calcext:value-type="float">
            <text:p>14073</text:p>
          </table:table-cell>
          <table:table-cell table:formula="of:=IF([.B760]=0;[.B7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formula="of:=IF(ISBLANK([.A761]);0;[.B760]+[.A761])" office:value-type="float" office:value="20056" calcext:value-type="float">
            <text:p>20056</text:p>
          </table:table-cell>
          <table:table-cell table:formula="of:=IF([.B761]=0;[.B7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IF(ISBLANK([.A762]);0;[.B761]+[.A762])" office:value-type="float" office:value="21511" calcext:value-type="float">
            <text:p>21511</text:p>
          </table:table-cell>
          <table:table-cell table:formula="of:=IF([.B762]=0;[.B7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IF(ISBLANK([.A763]);0;[.B762]+[.A763])" office:value-type="float" office:value="23446" calcext:value-type="float">
            <text:p>23446</text:p>
          </table:table-cell>
          <table:table-cell table:formula="of:=IF([.B763]=0;[.B7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formula="of:=IF(ISBLANK([.A764]);0;[.B763]+[.A764])" office:value-type="float" office:value="29477" calcext:value-type="float">
            <text:p>29477</text:p>
          </table:table-cell>
          <table:table-cell table:formula="of:=IF([.B764]=0;[.B7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ISBLANK([.A765]);0;[.B764]+[.A765])" office:value-type="float" office:value="33925" calcext:value-type="float">
            <text:p>33925</text:p>
          </table:table-cell>
          <table:table-cell table:formula="of:=IF([.B765]=0;[.B7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formula="of:=IF(ISBLANK([.A766]);0;[.B765]+[.A766])" office:value-type="float" office:value="38840" calcext:value-type="float">
            <text:p>38840</text:p>
          </table:table-cell>
          <table:table-cell table:formula="of:=IF([.B766]=0;[.B7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formula="of:=IF(ISBLANK([.A767]);0;[.B766]+[.A767])" office:value-type="float" office:value="42416" calcext:value-type="float">
            <text:p>42416</text:p>
          </table:table-cell>
          <table:table-cell table:formula="of:=IF([.B767]=0;[.B7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IF(ISBLANK([.A768]);0;[.B767]+[.A768])" office:value-type="float" office:value="47849" calcext:value-type="float">
            <text:p>47849</text:p>
          </table:table-cell>
          <table:table-cell table:formula="of:=IF([.B768]=0;[.B7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IF(ISBLANK([.A769]);0;[.B768]+[.A769])" office:value-type="float" office:value="51919" calcext:value-type="float">
            <text:p>51919</text:p>
          </table:table-cell>
          <table:table-cell table:formula="of:=IF([.B769]=0;[.B7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770]);0;[.B769]+[.A770])" office:value-type="float" office:value="0" calcext:value-type="float">
            <text:p>0</text:p>
          </table:table-cell>
          <table:table-cell table:formula="of:=IF([.B770]=0;[.B769];0)" office:value-type="float" office:value="51919" calcext:value-type="float">
            <text:p>51919</text:p>
          </table:table-cell>
          <table:table-cell table:number-columns-repeated="1021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formula="of:=IF(ISBLANK([.A771]);0;[.B770]+[.A771])" office:value-type="float" office:value="5581" calcext:value-type="float">
            <text:p>5581</text:p>
          </table:table-cell>
          <table:table-cell table:formula="of:=IF([.B771]=0;[.B7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formula="of:=IF(ISBLANK([.A772]);0;[.B771]+[.A772])" office:value-type="float" office:value="12265" calcext:value-type="float">
            <text:p>12265</text:p>
          </table:table-cell>
          <table:table-cell table:formula="of:=IF([.B772]=0;[.B7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IF(ISBLANK([.A773]);0;[.B772]+[.A773])" office:value-type="float" office:value="14603" calcext:value-type="float">
            <text:p>14603</text:p>
          </table:table-cell>
          <table:table-cell table:formula="of:=IF([.B773]=0;[.B7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formula="of:=IF(ISBLANK([.A774]);0;[.B773]+[.A774])" office:value-type="float" office:value="21601" calcext:value-type="float">
            <text:p>21601</text:p>
          </table:table-cell>
          <table:table-cell table:formula="of:=IF([.B774]=0;[.B7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formula="of:=IF(ISBLANK([.A775]);0;[.B774]+[.A775])" office:value-type="float" office:value="24966" calcext:value-type="float">
            <text:p>24966</text:p>
          </table:table-cell>
          <table:table-cell table:formula="of:=IF([.B775]=0;[.B7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formula="of:=IF(ISBLANK([.A776]);0;[.B775]+[.A776])" office:value-type="float" office:value="30156" calcext:value-type="float">
            <text:p>30156</text:p>
          </table:table-cell>
          <table:table-cell table:formula="of:=IF([.B776]=0;[.B7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formula="of:=IF(ISBLANK([.A777]);0;[.B776]+[.A777])" office:value-type="float" office:value="35707" calcext:value-type="float">
            <text:p>35707</text:p>
          </table:table-cell>
          <table:table-cell table:formula="of:=IF([.B777]=0;[.B7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formula="of:=IF(ISBLANK([.A778]);0;[.B777]+[.A778])" office:value-type="float" office:value="42565" calcext:value-type="float">
            <text:p>42565</text:p>
          </table:table-cell>
          <table:table-cell table:formula="of:=IF([.B778]=0;[.B7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formula="of:=IF(ISBLANK([.A779]);0;[.B778]+[.A779])" office:value-type="float" office:value="49685" calcext:value-type="float">
            <text:p>49685</text:p>
          </table:table-cell>
          <table:table-cell table:formula="of:=IF([.B779]=0;[.B7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formula="of:=IF(ISBLANK([.A780]);0;[.B779]+[.A780])" office:value-type="float" office:value="54828" calcext:value-type="float">
            <text:p>54828</text:p>
          </table:table-cell>
          <table:table-cell table:formula="of:=IF([.B780]=0;[.B7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IF(ISBLANK([.A781]);0;[.B780]+[.A781])" office:value-type="float" office:value="55906" calcext:value-type="float">
            <text:p>55906</text:p>
          </table:table-cell>
          <table:table-cell table:formula="of:=IF([.B781]=0;[.B7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IF(ISBLANK([.A782]);0;[.B781]+[.A782])" office:value-type="float" office:value="57542" calcext:value-type="float">
            <text:p>57542</text:p>
          </table:table-cell>
          <table:table-cell table:formula="of:=IF([.B782]=0;[.B7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783]);0;[.B782]+[.A783])" office:value-type="float" office:value="0" calcext:value-type="float">
            <text:p>0</text:p>
          </table:table-cell>
          <table:table-cell table:formula="of:=IF([.B783]=0;[.B782];0)" office:value-type="float" office:value="57542" calcext:value-type="float">
            <text:p>57542</text:p>
          </table:table-cell>
          <table:table-cell table:number-columns-repeated="1021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IF(ISBLANK([.A784]);0;[.B783]+[.A784])" office:value-type="float" office:value="1765" calcext:value-type="float">
            <text:p>1765</text:p>
          </table:table-cell>
          <table:table-cell table:formula="of:=IF([.B784]=0;[.B7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formula="of:=IF(ISBLANK([.A785]);0;[.B784]+[.A785])" office:value-type="float" office:value="9889" calcext:value-type="float">
            <text:p>9889</text:p>
          </table:table-cell>
          <table:table-cell table:formula="of:=IF([.B785]=0;[.B7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formula="of:=IF(ISBLANK([.A786]);0;[.B785]+[.A786])" office:value-type="float" office:value="13510" calcext:value-type="float">
            <text:p>13510</text:p>
          </table:table-cell>
          <table:table-cell table:formula="of:=IF([.B786]=0;[.B7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formula="of:=IF(ISBLANK([.A787]);0;[.B786]+[.A787])" office:value-type="float" office:value="19012" calcext:value-type="float">
            <text:p>19012</text:p>
          </table:table-cell>
          <table:table-cell table:formula="of:=IF([.B787]=0;[.B7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formula="of:=IF(ISBLANK([.A788]);0;[.B787]+[.A788])" office:value-type="float" office:value="22936" calcext:value-type="float">
            <text:p>22936</text:p>
          </table:table-cell>
          <table:table-cell table:formula="of:=IF([.B788]=0;[.B7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formula="of:=IF(ISBLANK([.A789]);0;[.B788]+[.A789])" office:value-type="float" office:value="30842" calcext:value-type="float">
            <text:p>30842</text:p>
          </table:table-cell>
          <table:table-cell table:formula="of:=IF([.B789]=0;[.B7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formula="of:=IF(ISBLANK([.A790]);0;[.B789]+[.A790])" office:value-type="float" office:value="36997" calcext:value-type="float">
            <text:p>36997</text:p>
          </table:table-cell>
          <table:table-cell table:formula="of:=IF([.B790]=0;[.B7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formula="of:=IF(ISBLANK([.A791]);0;[.B790]+[.A791])" office:value-type="float" office:value="42970" calcext:value-type="float">
            <text:p>42970</text:p>
          </table:table-cell>
          <table:table-cell table:formula="of:=IF([.B791]=0;[.B7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formula="of:=IF(ISBLANK([.A792]);0;[.B791]+[.A792])" office:value-type="float" office:value="49566" calcext:value-type="float">
            <text:p>49566</text:p>
          </table:table-cell>
          <table:table-cell table:formula="of:=IF([.B792]=0;[.B7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formula="of:=IF(ISBLANK([.A793]);0;[.B792]+[.A793])" office:value-type="float" office:value="58263" calcext:value-type="float">
            <text:p>58263</text:p>
          </table:table-cell>
          <table:table-cell table:formula="of:=IF([.B793]=0;[.B7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794]);0;[.B793]+[.A794])" office:value-type="float" office:value="0" calcext:value-type="float">
            <text:p>0</text:p>
          </table:table-cell>
          <table:table-cell table:formula="of:=IF([.B794]=0;[.B793];0)" office:value-type="float" office:value="58263" calcext:value-type="float">
            <text:p>58263</text:p>
          </table:table-cell>
          <table:table-cell table:number-columns-repeated="1021"/>
        </table:table-row>
        <table:table-row table:style-name="ro1">
          <table:table-cell office:value-type="float" office:value="30733" calcext:value-type="float">
            <text:p>30733</text:p>
          </table:table-cell>
          <table:table-cell table:formula="of:=IF(ISBLANK([.A795]);0;[.B794]+[.A795])" office:value-type="float" office:value="30733" calcext:value-type="float">
            <text:p>30733</text:p>
          </table:table-cell>
          <table:table-cell table:formula="of:=IF([.B795]=0;[.B7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954" calcext:value-type="float">
            <text:p>19954</text:p>
          </table:table-cell>
          <table:table-cell table:formula="of:=IF(ISBLANK([.A796]);0;[.B795]+[.A796])" office:value-type="float" office:value="50687" calcext:value-type="float">
            <text:p>50687</text:p>
          </table:table-cell>
          <table:table-cell table:formula="of:=IF([.B796]=0;[.B7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797]);0;[.B796]+[.A797])" office:value-type="float" office:value="0" calcext:value-type="float">
            <text:p>0</text:p>
          </table:table-cell>
          <table:table-cell table:formula="of:=IF([.B797]=0;[.B796];0)" office:value-type="float" office:value="50687" calcext:value-type="float">
            <text:p>50687</text:p>
          </table:table-cell>
          <table:table-cell table:number-columns-repeated="1021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IF(ISBLANK([.A798]);0;[.B797]+[.A798])" office:value-type="float" office:value="1227" calcext:value-type="float">
            <text:p>1227</text:p>
          </table:table-cell>
          <table:table-cell table:formula="of:=IF([.B798]=0;[.B7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formula="of:=IF(ISBLANK([.A799]);0;[.B798]+[.A799])" office:value-type="float" office:value="8512" calcext:value-type="float">
            <text:p>8512</text:p>
          </table:table-cell>
          <table:table-cell table:formula="of:=IF([.B799]=0;[.B7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formula="of:=IF(ISBLANK([.A800]);0;[.B799]+[.A800])" office:value-type="float" office:value="16806" calcext:value-type="float">
            <text:p>16806</text:p>
          </table:table-cell>
          <table:table-cell table:formula="of:=IF([.B800]=0;[.B7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formula="of:=IF(ISBLANK([.A801]);0;[.B800]+[.A801])" office:value-type="float" office:value="23091" calcext:value-type="float">
            <text:p>23091</text:p>
          </table:table-cell>
          <table:table-cell table:formula="of:=IF([.B801]=0;[.B8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formula="of:=IF(ISBLANK([.A802]);0;[.B801]+[.A802])" office:value-type="float" office:value="25596" calcext:value-type="float">
            <text:p>25596</text:p>
          </table:table-cell>
          <table:table-cell table:formula="of:=IF([.B802]=0;[.B8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formula="of:=IF(ISBLANK([.A803]);0;[.B802]+[.A803])" office:value-type="float" office:value="32879" calcext:value-type="float">
            <text:p>32879</text:p>
          </table:table-cell>
          <table:table-cell table:formula="of:=IF([.B803]=0;[.B8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IF(ISBLANK([.A804]);0;[.B803]+[.A804])" office:value-type="float" office:value="36165" calcext:value-type="float">
            <text:p>36165</text:p>
          </table:table-cell>
          <table:table-cell table:formula="of:=IF([.B804]=0;[.B8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formula="of:=IF(ISBLANK([.A805]);0;[.B804]+[.A805])" office:value-type="float" office:value="40712" calcext:value-type="float">
            <text:p>40712</text:p>
          </table:table-cell>
          <table:table-cell table:formula="of:=IF([.B805]=0;[.B8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formula="of:=IF(ISBLANK([.A806]);0;[.B805]+[.A806])" office:value-type="float" office:value="46004" calcext:value-type="float">
            <text:p>46004</text:p>
          </table:table-cell>
          <table:table-cell table:formula="of:=IF([.B806]=0;[.B8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807]);0;[.B806]+[.A807])" office:value-type="float" office:value="0" calcext:value-type="float">
            <text:p>0</text:p>
          </table:table-cell>
          <table:table-cell table:formula="of:=IF([.B807]=0;[.B806];0)" office:value-type="float" office:value="46004" calcext:value-type="float">
            <text:p>46004</text:p>
          </table:table-cell>
          <table:table-cell table:number-columns-repeated="1021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formula="of:=IF(ISBLANK([.A808]);0;[.B807]+[.A808])" office:value-type="float" office:value="4767" calcext:value-type="float">
            <text:p>4767</text:p>
          </table:table-cell>
          <table:table-cell table:formula="of:=IF([.B808]=0;[.B8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IF(ISBLANK([.A809]);0;[.B808]+[.A809])" office:value-type="float" office:value="5806" calcext:value-type="float">
            <text:p>5806</text:p>
          </table:table-cell>
          <table:table-cell table:formula="of:=IF([.B809]=0;[.B8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formula="of:=IF(ISBLANK([.A810]);0;[.B809]+[.A810])" office:value-type="float" office:value="8851" calcext:value-type="float">
            <text:p>8851</text:p>
          </table:table-cell>
          <table:table-cell table:formula="of:=IF([.B810]=0;[.B8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formula="of:=IF(ISBLANK([.A811]);0;[.B810]+[.A811])" office:value-type="float" office:value="13418" calcext:value-type="float">
            <text:p>13418</text:p>
          </table:table-cell>
          <table:table-cell table:formula="of:=IF([.B811]=0;[.B8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formula="of:=IF(ISBLANK([.A812]);0;[.B811]+[.A812])" office:value-type="float" office:value="19208" calcext:value-type="float">
            <text:p>19208</text:p>
          </table:table-cell>
          <table:table-cell table:formula="of:=IF([.B812]=0;[.B8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IF(ISBLANK([.A813]);0;[.B812]+[.A813])" office:value-type="float" office:value="20432" calcext:value-type="float">
            <text:p>20432</text:p>
          </table:table-cell>
          <table:table-cell table:formula="of:=IF([.B813]=0;[.B8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formula="of:=IF(ISBLANK([.A814]);0;[.B813]+[.A814])" office:value-type="float" office:value="27237" calcext:value-type="float">
            <text:p>27237</text:p>
          </table:table-cell>
          <table:table-cell table:formula="of:=IF([.B814]=0;[.B8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formula="of:=IF(ISBLANK([.A815]);0;[.B814]+[.A815])" office:value-type="float" office:value="30926" calcext:value-type="float">
            <text:p>30926</text:p>
          </table:table-cell>
          <table:table-cell table:formula="of:=IF([.B815]=0;[.B8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formula="of:=IF(ISBLANK([.A816]);0;[.B815]+[.A816])" office:value-type="float" office:value="34867" calcext:value-type="float">
            <text:p>34867</text:p>
          </table:table-cell>
          <table:table-cell table:formula="of:=IF([.B816]=0;[.B8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IF(ISBLANK([.A817]);0;[.B816]+[.A817])" office:value-type="float" office:value="37058" calcext:value-type="float">
            <text:p>37058</text:p>
          </table:table-cell>
          <table:table-cell table:formula="of:=IF([.B817]=0;[.B8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IF(ISBLANK([.A818]);0;[.B817]+[.A818])" office:value-type="float" office:value="39567" calcext:value-type="float">
            <text:p>39567</text:p>
          </table:table-cell>
          <table:table-cell table:formula="of:=IF([.B818]=0;[.B8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IF(ISBLANK([.A819]);0;[.B818]+[.A819])" office:value-type="float" office:value="40587" calcext:value-type="float">
            <text:p>40587</text:p>
          </table:table-cell>
          <table:table-cell table:formula="of:=IF([.B819]=0;[.B8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formula="of:=IF(ISBLANK([.A820]);0;[.B819]+[.A820])" office:value-type="float" office:value="43848" calcext:value-type="float">
            <text:p>43848</text:p>
          </table:table-cell>
          <table:table-cell table:formula="of:=IF([.B820]=0;[.B8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821]);0;[.B820]+[.A821])" office:value-type="float" office:value="0" calcext:value-type="float">
            <text:p>0</text:p>
          </table:table-cell>
          <table:table-cell table:formula="of:=IF([.B821]=0;[.B820];0)" office:value-type="float" office:value="43848" calcext:value-type="float">
            <text:p>43848</text:p>
          </table:table-cell>
          <table:table-cell table:number-columns-repeated="1021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IF(ISBLANK([.A822]);0;[.B821]+[.A822])" office:value-type="float" office:value="1212" calcext:value-type="float">
            <text:p>1212</text:p>
          </table:table-cell>
          <table:table-cell table:formula="of:=IF([.B822]=0;[.B8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IF(ISBLANK([.A823]);0;[.B822]+[.A823])" office:value-type="float" office:value="3453" calcext:value-type="float">
            <text:p>3453</text:p>
          </table:table-cell>
          <table:table-cell table:formula="of:=IF([.B823]=0;[.B8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IF(ISBLANK([.A824]);0;[.B823]+[.A824])" office:value-type="float" office:value="6379" calcext:value-type="float">
            <text:p>6379</text:p>
          </table:table-cell>
          <table:table-cell table:formula="of:=IF([.B824]=0;[.B8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IF(ISBLANK([.A825]);0;[.B824]+[.A825])" office:value-type="float" office:value="12083" calcext:value-type="float">
            <text:p>12083</text:p>
          </table:table-cell>
          <table:table-cell table:formula="of:=IF([.B825]=0;[.B8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formula="of:=IF(ISBLANK([.A826]);0;[.B825]+[.A826])" office:value-type="float" office:value="16342" calcext:value-type="float">
            <text:p>16342</text:p>
          </table:table-cell>
          <table:table-cell table:formula="of:=IF([.B826]=0;[.B8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formula="of:=IF(ISBLANK([.A827]);0;[.B826]+[.A827])" office:value-type="float" office:value="18593" calcext:value-type="float">
            <text:p>18593</text:p>
          </table:table-cell>
          <table:table-cell table:formula="of:=IF([.B827]=0;[.B8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IF(ISBLANK([.A828]);0;[.B827]+[.A828])" office:value-type="float" office:value="21030" calcext:value-type="float">
            <text:p>21030</text:p>
          </table:table-cell>
          <table:table-cell table:formula="of:=IF([.B828]=0;[.B8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IF(ISBLANK([.A829]);0;[.B828]+[.A829])" office:value-type="float" office:value="24561" calcext:value-type="float">
            <text:p>24561</text:p>
          </table:table-cell>
          <table:table-cell table:formula="of:=IF([.B829]=0;[.B8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IF(ISBLANK([.A830]);0;[.B829]+[.A830])" office:value-type="float" office:value="28017" calcext:value-type="float">
            <text:p>28017</text:p>
          </table:table-cell>
          <table:table-cell table:formula="of:=IF([.B830]=0;[.B8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formula="of:=IF(ISBLANK([.A831]);0;[.B830]+[.A831])" office:value-type="float" office:value="33591" calcext:value-type="float">
            <text:p>33591</text:p>
          </table:table-cell>
          <table:table-cell table:formula="of:=IF([.B831]=0;[.B8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IF(ISBLANK([.A832]);0;[.B831]+[.A832])" office:value-type="float" office:value="37647" calcext:value-type="float">
            <text:p>37647</text:p>
          </table:table-cell>
          <table:table-cell table:formula="of:=IF([.B832]=0;[.B8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formula="of:=IF(ISBLANK([.A833]);0;[.B832]+[.A833])" office:value-type="float" office:value="43667" calcext:value-type="float">
            <text:p>43667</text:p>
          </table:table-cell>
          <table:table-cell table:formula="of:=IF([.B833]=0;[.B8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formula="of:=IF(ISBLANK([.A834]);0;[.B833]+[.A834])" office:value-type="float" office:value="46565" calcext:value-type="float">
            <text:p>46565</text:p>
          </table:table-cell>
          <table:table-cell table:formula="of:=IF([.B834]=0;[.B8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formula="of:=IF(ISBLANK([.A835]);0;[.B834]+[.A835])" office:value-type="float" office:value="51622" calcext:value-type="float">
            <text:p>51622</text:p>
          </table:table-cell>
          <table:table-cell table:formula="of:=IF([.B835]=0;[.B8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IF(ISBLANK([.A836]);0;[.B835]+[.A836])" office:value-type="float" office:value="53334" calcext:value-type="float">
            <text:p>53334</text:p>
          </table:table-cell>
          <table:table-cell table:formula="of:=IF([.B836]=0;[.B8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837]);0;[.B836]+[.A837])" office:value-type="float" office:value="0" calcext:value-type="float">
            <text:p>0</text:p>
          </table:table-cell>
          <table:table-cell table:formula="of:=IF([.B837]=0;[.B836];0)" office:value-type="float" office:value="53334" calcext:value-type="float">
            <text:p>53334</text:p>
          </table:table-cell>
          <table:table-cell table:number-columns-repeated="1021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formula="of:=IF(ISBLANK([.A838]);0;[.B837]+[.A838])" office:value-type="float" office:value="4532" calcext:value-type="float">
            <text:p>4532</text:p>
          </table:table-cell>
          <table:table-cell table:formula="of:=IF([.B838]=0;[.B8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formula="of:=IF(ISBLANK([.A839]);0;[.B838]+[.A839])" office:value-type="float" office:value="10079" calcext:value-type="float">
            <text:p>10079</text:p>
          </table:table-cell>
          <table:table-cell table:formula="of:=IF([.B839]=0;[.B8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IF(ISBLANK([.A840]);0;[.B839]+[.A840])" office:value-type="float" office:value="12402" calcext:value-type="float">
            <text:p>12402</text:p>
          </table:table-cell>
          <table:table-cell table:formula="of:=IF([.B840]=0;[.B8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19" calcext:value-type="float">
            <text:p>10119</text:p>
          </table:table-cell>
          <table:table-cell table:formula="of:=IF(ISBLANK([.A841]);0;[.B840]+[.A841])" office:value-type="float" office:value="22521" calcext:value-type="float">
            <text:p>22521</text:p>
          </table:table-cell>
          <table:table-cell table:formula="of:=IF([.B841]=0;[.B8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formula="of:=IF(ISBLANK([.A842]);0;[.B841]+[.A842])" office:value-type="float" office:value="26682" calcext:value-type="float">
            <text:p>26682</text:p>
          </table:table-cell>
          <table:table-cell table:formula="of:=IF([.B842]=0;[.B8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IF(ISBLANK([.A843]);0;[.B842]+[.A843])" office:value-type="float" office:value="31491" calcext:value-type="float">
            <text:p>31491</text:p>
          </table:table-cell>
          <table:table-cell table:formula="of:=IF([.B843]=0;[.B8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formula="of:=IF(ISBLANK([.A844]);0;[.B843]+[.A844])" office:value-type="float" office:value="40311" calcext:value-type="float">
            <text:p>40311</text:p>
          </table:table-cell>
          <table:table-cell table:formula="of:=IF([.B844]=0;[.B8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formula="of:=IF(ISBLANK([.A845]);0;[.B844]+[.A845])" office:value-type="float" office:value="47511" calcext:value-type="float">
            <text:p>47511</text:p>
          </table:table-cell>
          <table:table-cell table:formula="of:=IF([.B845]=0;[.B8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846]);0;[.B845]+[.A846])" office:value-type="float" office:value="0" calcext:value-type="float">
            <text:p>0</text:p>
          </table:table-cell>
          <table:table-cell table:formula="of:=IF([.B846]=0;[.B845];0)" office:value-type="float" office:value="47511" calcext:value-type="float">
            <text:p>47511</text:p>
          </table:table-cell>
          <table:table-cell table:number-columns-repeated="1021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formula="of:=IF(ISBLANK([.A847]);0;[.B846]+[.A847])" office:value-type="float" office:value="7563" calcext:value-type="float">
            <text:p>7563</text:p>
          </table:table-cell>
          <table:table-cell table:formula="of:=IF([.B847]=0;[.B8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IF(ISBLANK([.A848]);0;[.B847]+[.A848])" office:value-type="float" office:value="10408" calcext:value-type="float">
            <text:p>10408</text:p>
          </table:table-cell>
          <table:table-cell table:formula="of:=IF([.B848]=0;[.B8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IF(ISBLANK([.A849]);0;[.B848]+[.A849])" office:value-type="float" office:value="11972" calcext:value-type="float">
            <text:p>11972</text:p>
          </table:table-cell>
          <table:table-cell table:formula="of:=IF([.B849]=0;[.B8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formula="of:=IF(ISBLANK([.A850]);0;[.B849]+[.A850])" office:value-type="float" office:value="19440" calcext:value-type="float">
            <text:p>19440</text:p>
          </table:table-cell>
          <table:table-cell table:formula="of:=IF([.B850]=0;[.B8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IF(ISBLANK([.A851]);0;[.B850]+[.A851])" office:value-type="float" office:value="22973" calcext:value-type="float">
            <text:p>22973</text:p>
          </table:table-cell>
          <table:table-cell table:formula="of:=IF([.B851]=0;[.B8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formula="of:=IF(ISBLANK([.A852]);0;[.B851]+[.A852])" office:value-type="float" office:value="31024" calcext:value-type="float">
            <text:p>31024</text:p>
          </table:table-cell>
          <table:table-cell table:formula="of:=IF([.B852]=0;[.B8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formula="of:=IF(ISBLANK([.A853]);0;[.B852]+[.A853])" office:value-type="float" office:value="37154" calcext:value-type="float">
            <text:p>37154</text:p>
          </table:table-cell>
          <table:table-cell table:formula="of:=IF([.B853]=0;[.B8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formula="of:=IF(ISBLANK([.A854]);0;[.B853]+[.A854])" office:value-type="float" office:value="44867" calcext:value-type="float">
            <text:p>44867</text:p>
          </table:table-cell>
          <table:table-cell table:formula="of:=IF([.B854]=0;[.B8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formula="of:=IF(ISBLANK([.A855]);0;[.B854]+[.A855])" office:value-type="float" office:value="51016" calcext:value-type="float">
            <text:p>51016</text:p>
          </table:table-cell>
          <table:table-cell table:formula="of:=IF([.B855]=0;[.B8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formula="of:=IF(ISBLANK([.A856]);0;[.B855]+[.A856])" office:value-type="float" office:value="55946" calcext:value-type="float">
            <text:p>55946</text:p>
          </table:table-cell>
          <table:table-cell table:formula="of:=IF([.B856]=0;[.B8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formula="of:=IF(ISBLANK([.A857]);0;[.B856]+[.A857])" office:value-type="float" office:value="61016" calcext:value-type="float">
            <text:p>61016</text:p>
          </table:table-cell>
          <table:table-cell table:formula="of:=IF([.B857]=0;[.B8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858]);0;[.B857]+[.A858])" office:value-type="float" office:value="0" calcext:value-type="float">
            <text:p>0</text:p>
          </table:table-cell>
          <table:table-cell table:formula="of:=IF([.B858]=0;[.B857];0)" office:value-type="float" office:value="61016" calcext:value-type="float">
            <text:p>61016</text:p>
          </table:table-cell>
          <table:table-cell table:number-columns-repeated="1021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formula="of:=IF(ISBLANK([.A859]);0;[.B858]+[.A859])" office:value-type="float" office:value="6145" calcext:value-type="float">
            <text:p>6145</text:p>
          </table:table-cell>
          <table:table-cell table:formula="of:=IF([.B859]=0;[.B8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formula="of:=IF(ISBLANK([.A860]);0;[.B859]+[.A860])" office:value-type="float" office:value="11799" calcext:value-type="float">
            <text:p>11799</text:p>
          </table:table-cell>
          <table:table-cell table:formula="of:=IF([.B860]=0;[.B8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IF(ISBLANK([.A861]);0;[.B860]+[.A861])" office:value-type="float" office:value="15838" calcext:value-type="float">
            <text:p>15838</text:p>
          </table:table-cell>
          <table:table-cell table:formula="of:=IF([.B861]=0;[.B8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formula="of:=IF(ISBLANK([.A862]);0;[.B861]+[.A862])" office:value-type="float" office:value="20867" calcext:value-type="float">
            <text:p>20867</text:p>
          </table:table-cell>
          <table:table-cell table:formula="of:=IF([.B862]=0;[.B8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formula="of:=IF(ISBLANK([.A863]);0;[.B862]+[.A863])" office:value-type="float" office:value="24236" calcext:value-type="float">
            <text:p>24236</text:p>
          </table:table-cell>
          <table:table-cell table:formula="of:=IF([.B863]=0;[.B8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IF(ISBLANK([.A864]);0;[.B863]+[.A864])" office:value-type="float" office:value="25566" calcext:value-type="float">
            <text:p>25566</text:p>
          </table:table-cell>
          <table:table-cell table:formula="of:=IF([.B864]=0;[.B8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IF(ISBLANK([.A865]);0;[.B864]+[.A865])" office:value-type="float" office:value="27305" calcext:value-type="float">
            <text:p>27305</text:p>
          </table:table-cell>
          <table:table-cell table:formula="of:=IF([.B865]=0;[.B8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IF(ISBLANK([.A866]);0;[.B865]+[.A866])" office:value-type="float" office:value="30859" calcext:value-type="float">
            <text:p>30859</text:p>
          </table:table-cell>
          <table:table-cell table:formula="of:=IF([.B866]=0;[.B8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formula="of:=IF(ISBLANK([.A867]);0;[.B866]+[.A867])" office:value-type="float" office:value="33496" calcext:value-type="float">
            <text:p>33496</text:p>
          </table:table-cell>
          <table:table-cell table:formula="of:=IF([.B867]=0;[.B8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formula="of:=IF(ISBLANK([.A868]);0;[.B867]+[.A868])" office:value-type="float" office:value="39777" calcext:value-type="float">
            <text:p>39777</text:p>
          </table:table-cell>
          <table:table-cell table:formula="of:=IF([.B868]=0;[.B8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formula="of:=IF(ISBLANK([.A869]);0;[.B868]+[.A869])" office:value-type="float" office:value="44002" calcext:value-type="float">
            <text:p>44002</text:p>
          </table:table-cell>
          <table:table-cell table:formula="of:=IF([.B869]=0;[.B8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IF(ISBLANK([.A870]);0;[.B869]+[.A870])" office:value-type="float" office:value="45561" calcext:value-type="float">
            <text:p>45561</text:p>
          </table:table-cell>
          <table:table-cell table:formula="of:=IF([.B870]=0;[.B8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IF(ISBLANK([.A871]);0;[.B870]+[.A871])" office:value-type="float" office:value="48559" calcext:value-type="float">
            <text:p>48559</text:p>
          </table:table-cell>
          <table:table-cell table:formula="of:=IF([.B871]=0;[.B8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formula="of:=IF(ISBLANK([.A872]);0;[.B871]+[.A872])" office:value-type="float" office:value="51282" calcext:value-type="float">
            <text:p>51282</text:p>
          </table:table-cell>
          <table:table-cell table:formula="of:=IF([.B872]=0;[.B8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873]);0;[.B872]+[.A873])" office:value-type="float" office:value="0" calcext:value-type="float">
            <text:p>0</text:p>
          </table:table-cell>
          <table:table-cell table:formula="of:=IF([.B873]=0;[.B872];0)" office:value-type="float" office:value="51282" calcext:value-type="float">
            <text:p>51282</text:p>
          </table:table-cell>
          <table:table-cell table:number-columns-repeated="1021"/>
        </table:table-row>
        <table:table-row table:style-name="ro1">
          <table:table-cell office:value-type="float" office:value="46446" calcext:value-type="float">
            <text:p>46446</text:p>
          </table:table-cell>
          <table:table-cell table:formula="of:=IF(ISBLANK([.A874]);0;[.B873]+[.A874])" office:value-type="float" office:value="46446" calcext:value-type="float">
            <text:p>46446</text:p>
          </table:table-cell>
          <table:table-cell table:formula="of:=IF([.B874]=0;[.B8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875]);0;[.B874]+[.A875])" office:value-type="float" office:value="0" calcext:value-type="float">
            <text:p>0</text:p>
          </table:table-cell>
          <table:table-cell table:formula="of:=IF([.B875]=0;[.B874];0)" office:value-type="float" office:value="46446" calcext:value-type="float">
            <text:p>46446</text:p>
          </table:table-cell>
          <table:table-cell table:number-columns-repeated="1021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formula="of:=IF(ISBLANK([.A876]);0;[.B875]+[.A876])" office:value-type="float" office:value="8785" calcext:value-type="float">
            <text:p>8785</text:p>
          </table:table-cell>
          <table:table-cell table:formula="of:=IF([.B876]=0;[.B8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IF(ISBLANK([.A877]);0;[.B876]+[.A877])" office:value-type="float" office:value="10246" calcext:value-type="float">
            <text:p>10246</text:p>
          </table:table-cell>
          <table:table-cell table:formula="of:=IF([.B877]=0;[.B8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831" calcext:value-type="float">
            <text:p>11831</text:p>
          </table:table-cell>
          <table:table-cell table:formula="of:=IF(ISBLANK([.A878]);0;[.B877]+[.A878])" office:value-type="float" office:value="22077" calcext:value-type="float">
            <text:p>22077</text:p>
          </table:table-cell>
          <table:table-cell table:formula="of:=IF([.B878]=0;[.B8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formula="of:=IF(ISBLANK([.A879]);0;[.B878]+[.A879])" office:value-type="float" office:value="27054" calcext:value-type="float">
            <text:p>27054</text:p>
          </table:table-cell>
          <table:table-cell table:formula="of:=IF([.B879]=0;[.B8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formula="of:=IF(ISBLANK([.A880]);0;[.B879]+[.A880])" office:value-type="float" office:value="35758" calcext:value-type="float">
            <text:p>35758</text:p>
          </table:table-cell>
          <table:table-cell table:formula="of:=IF([.B880]=0;[.B8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881]);0;[.B880]+[.A881])" office:value-type="float" office:value="0" calcext:value-type="float">
            <text:p>0</text:p>
          </table:table-cell>
          <table:table-cell table:formula="of:=IF([.B881]=0;[.B880];0)" office:value-type="float" office:value="35758" calcext:value-type="float">
            <text:p>35758</text:p>
          </table:table-cell>
          <table:table-cell table:number-columns-repeated="1021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formula="of:=IF(ISBLANK([.A882]);0;[.B881]+[.A882])" office:value-type="float" office:value="5982" calcext:value-type="float">
            <text:p>5982</text:p>
          </table:table-cell>
          <table:table-cell table:formula="of:=IF([.B882]=0;[.B8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formula="of:=IF(ISBLANK([.A883]);0;[.B882]+[.A883])" office:value-type="float" office:value="13177" calcext:value-type="float">
            <text:p>13177</text:p>
          </table:table-cell>
          <table:table-cell table:formula="of:=IF([.B883]=0;[.B8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IF(ISBLANK([.A884]);0;[.B883]+[.A884])" office:value-type="float" office:value="15475" calcext:value-type="float">
            <text:p>15475</text:p>
          </table:table-cell>
          <table:table-cell table:formula="of:=IF([.B884]=0;[.B8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formula="of:=IF(ISBLANK([.A885]);0;[.B884]+[.A885])" office:value-type="float" office:value="21915" calcext:value-type="float">
            <text:p>21915</text:p>
          </table:table-cell>
          <table:table-cell table:formula="of:=IF([.B885]=0;[.B8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formula="of:=IF(ISBLANK([.A886]);0;[.B885]+[.A886])" office:value-type="float" office:value="26270" calcext:value-type="float">
            <text:p>26270</text:p>
          </table:table-cell>
          <table:table-cell table:formula="of:=IF([.B886]=0;[.B8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formula="of:=IF(ISBLANK([.A887]);0;[.B886]+[.A887])" office:value-type="float" office:value="33709" calcext:value-type="float">
            <text:p>33709</text:p>
          </table:table-cell>
          <table:table-cell table:formula="of:=IF([.B887]=0;[.B8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formula="of:=IF(ISBLANK([.A888]);0;[.B887]+[.A888])" office:value-type="float" office:value="40546" calcext:value-type="float">
            <text:p>40546</text:p>
          </table:table-cell>
          <table:table-cell table:formula="of:=IF([.B888]=0;[.B8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IF(ISBLANK([.A889]);0;[.B888]+[.A889])" office:value-type="float" office:value="42425" calcext:value-type="float">
            <text:p>42425</text:p>
          </table:table-cell>
          <table:table-cell table:formula="of:=IF([.B889]=0;[.B8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formula="of:=IF(ISBLANK([.A890]);0;[.B889]+[.A890])" office:value-type="float" office:value="47713" calcext:value-type="float">
            <text:p>47713</text:p>
          </table:table-cell>
          <table:table-cell table:formula="of:=IF([.B890]=0;[.B8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formula="of:=IF(ISBLANK([.A891]);0;[.B890]+[.A891])" office:value-type="float" office:value="51315" calcext:value-type="float">
            <text:p>51315</text:p>
          </table:table-cell>
          <table:table-cell table:formula="of:=IF([.B891]=0;[.B8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formula="of:=IF(ISBLANK([.A892]);0;[.B891]+[.A892])" office:value-type="float" office:value="55652" calcext:value-type="float">
            <text:p>55652</text:p>
          </table:table-cell>
          <table:table-cell table:formula="of:=IF([.B892]=0;[.B8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893]);0;[.B892]+[.A893])" office:value-type="float" office:value="0" calcext:value-type="float">
            <text:p>0</text:p>
          </table:table-cell>
          <table:table-cell table:formula="of:=IF([.B893]=0;[.B892];0)" office:value-type="float" office:value="55652" calcext:value-type="float">
            <text:p>55652</text:p>
          </table:table-cell>
          <table:table-cell table:number-columns-repeated="1021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formula="of:=IF(ISBLANK([.A894]);0;[.B893]+[.A894])" office:value-type="float" office:value="4272" calcext:value-type="float">
            <text:p>4272</text:p>
          </table:table-cell>
          <table:table-cell table:formula="of:=IF([.B894]=0;[.B8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891" calcext:value-type="float">
            <text:p>12891</text:p>
          </table:table-cell>
          <table:table-cell table:formula="of:=IF(ISBLANK([.A895]);0;[.B894]+[.A895])" office:value-type="float" office:value="17163" calcext:value-type="float">
            <text:p>17163</text:p>
          </table:table-cell>
          <table:table-cell table:formula="of:=IF([.B895]=0;[.B8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formula="of:=IF(ISBLANK([.A896]);0;[.B895]+[.A896])" office:value-type="float" office:value="24099" calcext:value-type="float">
            <text:p>24099</text:p>
          </table:table-cell>
          <table:table-cell table:formula="of:=IF([.B896]=0;[.B8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964" calcext:value-type="float">
            <text:p>11964</text:p>
          </table:table-cell>
          <table:table-cell table:formula="of:=IF(ISBLANK([.A897]);0;[.B896]+[.A897])" office:value-type="float" office:value="36063" calcext:value-type="float">
            <text:p>36063</text:p>
          </table:table-cell>
          <table:table-cell table:formula="of:=IF([.B897]=0;[.B8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formula="of:=IF(ISBLANK([.A898]);0;[.B897]+[.A898])" office:value-type="float" office:value="40797" calcext:value-type="float">
            <text:p>40797</text:p>
          </table:table-cell>
          <table:table-cell table:formula="of:=IF([.B898]=0;[.B8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formula="of:=IF(ISBLANK([.A899]);0;[.B898]+[.A899])" office:value-type="float" office:value="45625" calcext:value-type="float">
            <text:p>45625</text:p>
          </table:table-cell>
          <table:table-cell table:formula="of:=IF([.B899]=0;[.B8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900]);0;[.B899]+[.A900])" office:value-type="float" office:value="0" calcext:value-type="float">
            <text:p>0</text:p>
          </table:table-cell>
          <table:table-cell table:formula="of:=IF([.B900]=0;[.B899];0)" office:value-type="float" office:value="45625" calcext:value-type="float">
            <text:p>45625</text:p>
          </table:table-cell>
          <table:table-cell table:number-columns-repeated="1021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IF(ISBLANK([.A901]);0;[.B900]+[.A901])" office:value-type="float" office:value="1052" calcext:value-type="float">
            <text:p>1052</text:p>
          </table:table-cell>
          <table:table-cell table:formula="of:=IF([.B901]=0;[.B9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IF(ISBLANK([.A902]);0;[.B901]+[.A902])" office:value-type="float" office:value="6631" calcext:value-type="float">
            <text:p>6631</text:p>
          </table:table-cell>
          <table:table-cell table:formula="of:=IF([.B902]=0;[.B9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IF(ISBLANK([.A903]);0;[.B902]+[.A903])" office:value-type="float" office:value="11959" calcext:value-type="float">
            <text:p>11959</text:p>
          </table:table-cell>
          <table:table-cell table:formula="of:=IF([.B903]=0;[.B9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IF(ISBLANK([.A904]);0;[.B903]+[.A904])" office:value-type="float" office:value="13599" calcext:value-type="float">
            <text:p>13599</text:p>
          </table:table-cell>
          <table:table-cell table:formula="of:=IF([.B904]=0;[.B9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formula="of:=IF(ISBLANK([.A905]);0;[.B904]+[.A905])" office:value-type="float" office:value="18855" calcext:value-type="float">
            <text:p>18855</text:p>
          </table:table-cell>
          <table:table-cell table:formula="of:=IF([.B905]=0;[.B9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IF(ISBLANK([.A906]);0;[.B905]+[.A906])" office:value-type="float" office:value="20173" calcext:value-type="float">
            <text:p>20173</text:p>
          </table:table-cell>
          <table:table-cell table:formula="of:=IF([.B906]=0;[.B9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ISBLANK([.A907]);0;[.B906]+[.A907])" office:value-type="float" office:value="22129" calcext:value-type="float">
            <text:p>22129</text:p>
          </table:table-cell>
          <table:table-cell table:formula="of:=IF([.B907]=0;[.B9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formula="of:=IF(ISBLANK([.A908]);0;[.B907]+[.A908])" office:value-type="float" office:value="28582" calcext:value-type="float">
            <text:p>28582</text:p>
          </table:table-cell>
          <table:table-cell table:formula="of:=IF([.B908]=0;[.B9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formula="of:=IF(ISBLANK([.A909]);0;[.B908]+[.A909])" office:value-type="float" office:value="35135" calcext:value-type="float">
            <text:p>35135</text:p>
          </table:table-cell>
          <table:table-cell table:formula="of:=IF([.B909]=0;[.B9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formula="of:=IF(ISBLANK([.A910]);0;[.B909]+[.A910])" office:value-type="float" office:value="41098" calcext:value-type="float">
            <text:p>41098</text:p>
          </table:table-cell>
          <table:table-cell table:formula="of:=IF([.B910]=0;[.B9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IF(ISBLANK([.A911]);0;[.B910]+[.A911])" office:value-type="float" office:value="43570" calcext:value-type="float">
            <text:p>43570</text:p>
          </table:table-cell>
          <table:table-cell table:formula="of:=IF([.B911]=0;[.B9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IF(ISBLANK([.A912]);0;[.B911]+[.A912])" office:value-type="float" office:value="46462" calcext:value-type="float">
            <text:p>46462</text:p>
          </table:table-cell>
          <table:table-cell table:formula="of:=IF([.B912]=0;[.B9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IF(ISBLANK([.A913]);0;[.B912]+[.A913])" office:value-type="float" office:value="50262" calcext:value-type="float">
            <text:p>50262</text:p>
          </table:table-cell>
          <table:table-cell table:formula="of:=IF([.B913]=0;[.B9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914]);0;[.B913]+[.A914])" office:value-type="float" office:value="0" calcext:value-type="float">
            <text:p>0</text:p>
          </table:table-cell>
          <table:table-cell table:formula="of:=IF([.B914]=0;[.B913];0)" office:value-type="float" office:value="50262" calcext:value-type="float">
            <text:p>50262</text:p>
          </table:table-cell>
          <table:table-cell table:number-columns-repeated="1021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formula="of:=IF(ISBLANK([.A915]);0;[.B914]+[.A915])" office:value-type="float" office:value="2898" calcext:value-type="float">
            <text:p>2898</text:p>
          </table:table-cell>
          <table:table-cell table:formula="of:=IF([.B915]=0;[.B9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formula="of:=IF(ISBLANK([.A916]);0;[.B915]+[.A916])" office:value-type="float" office:value="9263" calcext:value-type="float">
            <text:p>9263</text:p>
          </table:table-cell>
          <table:table-cell table:formula="of:=IF([.B916]=0;[.B9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IF(ISBLANK([.A917]);0;[.B916]+[.A917])" office:value-type="float" office:value="11038" calcext:value-type="float">
            <text:p>11038</text:p>
          </table:table-cell>
          <table:table-cell table:formula="of:=IF([.B917]=0;[.B9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formula="of:=IF(ISBLANK([.A918]);0;[.B917]+[.A918])" office:value-type="float" office:value="18478" calcext:value-type="float">
            <text:p>18478</text:p>
          </table:table-cell>
          <table:table-cell table:formula="of:=IF([.B918]=0;[.B9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formula="of:=IF(ISBLANK([.A919]);0;[.B918]+[.A919])" office:value-type="float" office:value="23660" calcext:value-type="float">
            <text:p>23660</text:p>
          </table:table-cell>
          <table:table-cell table:formula="of:=IF([.B919]=0;[.B9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IF(ISBLANK([.A920]);0;[.B919]+[.A920])" office:value-type="float" office:value="25664" calcext:value-type="float">
            <text:p>25664</text:p>
          </table:table-cell>
          <table:table-cell table:formula="of:=IF([.B920]=0;[.B9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formula="of:=IF(ISBLANK([.A921]);0;[.B920]+[.A921])" office:value-type="float" office:value="30368" calcext:value-type="float">
            <text:p>30368</text:p>
          </table:table-cell>
          <table:table-cell table:formula="of:=IF([.B921]=0;[.B9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formula="of:=IF(ISBLANK([.A922]);0;[.B921]+[.A922])" office:value-type="float" office:value="34273" calcext:value-type="float">
            <text:p>34273</text:p>
          </table:table-cell>
          <table:table-cell table:formula="of:=IF([.B922]=0;[.B9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formula="of:=IF(ISBLANK([.A923]);0;[.B922]+[.A923])" office:value-type="float" office:value="41709" calcext:value-type="float">
            <text:p>41709</text:p>
          </table:table-cell>
          <table:table-cell table:formula="of:=IF([.B923]=0;[.B9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formula="of:=IF(ISBLANK([.A924]);0;[.B923]+[.A924])" office:value-type="float" office:value="45239" calcext:value-type="float">
            <text:p>45239</text:p>
          </table:table-cell>
          <table:table-cell table:formula="of:=IF([.B924]=0;[.B9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formula="of:=IF(ISBLANK([.A925]);0;[.B924]+[.A925])" office:value-type="float" office:value="49170" calcext:value-type="float">
            <text:p>49170</text:p>
          </table:table-cell>
          <table:table-cell table:formula="of:=IF([.B925]=0;[.B9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926]);0;[.B925]+[.A926])" office:value-type="float" office:value="0" calcext:value-type="float">
            <text:p>0</text:p>
          </table:table-cell>
          <table:table-cell table:formula="of:=IF([.B926]=0;[.B925];0)" office:value-type="float" office:value="49170" calcext:value-type="float">
            <text:p>49170</text:p>
          </table:table-cell>
          <table:table-cell table:number-columns-repeated="1021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IF(ISBLANK([.A927]);0;[.B926]+[.A927])" office:value-type="float" office:value="4344" calcext:value-type="float">
            <text:p>4344</text:p>
          </table:table-cell>
          <table:table-cell table:formula="of:=IF([.B927]=0;[.B9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formula="of:=IF(ISBLANK([.A928]);0;[.B927]+[.A928])" office:value-type="float" office:value="9336" calcext:value-type="float">
            <text:p>9336</text:p>
          </table:table-cell>
          <table:table-cell table:formula="of:=IF([.B928]=0;[.B9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IF(ISBLANK([.A929]);0;[.B928]+[.A929])" office:value-type="float" office:value="13043" calcext:value-type="float">
            <text:p>13043</text:p>
          </table:table-cell>
          <table:table-cell table:formula="of:=IF([.B929]=0;[.B9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IF(ISBLANK([.A930]);0;[.B929]+[.A930])" office:value-type="float" office:value="15257" calcext:value-type="float">
            <text:p>15257</text:p>
          </table:table-cell>
          <table:table-cell table:formula="of:=IF([.B930]=0;[.B9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formula="of:=IF(ISBLANK([.A931]);0;[.B930]+[.A931])" office:value-type="float" office:value="18552" calcext:value-type="float">
            <text:p>18552</text:p>
          </table:table-cell>
          <table:table-cell table:formula="of:=IF([.B931]=0;[.B9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formula="of:=IF(ISBLANK([.A932]);0;[.B931]+[.A932])" office:value-type="float" office:value="23316" calcext:value-type="float">
            <text:p>23316</text:p>
          </table:table-cell>
          <table:table-cell table:formula="of:=IF([.B932]=0;[.B9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IF(ISBLANK([.A933]);0;[.B932]+[.A933])" office:value-type="float" office:value="25409" calcext:value-type="float">
            <text:p>25409</text:p>
          </table:table-cell>
          <table:table-cell table:formula="of:=IF([.B933]=0;[.B9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IF(ISBLANK([.A934]);0;[.B933]+[.A934])" office:value-type="float" office:value="27351" calcext:value-type="float">
            <text:p>27351</text:p>
          </table:table-cell>
          <table:table-cell table:formula="of:=IF([.B934]=0;[.B9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formula="of:=IF(ISBLANK([.A935]);0;[.B934]+[.A935])" office:value-type="float" office:value="33391" calcext:value-type="float">
            <text:p>33391</text:p>
          </table:table-cell>
          <table:table-cell table:formula="of:=IF([.B935]=0;[.B9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IF(ISBLANK([.A936]);0;[.B935]+[.A936])" office:value-type="float" office:value="35784" calcext:value-type="float">
            <text:p>35784</text:p>
          </table:table-cell>
          <table:table-cell table:formula="of:=IF([.B936]=0;[.B9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IF(ISBLANK([.A937]);0;[.B936]+[.A937])" office:value-type="float" office:value="38053" calcext:value-type="float">
            <text:p>38053</text:p>
          </table:table-cell>
          <table:table-cell table:formula="of:=IF([.B937]=0;[.B9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formula="of:=IF(ISBLANK([.A938]);0;[.B937]+[.A938])" office:value-type="float" office:value="42734" calcext:value-type="float">
            <text:p>42734</text:p>
          </table:table-cell>
          <table:table-cell table:formula="of:=IF([.B938]=0;[.B9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formula="of:=IF(ISBLANK([.A939]);0;[.B938]+[.A939])" office:value-type="float" office:value="49639" calcext:value-type="float">
            <text:p>49639</text:p>
          </table:table-cell>
          <table:table-cell table:formula="of:=IF([.B939]=0;[.B9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940]);0;[.B939]+[.A940])" office:value-type="float" office:value="0" calcext:value-type="float">
            <text:p>0</text:p>
          </table:table-cell>
          <table:table-cell table:formula="of:=IF([.B940]=0;[.B939];0)" office:value-type="float" office:value="49639" calcext:value-type="float">
            <text:p>49639</text:p>
          </table:table-cell>
          <table:table-cell table:number-columns-repeated="1021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IF(ISBLANK([.A941]);0;[.B940]+[.A941])" office:value-type="float" office:value="1051" calcext:value-type="float">
            <text:p>1051</text:p>
          </table:table-cell>
          <table:table-cell table:formula="of:=IF([.B941]=0;[.B9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formula="of:=IF(ISBLANK([.A942]);0;[.B941]+[.A942])" office:value-type="float" office:value="5493" calcext:value-type="float">
            <text:p>5493</text:p>
          </table:table-cell>
          <table:table-cell table:formula="of:=IF([.B942]=0;[.B9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IF(ISBLANK([.A943]);0;[.B942]+[.A943])" office:value-type="float" office:value="6747" calcext:value-type="float">
            <text:p>6747</text:p>
          </table:table-cell>
          <table:table-cell table:formula="of:=IF([.B943]=0;[.B9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formula="of:=IF(ISBLANK([.A944]);0;[.B943]+[.A944])" office:value-type="float" office:value="12185" calcext:value-type="float">
            <text:p>12185</text:p>
          </table:table-cell>
          <table:table-cell table:formula="of:=IF([.B944]=0;[.B9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formula="of:=IF(ISBLANK([.A945]);0;[.B944]+[.A945])" office:value-type="float" office:value="16575" calcext:value-type="float">
            <text:p>16575</text:p>
          </table:table-cell>
          <table:table-cell table:formula="of:=IF([.B945]=0;[.B9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IF(ISBLANK([.A946]);0;[.B945]+[.A946])" office:value-type="float" office:value="20436" calcext:value-type="float">
            <text:p>20436</text:p>
          </table:table-cell>
          <table:table-cell table:formula="of:=IF([.B946]=0;[.B9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IF(ISBLANK([.A947]);0;[.B946]+[.A947])" office:value-type="float" office:value="22387" calcext:value-type="float">
            <text:p>22387</text:p>
          </table:table-cell>
          <table:table-cell table:formula="of:=IF([.B947]=0;[.B9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formula="of:=IF(ISBLANK([.A948]);0;[.B947]+[.A948])" office:value-type="float" office:value="27153" calcext:value-type="float">
            <text:p>27153</text:p>
          </table:table-cell>
          <table:table-cell table:formula="of:=IF([.B948]=0;[.B9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formula="of:=IF(ISBLANK([.A949]);0;[.B948]+[.A949])" office:value-type="float" office:value="32967" calcext:value-type="float">
            <text:p>32967</text:p>
          </table:table-cell>
          <table:table-cell table:formula="of:=IF([.B949]=0;[.B9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formula="of:=IF(ISBLANK([.A950]);0;[.B949]+[.A950])" office:value-type="float" office:value="39398" calcext:value-type="float">
            <text:p>39398</text:p>
          </table:table-cell>
          <table:table-cell table:formula="of:=IF([.B950]=0;[.B9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IF(ISBLANK([.A951]);0;[.B950]+[.A951])" office:value-type="float" office:value="40579" calcext:value-type="float">
            <text:p>40579</text:p>
          </table:table-cell>
          <table:table-cell table:formula="of:=IF([.B951]=0;[.B9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IF(ISBLANK([.A952]);0;[.B951]+[.A952])" office:value-type="float" office:value="42803" calcext:value-type="float">
            <text:p>42803</text:p>
          </table:table-cell>
          <table:table-cell table:formula="of:=IF([.B952]=0;[.B9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formula="of:=IF(ISBLANK([.A953]);0;[.B952]+[.A953])" office:value-type="float" office:value="47839" calcext:value-type="float">
            <text:p>47839</text:p>
          </table:table-cell>
          <table:table-cell table:formula="of:=IF([.B953]=0;[.B9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IF(ISBLANK([.A954]);0;[.B953]+[.A954])" office:value-type="float" office:value="49583" calcext:value-type="float">
            <text:p>49583</text:p>
          </table:table-cell>
          <table:table-cell table:formula="of:=IF([.B954]=0;[.B9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955]);0;[.B954]+[.A955])" office:value-type="float" office:value="0" calcext:value-type="float">
            <text:p>0</text:p>
          </table:table-cell>
          <table:table-cell table:formula="of:=IF([.B955]=0;[.B954];0)" office:value-type="float" office:value="49583" calcext:value-type="float">
            <text:p>49583</text:p>
          </table:table-cell>
          <table:table-cell table:number-columns-repeated="1021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formula="of:=IF(ISBLANK([.A956]);0;[.B955]+[.A956])" office:value-type="float" office:value="3493" calcext:value-type="float">
            <text:p>3493</text:p>
          </table:table-cell>
          <table:table-cell table:formula="of:=IF([.B956]=0;[.B9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formula="of:=IF(ISBLANK([.A957]);0;[.B956]+[.A957])" office:value-type="float" office:value="8955" calcext:value-type="float">
            <text:p>8955</text:p>
          </table:table-cell>
          <table:table-cell table:formula="of:=IF([.B957]=0;[.B9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IF(ISBLANK([.A958]);0;[.B957]+[.A958])" office:value-type="float" office:value="10149" calcext:value-type="float">
            <text:p>10149</text:p>
          </table:table-cell>
          <table:table-cell table:formula="of:=IF([.B958]=0;[.B9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IF(ISBLANK([.A959]);0;[.B958]+[.A959])" office:value-type="float" office:value="13477" calcext:value-type="float">
            <text:p>13477</text:p>
          </table:table-cell>
          <table:table-cell table:formula="of:=IF([.B959]=0;[.B9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formula="of:=IF(ISBLANK([.A960]);0;[.B959]+[.A960])" office:value-type="float" office:value="16809" calcext:value-type="float">
            <text:p>16809</text:p>
          </table:table-cell>
          <table:table-cell table:formula="of:=IF([.B960]=0;[.B9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formula="of:=IF(ISBLANK([.A961]);0;[.B960]+[.A961])" office:value-type="float" office:value="23627" calcext:value-type="float">
            <text:p>23627</text:p>
          </table:table-cell>
          <table:table-cell table:formula="of:=IF([.B961]=0;[.B9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formula="of:=IF(ISBLANK([.A962]);0;[.B961]+[.A962])" office:value-type="float" office:value="28729" calcext:value-type="float">
            <text:p>28729</text:p>
          </table:table-cell>
          <table:table-cell table:formula="of:=IF([.B962]=0;[.B9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formula="of:=IF(ISBLANK([.A963]);0;[.B962]+[.A963])" office:value-type="float" office:value="34779" calcext:value-type="float">
            <text:p>34779</text:p>
          </table:table-cell>
          <table:table-cell table:formula="of:=IF([.B963]=0;[.B9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IF(ISBLANK([.A964]);0;[.B963]+[.A964])" office:value-type="float" office:value="36400" calcext:value-type="float">
            <text:p>36400</text:p>
          </table:table-cell>
          <table:table-cell table:formula="of:=IF([.B964]=0;[.B9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formula="of:=IF(ISBLANK([.A965]);0;[.B964]+[.A965])" office:value-type="float" office:value="40351" calcext:value-type="float">
            <text:p>40351</text:p>
          </table:table-cell>
          <table:table-cell table:formula="of:=IF([.B965]=0;[.B9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IF(ISBLANK([.A966]);0;[.B965]+[.A966])" office:value-type="float" office:value="45413" calcext:value-type="float">
            <text:p>45413</text:p>
          </table:table-cell>
          <table:table-cell table:formula="of:=IF([.B966]=0;[.B9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IF(ISBLANK([.A967]);0;[.B966]+[.A967])" office:value-type="float" office:value="46959" calcext:value-type="float">
            <text:p>46959</text:p>
          </table:table-cell>
          <table:table-cell table:formula="of:=IF([.B967]=0;[.B9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formula="of:=IF(ISBLANK([.A968]);0;[.B967]+[.A968])" office:value-type="float" office:value="51263" calcext:value-type="float">
            <text:p>51263</text:p>
          </table:table-cell>
          <table:table-cell table:formula="of:=IF([.B968]=0;[.B9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969]);0;[.B968]+[.A969])" office:value-type="float" office:value="0" calcext:value-type="float">
            <text:p>0</text:p>
          </table:table-cell>
          <table:table-cell table:formula="of:=IF([.B969]=0;[.B968];0)" office:value-type="float" office:value="51263" calcext:value-type="float">
            <text:p>51263</text:p>
          </table:table-cell>
          <table:table-cell table:number-columns-repeated="1021"/>
        </table:table-row>
        <table:table-row table:style-name="ro1">
          <table:table-cell office:value-type="float" office:value="16366" calcext:value-type="float">
            <text:p>16366</text:p>
          </table:table-cell>
          <table:table-cell table:formula="of:=IF(ISBLANK([.A970]);0;[.B969]+[.A970])" office:value-type="float" office:value="16366" calcext:value-type="float">
            <text:p>16366</text:p>
          </table:table-cell>
          <table:table-cell table:formula="of:=IF([.B970]=0;[.B9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043" calcext:value-type="float">
            <text:p>17043</text:p>
          </table:table-cell>
          <table:table-cell table:formula="of:=IF(ISBLANK([.A971]);0;[.B970]+[.A971])" office:value-type="float" office:value="33409" calcext:value-type="float">
            <text:p>33409</text:p>
          </table:table-cell>
          <table:table-cell table:formula="of:=IF([.B971]=0;[.B9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935" calcext:value-type="float">
            <text:p>12935</text:p>
          </table:table-cell>
          <table:table-cell table:formula="of:=IF(ISBLANK([.A972]);0;[.B971]+[.A972])" office:value-type="float" office:value="46344" calcext:value-type="float">
            <text:p>46344</text:p>
          </table:table-cell>
          <table:table-cell table:formula="of:=IF([.B972]=0;[.B9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formula="of:=IF(ISBLANK([.A973]);0;[.B972]+[.A973])" office:value-type="float" office:value="55783" calcext:value-type="float">
            <text:p>55783</text:p>
          </table:table-cell>
          <table:table-cell table:formula="of:=IF([.B973]=0;[.B9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974]);0;[.B973]+[.A974])" office:value-type="float" office:value="0" calcext:value-type="float">
            <text:p>0</text:p>
          </table:table-cell>
          <table:table-cell table:formula="of:=IF([.B974]=0;[.B973];0)" office:value-type="float" office:value="55783" calcext:value-type="float">
            <text:p>55783</text:p>
          </table:table-cell>
          <table:table-cell table:number-columns-repeated="1021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formula="of:=IF(ISBLANK([.A975]);0;[.B974]+[.A975])" office:value-type="float" office:value="8140" calcext:value-type="float">
            <text:p>8140</text:p>
          </table:table-cell>
          <table:table-cell table:formula="of:=IF([.B975]=0;[.B9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IF(ISBLANK([.A976]);0;[.B975]+[.A976])" office:value-type="float" office:value="9325" calcext:value-type="float">
            <text:p>9325</text:p>
          </table:table-cell>
          <table:table-cell table:formula="of:=IF([.B976]=0;[.B9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formula="of:=IF(ISBLANK([.A977]);0;[.B976]+[.A977])" office:value-type="float" office:value="18048" calcext:value-type="float">
            <text:p>18048</text:p>
          </table:table-cell>
          <table:table-cell table:formula="of:=IF([.B977]=0;[.B9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formula="of:=IF(ISBLANK([.A978]);0;[.B977]+[.A978])" office:value-type="float" office:value="21489" calcext:value-type="float">
            <text:p>21489</text:p>
          </table:table-cell>
          <table:table-cell table:formula="of:=IF([.B978]=0;[.B9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IF(ISBLANK([.A979]);0;[.B978]+[.A979])" office:value-type="float" office:value="23403" calcext:value-type="float">
            <text:p>23403</text:p>
          </table:table-cell>
          <table:table-cell table:formula="of:=IF([.B979]=0;[.B9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formula="of:=IF(ISBLANK([.A980]);0;[.B979]+[.A980])" office:value-type="float" office:value="30068" calcext:value-type="float">
            <text:p>30068</text:p>
          </table:table-cell>
          <table:table-cell table:formula="of:=IF([.B980]=0;[.B9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formula="of:=IF(ISBLANK([.A981]);0;[.B980]+[.A981])" office:value-type="float" office:value="33709" calcext:value-type="float">
            <text:p>33709</text:p>
          </table:table-cell>
          <table:table-cell table:formula="of:=IF([.B981]=0;[.B9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IF(ISBLANK([.A982]);0;[.B981]+[.A982])" office:value-type="float" office:value="34719" calcext:value-type="float">
            <text:p>34719</text:p>
          </table:table-cell>
          <table:table-cell table:formula="of:=IF([.B982]=0;[.B9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formula="of:=IF(ISBLANK([.A983]);0;[.B982]+[.A983])" office:value-type="float" office:value="39916" calcext:value-type="float">
            <text:p>39916</text:p>
          </table:table-cell>
          <table:table-cell table:formula="of:=IF([.B983]=0;[.B9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formula="of:=IF(ISBLANK([.A984]);0;[.B983]+[.A984])" office:value-type="float" office:value="45165" calcext:value-type="float">
            <text:p>45165</text:p>
          </table:table-cell>
          <table:table-cell table:formula="of:=IF([.B984]=0;[.B9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985]);0;[.B984]+[.A985])" office:value-type="float" office:value="0" calcext:value-type="float">
            <text:p>0</text:p>
          </table:table-cell>
          <table:table-cell table:formula="of:=IF([.B985]=0;[.B984];0)" office:value-type="float" office:value="45165" calcext:value-type="float">
            <text:p>45165</text:p>
          </table:table-cell>
          <table:table-cell table:number-columns-repeated="1021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formula="of:=IF(ISBLANK([.A986]);0;[.B985]+[.A986])" office:value-type="float" office:value="4795" calcext:value-type="float">
            <text:p>4795</text:p>
          </table:table-cell>
          <table:table-cell table:formula="of:=IF([.B986]=0;[.B9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775" calcext:value-type="float">
            <text:p>19775</text:p>
          </table:table-cell>
          <table:table-cell table:formula="of:=IF(ISBLANK([.A987]);0;[.B986]+[.A987])" office:value-type="float" office:value="24570" calcext:value-type="float">
            <text:p>24570</text:p>
          </table:table-cell>
          <table:table-cell table:formula="of:=IF([.B987]=0;[.B9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IF(ISBLANK([.A988]);0;[.B987]+[.A988])" office:value-type="float" office:value="26072" calcext:value-type="float">
            <text:p>26072</text:p>
          </table:table-cell>
          <table:table-cell table:formula="of:=IF([.B988]=0;[.B9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formula="of:=IF(ISBLANK([.A989]);0;[.B988]+[.A989])" office:value-type="float" office:value="36042" calcext:value-type="float">
            <text:p>36042</text:p>
          </table:table-cell>
          <table:table-cell table:formula="of:=IF([.B989]=0;[.B9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990]);0;[.B989]+[.A990])" office:value-type="float" office:value="0" calcext:value-type="float">
            <text:p>0</text:p>
          </table:table-cell>
          <table:table-cell table:formula="of:=IF([.B990]=0;[.B989];0)" office:value-type="float" office:value="36042" calcext:value-type="float">
            <text:p>36042</text:p>
          </table:table-cell>
          <table:table-cell table:number-columns-repeated="1021"/>
        </table:table-row>
        <table:table-row table:style-name="ro1">
          <table:table-cell office:value-type="float" office:value="14246" calcext:value-type="float">
            <text:p>14246</text:p>
          </table:table-cell>
          <table:table-cell table:formula="of:=IF(ISBLANK([.A991]);0;[.B990]+[.A991])" office:value-type="float" office:value="14246" calcext:value-type="float">
            <text:p>14246</text:p>
          </table:table-cell>
          <table:table-cell table:formula="of:=IF([.B991]=0;[.B9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998" calcext:value-type="float">
            <text:p>11998</text:p>
          </table:table-cell>
          <table:table-cell table:formula="of:=IF(ISBLANK([.A992]);0;[.B991]+[.A992])" office:value-type="float" office:value="26244" calcext:value-type="float">
            <text:p>26244</text:p>
          </table:table-cell>
          <table:table-cell table:formula="of:=IF([.B992]=0;[.B9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677" calcext:value-type="float">
            <text:p>12677</text:p>
          </table:table-cell>
          <table:table-cell table:formula="of:=IF(ISBLANK([.A993]);0;[.B992]+[.A993])" office:value-type="float" office:value="38921" calcext:value-type="float">
            <text:p>38921</text:p>
          </table:table-cell>
          <table:table-cell table:formula="of:=IF([.B993]=0;[.B9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formula="of:=IF(ISBLANK([.A994]);0;[.B993]+[.A994])" office:value-type="float" office:value="44475" calcext:value-type="float">
            <text:p>44475</text:p>
          </table:table-cell>
          <table:table-cell table:formula="of:=IF([.B994]=0;[.B9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995]);0;[.B994]+[.A995])" office:value-type="float" office:value="0" calcext:value-type="float">
            <text:p>0</text:p>
          </table:table-cell>
          <table:table-cell table:formula="of:=IF([.B995]=0;[.B994];0)" office:value-type="float" office:value="44475" calcext:value-type="float">
            <text:p>44475</text:p>
          </table:table-cell>
          <table:table-cell table:number-columns-repeated="1021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formula="of:=IF(ISBLANK([.A996]);0;[.B995]+[.A996])" office:value-type="float" office:value="6733" calcext:value-type="float">
            <text:p>6733</text:p>
          </table:table-cell>
          <table:table-cell table:formula="of:=IF([.B996]=0;[.B9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formula="of:=IF(ISBLANK([.A997]);0;[.B996]+[.A997])" office:value-type="float" office:value="12906" calcext:value-type="float">
            <text:p>12906</text:p>
          </table:table-cell>
          <table:table-cell table:formula="of:=IF([.B997]=0;[.B9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formula="of:=IF(ISBLANK([.A998]);0;[.B997]+[.A998])" office:value-type="float" office:value="16969" calcext:value-type="float">
            <text:p>16969</text:p>
          </table:table-cell>
          <table:table-cell table:formula="of:=IF([.B998]=0;[.B9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formula="of:=IF(ISBLANK([.A999]);0;[.B998]+[.A999])" office:value-type="float" office:value="19963" calcext:value-type="float">
            <text:p>19963</text:p>
          </table:table-cell>
          <table:table-cell table:formula="of:=IF([.B999]=0;[.B9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IF(ISBLANK([.A1000]);0;[.B999]+[.A1000])" office:value-type="float" office:value="24032" calcext:value-type="float">
            <text:p>24032</text:p>
          </table:table-cell>
          <table:table-cell table:formula="of:=IF([.B1000]=0;[.B9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formula="of:=IF(ISBLANK([.A1001]);0;[.B1000]+[.A1001])" office:value-type="float" office:value="28939" calcext:value-type="float">
            <text:p>28939</text:p>
          </table:table-cell>
          <table:table-cell table:formula="of:=IF([.B1001]=0;[.B10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formula="of:=IF(ISBLANK([.A1002]);0;[.B1001]+[.A1002])" office:value-type="float" office:value="32320" calcext:value-type="float">
            <text:p>32320</text:p>
          </table:table-cell>
          <table:table-cell table:formula="of:=IF([.B1002]=0;[.B10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formula="of:=IF(ISBLANK([.A1003]);0;[.B1002]+[.A1003])" office:value-type="float" office:value="37385" calcext:value-type="float">
            <text:p>37385</text:p>
          </table:table-cell>
          <table:table-cell table:formula="of:=IF([.B1003]=0;[.B10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IF(ISBLANK([.A1004]);0;[.B1003]+[.A1004])" office:value-type="float" office:value="40451" calcext:value-type="float">
            <text:p>40451</text:p>
          </table:table-cell>
          <table:table-cell table:formula="of:=IF([.B1004]=0;[.B10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05]);0;[.B1004]+[.A1005])" office:value-type="float" office:value="0" calcext:value-type="float">
            <text:p>0</text:p>
          </table:table-cell>
          <table:table-cell table:formula="of:=IF([.B1005]=0;[.B1004];0)" office:value-type="float" office:value="40451" calcext:value-type="float">
            <text:p>40451</text:p>
          </table:table-cell>
          <table:table-cell table:number-columns-repeated="1021"/>
        </table:table-row>
        <table:table-row table:style-name="ro1">
          <table:table-cell office:value-type="float" office:value="54029" calcext:value-type="float">
            <text:p>54029</text:p>
          </table:table-cell>
          <table:table-cell table:formula="of:=IF(ISBLANK([.A1006]);0;[.B1005]+[.A1006])" office:value-type="float" office:value="54029" calcext:value-type="float">
            <text:p>54029</text:p>
          </table:table-cell>
          <table:table-cell table:formula="of:=IF([.B1006]=0;[.B10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07]);0;[.B1006]+[.A1007])" office:value-type="float" office:value="0" calcext:value-type="float">
            <text:p>0</text:p>
          </table:table-cell>
          <table:table-cell table:formula="of:=IF([.B1007]=0;[.B1006];0)" office:value-type="float" office:value="54029" calcext:value-type="float">
            <text:p>54029</text:p>
          </table:table-cell>
          <table:table-cell table:number-columns-repeated="1021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formula="of:=IF(ISBLANK([.A1008]);0;[.B1007]+[.A1008])" office:value-type="float" office:value="6782" calcext:value-type="float">
            <text:p>6782</text:p>
          </table:table-cell>
          <table:table-cell table:formula="of:=IF([.B1008]=0;[.B10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IF(ISBLANK([.A1009]);0;[.B1008]+[.A1009])" office:value-type="float" office:value="12411" calcext:value-type="float">
            <text:p>12411</text:p>
          </table:table-cell>
          <table:table-cell table:formula="of:=IF([.B1009]=0;[.B10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formula="of:=IF(ISBLANK([.A1010]);0;[.B1009]+[.A1010])" office:value-type="float" office:value="15565" calcext:value-type="float">
            <text:p>15565</text:p>
          </table:table-cell>
          <table:table-cell table:formula="of:=IF([.B1010]=0;[.B10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formula="of:=IF(ISBLANK([.A1011]);0;[.B1010]+[.A1011])" office:value-type="float" office:value="22532" calcext:value-type="float">
            <text:p>22532</text:p>
          </table:table-cell>
          <table:table-cell table:formula="of:=IF([.B1011]=0;[.B10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48" calcext:value-type="float">
            <text:p>11148</text:p>
          </table:table-cell>
          <table:table-cell table:formula="of:=IF(ISBLANK([.A1012]);0;[.B1011]+[.A1012])" office:value-type="float" office:value="33680" calcext:value-type="float">
            <text:p>33680</text:p>
          </table:table-cell>
          <table:table-cell table:formula="of:=IF([.B1012]=0;[.B10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formula="of:=IF(ISBLANK([.A1013]);0;[.B1012]+[.A1013])" office:value-type="float" office:value="41849" calcext:value-type="float">
            <text:p>41849</text:p>
          </table:table-cell>
          <table:table-cell table:formula="of:=IF([.B1013]=0;[.B10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formula="of:=IF(ISBLANK([.A1014]);0;[.B1013]+[.A1014])" office:value-type="float" office:value="46158" calcext:value-type="float">
            <text:p>46158</text:p>
          </table:table-cell>
          <table:table-cell table:formula="of:=IF([.B1014]=0;[.B10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15]);0;[.B1014]+[.A1015])" office:value-type="float" office:value="0" calcext:value-type="float">
            <text:p>0</text:p>
          </table:table-cell>
          <table:table-cell table:formula="of:=IF([.B1015]=0;[.B1014];0)" office:value-type="float" office:value="46158" calcext:value-type="float">
            <text:p>46158</text:p>
          </table:table-cell>
          <table:table-cell table:number-columns-repeated="1021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formula="of:=IF(ISBLANK([.A1016]);0;[.B1015]+[.A1016])" office:value-type="float" office:value="4985" calcext:value-type="float">
            <text:p>4985</text:p>
          </table:table-cell>
          <table:table-cell table:formula="of:=IF([.B1016]=0;[.B10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IF(ISBLANK([.A1017]);0;[.B1016]+[.A1017])" office:value-type="float" office:value="7081" calcext:value-type="float">
            <text:p>7081</text:p>
          </table:table-cell>
          <table:table-cell table:formula="of:=IF([.B1017]=0;[.B10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formula="of:=IF(ISBLANK([.A1018]);0;[.B1017]+[.A1018])" office:value-type="float" office:value="11301" calcext:value-type="float">
            <text:p>11301</text:p>
          </table:table-cell>
          <table:table-cell table:formula="of:=IF([.B1018]=0;[.B10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formula="of:=IF(ISBLANK([.A1019]);0;[.B1018]+[.A1019])" office:value-type="float" office:value="17639" calcext:value-type="float">
            <text:p>17639</text:p>
          </table:table-cell>
          <table:table-cell table:formula="of:=IF([.B1019]=0;[.B10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formula="of:=IF(ISBLANK([.A1020]);0;[.B1019]+[.A1020])" office:value-type="float" office:value="20217" calcext:value-type="float">
            <text:p>20217</text:p>
          </table:table-cell>
          <table:table-cell table:formula="of:=IF([.B1020]=0;[.B10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formula="of:=IF(ISBLANK([.A1021]);0;[.B1020]+[.A1021])" office:value-type="float" office:value="26721" calcext:value-type="float">
            <text:p>26721</text:p>
          </table:table-cell>
          <table:table-cell table:formula="of:=IF([.B1021]=0;[.B10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formula="of:=IF(ISBLANK([.A1022]);0;[.B1021]+[.A1022])" office:value-type="float" office:value="31414" calcext:value-type="float">
            <text:p>31414</text:p>
          </table:table-cell>
          <table:table-cell table:formula="of:=IF([.B1022]=0;[.B10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IF(ISBLANK([.A1023]);0;[.B1022]+[.A1023])" office:value-type="float" office:value="33710" calcext:value-type="float">
            <text:p>33710</text:p>
          </table:table-cell>
          <table:table-cell table:formula="of:=IF([.B1023]=0;[.B10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formula="of:=IF(ISBLANK([.A1024]);0;[.B1023]+[.A1024])" office:value-type="float" office:value="39730" calcext:value-type="float">
            <text:p>39730</text:p>
          </table:table-cell>
          <table:table-cell table:formula="of:=IF([.B1024]=0;[.B10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IF(ISBLANK([.A1025]);0;[.B1024]+[.A1025])" office:value-type="float" office:value="41644" calcext:value-type="float">
            <text:p>41644</text:p>
          </table:table-cell>
          <table:table-cell table:formula="of:=IF([.B1025]=0;[.B10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26]);0;[.B1025]+[.A1026])" office:value-type="float" office:value="0" calcext:value-type="float">
            <text:p>0</text:p>
          </table:table-cell>
          <table:table-cell table:formula="of:=IF([.B1026]=0;[.B1025];0)" office:value-type="float" office:value="41644" calcext:value-type="float">
            <text:p>41644</text:p>
          </table:table-cell>
          <table:table-cell table:number-columns-repeated="1021"/>
        </table:table-row>
        <table:table-row table:style-name="ro1">
          <table:table-cell office:value-type="float" office:value="12080" calcext:value-type="float">
            <text:p>12080</text:p>
          </table:table-cell>
          <table:table-cell table:formula="of:=IF(ISBLANK([.A1027]);0;[.B1026]+[.A1027])" office:value-type="float" office:value="12080" calcext:value-type="float">
            <text:p>12080</text:p>
          </table:table-cell>
          <table:table-cell table:formula="of:=IF([.B1027]=0;[.B10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formula="of:=IF(ISBLANK([.A1028]);0;[.B1027]+[.A1028])" office:value-type="float" office:value="19412" calcext:value-type="float">
            <text:p>19412</text:p>
          </table:table-cell>
          <table:table-cell table:formula="of:=IF([.B1028]=0;[.B10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29]);0;[.B1028]+[.A1029])" office:value-type="float" office:value="0" calcext:value-type="float">
            <text:p>0</text:p>
          </table:table-cell>
          <table:table-cell table:formula="of:=IF([.B1029]=0;[.B1028];0)" office:value-type="float" office:value="19412" calcext:value-type="float">
            <text:p>19412</text:p>
          </table:table-cell>
          <table:table-cell table:number-columns-repeated="1021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formula="of:=IF(ISBLANK([.A1030]);0;[.B1029]+[.A1030])" office:value-type="float" office:value="4018" calcext:value-type="float">
            <text:p>4018</text:p>
          </table:table-cell>
          <table:table-cell table:formula="of:=IF([.B1030]=0;[.B10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formula="of:=IF(ISBLANK([.A1031]);0;[.B1030]+[.A1031])" office:value-type="float" office:value="9561" calcext:value-type="float">
            <text:p>9561</text:p>
          </table:table-cell>
          <table:table-cell table:formula="of:=IF([.B1031]=0;[.B10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IF(ISBLANK([.A1032]);0;[.B1031]+[.A1032])" office:value-type="float" office:value="10572" calcext:value-type="float">
            <text:p>10572</text:p>
          </table:table-cell>
          <table:table-cell table:formula="of:=IF([.B1032]=0;[.B10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formula="of:=IF(ISBLANK([.A1033]);0;[.B1032]+[.A1033])" office:value-type="float" office:value="16347" calcext:value-type="float">
            <text:p>16347</text:p>
          </table:table-cell>
          <table:table-cell table:formula="of:=IF([.B1033]=0;[.B10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formula="of:=IF(ISBLANK([.A1034]);0;[.B1033]+[.A1034])" office:value-type="float" office:value="18792" calcext:value-type="float">
            <text:p>18792</text:p>
          </table:table-cell>
          <table:table-cell table:formula="of:=IF([.B1034]=0;[.B10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formula="of:=IF(ISBLANK([.A1035]);0;[.B1034]+[.A1035])" office:value-type="float" office:value="23435" calcext:value-type="float">
            <text:p>23435</text:p>
          </table:table-cell>
          <table:table-cell table:formula="of:=IF([.B1035]=0;[.B10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IF(ISBLANK([.A1036]);0;[.B1035]+[.A1036])" office:value-type="float" office:value="26004" calcext:value-type="float">
            <text:p>26004</text:p>
          </table:table-cell>
          <table:table-cell table:formula="of:=IF([.B1036]=0;[.B10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formula="of:=IF(ISBLANK([.A1037]);0;[.B1036]+[.A1037])" office:value-type="float" office:value="30053" calcext:value-type="float">
            <text:p>30053</text:p>
          </table:table-cell>
          <table:table-cell table:formula="of:=IF([.B1037]=0;[.B10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IF(ISBLANK([.A1038]);0;[.B1037]+[.A1038])" office:value-type="float" office:value="33868" calcext:value-type="float">
            <text:p>33868</text:p>
          </table:table-cell>
          <table:table-cell table:formula="of:=IF([.B1038]=0;[.B10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formula="of:=IF(ISBLANK([.A1039]);0;[.B1038]+[.A1039])" office:value-type="float" office:value="40927" calcext:value-type="float">
            <text:p>40927</text:p>
          </table:table-cell>
          <table:table-cell table:formula="of:=IF([.B1039]=0;[.B10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40]);0;[.B1039]+[.A1040])" office:value-type="float" office:value="0" calcext:value-type="float">
            <text:p>0</text:p>
          </table:table-cell>
          <table:table-cell table:formula="of:=IF([.B1040]=0;[.B1039];0)" office:value-type="float" office:value="40927" calcext:value-type="float">
            <text:p>40927</text:p>
          </table:table-cell>
          <table:table-cell table:number-columns-repeated="1021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IF(ISBLANK([.A1041]);0;[.B1040]+[.A1041])" office:value-type="float" office:value="2221" calcext:value-type="float">
            <text:p>2221</text:p>
          </table:table-cell>
          <table:table-cell table:formula="of:=IF([.B1041]=0;[.B10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formula="of:=IF(ISBLANK([.A1042]);0;[.B1041]+[.A1042])" office:value-type="float" office:value="8020" calcext:value-type="float">
            <text:p>8020</text:p>
          </table:table-cell>
          <table:table-cell table:formula="of:=IF([.B1042]=0;[.B10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formula="of:=IF(ISBLANK([.A1043]);0;[.B1042]+[.A1043])" office:value-type="float" office:value="10885" calcext:value-type="float">
            <text:p>10885</text:p>
          </table:table-cell>
          <table:table-cell table:formula="of:=IF([.B1043]=0;[.B10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formula="of:=IF(ISBLANK([.A1044]);0;[.B1043]+[.A1044])" office:value-type="float" office:value="13887" calcext:value-type="float">
            <text:p>13887</text:p>
          </table:table-cell>
          <table:table-cell table:formula="of:=IF([.B1044]=0;[.B10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formula="of:=IF(ISBLANK([.A1045]);0;[.B1044]+[.A1045])" office:value-type="float" office:value="19010" calcext:value-type="float">
            <text:p>19010</text:p>
          </table:table-cell>
          <table:table-cell table:formula="of:=IF([.B1045]=0;[.B10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formula="of:=IF(ISBLANK([.A1046]);0;[.B1045]+[.A1046])" office:value-type="float" office:value="23597" calcext:value-type="float">
            <text:p>23597</text:p>
          </table:table-cell>
          <table:table-cell table:formula="of:=IF([.B1046]=0;[.B10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IF(ISBLANK([.A1047]);0;[.B1046]+[.A1047])" office:value-type="float" office:value="26213" calcext:value-type="float">
            <text:p>26213</text:p>
          </table:table-cell>
          <table:table-cell table:formula="of:=IF([.B1047]=0;[.B10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IF(ISBLANK([.A1048]);0;[.B1047]+[.A1048])" office:value-type="float" office:value="28699" calcext:value-type="float">
            <text:p>28699</text:p>
          </table:table-cell>
          <table:table-cell table:formula="of:=IF([.B1048]=0;[.B10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formula="of:=IF(ISBLANK([.A1049]);0;[.B1048]+[.A1049])" office:value-type="float" office:value="35243" calcext:value-type="float">
            <text:p>35243</text:p>
          </table:table-cell>
          <table:table-cell table:formula="of:=IF([.B1049]=0;[.B10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IF(ISBLANK([.A1050]);0;[.B1049]+[.A1050])" office:value-type="float" office:value="38753" calcext:value-type="float">
            <text:p>38753</text:p>
          </table:table-cell>
          <table:table-cell table:formula="of:=IF([.B1050]=0;[.B10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IF(ISBLANK([.A1051]);0;[.B1050]+[.A1051])" office:value-type="float" office:value="40825" calcext:value-type="float">
            <text:p>40825</text:p>
          </table:table-cell>
          <table:table-cell table:formula="of:=IF([.B1051]=0;[.B10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formula="of:=IF(ISBLANK([.A1052]);0;[.B1051]+[.A1052])" office:value-type="float" office:value="46408" calcext:value-type="float">
            <text:p>46408</text:p>
          </table:table-cell>
          <table:table-cell table:formula="of:=IF([.B1052]=0;[.B10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IF(ISBLANK([.A1053]);0;[.B1052]+[.A1053])" office:value-type="float" office:value="47610" calcext:value-type="float">
            <text:p>47610</text:p>
          </table:table-cell>
          <table:table-cell table:formula="of:=IF([.B1053]=0;[.B10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54]);0;[.B1053]+[.A1054])" office:value-type="float" office:value="0" calcext:value-type="float">
            <text:p>0</text:p>
          </table:table-cell>
          <table:table-cell table:formula="of:=IF([.B1054]=0;[.B1053];0)" office:value-type="float" office:value="47610" calcext:value-type="float">
            <text:p>47610</text:p>
          </table:table-cell>
          <table:table-cell table:number-columns-repeated="1021"/>
        </table:table-row>
        <table:table-row table:style-name="ro1">
          <table:table-cell office:value-type="float" office:value="20977" calcext:value-type="float">
            <text:p>20977</text:p>
          </table:table-cell>
          <table:table-cell table:formula="of:=IF(ISBLANK([.A1055]);0;[.B1054]+[.A1055])" office:value-type="float" office:value="20977" calcext:value-type="float">
            <text:p>20977</text:p>
          </table:table-cell>
          <table:table-cell table:formula="of:=IF([.B1055]=0;[.B10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56]);0;[.B1055]+[.A1056])" office:value-type="float" office:value="0" calcext:value-type="float">
            <text:p>0</text:p>
          </table:table-cell>
          <table:table-cell table:formula="of:=IF([.B1056]=0;[.B1055];0)" office:value-type="float" office:value="20977" calcext:value-type="float">
            <text:p>20977</text:p>
          </table:table-cell>
          <table:table-cell table:number-columns-repeated="1021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formula="of:=IF(ISBLANK([.A1057]);0;[.B1056]+[.A1057])" office:value-type="float" office:value="3908" calcext:value-type="float">
            <text:p>3908</text:p>
          </table:table-cell>
          <table:table-cell table:formula="of:=IF([.B1057]=0;[.B10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IF(ISBLANK([.A1058]);0;[.B1057]+[.A1058])" office:value-type="float" office:value="5456" calcext:value-type="float">
            <text:p>5456</text:p>
          </table:table-cell>
          <table:table-cell table:formula="of:=IF([.B1058]=0;[.B10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formula="of:=IF(ISBLANK([.A1059]);0;[.B1058]+[.A1059])" office:value-type="float" office:value="9430" calcext:value-type="float">
            <text:p>9430</text:p>
          </table:table-cell>
          <table:table-cell table:formula="of:=IF([.B1059]=0;[.B10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formula="of:=IF(ISBLANK([.A1060]);0;[.B1059]+[.A1060])" office:value-type="float" office:value="12460" calcext:value-type="float">
            <text:p>12460</text:p>
          </table:table-cell>
          <table:table-cell table:formula="of:=IF([.B1060]=0;[.B10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formula="of:=IF(ISBLANK([.A1061]);0;[.B1060]+[.A1061])" office:value-type="float" office:value="18520" calcext:value-type="float">
            <text:p>18520</text:p>
          </table:table-cell>
          <table:table-cell table:formula="of:=IF([.B1061]=0;[.B10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IF(ISBLANK([.A1062]);0;[.B1061]+[.A1062])" office:value-type="float" office:value="24205" calcext:value-type="float">
            <text:p>24205</text:p>
          </table:table-cell>
          <table:table-cell table:formula="of:=IF([.B1062]=0;[.B10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formula="of:=IF(ISBLANK([.A1063]);0;[.B1062]+[.A1063])" office:value-type="float" office:value="27948" calcext:value-type="float">
            <text:p>27948</text:p>
          </table:table-cell>
          <table:table-cell table:formula="of:=IF([.B1063]=0;[.B10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formula="of:=IF(ISBLANK([.A1064]);0;[.B1063]+[.A1064])" office:value-type="float" office:value="31608" calcext:value-type="float">
            <text:p>31608</text:p>
          </table:table-cell>
          <table:table-cell table:formula="of:=IF([.B1064]=0;[.B10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formula="of:=IF(ISBLANK([.A1065]);0;[.B1064]+[.A1065])" office:value-type="float" office:value="35561" calcext:value-type="float">
            <text:p>35561</text:p>
          </table:table-cell>
          <table:table-cell table:formula="of:=IF([.B1065]=0;[.B10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IF(ISBLANK([.A1066]);0;[.B1065]+[.A1066])" office:value-type="float" office:value="38658" calcext:value-type="float">
            <text:p>38658</text:p>
          </table:table-cell>
          <table:table-cell table:formula="of:=IF([.B1066]=0;[.B10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IF(ISBLANK([.A1067]);0;[.B1066]+[.A1067])" office:value-type="float" office:value="41109" calcext:value-type="float">
            <text:p>41109</text:p>
          </table:table-cell>
          <table:table-cell table:formula="of:=IF([.B1067]=0;[.B10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formula="of:=IF(ISBLANK([.A1068]);0;[.B1067]+[.A1068])" office:value-type="float" office:value="46572" calcext:value-type="float">
            <text:p>46572</text:p>
          </table:table-cell>
          <table:table-cell table:formula="of:=IF([.B1068]=0;[.B10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formula="of:=IF(ISBLANK([.A1069]);0;[.B1068]+[.A1069])" office:value-type="float" office:value="51034" calcext:value-type="float">
            <text:p>51034</text:p>
          </table:table-cell>
          <table:table-cell table:formula="of:=IF([.B1069]=0;[.B10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formula="of:=IF(ISBLANK([.A1070]);0;[.B1069]+[.A1070])" office:value-type="float" office:value="55198" calcext:value-type="float">
            <text:p>55198</text:p>
          </table:table-cell>
          <table:table-cell table:formula="of:=IF([.B1070]=0;[.B10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IF(ISBLANK([.A1071]);0;[.B1070]+[.A1071])" office:value-type="float" office:value="57472" calcext:value-type="float">
            <text:p>57472</text:p>
          </table:table-cell>
          <table:table-cell table:formula="of:=IF([.B1071]=0;[.B10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72]);0;[.B1071]+[.A1072])" office:value-type="float" office:value="0" calcext:value-type="float">
            <text:p>0</text:p>
          </table:table-cell>
          <table:table-cell table:formula="of:=IF([.B1072]=0;[.B1071];0)" office:value-type="float" office:value="57472" calcext:value-type="float">
            <text:p>57472</text:p>
          </table:table-cell>
          <table:table-cell table:number-columns-repeated="1021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IF(ISBLANK([.A1073]);0;[.B1072]+[.A1073])" office:value-type="float" office:value="3237" calcext:value-type="float">
            <text:p>3237</text:p>
          </table:table-cell>
          <table:table-cell table:formula="of:=IF([.B1073]=0;[.B10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formula="of:=IF(ISBLANK([.A1074]);0;[.B1073]+[.A1074])" office:value-type="float" office:value="7392" calcext:value-type="float">
            <text:p>7392</text:p>
          </table:table-cell>
          <table:table-cell table:formula="of:=IF([.B1074]=0;[.B10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IF(ISBLANK([.A1075]);0;[.B1074]+[.A1075])" office:value-type="float" office:value="11270" calcext:value-type="float">
            <text:p>11270</text:p>
          </table:table-cell>
          <table:table-cell table:formula="of:=IF([.B1075]=0;[.B10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formula="of:=IF(ISBLANK([.A1076]);0;[.B1075]+[.A1076])" office:value-type="float" office:value="18550" calcext:value-type="float">
            <text:p>18550</text:p>
          </table:table-cell>
          <table:table-cell table:formula="of:=IF([.B1076]=0;[.B10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formula="of:=IF(ISBLANK([.A1077]);0;[.B1076]+[.A1077])" office:value-type="float" office:value="25356" calcext:value-type="float">
            <text:p>25356</text:p>
          </table:table-cell>
          <table:table-cell table:formula="of:=IF([.B1077]=0;[.B10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formula="of:=IF(ISBLANK([.A1078]);0;[.B1077]+[.A1078])" office:value-type="float" office:value="32161" calcext:value-type="float">
            <text:p>32161</text:p>
          </table:table-cell>
          <table:table-cell table:formula="of:=IF([.B1078]=0;[.B10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formula="of:=IF(ISBLANK([.A1079]);0;[.B1078]+[.A1079])" office:value-type="float" office:value="39870" calcext:value-type="float">
            <text:p>39870</text:p>
          </table:table-cell>
          <table:table-cell table:formula="of:=IF([.B1079]=0;[.B10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formula="of:=IF(ISBLANK([.A1080]);0;[.B1079]+[.A1080])" office:value-type="float" office:value="45260" calcext:value-type="float">
            <text:p>45260</text:p>
          </table:table-cell>
          <table:table-cell table:formula="of:=IF([.B1080]=0;[.B10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formula="of:=IF(ISBLANK([.A1081]);0;[.B1080]+[.A1081])" office:value-type="float" office:value="49792" calcext:value-type="float">
            <text:p>49792</text:p>
          </table:table-cell>
          <table:table-cell table:formula="of:=IF([.B1081]=0;[.B10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formula="of:=IF(ISBLANK([.A1082]);0;[.B1081]+[.A1082])" office:value-type="float" office:value="53300" calcext:value-type="float">
            <text:p>53300</text:p>
          </table:table-cell>
          <table:table-cell table:formula="of:=IF([.B1082]=0;[.B10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83]);0;[.B1082]+[.A1083])" office:value-type="float" office:value="0" calcext:value-type="float">
            <text:p>0</text:p>
          </table:table-cell>
          <table:table-cell table:formula="of:=IF([.B1083]=0;[.B1082];0)" office:value-type="float" office:value="53300" calcext:value-type="float">
            <text:p>53300</text:p>
          </table:table-cell>
          <table:table-cell table:number-columns-repeated="1021"/>
        </table:table-row>
        <table:table-row table:style-name="ro1">
          <table:table-cell office:value-type="float" office:value="13465" calcext:value-type="float">
            <text:p>13465</text:p>
          </table:table-cell>
          <table:table-cell table:formula="of:=IF(ISBLANK([.A1084]);0;[.B1083]+[.A1084])" office:value-type="float" office:value="13465" calcext:value-type="float">
            <text:p>13465</text:p>
          </table:table-cell>
          <table:table-cell table:formula="of:=IF([.B1084]=0;[.B10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formula="of:=IF(ISBLANK([.A1085]);0;[.B1084]+[.A1085])" office:value-type="float" office:value="23642" calcext:value-type="float">
            <text:p>23642</text:p>
          </table:table-cell>
          <table:table-cell table:formula="of:=IF([.B1085]=0;[.B10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174" calcext:value-type="float">
            <text:p>12174</text:p>
          </table:table-cell>
          <table:table-cell table:formula="of:=IF(ISBLANK([.A1086]);0;[.B1085]+[.A1086])" office:value-type="float" office:value="35816" calcext:value-type="float">
            <text:p>35816</text:p>
          </table:table-cell>
          <table:table-cell table:formula="of:=IF([.B1086]=0;[.B10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formula="of:=IF(ISBLANK([.A1087]);0;[.B1086]+[.A1087])" office:value-type="float" office:value="42371" calcext:value-type="float">
            <text:p>42371</text:p>
          </table:table-cell>
          <table:table-cell table:formula="of:=IF([.B1087]=0;[.B10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IF(ISBLANK([.A1088]);0;[.B1087]+[.A1088])" office:value-type="float" office:value="44302" calcext:value-type="float">
            <text:p>44302</text:p>
          </table:table-cell>
          <table:table-cell table:formula="of:=IF([.B1088]=0;[.B10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866" calcext:value-type="float">
            <text:p>13866</text:p>
          </table:table-cell>
          <table:table-cell table:formula="of:=IF(ISBLANK([.A1089]);0;[.B1088]+[.A1089])" office:value-type="float" office:value="58168" calcext:value-type="float">
            <text:p>58168</text:p>
          </table:table-cell>
          <table:table-cell table:formula="of:=IF([.B1089]=0;[.B10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090]);0;[.B1089]+[.A1090])" office:value-type="float" office:value="0" calcext:value-type="float">
            <text:p>0</text:p>
          </table:table-cell>
          <table:table-cell table:formula="of:=IF([.B1090]=0;[.B1089];0)" office:value-type="float" office:value="58168" calcext:value-type="float">
            <text:p>58168</text:p>
          </table:table-cell>
          <table:table-cell table:number-columns-repeated="1021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IF(ISBLANK([.A1091]);0;[.B1090]+[.A1091])" office:value-type="float" office:value="1512" calcext:value-type="float">
            <text:p>1512</text:p>
          </table:table-cell>
          <table:table-cell table:formula="of:=IF([.B1091]=0;[.B10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formula="of:=IF(ISBLANK([.A1092]);0;[.B1091]+[.A1092])" office:value-type="float" office:value="5171" calcext:value-type="float">
            <text:p>5171</text:p>
          </table:table-cell>
          <table:table-cell table:formula="of:=IF([.B1092]=0;[.B10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formula="of:=IF(ISBLANK([.A1093]);0;[.B1092]+[.A1093])" office:value-type="float" office:value="10936" calcext:value-type="float">
            <text:p>10936</text:p>
          </table:table-cell>
          <table:table-cell table:formula="of:=IF([.B1093]=0;[.B10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formula="of:=IF(ISBLANK([.A1094]);0;[.B1093]+[.A1094])" office:value-type="float" office:value="13805" calcext:value-type="float">
            <text:p>13805</text:p>
          </table:table-cell>
          <table:table-cell table:formula="of:=IF([.B1094]=0;[.B10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formula="of:=IF(ISBLANK([.A1095]);0;[.B1094]+[.A1095])" office:value-type="float" office:value="20190" calcext:value-type="float">
            <text:p>20190</text:p>
          </table:table-cell>
          <table:table-cell table:formula="of:=IF([.B1095]=0;[.B10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IF(ISBLANK([.A1096]);0;[.B1095]+[.A1096])" office:value-type="float" office:value="24372" calcext:value-type="float">
            <text:p>24372</text:p>
          </table:table-cell>
          <table:table-cell table:formula="of:=IF([.B1096]=0;[.B10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formula="of:=IF(ISBLANK([.A1097]);0;[.B1096]+[.A1097])" office:value-type="float" office:value="29898" calcext:value-type="float">
            <text:p>29898</text:p>
          </table:table-cell>
          <table:table-cell table:formula="of:=IF([.B1097]=0;[.B10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IF(ISBLANK([.A1098]);0;[.B1097]+[.A1098])" office:value-type="float" office:value="31948" calcext:value-type="float">
            <text:p>31948</text:p>
          </table:table-cell>
          <table:table-cell table:formula="of:=IF([.B1098]=0;[.B10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formula="of:=IF(ISBLANK([.A1099]);0;[.B1098]+[.A1099])" office:value-type="float" office:value="36881" calcext:value-type="float">
            <text:p>36881</text:p>
          </table:table-cell>
          <table:table-cell table:formula="of:=IF([.B1099]=0;[.B10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IF(ISBLANK([.A1100]);0;[.B1099]+[.A1100])" office:value-type="float" office:value="42511" calcext:value-type="float">
            <text:p>42511</text:p>
          </table:table-cell>
          <table:table-cell table:formula="of:=IF([.B1100]=0;[.B10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formula="of:=IF(ISBLANK([.A1101]);0;[.B1100]+[.A1101])" office:value-type="float" office:value="46004" calcext:value-type="float">
            <text:p>46004</text:p>
          </table:table-cell>
          <table:table-cell table:formula="of:=IF([.B1101]=0;[.B11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formula="of:=IF(ISBLANK([.A1102]);0;[.B1101]+[.A1102])" office:value-type="float" office:value="51999" calcext:value-type="float">
            <text:p>51999</text:p>
          </table:table-cell>
          <table:table-cell table:formula="of:=IF([.B1102]=0;[.B11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IF(ISBLANK([.A1103]);0;[.B1102]+[.A1103])" office:value-type="float" office:value="53424" calcext:value-type="float">
            <text:p>53424</text:p>
          </table:table-cell>
          <table:table-cell table:formula="of:=IF([.B1103]=0;[.B11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04]);0;[.B1103]+[.A1104])" office:value-type="float" office:value="0" calcext:value-type="float">
            <text:p>0</text:p>
          </table:table-cell>
          <table:table-cell table:formula="of:=IF([.B1104]=0;[.B1103];0)" office:value-type="float" office:value="53424" calcext:value-type="float">
            <text:p>53424</text:p>
          </table:table-cell>
          <table:table-cell table:number-columns-repeated="1021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formula="of:=IF(ISBLANK([.A1105]);0;[.B1104]+[.A1105])" office:value-type="float" office:value="4335" calcext:value-type="float">
            <text:p>4335</text:p>
          </table:table-cell>
          <table:table-cell table:formula="of:=IF([.B1105]=0;[.B11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formula="of:=IF(ISBLANK([.A1106]);0;[.B1105]+[.A1106])" office:value-type="float" office:value="12386" calcext:value-type="float">
            <text:p>12386</text:p>
          </table:table-cell>
          <table:table-cell table:formula="of:=IF([.B1106]=0;[.B11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formula="of:=IF(ISBLANK([.A1107]);0;[.B1106]+[.A1107])" office:value-type="float" office:value="18834" calcext:value-type="float">
            <text:p>18834</text:p>
          </table:table-cell>
          <table:table-cell table:formula="of:=IF([.B1107]=0;[.B11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formula="of:=IF(ISBLANK([.A1108]);0;[.B1107]+[.A1108])" office:value-type="float" office:value="25408" calcext:value-type="float">
            <text:p>25408</text:p>
          </table:table-cell>
          <table:table-cell table:formula="of:=IF([.B1108]=0;[.B11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formula="of:=IF(ISBLANK([.A1109]);0;[.B1108]+[.A1109])" office:value-type="float" office:value="27787" calcext:value-type="float">
            <text:p>27787</text:p>
          </table:table-cell>
          <table:table-cell table:formula="of:=IF([.B1109]=0;[.B11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IF(ISBLANK([.A1110]);0;[.B1109]+[.A1110])" office:value-type="float" office:value="30304" calcext:value-type="float">
            <text:p>30304</text:p>
          </table:table-cell>
          <table:table-cell table:formula="of:=IF([.B1110]=0;[.B11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ISBLANK([.A1111]);0;[.B1110]+[.A1111])" office:value-type="float" office:value="31742" calcext:value-type="float">
            <text:p>31742</text:p>
          </table:table-cell>
          <table:table-cell table:formula="of:=IF([.B1111]=0;[.B11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IF(ISBLANK([.A1112]);0;[.B1111]+[.A1112])" office:value-type="float" office:value="36360" calcext:value-type="float">
            <text:p>36360</text:p>
          </table:table-cell>
          <table:table-cell table:formula="of:=IF([.B1112]=0;[.B11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formula="of:=IF(ISBLANK([.A1113]);0;[.B1112]+[.A1113])" office:value-type="float" office:value="41204" calcext:value-type="float">
            <text:p>41204</text:p>
          </table:table-cell>
          <table:table-cell table:formula="of:=IF([.B1113]=0;[.B11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formula="of:=IF(ISBLANK([.A1114]);0;[.B1113]+[.A1114])" office:value-type="float" office:value="48937" calcext:value-type="float">
            <text:p>48937</text:p>
          </table:table-cell>
          <table:table-cell table:formula="of:=IF([.B1114]=0;[.B11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formula="of:=IF(ISBLANK([.A1115]);0;[.B1114]+[.A1115])" office:value-type="float" office:value="56921" calcext:value-type="float">
            <text:p>56921</text:p>
          </table:table-cell>
          <table:table-cell table:formula="of:=IF([.B1115]=0;[.B11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16]);0;[.B1115]+[.A1116])" office:value-type="float" office:value="0" calcext:value-type="float">
            <text:p>0</text:p>
          </table:table-cell>
          <table:table-cell table:formula="of:=IF([.B1116]=0;[.B1115];0)" office:value-type="float" office:value="56921" calcext:value-type="float">
            <text:p>56921</text:p>
          </table:table-cell>
          <table:table-cell table:number-columns-repeated="1021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IF(ISBLANK([.A1117]);0;[.B1116]+[.A1117])" office:value-type="float" office:value="1932" calcext:value-type="float">
            <text:p>1932</text:p>
          </table:table-cell>
          <table:table-cell table:formula="of:=IF([.B1117]=0;[.B11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formula="of:=IF(ISBLANK([.A1118]);0;[.B1117]+[.A1118])" office:value-type="float" office:value="4624" calcext:value-type="float">
            <text:p>4624</text:p>
          </table:table-cell>
          <table:table-cell table:formula="of:=IF([.B1118]=0;[.B11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IF(ISBLANK([.A1119]);0;[.B1118]+[.A1119])" office:value-type="float" office:value="6402" calcext:value-type="float">
            <text:p>6402</text:p>
          </table:table-cell>
          <table:table-cell table:formula="of:=IF([.B1119]=0;[.B11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IF(ISBLANK([.A1120]);0;[.B1119]+[.A1120])" office:value-type="float" office:value="8719" calcext:value-type="float">
            <text:p>8719</text:p>
          </table:table-cell>
          <table:table-cell table:formula="of:=IF([.B1120]=0;[.B11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formula="of:=IF(ISBLANK([.A1121]);0;[.B1120]+[.A1121])" office:value-type="float" office:value="11706" calcext:value-type="float">
            <text:p>11706</text:p>
          </table:table-cell>
          <table:table-cell table:formula="of:=IF([.B1121]=0;[.B11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IF(ISBLANK([.A1122]);0;[.B1121]+[.A1122])" office:value-type="float" office:value="13921" calcext:value-type="float">
            <text:p>13921</text:p>
          </table:table-cell>
          <table:table-cell table:formula="of:=IF([.B1122]=0;[.B11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formula="of:=IF(ISBLANK([.A1123]);0;[.B1122]+[.A1123])" office:value-type="float" office:value="18414" calcext:value-type="float">
            <text:p>18414</text:p>
          </table:table-cell>
          <table:table-cell table:formula="of:=IF([.B1123]=0;[.B11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formula="of:=IF(ISBLANK([.A1124]);0;[.B1123]+[.A1124])" office:value-type="float" office:value="23888" calcext:value-type="float">
            <text:p>23888</text:p>
          </table:table-cell>
          <table:table-cell table:formula="of:=IF([.B1124]=0;[.B11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IF(ISBLANK([.A1125]);0;[.B1124]+[.A1125])" office:value-type="float" office:value="25538" calcext:value-type="float">
            <text:p>25538</text:p>
          </table:table-cell>
          <table:table-cell table:formula="of:=IF([.B1125]=0;[.B11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formula="of:=IF(ISBLANK([.A1126]);0;[.B1125]+[.A1126])" office:value-type="float" office:value="29809" calcext:value-type="float">
            <text:p>29809</text:p>
          </table:table-cell>
          <table:table-cell table:formula="of:=IF([.B1126]=0;[.B11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formula="of:=IF(ISBLANK([.A1127]);0;[.B1126]+[.A1127])" office:value-type="float" office:value="33999" calcext:value-type="float">
            <text:p>33999</text:p>
          </table:table-cell>
          <table:table-cell table:formula="of:=IF([.B1127]=0;[.B11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IF(ISBLANK([.A1128]);0;[.B1127]+[.A1128])" office:value-type="float" office:value="35643" calcext:value-type="float">
            <text:p>35643</text:p>
          </table:table-cell>
          <table:table-cell table:formula="of:=IF([.B1128]=0;[.B11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IF(ISBLANK([.A1129]);0;[.B1128]+[.A1129])" office:value-type="float" office:value="41313" calcext:value-type="float">
            <text:p>41313</text:p>
          </table:table-cell>
          <table:table-cell table:formula="of:=IF([.B1129]=0;[.B11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formula="of:=IF(ISBLANK([.A1130]);0;[.B1129]+[.A1130])" office:value-type="float" office:value="45565" calcext:value-type="float">
            <text:p>45565</text:p>
          </table:table-cell>
          <table:table-cell table:formula="of:=IF([.B1130]=0;[.B11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formula="of:=IF(ISBLANK([.A1131]);0;[.B1130]+[.A1131])" office:value-type="float" office:value="51551" calcext:value-type="float">
            <text:p>51551</text:p>
          </table:table-cell>
          <table:table-cell table:formula="of:=IF([.B1131]=0;[.B11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32]);0;[.B1131]+[.A1132])" office:value-type="float" office:value="0" calcext:value-type="float">
            <text:p>0</text:p>
          </table:table-cell>
          <table:table-cell table:formula="of:=IF([.B1132]=0;[.B1131];0)" office:value-type="float" office:value="51551" calcext:value-type="float">
            <text:p>51551</text:p>
          </table:table-cell>
          <table:table-cell table:number-columns-repeated="1021"/>
        </table:table-row>
        <table:table-row table:style-name="ro1">
          <table:table-cell office:value-type="float" office:value="33522" calcext:value-type="float">
            <text:p>33522</text:p>
          </table:table-cell>
          <table:table-cell table:formula="of:=IF(ISBLANK([.A1133]);0;[.B1132]+[.A1133])" office:value-type="float" office:value="33522" calcext:value-type="float">
            <text:p>33522</text:p>
          </table:table-cell>
          <table:table-cell table:formula="of:=IF([.B1133]=0;[.B11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921" calcext:value-type="float">
            <text:p>20921</text:p>
          </table:table-cell>
          <table:table-cell table:formula="of:=IF(ISBLANK([.A1134]);0;[.B1133]+[.A1134])" office:value-type="float" office:value="54443" calcext:value-type="float">
            <text:p>54443</text:p>
          </table:table-cell>
          <table:table-cell table:formula="of:=IF([.B1134]=0;[.B11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35]);0;[.B1134]+[.A1135])" office:value-type="float" office:value="0" calcext:value-type="float">
            <text:p>0</text:p>
          </table:table-cell>
          <table:table-cell table:formula="of:=IF([.B1135]=0;[.B1134];0)" office:value-type="float" office:value="54443" calcext:value-type="float">
            <text:p>54443</text:p>
          </table:table-cell>
          <table:table-cell table:number-columns-repeated="1021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IF(ISBLANK([.A1136]);0;[.B1135]+[.A1136])" office:value-type="float" office:value="5651" calcext:value-type="float">
            <text:p>5651</text:p>
          </table:table-cell>
          <table:table-cell table:formula="of:=IF([.B1136]=0;[.B11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formula="of:=IF(ISBLANK([.A1137]);0;[.B1136]+[.A1137])" office:value-type="float" office:value="10477" calcext:value-type="float">
            <text:p>10477</text:p>
          </table:table-cell>
          <table:table-cell table:formula="of:=IF([.B1137]=0;[.B11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IF(ISBLANK([.A1138]);0;[.B1137]+[.A1138])" office:value-type="float" office:value="11742" calcext:value-type="float">
            <text:p>11742</text:p>
          </table:table-cell>
          <table:table-cell table:formula="of:=IF([.B1138]=0;[.B11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23" calcext:value-type="float">
            <text:p>10823</text:p>
          </table:table-cell>
          <table:table-cell table:formula="of:=IF(ISBLANK([.A1139]);0;[.B1138]+[.A1139])" office:value-type="float" office:value="22565" calcext:value-type="float">
            <text:p>22565</text:p>
          </table:table-cell>
          <table:table-cell table:formula="of:=IF([.B1139]=0;[.B11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IF(ISBLANK([.A1140]);0;[.B1139]+[.A1140])" office:value-type="float" office:value="26097" calcext:value-type="float">
            <text:p>26097</text:p>
          </table:table-cell>
          <table:table-cell table:formula="of:=IF([.B1140]=0;[.B11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IF(ISBLANK([.A1141]);0;[.B1140]+[.A1141])" office:value-type="float" office:value="27736" calcext:value-type="float">
            <text:p>27736</text:p>
          </table:table-cell>
          <table:table-cell table:formula="of:=IF([.B1141]=0;[.B11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IF(ISBLANK([.A1142]);0;[.B1141]+[.A1142])" office:value-type="float" office:value="29968" calcext:value-type="float">
            <text:p>29968</text:p>
          </table:table-cell>
          <table:table-cell table:formula="of:=IF([.B1142]=0;[.B11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43]);0;[.B1142]+[.A1143])" office:value-type="float" office:value="0" calcext:value-type="float">
            <text:p>0</text:p>
          </table:table-cell>
          <table:table-cell table:formula="of:=IF([.B1143]=0;[.B1142];0)" office:value-type="float" office:value="29968" calcext:value-type="float">
            <text:p>29968</text:p>
          </table:table-cell>
          <table:table-cell table:number-columns-repeated="1021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IF(ISBLANK([.A1144]);0;[.B1143]+[.A1144])" office:value-type="float" office:value="2727" calcext:value-type="float">
            <text:p>2727</text:p>
          </table:table-cell>
          <table:table-cell table:formula="of:=IF([.B1144]=0;[.B11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IF(ISBLANK([.A1145]);0;[.B1144]+[.A1145])" office:value-type="float" office:value="6570" calcext:value-type="float">
            <text:p>6570</text:p>
          </table:table-cell>
          <table:table-cell table:formula="of:=IF([.B1145]=0;[.B11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formula="of:=IF(ISBLANK([.A1146]);0;[.B1145]+[.A1146])" office:value-type="float" office:value="11540" calcext:value-type="float">
            <text:p>11540</text:p>
          </table:table-cell>
          <table:table-cell table:formula="of:=IF([.B1146]=0;[.B11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formula="of:=IF(ISBLANK([.A1147]);0;[.B1146]+[.A1147])" office:value-type="float" office:value="16521" calcext:value-type="float">
            <text:p>16521</text:p>
          </table:table-cell>
          <table:table-cell table:formula="of:=IF([.B1147]=0;[.B11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IF(ISBLANK([.A1148]);0;[.B1147]+[.A1148])" office:value-type="float" office:value="18304" calcext:value-type="float">
            <text:p>18304</text:p>
          </table:table-cell>
          <table:table-cell table:formula="of:=IF([.B1148]=0;[.B11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formula="of:=IF(ISBLANK([.A1149]);0;[.B1148]+[.A1149])" office:value-type="float" office:value="24496" calcext:value-type="float">
            <text:p>24496</text:p>
          </table:table-cell>
          <table:table-cell table:formula="of:=IF([.B1149]=0;[.B11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formula="of:=IF(ISBLANK([.A1150]);0;[.B1149]+[.A1150])" office:value-type="float" office:value="29602" calcext:value-type="float">
            <text:p>29602</text:p>
          </table:table-cell>
          <table:table-cell table:formula="of:=IF([.B1150]=0;[.B11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51]);0;[.B1150]+[.A1151])" office:value-type="float" office:value="0" calcext:value-type="float">
            <text:p>0</text:p>
          </table:table-cell>
          <table:table-cell table:formula="of:=IF([.B1151]=0;[.B1150];0)" office:value-type="float" office:value="29602" calcext:value-type="float">
            <text:p>29602</text:p>
          </table:table-cell>
          <table:table-cell table:number-columns-repeated="1021"/>
        </table:table-row>
        <table:table-row table:style-name="ro1">
          <table:table-cell office:value-type="float" office:value="12982" calcext:value-type="float">
            <text:p>12982</text:p>
          </table:table-cell>
          <table:table-cell table:formula="of:=IF(ISBLANK([.A1152]);0;[.B1151]+[.A1152])" office:value-type="float" office:value="12982" calcext:value-type="float">
            <text:p>12982</text:p>
          </table:table-cell>
          <table:table-cell table:formula="of:=IF([.B1152]=0;[.B11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formula="of:=IF(ISBLANK([.A1153]);0;[.B1152]+[.A1153])" office:value-type="float" office:value="23461" calcext:value-type="float">
            <text:p>23461</text:p>
          </table:table-cell>
          <table:table-cell table:formula="of:=IF([.B1153]=0;[.B11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306" calcext:value-type="float">
            <text:p>16306</text:p>
          </table:table-cell>
          <table:table-cell table:formula="of:=IF(ISBLANK([.A1154]);0;[.B1153]+[.A1154])" office:value-type="float" office:value="39767" calcext:value-type="float">
            <text:p>39767</text:p>
          </table:table-cell>
          <table:table-cell table:formula="of:=IF([.B1154]=0;[.B11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041" calcext:value-type="float">
            <text:p>13041</text:p>
          </table:table-cell>
          <table:table-cell table:formula="of:=IF(ISBLANK([.A1155]);0;[.B1154]+[.A1155])" office:value-type="float" office:value="52808" calcext:value-type="float">
            <text:p>52808</text:p>
          </table:table-cell>
          <table:table-cell table:formula="of:=IF([.B1155]=0;[.B11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679" calcext:value-type="float">
            <text:p>13679</text:p>
          </table:table-cell>
          <table:table-cell table:formula="of:=IF(ISBLANK([.A1156]);0;[.B1155]+[.A1156])" office:value-type="float" office:value="66487" calcext:value-type="float">
            <text:p>66487</text:p>
          </table:table-cell>
          <table:table-cell table:formula="of:=IF([.B1156]=0;[.B11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57]);0;[.B1156]+[.A1157])" office:value-type="float" office:value="0" calcext:value-type="float">
            <text:p>0</text:p>
          </table:table-cell>
          <table:table-cell table:formula="of:=IF([.B1157]=0;[.B1156];0)" office:value-type="float" office:value="66487" calcext:value-type="float">
            <text:p>66487</text:p>
          </table:table-cell>
          <table:table-cell table:number-columns-repeated="1021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formula="of:=IF(ISBLANK([.A1158]);0;[.B1157]+[.A1158])" office:value-type="float" office:value="4778" calcext:value-type="float">
            <text:p>4778</text:p>
          </table:table-cell>
          <table:table-cell table:formula="of:=IF([.B1158]=0;[.B11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IF(ISBLANK([.A1159]);0;[.B1158]+[.A1159])" office:value-type="float" office:value="7504" calcext:value-type="float">
            <text:p>7504</text:p>
          </table:table-cell>
          <table:table-cell table:formula="of:=IF([.B1159]=0;[.B11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IF(ISBLANK([.A1160]);0;[.B1159]+[.A1160])" office:value-type="float" office:value="8931" calcext:value-type="float">
            <text:p>8931</text:p>
          </table:table-cell>
          <table:table-cell table:formula="of:=IF([.B1160]=0;[.B11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formula="of:=IF(ISBLANK([.A1161]);0;[.B1160]+[.A1161])" office:value-type="float" office:value="15147" calcext:value-type="float">
            <text:p>15147</text:p>
          </table:table-cell>
          <table:table-cell table:formula="of:=IF([.B1161]=0;[.B11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formula="of:=IF(ISBLANK([.A1162]);0;[.B1161]+[.A1162])" office:value-type="float" office:value="20857" calcext:value-type="float">
            <text:p>20857</text:p>
          </table:table-cell>
          <table:table-cell table:formula="of:=IF([.B1162]=0;[.B11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formula="of:=IF(ISBLANK([.A1163]);0;[.B1162]+[.A1163])" office:value-type="float" office:value="27357" calcext:value-type="float">
            <text:p>27357</text:p>
          </table:table-cell>
          <table:table-cell table:formula="of:=IF([.B1163]=0;[.B11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formula="of:=IF(ISBLANK([.A1164]);0;[.B1163]+[.A1164])" office:value-type="float" office:value="32933" calcext:value-type="float">
            <text:p>32933</text:p>
          </table:table-cell>
          <table:table-cell table:formula="of:=IF([.B1164]=0;[.B11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formula="of:=IF(ISBLANK([.A1165]);0;[.B1164]+[.A1165])" office:value-type="float" office:value="37021" calcext:value-type="float">
            <text:p>37021</text:p>
          </table:table-cell>
          <table:table-cell table:formula="of:=IF([.B1165]=0;[.B11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IF(ISBLANK([.A1166]);0;[.B1165]+[.A1166])" office:value-type="float" office:value="42655" calcext:value-type="float">
            <text:p>42655</text:p>
          </table:table-cell>
          <table:table-cell table:formula="of:=IF([.B1166]=0;[.B11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formula="of:=IF(ISBLANK([.A1167]);0;[.B1166]+[.A1167])" office:value-type="float" office:value="46813" calcext:value-type="float">
            <text:p>46813</text:p>
          </table:table-cell>
          <table:table-cell table:formula="of:=IF([.B1167]=0;[.B11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formula="of:=IF(ISBLANK([.A1168]);0;[.B1167]+[.A1168])" office:value-type="float" office:value="51690" calcext:value-type="float">
            <text:p>51690</text:p>
          </table:table-cell>
          <table:table-cell table:formula="of:=IF([.B1168]=0;[.B11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formula="of:=IF(ISBLANK([.A1169]);0;[.B1168]+[.A1169])" office:value-type="float" office:value="54268" calcext:value-type="float">
            <text:p>54268</text:p>
          </table:table-cell>
          <table:table-cell table:formula="of:=IF([.B1169]=0;[.B11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IF(ISBLANK([.A1170]);0;[.B1169]+[.A1170])" office:value-type="float" office:value="55916" calcext:value-type="float">
            <text:p>55916</text:p>
          </table:table-cell>
          <table:table-cell table:formula="of:=IF([.B1170]=0;[.B11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IF(ISBLANK([.A1171]);0;[.B1170]+[.A1171])" office:value-type="float" office:value="57245" calcext:value-type="float">
            <text:p>57245</text:p>
          </table:table-cell>
          <table:table-cell table:formula="of:=IF([.B1171]=0;[.B11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72]);0;[.B1171]+[.A1172])" office:value-type="float" office:value="0" calcext:value-type="float">
            <text:p>0</text:p>
          </table:table-cell>
          <table:table-cell table:formula="of:=IF([.B1172]=0;[.B1171];0)" office:value-type="float" office:value="57245" calcext:value-type="float">
            <text:p>57245</text:p>
          </table:table-cell>
          <table:table-cell table:number-columns-repeated="1021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formula="of:=IF(ISBLANK([.A1173]);0;[.B1172]+[.A1173])" office:value-type="float" office:value="5413" calcext:value-type="float">
            <text:p>5413</text:p>
          </table:table-cell>
          <table:table-cell table:formula="of:=IF([.B1173]=0;[.B11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formula="of:=IF(ISBLANK([.A1174]);0;[.B1173]+[.A1174])" office:value-type="float" office:value="12985" calcext:value-type="float">
            <text:p>12985</text:p>
          </table:table-cell>
          <table:table-cell table:formula="of:=IF([.B1174]=0;[.B11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IF(ISBLANK([.A1175]);0;[.B1174]+[.A1175])" office:value-type="float" office:value="15175" calcext:value-type="float">
            <text:p>15175</text:p>
          </table:table-cell>
          <table:table-cell table:formula="of:=IF([.B1175]=0;[.B11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formula="of:=IF(ISBLANK([.A1176]);0;[.B1175]+[.A1176])" office:value-type="float" office:value="22790" calcext:value-type="float">
            <text:p>22790</text:p>
          </table:table-cell>
          <table:table-cell table:formula="of:=IF([.B1176]=0;[.B11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IF(ISBLANK([.A1177]);0;[.B1176]+[.A1177])" office:value-type="float" office:value="26398" calcext:value-type="float">
            <text:p>26398</text:p>
          </table:table-cell>
          <table:table-cell table:formula="of:=IF([.B1177]=0;[.B11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formula="of:=IF(ISBLANK([.A1178]);0;[.B1177]+[.A1178])" office:value-type="float" office:value="34076" calcext:value-type="float">
            <text:p>34076</text:p>
          </table:table-cell>
          <table:table-cell table:formula="of:=IF([.B1178]=0;[.B11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IF(ISBLANK([.A1179]);0;[.B1178]+[.A1179])" office:value-type="float" office:value="37117" calcext:value-type="float">
            <text:p>37117</text:p>
          </table:table-cell>
          <table:table-cell table:formula="of:=IF([.B1179]=0;[.B11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IF(ISBLANK([.A1180]);0;[.B1179]+[.A1180])" office:value-type="float" office:value="40858" calcext:value-type="float">
            <text:p>40858</text:p>
          </table:table-cell>
          <table:table-cell table:formula="of:=IF([.B1180]=0;[.B11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formula="of:=IF(ISBLANK([.A1181]);0;[.B1180]+[.A1181])" office:value-type="float" office:value="47468" calcext:value-type="float">
            <text:p>47468</text:p>
          </table:table-cell>
          <table:table-cell table:formula="of:=IF([.B1181]=0;[.B11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formula="of:=IF(ISBLANK([.A1182]);0;[.B1181]+[.A1182])" office:value-type="float" office:value="53802" calcext:value-type="float">
            <text:p>53802</text:p>
          </table:table-cell>
          <table:table-cell table:formula="of:=IF([.B1182]=0;[.B11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IF(ISBLANK([.A1183]);0;[.B1182]+[.A1183])" office:value-type="float" office:value="55706" calcext:value-type="float">
            <text:p>55706</text:p>
          </table:table-cell>
          <table:table-cell table:formula="of:=IF([.B1183]=0;[.B11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84]);0;[.B1183]+[.A1184])" office:value-type="float" office:value="0" calcext:value-type="float">
            <text:p>0</text:p>
          </table:table-cell>
          <table:table-cell table:formula="of:=IF([.B1184]=0;[.B1183];0)" office:value-type="float" office:value="55706" calcext:value-type="float">
            <text:p>55706</text:p>
          </table:table-cell>
          <table:table-cell table:number-columns-repeated="1021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formula="of:=IF(ISBLANK([.A1185]);0;[.B1184]+[.A1185])" office:value-type="float" office:value="8421" calcext:value-type="float">
            <text:p>8421</text:p>
          </table:table-cell>
          <table:table-cell table:formula="of:=IF([.B1185]=0;[.B11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formula="of:=IF(ISBLANK([.A1186]);0;[.B1185]+[.A1186])" office:value-type="float" office:value="13732" calcext:value-type="float">
            <text:p>13732</text:p>
          </table:table-cell>
          <table:table-cell table:formula="of:=IF([.B1186]=0;[.B11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formula="of:=IF(ISBLANK([.A1187]);0;[.B1186]+[.A1187])" office:value-type="float" office:value="20019" calcext:value-type="float">
            <text:p>20019</text:p>
          </table:table-cell>
          <table:table-cell table:formula="of:=IF([.B1187]=0;[.B11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formula="of:=IF(ISBLANK([.A1188]);0;[.B1187]+[.A1188])" office:value-type="float" office:value="29390" calcext:value-type="float">
            <text:p>29390</text:p>
          </table:table-cell>
          <table:table-cell table:formula="of:=IF([.B1188]=0;[.B11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formula="of:=IF(ISBLANK([.A1189]);0;[.B1188]+[.A1189])" office:value-type="float" office:value="35327" calcext:value-type="float">
            <text:p>35327</text:p>
          </table:table-cell>
          <table:table-cell table:formula="of:=IF([.B1189]=0;[.B11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formula="of:=IF(ISBLANK([.A1190]);0;[.B1189]+[.A1190])" office:value-type="float" office:value="37998" calcext:value-type="float">
            <text:p>37998</text:p>
          </table:table-cell>
          <table:table-cell table:formula="of:=IF([.B1190]=0;[.B11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IF(ISBLANK([.A1191]);0;[.B1190]+[.A1191])" office:value-type="float" office:value="40909" calcext:value-type="float">
            <text:p>40909</text:p>
          </table:table-cell>
          <table:table-cell table:formula="of:=IF([.B1191]=0;[.B11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92]);0;[.B1191]+[.A1192])" office:value-type="float" office:value="0" calcext:value-type="float">
            <text:p>0</text:p>
          </table:table-cell>
          <table:table-cell table:formula="of:=IF([.B1192]=0;[.B1191];0)" office:value-type="float" office:value="40909" calcext:value-type="float">
            <text:p>40909</text:p>
          </table:table-cell>
          <table:table-cell table:number-columns-repeated="1021"/>
        </table:table-row>
        <table:table-row table:style-name="ro1">
          <table:table-cell office:value-type="float" office:value="18350" calcext:value-type="float">
            <text:p>18350</text:p>
          </table:table-cell>
          <table:table-cell table:formula="of:=IF(ISBLANK([.A1193]);0;[.B1192]+[.A1193])" office:value-type="float" office:value="18350" calcext:value-type="float">
            <text:p>18350</text:p>
          </table:table-cell>
          <table:table-cell table:formula="of:=IF([.B1193]=0;[.B11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194]);0;[.B1193]+[.A1194])" office:value-type="float" office:value="0" calcext:value-type="float">
            <text:p>0</text:p>
          </table:table-cell>
          <table:table-cell table:formula="of:=IF([.B1194]=0;[.B1193];0)" office:value-type="float" office:value="18350" calcext:value-type="float">
            <text:p>18350</text:p>
          </table:table-cell>
          <table:table-cell table:number-columns-repeated="1021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formula="of:=IF(ISBLANK([.A1195]);0;[.B1194]+[.A1195])" office:value-type="float" office:value="4656" calcext:value-type="float">
            <text:p>4656</text:p>
          </table:table-cell>
          <table:table-cell table:formula="of:=IF([.B1195]=0;[.B11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IF(ISBLANK([.A1196]);0;[.B1195]+[.A1196])" office:value-type="float" office:value="7225" calcext:value-type="float">
            <text:p>7225</text:p>
          </table:table-cell>
          <table:table-cell table:formula="of:=IF([.B1196]=0;[.B11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IF(ISBLANK([.A1197]);0;[.B1196]+[.A1197])" office:value-type="float" office:value="8880" calcext:value-type="float">
            <text:p>8880</text:p>
          </table:table-cell>
          <table:table-cell table:formula="of:=IF([.B1197]=0;[.B11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formula="of:=IF(ISBLANK([.A1198]);0;[.B1197]+[.A1198])" office:value-type="float" office:value="13034" calcext:value-type="float">
            <text:p>13034</text:p>
          </table:table-cell>
          <table:table-cell table:formula="of:=IF([.B1198]=0;[.B11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formula="of:=IF(ISBLANK([.A1199]);0;[.B1198]+[.A1199])" office:value-type="float" office:value="16628" calcext:value-type="float">
            <text:p>16628</text:p>
          </table:table-cell>
          <table:table-cell table:formula="of:=IF([.B1199]=0;[.B11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formula="of:=IF(ISBLANK([.A1200]);0;[.B1199]+[.A1200])" office:value-type="float" office:value="22953" calcext:value-type="float">
            <text:p>22953</text:p>
          </table:table-cell>
          <table:table-cell table:formula="of:=IF([.B1200]=0;[.B11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IF(ISBLANK([.A1201]);0;[.B1200]+[.A1201])" office:value-type="float" office:value="24782" calcext:value-type="float">
            <text:p>24782</text:p>
          </table:table-cell>
          <table:table-cell table:formula="of:=IF([.B1201]=0;[.B12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formula="of:=IF(ISBLANK([.A1202]);0;[.B1201]+[.A1202])" office:value-type="float" office:value="28208" calcext:value-type="float">
            <text:p>28208</text:p>
          </table:table-cell>
          <table:table-cell table:formula="of:=IF([.B1202]=0;[.B12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formula="of:=IF(ISBLANK([.A1203]);0;[.B1202]+[.A1203])" office:value-type="float" office:value="31588" calcext:value-type="float">
            <text:p>31588</text:p>
          </table:table-cell>
          <table:table-cell table:formula="of:=IF([.B1203]=0;[.B12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IF(ISBLANK([.A1204]);0;[.B1203]+[.A1204])" office:value-type="float" office:value="34070" calcext:value-type="float">
            <text:p>34070</text:p>
          </table:table-cell>
          <table:table-cell table:formula="of:=IF([.B1204]=0;[.B12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formula="of:=IF(ISBLANK([.A1205]);0;[.B1204]+[.A1205])" office:value-type="float" office:value="40375" calcext:value-type="float">
            <text:p>40375</text:p>
          </table:table-cell>
          <table:table-cell table:formula="of:=IF([.B1205]=0;[.B12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formula="of:=IF(ISBLANK([.A1206]);0;[.B1205]+[.A1206])" office:value-type="float" office:value="46031" calcext:value-type="float">
            <text:p>46031</text:p>
          </table:table-cell>
          <table:table-cell table:formula="of:=IF([.B1206]=0;[.B12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07]);0;[.B1206]+[.A1207])" office:value-type="float" office:value="0" calcext:value-type="float">
            <text:p>0</text:p>
          </table:table-cell>
          <table:table-cell table:formula="of:=IF([.B1207]=0;[.B1206];0)" office:value-type="float" office:value="46031" calcext:value-type="float">
            <text:p>46031</text:p>
          </table:table-cell>
          <table:table-cell table:number-columns-repeated="1021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formula="of:=IF(ISBLANK([.A1208]);0;[.B1207]+[.A1208])" office:value-type="float" office:value="5623" calcext:value-type="float">
            <text:p>5623</text:p>
          </table:table-cell>
          <table:table-cell table:formula="of:=IF([.B1208]=0;[.B12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111" calcext:value-type="float">
            <text:p>17111</text:p>
          </table:table-cell>
          <table:table-cell table:formula="of:=IF(ISBLANK([.A1209]);0;[.B1208]+[.A1209])" office:value-type="float" office:value="22734" calcext:value-type="float">
            <text:p>22734</text:p>
          </table:table-cell>
          <table:table-cell table:formula="of:=IF([.B1209]=0;[.B12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624" calcext:value-type="float">
            <text:p>20624</text:p>
          </table:table-cell>
          <table:table-cell table:formula="of:=IF(ISBLANK([.A1210]);0;[.B1209]+[.A1210])" office:value-type="float" office:value="43358" calcext:value-type="float">
            <text:p>43358</text:p>
          </table:table-cell>
          <table:table-cell table:formula="of:=IF([.B1210]=0;[.B12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11]);0;[.B1210]+[.A1211])" office:value-type="float" office:value="0" calcext:value-type="float">
            <text:p>0</text:p>
          </table:table-cell>
          <table:table-cell table:formula="of:=IF([.B1211]=0;[.B1210];0)" office:value-type="float" office:value="43358" calcext:value-type="float">
            <text:p>43358</text:p>
          </table:table-cell>
          <table:table-cell table:number-columns-repeated="1021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formula="of:=IF(ISBLANK([.A1212]);0;[.B1211]+[.A1212])" office:value-type="float" office:value="6359" calcext:value-type="float">
            <text:p>6359</text:p>
          </table:table-cell>
          <table:table-cell table:formula="of:=IF([.B1212]=0;[.B12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IF(ISBLANK([.A1213]);0;[.B1212]+[.A1213])" office:value-type="float" office:value="8317" calcext:value-type="float">
            <text:p>8317</text:p>
          </table:table-cell>
          <table:table-cell table:formula="of:=IF([.B1213]=0;[.B12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formula="of:=IF(ISBLANK([.A1214]);0;[.B1213]+[.A1214])" office:value-type="float" office:value="14426" calcext:value-type="float">
            <text:p>14426</text:p>
          </table:table-cell>
          <table:table-cell table:formula="of:=IF([.B1214]=0;[.B12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formula="of:=IF(ISBLANK([.A1215]);0;[.B1214]+[.A1215])" office:value-type="float" office:value="20713" calcext:value-type="float">
            <text:p>20713</text:p>
          </table:table-cell>
          <table:table-cell table:formula="of:=IF([.B1215]=0;[.B12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formula="of:=IF(ISBLANK([.A1216]);0;[.B1215]+[.A1216])" office:value-type="float" office:value="31084" calcext:value-type="float">
            <text:p>31084</text:p>
          </table:table-cell>
          <table:table-cell table:formula="of:=IF([.B1216]=0;[.B12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formula="of:=IF(ISBLANK([.A1217]);0;[.B1216]+[.A1217])" office:value-type="float" office:value="40181" calcext:value-type="float">
            <text:p>40181</text:p>
          </table:table-cell>
          <table:table-cell table:formula="of:=IF([.B1217]=0;[.B12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formula="of:=IF(ISBLANK([.A1218]);0;[.B1217]+[.A1218])" office:value-type="float" office:value="45807" calcext:value-type="float">
            <text:p>45807</text:p>
          </table:table-cell>
          <table:table-cell table:formula="of:=IF([.B1218]=0;[.B12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formula="of:=IF(ISBLANK([.A1219]);0;[.B1218]+[.A1219])" office:value-type="float" office:value="56349" calcext:value-type="float">
            <text:p>56349</text:p>
          </table:table-cell>
          <table:table-cell table:formula="of:=IF([.B1219]=0;[.B12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20]);0;[.B1219]+[.A1220])" office:value-type="float" office:value="0" calcext:value-type="float">
            <text:p>0</text:p>
          </table:table-cell>
          <table:table-cell table:formula="of:=IF([.B1220]=0;[.B1219];0)" office:value-type="float" office:value="56349" calcext:value-type="float">
            <text:p>56349</text:p>
          </table:table-cell>
          <table:table-cell table:number-columns-repeated="1021"/>
        </table:table-row>
        <table:table-row table:style-name="ro1">
          <table:table-cell office:value-type="float" office:value="12287" calcext:value-type="float">
            <text:p>12287</text:p>
          </table:table-cell>
          <table:table-cell table:formula="of:=IF(ISBLANK([.A1221]);0;[.B1220]+[.A1221])" office:value-type="float" office:value="12287" calcext:value-type="float">
            <text:p>12287</text:p>
          </table:table-cell>
          <table:table-cell table:formula="of:=IF([.B1221]=0;[.B12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formula="of:=IF(ISBLANK([.A1222]);0;[.B1221]+[.A1222])" office:value-type="float" office:value="19645" calcext:value-type="float">
            <text:p>19645</text:p>
          </table:table-cell>
          <table:table-cell table:formula="of:=IF([.B1222]=0;[.B12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173" calcext:value-type="float">
            <text:p>12173</text:p>
          </table:table-cell>
          <table:table-cell table:formula="of:=IF(ISBLANK([.A1223]);0;[.B1222]+[.A1223])" office:value-type="float" office:value="31818" calcext:value-type="float">
            <text:p>31818</text:p>
          </table:table-cell>
          <table:table-cell table:formula="of:=IF([.B1223]=0;[.B12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289" calcext:value-type="float">
            <text:p>15289</text:p>
          </table:table-cell>
          <table:table-cell table:formula="of:=IF(ISBLANK([.A1224]);0;[.B1223]+[.A1224])" office:value-type="float" office:value="47107" calcext:value-type="float">
            <text:p>47107</text:p>
          </table:table-cell>
          <table:table-cell table:formula="of:=IF([.B1224]=0;[.B12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IF(ISBLANK([.A1225]);0;[.B1224]+[.A1225])" office:value-type="float" office:value="48419" calcext:value-type="float">
            <text:p>48419</text:p>
          </table:table-cell>
          <table:table-cell table:formula="of:=IF([.B1225]=0;[.B12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26]);0;[.B1225]+[.A1226])" office:value-type="float" office:value="0" calcext:value-type="float">
            <text:p>0</text:p>
          </table:table-cell>
          <table:table-cell table:formula="of:=IF([.B1226]=0;[.B1225];0)" office:value-type="float" office:value="48419" calcext:value-type="float">
            <text:p>48419</text:p>
          </table:table-cell>
          <table:table-cell table:number-columns-repeated="1021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formula="of:=IF(ISBLANK([.A1227]);0;[.B1226]+[.A1227])" office:value-type="float" office:value="9307" calcext:value-type="float">
            <text:p>9307</text:p>
          </table:table-cell>
          <table:table-cell table:formula="of:=IF([.B1227]=0;[.B12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837" calcext:value-type="float">
            <text:p>12837</text:p>
          </table:table-cell>
          <table:table-cell table:formula="of:=IF(ISBLANK([.A1228]);0;[.B1227]+[.A1228])" office:value-type="float" office:value="22144" calcext:value-type="float">
            <text:p>22144</text:p>
          </table:table-cell>
          <table:table-cell table:formula="of:=IF([.B1228]=0;[.B12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formula="of:=IF(ISBLANK([.A1229]);0;[.B1228]+[.A1229])" office:value-type="float" office:value="29253" calcext:value-type="float">
            <text:p>29253</text:p>
          </table:table-cell>
          <table:table-cell table:formula="of:=IF([.B1229]=0;[.B12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formula="of:=IF(ISBLANK([.A1230]);0;[.B1229]+[.A1230])" office:value-type="float" office:value="33246" calcext:value-type="float">
            <text:p>33246</text:p>
          </table:table-cell>
          <table:table-cell table:formula="of:=IF([.B1230]=0;[.B12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645" calcext:value-type="float">
            <text:p>13645</text:p>
          </table:table-cell>
          <table:table-cell table:formula="of:=IF(ISBLANK([.A1231]);0;[.B1230]+[.A1231])" office:value-type="float" office:value="46891" calcext:value-type="float">
            <text:p>46891</text:p>
          </table:table-cell>
          <table:table-cell table:formula="of:=IF([.B1231]=0;[.B12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formula="of:=IF(ISBLANK([.A1232]);0;[.B1231]+[.A1232])" office:value-type="float" office:value="56622" calcext:value-type="float">
            <text:p>56622</text:p>
          </table:table-cell>
          <table:table-cell table:formula="of:=IF([.B1232]=0;[.B12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33]);0;[.B1232]+[.A1233])" office:value-type="float" office:value="0" calcext:value-type="float">
            <text:p>0</text:p>
          </table:table-cell>
          <table:table-cell table:formula="of:=IF([.B1233]=0;[.B1232];0)" office:value-type="float" office:value="56622" calcext:value-type="float">
            <text:p>56622</text:p>
          </table:table-cell>
          <table:table-cell table:number-columns-repeated="1021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ISBLANK([.A1234]);0;[.B1233]+[.A1234])" office:value-type="float" office:value="4890" calcext:value-type="float">
            <text:p>4890</text:p>
          </table:table-cell>
          <table:table-cell table:formula="of:=IF([.B1234]=0;[.B12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formula="of:=IF(ISBLANK([.A1235]);0;[.B1234]+[.A1235])" office:value-type="float" office:value="10474" calcext:value-type="float">
            <text:p>10474</text:p>
          </table:table-cell>
          <table:table-cell table:formula="of:=IF([.B1235]=0;[.B12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formula="of:=IF(ISBLANK([.A1236]);0;[.B1235]+[.A1236])" office:value-type="float" office:value="16273" calcext:value-type="float">
            <text:p>16273</text:p>
          </table:table-cell>
          <table:table-cell table:formula="of:=IF([.B1236]=0;[.B12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formula="of:=IF(ISBLANK([.A1237]);0;[.B1236]+[.A1237])" office:value-type="float" office:value="21472" calcext:value-type="float">
            <text:p>21472</text:p>
          </table:table-cell>
          <table:table-cell table:formula="of:=IF([.B1237]=0;[.B12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IF(ISBLANK([.A1238]);0;[.B1237]+[.A1238])" office:value-type="float" office:value="23154" calcext:value-type="float">
            <text:p>23154</text:p>
          </table:table-cell>
          <table:table-cell table:formula="of:=IF([.B1238]=0;[.B12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formula="of:=IF(ISBLANK([.A1239]);0;[.B1238]+[.A1239])" office:value-type="float" office:value="26968" calcext:value-type="float">
            <text:p>26968</text:p>
          </table:table-cell>
          <table:table-cell table:formula="of:=IF([.B1239]=0;[.B12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formula="of:=IF(ISBLANK([.A1240]);0;[.B1239]+[.A1240])" office:value-type="float" office:value="29727" calcext:value-type="float">
            <text:p>29727</text:p>
          </table:table-cell>
          <table:table-cell table:formula="of:=IF([.B1240]=0;[.B12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IF(ISBLANK([.A1241]);0;[.B1240]+[.A1241])" office:value-type="float" office:value="32612" calcext:value-type="float">
            <text:p>32612</text:p>
          </table:table-cell>
          <table:table-cell table:formula="of:=IF([.B1241]=0;[.B12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formula="of:=IF(ISBLANK([.A1242]);0;[.B1241]+[.A1242])" office:value-type="float" office:value="37058" calcext:value-type="float">
            <text:p>37058</text:p>
          </table:table-cell>
          <table:table-cell table:formula="of:=IF([.B1242]=0;[.B12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formula="of:=IF(ISBLANK([.A1243]);0;[.B1242]+[.A1243])" office:value-type="float" office:value="41191" calcext:value-type="float">
            <text:p>41191</text:p>
          </table:table-cell>
          <table:table-cell table:formula="of:=IF([.B1243]=0;[.B12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formula="of:=IF(ISBLANK([.A1244]);0;[.B1243]+[.A1244])" office:value-type="float" office:value="47549" calcext:value-type="float">
            <text:p>47549</text:p>
          </table:table-cell>
          <table:table-cell table:formula="of:=IF([.B1244]=0;[.B12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formula="of:=IF(ISBLANK([.A1245]);0;[.B1244]+[.A1245])" office:value-type="float" office:value="53125" calcext:value-type="float">
            <text:p>53125</text:p>
          </table:table-cell>
          <table:table-cell table:formula="of:=IF([.B1245]=0;[.B12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formula="of:=IF(ISBLANK([.A1246]);0;[.B1245]+[.A1246])" office:value-type="float" office:value="58873" calcext:value-type="float">
            <text:p>58873</text:p>
          </table:table-cell>
          <table:table-cell table:formula="of:=IF([.B1246]=0;[.B12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IF(ISBLANK([.A1247]);0;[.B1246]+[.A1247])" office:value-type="float" office:value="60210" calcext:value-type="float">
            <text:p>60210</text:p>
          </table:table-cell>
          <table:table-cell table:formula="of:=IF([.B1247]=0;[.B12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48]);0;[.B1247]+[.A1248])" office:value-type="float" office:value="0" calcext:value-type="float">
            <text:p>0</text:p>
          </table:table-cell>
          <table:table-cell table:formula="of:=IF([.B1248]=0;[.B1247];0)" office:value-type="float" office:value="60210" calcext:value-type="float">
            <text:p>60210</text:p>
          </table:table-cell>
          <table:table-cell table:number-columns-repeated="1021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formula="of:=IF(ISBLANK([.A1249]);0;[.B1248]+[.A1249])" office:value-type="float" office:value="3017" calcext:value-type="float">
            <text:p>3017</text:p>
          </table:table-cell>
          <table:table-cell table:formula="of:=IF([.B1249]=0;[.B12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formula="of:=IF(ISBLANK([.A1250]);0;[.B1249]+[.A1250])" office:value-type="float" office:value="7290" calcext:value-type="float">
            <text:p>7290</text:p>
          </table:table-cell>
          <table:table-cell table:formula="of:=IF([.B1250]=0;[.B12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formula="of:=IF(ISBLANK([.A1251]);0;[.B1250]+[.A1251])" office:value-type="float" office:value="16322" calcext:value-type="float">
            <text:p>16322</text:p>
          </table:table-cell>
          <table:table-cell table:formula="of:=IF([.B1251]=0;[.B12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formula="of:=IF(ISBLANK([.A1252]);0;[.B1251]+[.A1252])" office:value-type="float" office:value="22351" calcext:value-type="float">
            <text:p>22351</text:p>
          </table:table-cell>
          <table:table-cell table:formula="of:=IF([.B1252]=0;[.B12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formula="of:=IF(ISBLANK([.A1253]);0;[.B1252]+[.A1253])" office:value-type="float" office:value="26843" calcext:value-type="float">
            <text:p>26843</text:p>
          </table:table-cell>
          <table:table-cell table:formula="of:=IF([.B1253]=0;[.B12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formula="of:=IF(ISBLANK([.A1254]);0;[.B1253]+[.A1254])" office:value-type="float" office:value="32011" calcext:value-type="float">
            <text:p>32011</text:p>
          </table:table-cell>
          <table:table-cell table:formula="of:=IF([.B1254]=0;[.B12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formula="of:=IF(ISBLANK([.A1255]);0;[.B1254]+[.A1255])" office:value-type="float" office:value="41973" calcext:value-type="float">
            <text:p>41973</text:p>
          </table:table-cell>
          <table:table-cell table:formula="of:=IF([.B1255]=0;[.B12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formula="of:=IF(ISBLANK([.A1256]);0;[.B1255]+[.A1256])" office:value-type="float" office:value="49011" calcext:value-type="float">
            <text:p>49011</text:p>
          </table:table-cell>
          <table:table-cell table:formula="of:=IF([.B1256]=0;[.B12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57]);0;[.B1256]+[.A1257])" office:value-type="float" office:value="0" calcext:value-type="float">
            <text:p>0</text:p>
          </table:table-cell>
          <table:table-cell table:formula="of:=IF([.B1257]=0;[.B1256];0)" office:value-type="float" office:value="49011" calcext:value-type="float">
            <text:p>49011</text:p>
          </table:table-cell>
          <table:table-cell table:number-columns-repeated="1021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formula="of:=IF(ISBLANK([.A1258]);0;[.B1257]+[.A1258])" office:value-type="float" office:value="11137" calcext:value-type="float">
            <text:p>11137</text:p>
          </table:table-cell>
          <table:table-cell table:formula="of:=IF([.B1258]=0;[.B12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665" calcext:value-type="float">
            <text:p>12665</text:p>
          </table:table-cell>
          <table:table-cell table:formula="of:=IF(ISBLANK([.A1259]);0;[.B1258]+[.A1259])" office:value-type="float" office:value="23802" calcext:value-type="float">
            <text:p>23802</text:p>
          </table:table-cell>
          <table:table-cell table:formula="of:=IF([.B1259]=0;[.B12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60]);0;[.B1259]+[.A1260])" office:value-type="float" office:value="0" calcext:value-type="float">
            <text:p>0</text:p>
          </table:table-cell>
          <table:table-cell table:formula="of:=IF([.B1260]=0;[.B1259];0)" office:value-type="float" office:value="23802" calcext:value-type="float">
            <text:p>23802</text:p>
          </table:table-cell>
          <table:table-cell table:number-columns-repeated="1021"/>
        </table:table-row>
        <table:table-row table:style-name="ro1">
          <table:table-cell office:value-type="float" office:value="21501" calcext:value-type="float">
            <text:p>21501</text:p>
          </table:table-cell>
          <table:table-cell table:formula="of:=IF(ISBLANK([.A1261]);0;[.B1260]+[.A1261])" office:value-type="float" office:value="21501" calcext:value-type="float">
            <text:p>21501</text:p>
          </table:table-cell>
          <table:table-cell table:formula="of:=IF([.B1261]=0;[.B12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719" calcext:value-type="float">
            <text:p>32719</text:p>
          </table:table-cell>
          <table:table-cell table:formula="of:=IF(ISBLANK([.A1262]);0;[.B1261]+[.A1262])" office:value-type="float" office:value="54220" calcext:value-type="float">
            <text:p>54220</text:p>
          </table:table-cell>
          <table:table-cell table:formula="of:=IF([.B1262]=0;[.B12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63]);0;[.B1262]+[.A1263])" office:value-type="float" office:value="0" calcext:value-type="float">
            <text:p>0</text:p>
          </table:table-cell>
          <table:table-cell table:formula="of:=IF([.B1263]=0;[.B1262];0)" office:value-type="float" office:value="54220" calcext:value-type="float">
            <text:p>54220</text:p>
          </table:table-cell>
          <table:table-cell table:number-columns-repeated="1021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formula="of:=IF(ISBLANK([.A1264]);0;[.B1263]+[.A1264])" office:value-type="float" office:value="4835" calcext:value-type="float">
            <text:p>4835</text:p>
          </table:table-cell>
          <table:table-cell table:formula="of:=IF([.B1264]=0;[.B12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formula="of:=IF(ISBLANK([.A1265]);0;[.B1264]+[.A1265])" office:value-type="float" office:value="8913" calcext:value-type="float">
            <text:p>8913</text:p>
          </table:table-cell>
          <table:table-cell table:formula="of:=IF([.B1265]=0;[.B12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formula="of:=IF(ISBLANK([.A1266]);0;[.B1265]+[.A1266])" office:value-type="float" office:value="16258" calcext:value-type="float">
            <text:p>16258</text:p>
          </table:table-cell>
          <table:table-cell table:formula="of:=IF([.B1266]=0;[.B12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IF(ISBLANK([.A1267]);0;[.B1266]+[.A1267])" office:value-type="float" office:value="23675" calcext:value-type="float">
            <text:p>23675</text:p>
          </table:table-cell>
          <table:table-cell table:formula="of:=IF([.B1267]=0;[.B12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formula="of:=IF(ISBLANK([.A1268]);0;[.B1267]+[.A1268])" office:value-type="float" office:value="29506" calcext:value-type="float">
            <text:p>29506</text:p>
          </table:table-cell>
          <table:table-cell table:formula="of:=IF([.B1268]=0;[.B12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formula="of:=IF(ISBLANK([.A1269]);0;[.B1268]+[.A1269])" office:value-type="float" office:value="39148" calcext:value-type="float">
            <text:p>39148</text:p>
          </table:table-cell>
          <table:table-cell table:formula="of:=IF([.B1269]=0;[.B12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formula="of:=IF(ISBLANK([.A1270]);0;[.B1269]+[.A1270])" office:value-type="float" office:value="46693" calcext:value-type="float">
            <text:p>46693</text:p>
          </table:table-cell>
          <table:table-cell table:formula="of:=IF([.B1270]=0;[.B12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formula="of:=IF(ISBLANK([.A1271]);0;[.B1270]+[.A1271])" office:value-type="float" office:value="52164" calcext:value-type="float">
            <text:p>52164</text:p>
          </table:table-cell>
          <table:table-cell table:formula="of:=IF([.B1271]=0;[.B12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IF(ISBLANK([.A1272]);0;[.B1271]+[.A1272])" office:value-type="float" office:value="54303" calcext:value-type="float">
            <text:p>54303</text:p>
          </table:table-cell>
          <table:table-cell table:formula="of:=IF([.B1272]=0;[.B12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73]);0;[.B1272]+[.A1273])" office:value-type="float" office:value="0" calcext:value-type="float">
            <text:p>0</text:p>
          </table:table-cell>
          <table:table-cell table:formula="of:=IF([.B1273]=0;[.B1272];0)" office:value-type="float" office:value="54303" calcext:value-type="float">
            <text:p>54303</text:p>
          </table:table-cell>
          <table:table-cell table:number-columns-repeated="1021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IF(ISBLANK([.A1274]);0;[.B1273]+[.A1274])" office:value-type="float" office:value="1508" calcext:value-type="float">
            <text:p>1508</text:p>
          </table:table-cell>
          <table:table-cell table:formula="of:=IF([.B1274]=0;[.B12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IF(ISBLANK([.A1275]);0;[.B1274]+[.A1275])" office:value-type="float" office:value="3155" calcext:value-type="float">
            <text:p>3155</text:p>
          </table:table-cell>
          <table:table-cell table:formula="of:=IF([.B1275]=0;[.B12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formula="of:=IF(ISBLANK([.A1276]);0;[.B1275]+[.A1276])" office:value-type="float" office:value="11357" calcext:value-type="float">
            <text:p>11357</text:p>
          </table:table-cell>
          <table:table-cell table:formula="of:=IF([.B1276]=0;[.B12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formula="of:=IF(ISBLANK([.A1277]);0;[.B1276]+[.A1277])" office:value-type="float" office:value="17794" calcext:value-type="float">
            <text:p>17794</text:p>
          </table:table-cell>
          <table:table-cell table:formula="of:=IF([.B1277]=0;[.B12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formula="of:=IF(ISBLANK([.A1278]);0;[.B1277]+[.A1278])" office:value-type="float" office:value="28209" calcext:value-type="float">
            <text:p>28209</text:p>
          </table:table-cell>
          <table:table-cell table:formula="of:=IF([.B1278]=0;[.B12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formula="of:=IF(ISBLANK([.A1279]);0;[.B1278]+[.A1279])" office:value-type="float" office:value="37823" calcext:value-type="float">
            <text:p>37823</text:p>
          </table:table-cell>
          <table:table-cell table:formula="of:=IF([.B1279]=0;[.B12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IF(ISBLANK([.A1280]);0;[.B1279]+[.A1280])" office:value-type="float" office:value="39374" calcext:value-type="float">
            <text:p>39374</text:p>
          </table:table-cell>
          <table:table-cell table:formula="of:=IF([.B1280]=0;[.B12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IF(ISBLANK([.A1281]);0;[.B1280]+[.A1281])" office:value-type="float" office:value="41671" calcext:value-type="float">
            <text:p>41671</text:p>
          </table:table-cell>
          <table:table-cell table:formula="of:=IF([.B1281]=0;[.B12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82]);0;[.B1281]+[.A1282])" office:value-type="float" office:value="0" calcext:value-type="float">
            <text:p>0</text:p>
          </table:table-cell>
          <table:table-cell table:formula="of:=IF([.B1282]=0;[.B1281];0)" office:value-type="float" office:value="41671" calcext:value-type="float">
            <text:p>41671</text:p>
          </table:table-cell>
          <table:table-cell table:number-columns-repeated="1021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formula="of:=IF(ISBLANK([.A1283]);0;[.B1282]+[.A1283])" office:value-type="float" office:value="10258" calcext:value-type="float">
            <text:p>10258</text:p>
          </table:table-cell>
          <table:table-cell table:formula="of:=IF([.B1283]=0;[.B12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370" calcext:value-type="float">
            <text:p>17370</text:p>
          </table:table-cell>
          <table:table-cell table:formula="of:=IF(ISBLANK([.A1284]);0;[.B1283]+[.A1284])" office:value-type="float" office:value="27628" calcext:value-type="float">
            <text:p>27628</text:p>
          </table:table-cell>
          <table:table-cell table:formula="of:=IF([.B1284]=0;[.B12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formula="of:=IF(ISBLANK([.A1285]);0;[.B1284]+[.A1285])" office:value-type="float" office:value="34655" calcext:value-type="float">
            <text:p>34655</text:p>
          </table:table-cell>
          <table:table-cell table:formula="of:=IF([.B1285]=0;[.B12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86]);0;[.B1285]+[.A1286])" office:value-type="float" office:value="0" calcext:value-type="float">
            <text:p>0</text:p>
          </table:table-cell>
          <table:table-cell table:formula="of:=IF([.B1286]=0;[.B1285];0)" office:value-type="float" office:value="34655" calcext:value-type="float">
            <text:p>34655</text:p>
          </table:table-cell>
          <table:table-cell table:number-columns-repeated="1021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IF(ISBLANK([.A1287]);0;[.B1286]+[.A1287])" office:value-type="float" office:value="2258" calcext:value-type="float">
            <text:p>2258</text:p>
          </table:table-cell>
          <table:table-cell table:formula="of:=IF([.B1287]=0;[.B12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53" calcext:value-type="float">
            <text:p>10853</text:p>
          </table:table-cell>
          <table:table-cell table:formula="of:=IF(ISBLANK([.A1288]);0;[.B1287]+[.A1288])" office:value-type="float" office:value="13111" calcext:value-type="float">
            <text:p>13111</text:p>
          </table:table-cell>
          <table:table-cell table:formula="of:=IF([.B1288]=0;[.B12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703" calcext:value-type="float">
            <text:p>14703</text:p>
          </table:table-cell>
          <table:table-cell table:formula="of:=IF(ISBLANK([.A1289]);0;[.B1288]+[.A1289])" office:value-type="float" office:value="27814" calcext:value-type="float">
            <text:p>27814</text:p>
          </table:table-cell>
          <table:table-cell table:formula="of:=IF([.B1289]=0;[.B12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formula="of:=IF(ISBLANK([.A1290]);0;[.B1289]+[.A1290])" office:value-type="float" office:value="31713" calcext:value-type="float">
            <text:p>31713</text:p>
          </table:table-cell>
          <table:table-cell table:formula="of:=IF([.B1290]=0;[.B12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91]);0;[.B1290]+[.A1291])" office:value-type="float" office:value="0" calcext:value-type="float">
            <text:p>0</text:p>
          </table:table-cell>
          <table:table-cell table:formula="of:=IF([.B1291]=0;[.B1290];0)" office:value-type="float" office:value="31713" calcext:value-type="float">
            <text:p>31713</text:p>
          </table:table-cell>
          <table:table-cell table:number-columns-repeated="1021"/>
        </table:table-row>
        <table:table-row table:style-name="ro1">
          <table:table-cell office:value-type="float" office:value="13138" calcext:value-type="float">
            <text:p>13138</text:p>
          </table:table-cell>
          <table:table-cell table:formula="of:=IF(ISBLANK([.A1292]);0;[.B1291]+[.A1292])" office:value-type="float" office:value="13138" calcext:value-type="float">
            <text:p>13138</text:p>
          </table:table-cell>
          <table:table-cell table:formula="of:=IF([.B1292]=0;[.B12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278" calcext:value-type="float">
            <text:p>18278</text:p>
          </table:table-cell>
          <table:table-cell table:formula="of:=IF(ISBLANK([.A1293]);0;[.B1292]+[.A1293])" office:value-type="float" office:value="31416" calcext:value-type="float">
            <text:p>31416</text:p>
          </table:table-cell>
          <table:table-cell table:formula="of:=IF([.B1293]=0;[.B12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80" calcext:value-type="float">
            <text:p>11380</text:p>
          </table:table-cell>
          <table:table-cell table:formula="of:=IF(ISBLANK([.A1294]);0;[.B1293]+[.A1294])" office:value-type="float" office:value="42796" calcext:value-type="float">
            <text:p>42796</text:p>
          </table:table-cell>
          <table:table-cell table:formula="of:=IF([.B1294]=0;[.B12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330" calcext:value-type="float">
            <text:p>11330</text:p>
          </table:table-cell>
          <table:table-cell table:formula="of:=IF(ISBLANK([.A1295]);0;[.B1294]+[.A1295])" office:value-type="float" office:value="54126" calcext:value-type="float">
            <text:p>54126</text:p>
          </table:table-cell>
          <table:table-cell table:formula="of:=IF([.B1295]=0;[.B12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296]);0;[.B1295]+[.A1296])" office:value-type="float" office:value="0" calcext:value-type="float">
            <text:p>0</text:p>
          </table:table-cell>
          <table:table-cell table:formula="of:=IF([.B1296]=0;[.B1295];0)" office:value-type="float" office:value="54126" calcext:value-type="float">
            <text:p>54126</text:p>
          </table:table-cell>
          <table:table-cell table:number-columns-repeated="1021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formula="of:=IF(ISBLANK([.A1297]);0;[.B1296]+[.A1297])" office:value-type="float" office:value="5362" calcext:value-type="float">
            <text:p>5362</text:p>
          </table:table-cell>
          <table:table-cell table:formula="of:=IF([.B1297]=0;[.B12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051" calcext:value-type="float">
            <text:p>12051</text:p>
          </table:table-cell>
          <table:table-cell table:formula="of:=IF(ISBLANK([.A1298]);0;[.B1297]+[.A1298])" office:value-type="float" office:value="17413" calcext:value-type="float">
            <text:p>17413</text:p>
          </table:table-cell>
          <table:table-cell table:formula="of:=IF([.B1298]=0;[.B12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formula="of:=IF(ISBLANK([.A1299]);0;[.B1298]+[.A1299])" office:value-type="float" office:value="25475" calcext:value-type="float">
            <text:p>25475</text:p>
          </table:table-cell>
          <table:table-cell table:formula="of:=IF([.B1299]=0;[.B12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651" calcext:value-type="float">
            <text:p>11651</text:p>
          </table:table-cell>
          <table:table-cell table:formula="of:=IF(ISBLANK([.A1300]);0;[.B1299]+[.A1300])" office:value-type="float" office:value="37126" calcext:value-type="float">
            <text:p>37126</text:p>
          </table:table-cell>
          <table:table-cell table:formula="of:=IF([.B1300]=0;[.B12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184" calcext:value-type="float">
            <text:p>15184</text:p>
          </table:table-cell>
          <table:table-cell table:formula="of:=IF(ISBLANK([.A1301]);0;[.B1300]+[.A1301])" office:value-type="float" office:value="52310" calcext:value-type="float">
            <text:p>52310</text:p>
          </table:table-cell>
          <table:table-cell table:formula="of:=IF([.B1301]=0;[.B13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302]);0;[.B1301]+[.A1302])" office:value-type="float" office:value="0" calcext:value-type="float">
            <text:p>0</text:p>
          </table:table-cell>
          <table:table-cell table:formula="of:=IF([.B1302]=0;[.B1301];0)" office:value-type="float" office:value="52310" calcext:value-type="float">
            <text:p>52310</text:p>
          </table:table-cell>
          <table:table-cell table:number-columns-repeated="1021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formula="of:=IF(ISBLANK([.A1303]);0;[.B1302]+[.A1303])" office:value-type="float" office:value="7649" calcext:value-type="float">
            <text:p>7649</text:p>
          </table:table-cell>
          <table:table-cell table:formula="of:=IF([.B1303]=0;[.B13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formula="of:=IF(ISBLANK([.A1304]);0;[.B1303]+[.A1304])" office:value-type="float" office:value="17079" calcext:value-type="float">
            <text:p>17079</text:p>
          </table:table-cell>
          <table:table-cell table:formula="of:=IF([.B1304]=0;[.B13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formula="of:=IF(ISBLANK([.A1305]);0;[.B1304]+[.A1305])" office:value-type="float" office:value="22673" calcext:value-type="float">
            <text:p>22673</text:p>
          </table:table-cell>
          <table:table-cell table:formula="of:=IF([.B1305]=0;[.B13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formula="of:=IF(ISBLANK([.A1306]);0;[.B1305]+[.A1306])" office:value-type="float" office:value="27403" calcext:value-type="float">
            <text:p>27403</text:p>
          </table:table-cell>
          <table:table-cell table:formula="of:=IF([.B1306]=0;[.B13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formula="of:=IF(ISBLANK([.A1307]);0;[.B1306]+[.A1307])" office:value-type="float" office:value="32162" calcext:value-type="float">
            <text:p>32162</text:p>
          </table:table-cell>
          <table:table-cell table:formula="of:=IF([.B1307]=0;[.B13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formula="of:=IF(ISBLANK([.A1308]);0;[.B1307]+[.A1308])" office:value-type="float" office:value="37514" calcext:value-type="float">
            <text:p>37514</text:p>
          </table:table-cell>
          <table:table-cell table:formula="of:=IF([.B1308]=0;[.B13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25" calcext:value-type="float">
            <text:p>11025</text:p>
          </table:table-cell>
          <table:table-cell table:formula="of:=IF(ISBLANK([.A1309]);0;[.B1308]+[.A1309])" office:value-type="float" office:value="48539" calcext:value-type="float">
            <text:p>48539</text:p>
          </table:table-cell>
          <table:table-cell table:formula="of:=IF([.B1309]=0;[.B13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310]);0;[.B1309]+[.A1310])" office:value-type="float" office:value="0" calcext:value-type="float">
            <text:p>0</text:p>
          </table:table-cell>
          <table:table-cell table:formula="of:=IF([.B1310]=0;[.B1309];0)" office:value-type="float" office:value="48539" calcext:value-type="float">
            <text:p>48539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IF(ISBLANK([.A1311]);0;[.B1310]+[.A1311])" office:value-type="float" office:value="1001" calcext:value-type="float">
            <text:p>1001</text:p>
          </table:table-cell>
          <table:table-cell table:formula="of:=IF([.B1311]=0;[.B13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formula="of:=IF(ISBLANK([.A1312]);0;[.B1311]+[.A1312])" office:value-type="float" office:value="3799" calcext:value-type="float">
            <text:p>3799</text:p>
          </table:table-cell>
          <table:table-cell table:formula="of:=IF([.B1312]=0;[.B13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426" calcext:value-type="float">
            <text:p>13426</text:p>
          </table:table-cell>
          <table:table-cell table:formula="of:=IF(ISBLANK([.A1313]);0;[.B1312]+[.A1313])" office:value-type="float" office:value="17225" calcext:value-type="float">
            <text:p>17225</text:p>
          </table:table-cell>
          <table:table-cell table:formula="of:=IF([.B1313]=0;[.B13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713" calcext:value-type="float">
            <text:p>11713</text:p>
          </table:table-cell>
          <table:table-cell table:formula="of:=IF(ISBLANK([.A1314]);0;[.B1313]+[.A1314])" office:value-type="float" office:value="28938" calcext:value-type="float">
            <text:p>28938</text:p>
          </table:table-cell>
          <table:table-cell table:formula="of:=IF([.B1314]=0;[.B13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IF(ISBLANK([.A1315]);0;[.B1314]+[.A1315])" office:value-type="float" office:value="31019" calcext:value-type="float">
            <text:p>31019</text:p>
          </table:table-cell>
          <table:table-cell table:formula="of:=IF([.B1315]=0;[.B13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053" calcext:value-type="float">
            <text:p>13053</text:p>
          </table:table-cell>
          <table:table-cell table:formula="of:=IF(ISBLANK([.A1316]);0;[.B1315]+[.A1316])" office:value-type="float" office:value="44072" calcext:value-type="float">
            <text:p>44072</text:p>
          </table:table-cell>
          <table:table-cell table:formula="of:=IF([.B1316]=0;[.B13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317]);0;[.B1316]+[.A1317])" office:value-type="float" office:value="0" calcext:value-type="float">
            <text:p>0</text:p>
          </table:table-cell>
          <table:table-cell table:formula="of:=IF([.B1317]=0;[.B1316];0)" office:value-type="float" office:value="44072" calcext:value-type="float">
            <text:p>44072</text:p>
          </table:table-cell>
          <table:table-cell table:number-columns-repeated="1021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formula="of:=IF(ISBLANK([.A1318]);0;[.B1317]+[.A1318])" office:value-type="float" office:value="4407" calcext:value-type="float">
            <text:p>4407</text:p>
          </table:table-cell>
          <table:table-cell table:formula="of:=IF([.B1318]=0;[.B13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IF(ISBLANK([.A1319]);0;[.B1318]+[.A1319])" office:value-type="float" office:value="6236" calcext:value-type="float">
            <text:p>6236</text:p>
          </table:table-cell>
          <table:table-cell table:formula="of:=IF([.B1319]=0;[.B13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IF(ISBLANK([.A1320]);0;[.B1319]+[.A1320])" office:value-type="float" office:value="9554" calcext:value-type="float">
            <text:p>9554</text:p>
          </table:table-cell>
          <table:table-cell table:formula="of:=IF([.B1320]=0;[.B13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IF(ISBLANK([.A1321]);0;[.B1320]+[.A1321])" office:value-type="float" office:value="10730" calcext:value-type="float">
            <text:p>10730</text:p>
          </table:table-cell>
          <table:table-cell table:formula="of:=IF([.B1321]=0;[.B13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IF(ISBLANK([.A1322]);0;[.B1321]+[.A1322])" office:value-type="float" office:value="14359" calcext:value-type="float">
            <text:p>14359</text:p>
          </table:table-cell>
          <table:table-cell table:formula="of:=IF([.B1322]=0;[.B13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formula="of:=IF(ISBLANK([.A1323]);0;[.B1322]+[.A1323])" office:value-type="float" office:value="19803" calcext:value-type="float">
            <text:p>19803</text:p>
          </table:table-cell>
          <table:table-cell table:formula="of:=IF([.B1323]=0;[.B13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formula="of:=IF(ISBLANK([.A1324]);0;[.B1323]+[.A1324])" office:value-type="float" office:value="23016" calcext:value-type="float">
            <text:p>23016</text:p>
          </table:table-cell>
          <table:table-cell table:formula="of:=IF([.B1324]=0;[.B13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formula="of:=IF(ISBLANK([.A1325]);0;[.B1324]+[.A1325])" office:value-type="float" office:value="29713" calcext:value-type="float">
            <text:p>29713</text:p>
          </table:table-cell>
          <table:table-cell table:formula="of:=IF([.B1325]=0;[.B13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formula="of:=IF(ISBLANK([.A1326]);0;[.B1325]+[.A1326])" office:value-type="float" office:value="35392" calcext:value-type="float">
            <text:p>35392</text:p>
          </table:table-cell>
          <table:table-cell table:formula="of:=IF([.B1326]=0;[.B13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formula="of:=IF(ISBLANK([.A1327]);0;[.B1326]+[.A1327])" office:value-type="float" office:value="42283" calcext:value-type="float">
            <text:p>42283</text:p>
          </table:table-cell>
          <table:table-cell table:formula="of:=IF([.B1327]=0;[.B13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formula="of:=IF(ISBLANK([.A1328]);0;[.B1327]+[.A1328])" office:value-type="float" office:value="46244" calcext:value-type="float">
            <text:p>46244</text:p>
          </table:table-cell>
          <table:table-cell table:formula="of:=IF([.B1328]=0;[.B13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formula="of:=IF(ISBLANK([.A1329]);0;[.B1328]+[.A1329])" office:value-type="float" office:value="52604" calcext:value-type="float">
            <text:p>52604</text:p>
          </table:table-cell>
          <table:table-cell table:formula="of:=IF([.B1329]=0;[.B13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IF(ISBLANK([.A1330]);0;[.B1329]+[.A1330])" office:value-type="float" office:value="54045" calcext:value-type="float">
            <text:p>54045</text:p>
          </table:table-cell>
          <table:table-cell table:formula="of:=IF([.B1330]=0;[.B13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331]);0;[.B1330]+[.A1331])" office:value-type="float" office:value="0" calcext:value-type="float">
            <text:p>0</text:p>
          </table:table-cell>
          <table:table-cell table:formula="of:=IF([.B1331]=0;[.B1330];0)" office:value-type="float" office:value="54045" calcext:value-type="float">
            <text:p>54045</text:p>
          </table:table-cell>
          <table:table-cell table:number-columns-repeated="1021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formula="of:=IF(ISBLANK([.A1332]);0;[.B1331]+[.A1332])" office:value-type="float" office:value="7428" calcext:value-type="float">
            <text:p>7428</text:p>
          </table:table-cell>
          <table:table-cell table:formula="of:=IF([.B1332]=0;[.B13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180" calcext:value-type="float">
            <text:p>15180</text:p>
          </table:table-cell>
          <table:table-cell table:formula="of:=IF(ISBLANK([.A1333]);0;[.B1332]+[.A1333])" office:value-type="float" office:value="22608" calcext:value-type="float">
            <text:p>22608</text:p>
          </table:table-cell>
          <table:table-cell table:formula="of:=IF([.B1333]=0;[.B13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117" calcext:value-type="float">
            <text:p>14117</text:p>
          </table:table-cell>
          <table:table-cell table:formula="of:=IF(ISBLANK([.A1334]);0;[.B1333]+[.A1334])" office:value-type="float" office:value="36725" calcext:value-type="float">
            <text:p>36725</text:p>
          </table:table-cell>
          <table:table-cell table:formula="of:=IF([.B1334]=0;[.B13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IF(ISBLANK([.A1335]);0;[.B1334]+[.A1335])" office:value-type="float" office:value="38235" calcext:value-type="float">
            <text:p>38235</text:p>
          </table:table-cell>
          <table:table-cell table:formula="of:=IF([.B1335]=0;[.B13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963" calcext:value-type="float">
            <text:p>12963</text:p>
          </table:table-cell>
          <table:table-cell table:formula="of:=IF(ISBLANK([.A1336]);0;[.B1335]+[.A1336])" office:value-type="float" office:value="51198" calcext:value-type="float">
            <text:p>51198</text:p>
          </table:table-cell>
          <table:table-cell table:formula="of:=IF([.B1336]=0;[.B13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337]);0;[.B1336]+[.A1337])" office:value-type="float" office:value="0" calcext:value-type="float">
            <text:p>0</text:p>
          </table:table-cell>
          <table:table-cell table:formula="of:=IF([.B1337]=0;[.B1336];0)" office:value-type="float" office:value="51198" calcext:value-type="float">
            <text:p>51198</text:p>
          </table:table-cell>
          <table:table-cell table:number-columns-repeated="1021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formula="of:=IF(ISBLANK([.A1338]);0;[.B1337]+[.A1338])" office:value-type="float" office:value="3321" calcext:value-type="float">
            <text:p>3321</text:p>
          </table:table-cell>
          <table:table-cell table:formula="of:=IF([.B1338]=0;[.B13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formula="of:=IF(ISBLANK([.A1339]);0;[.B1338]+[.A1339])" office:value-type="float" office:value="6641" calcext:value-type="float">
            <text:p>6641</text:p>
          </table:table-cell>
          <table:table-cell table:formula="of:=IF([.B1339]=0;[.B13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IF(ISBLANK([.A1340]);0;[.B1339]+[.A1340])" office:value-type="float" office:value="8740" calcext:value-type="float">
            <text:p>8740</text:p>
          </table:table-cell>
          <table:table-cell table:formula="of:=IF([.B1340]=0;[.B13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IF(ISBLANK([.A1341]);0;[.B1340]+[.A1341])" office:value-type="float" office:value="11211" calcext:value-type="float">
            <text:p>11211</text:p>
          </table:table-cell>
          <table:table-cell table:formula="of:=IF([.B1341]=0;[.B13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formula="of:=IF(ISBLANK([.A1342]);0;[.B1341]+[.A1342])" office:value-type="float" office:value="14370" calcext:value-type="float">
            <text:p>14370</text:p>
          </table:table-cell>
          <table:table-cell table:formula="of:=IF([.B1342]=0;[.B13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IF(ISBLANK([.A1343]);0;[.B1342]+[.A1343])" office:value-type="float" office:value="15878" calcext:value-type="float">
            <text:p>15878</text:p>
          </table:table-cell>
          <table:table-cell table:formula="of:=IF([.B1343]=0;[.B13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IF(ISBLANK([.A1344]);0;[.B1343]+[.A1344])" office:value-type="float" office:value="17420" calcext:value-type="float">
            <text:p>17420</text:p>
          </table:table-cell>
          <table:table-cell table:formula="of:=IF([.B1344]=0;[.B13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formula="of:=IF(ISBLANK([.A1345]);0;[.B1344]+[.A1345])" office:value-type="float" office:value="22120" calcext:value-type="float">
            <text:p>22120</text:p>
          </table:table-cell>
          <table:table-cell table:formula="of:=IF([.B1345]=0;[.B13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formula="of:=IF(ISBLANK([.A1346]);0;[.B1345]+[.A1346])" office:value-type="float" office:value="26979" calcext:value-type="float">
            <text:p>26979</text:p>
          </table:table-cell>
          <table:table-cell table:formula="of:=IF([.B1346]=0;[.B13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IF(ISBLANK([.A1347]);0;[.B1346]+[.A1347])" office:value-type="float" office:value="28489" calcext:value-type="float">
            <text:p>28489</text:p>
          </table:table-cell>
          <table:table-cell table:formula="of:=IF([.B1347]=0;[.B13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formula="of:=IF(ISBLANK([.A1348]);0;[.B1347]+[.A1348])" office:value-type="float" office:value="33672" calcext:value-type="float">
            <text:p>33672</text:p>
          </table:table-cell>
          <table:table-cell table:formula="of:=IF([.B1348]=0;[.B13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IF(ISBLANK([.A1349]);0;[.B1348]+[.A1349])" office:value-type="float" office:value="36577" calcext:value-type="float">
            <text:p>36577</text:p>
          </table:table-cell>
          <table:table-cell table:formula="of:=IF([.B1349]=0;[.B13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IF(ISBLANK([.A1350]);0;[.B1349]+[.A1350])" office:value-type="float" office:value="38186" calcext:value-type="float">
            <text:p>38186</text:p>
          </table:table-cell>
          <table:table-cell table:formula="of:=IF([.B1350]=0;[.B13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formula="of:=IF(ISBLANK([.A1351]);0;[.B1350]+[.A1351])" office:value-type="float" office:value="43797" calcext:value-type="float">
            <text:p>43797</text:p>
          </table:table-cell>
          <table:table-cell table:formula="of:=IF([.B1351]=0;[.B13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formula="of:=IF(ISBLANK([.A1352]);0;[.B1351]+[.A1352])" office:value-type="float" office:value="47167" calcext:value-type="float">
            <text:p>47167</text:p>
          </table:table-cell>
          <table:table-cell table:formula="of:=IF([.B1352]=0;[.B13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353]);0;[.B1352]+[.A1353])" office:value-type="float" office:value="0" calcext:value-type="float">
            <text:p>0</text:p>
          </table:table-cell>
          <table:table-cell table:formula="of:=IF([.B1353]=0;[.B1352];0)" office:value-type="float" office:value="47167" calcext:value-type="float">
            <text:p>47167</text:p>
          </table:table-cell>
          <table:table-cell table:number-columns-repeated="1021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formula="of:=IF(ISBLANK([.A1354]);0;[.B1353]+[.A1354])" office:value-type="float" office:value="8936" calcext:value-type="float">
            <text:p>8936</text:p>
          </table:table-cell>
          <table:table-cell table:formula="of:=IF([.B1354]=0;[.B13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333" calcext:value-type="float">
            <text:p>18333</text:p>
          </table:table-cell>
          <table:table-cell table:formula="of:=IF(ISBLANK([.A1355]);0;[.B1354]+[.A1355])" office:value-type="float" office:value="27269" calcext:value-type="float">
            <text:p>27269</text:p>
          </table:table-cell>
          <table:table-cell table:formula="of:=IF([.B1355]=0;[.B13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055" calcext:value-type="float">
            <text:p>18055</text:p>
          </table:table-cell>
          <table:table-cell table:formula="of:=IF(ISBLANK([.A1356]);0;[.B1355]+[.A1356])" office:value-type="float" office:value="45324" calcext:value-type="float">
            <text:p>45324</text:p>
          </table:table-cell>
          <table:table-cell table:formula="of:=IF([.B1356]=0;[.B13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formula="of:=IF(ISBLANK([.A1357]);0;[.B1356]+[.A1357])" office:value-type="float" office:value="54693" calcext:value-type="float">
            <text:p>54693</text:p>
          </table:table-cell>
          <table:table-cell table:formula="of:=IF([.B1357]=0;[.B13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358]);0;[.B1357]+[.A1358])" office:value-type="float" office:value="0" calcext:value-type="float">
            <text:p>0</text:p>
          </table:table-cell>
          <table:table-cell table:formula="of:=IF([.B1358]=0;[.B1357];0)" office:value-type="float" office:value="54693" calcext:value-type="float">
            <text:p>54693</text:p>
          </table:table-cell>
          <table:table-cell table:number-columns-repeated="1021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formula="of:=IF(ISBLANK([.A1359]);0;[.B1358]+[.A1359])" office:value-type="float" office:value="7383" calcext:value-type="float">
            <text:p>7383</text:p>
          </table:table-cell>
          <table:table-cell table:formula="of:=IF([.B1359]=0;[.B13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formula="of:=IF(ISBLANK([.A1360]);0;[.B1359]+[.A1360])" office:value-type="float" office:value="13792" calcext:value-type="float">
            <text:p>13792</text:p>
          </table:table-cell>
          <table:table-cell table:formula="of:=IF([.B1360]=0;[.B13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IF(ISBLANK([.A1361]);0;[.B1360]+[.A1361])" office:value-type="float" office:value="14976" calcext:value-type="float">
            <text:p>14976</text:p>
          </table:table-cell>
          <table:table-cell table:formula="of:=IF([.B1361]=0;[.B13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formula="of:=IF(ISBLANK([.A1362]);0;[.B1361]+[.A1362])" office:value-type="float" office:value="21854" calcext:value-type="float">
            <text:p>21854</text:p>
          </table:table-cell>
          <table:table-cell table:formula="of:=IF([.B1362]=0;[.B13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formula="of:=IF(ISBLANK([.A1363]);0;[.B1362]+[.A1363])" office:value-type="float" office:value="28962" calcext:value-type="float">
            <text:p>28962</text:p>
          </table:table-cell>
          <table:table-cell table:formula="of:=IF([.B1363]=0;[.B13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formula="of:=IF(ISBLANK([.A1364]);0;[.B1363]+[.A1364])" office:value-type="float" office:value="31530" calcext:value-type="float">
            <text:p>31530</text:p>
          </table:table-cell>
          <table:table-cell table:formula="of:=IF([.B1364]=0;[.B13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formula="of:=IF(ISBLANK([.A1365]);0;[.B1364]+[.A1365])" office:value-type="float" office:value="36904" calcext:value-type="float">
            <text:p>36904</text:p>
          </table:table-cell>
          <table:table-cell table:formula="of:=IF([.B1365]=0;[.B13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formula="of:=IF(ISBLANK([.A1366]);0;[.B1365]+[.A1366])" office:value-type="float" office:value="44162" calcext:value-type="float">
            <text:p>44162</text:p>
          </table:table-cell>
          <table:table-cell table:formula="of:=IF([.B1366]=0;[.B13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formula="of:=IF(ISBLANK([.A1367]);0;[.B1366]+[.A1367])" office:value-type="float" office:value="49624" calcext:value-type="float">
            <text:p>49624</text:p>
          </table:table-cell>
          <table:table-cell table:formula="of:=IF([.B1367]=0;[.B13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IF(ISBLANK([.A1368]);0;[.B1367]+[.A1368])" office:value-type="float" office:value="56831" calcext:value-type="float">
            <text:p>56831</text:p>
          </table:table-cell>
          <table:table-cell table:formula="of:=IF([.B1368]=0;[.B13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IF(ISBLANK([.A1369]);0;[.B1368]+[.A1369])" office:value-type="float" office:value="59042" calcext:value-type="float">
            <text:p>59042</text:p>
          </table:table-cell>
          <table:table-cell table:formula="of:=IF([.B1369]=0;[.B13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formula="of:=IF(ISBLANK([.A1370]);0;[.B1369]+[.A1370])" office:value-type="float" office:value="65206" calcext:value-type="float">
            <text:p>65206</text:p>
          </table:table-cell>
          <table:table-cell table:formula="of:=IF([.B1370]=0;[.B13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371]);0;[.B1370]+[.A1371])" office:value-type="float" office:value="0" calcext:value-type="float">
            <text:p>0</text:p>
          </table:table-cell>
          <table:table-cell table:formula="of:=IF([.B1371]=0;[.B1370];0)" office:value-type="float" office:value="65206" calcext:value-type="float">
            <text:p>65206</text:p>
          </table:table-cell>
          <table:table-cell table:number-columns-repeated="1021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IF(ISBLANK([.A1372]);0;[.B1371]+[.A1372])" office:value-type="float" office:value="3675" calcext:value-type="float">
            <text:p>3675</text:p>
          </table:table-cell>
          <table:table-cell table:formula="of:=IF([.B1372]=0;[.B13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IF(ISBLANK([.A1373]);0;[.B1372]+[.A1373])" office:value-type="float" office:value="4793" calcext:value-type="float">
            <text:p>4793</text:p>
          </table:table-cell>
          <table:table-cell table:formula="of:=IF([.B1373]=0;[.B13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formula="of:=IF(ISBLANK([.A1374]);0;[.B1373]+[.A1374])" office:value-type="float" office:value="11045" calcext:value-type="float">
            <text:p>11045</text:p>
          </table:table-cell>
          <table:table-cell table:formula="of:=IF([.B1374]=0;[.B13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formula="of:=IF(ISBLANK([.A1375]);0;[.B1374]+[.A1375])" office:value-type="float" office:value="15906" calcext:value-type="float">
            <text:p>15906</text:p>
          </table:table-cell>
          <table:table-cell table:formula="of:=IF([.B1375]=0;[.B13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formula="of:=IF(ISBLANK([.A1376]);0;[.B1375]+[.A1376])" office:value-type="float" office:value="22137" calcext:value-type="float">
            <text:p>22137</text:p>
          </table:table-cell>
          <table:table-cell table:formula="of:=IF([.B1376]=0;[.B13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IF(ISBLANK([.A1377]);0;[.B1376]+[.A1377])" office:value-type="float" office:value="24298" calcext:value-type="float">
            <text:p>24298</text:p>
          </table:table-cell>
          <table:table-cell table:formula="of:=IF([.B1377]=0;[.B13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formula="of:=IF(ISBLANK([.A1378]);0;[.B1377]+[.A1378])" office:value-type="float" office:value="29854" calcext:value-type="float">
            <text:p>29854</text:p>
          </table:table-cell>
          <table:table-cell table:formula="of:=IF([.B1378]=0;[.B13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formula="of:=IF(ISBLANK([.A1379]);0;[.B1378]+[.A1379])" office:value-type="float" office:value="34308" calcext:value-type="float">
            <text:p>34308</text:p>
          </table:table-cell>
          <table:table-cell table:formula="of:=IF([.B1379]=0;[.B13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formula="of:=IF(ISBLANK([.A1380]);0;[.B1379]+[.A1380])" office:value-type="float" office:value="39727" calcext:value-type="float">
            <text:p>39727</text:p>
          </table:table-cell>
          <table:table-cell table:formula="of:=IF([.B1380]=0;[.B13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IF(ISBLANK([.A1381]);0;[.B1380]+[.A1381])" office:value-type="float" office:value="42456" calcext:value-type="float">
            <text:p>42456</text:p>
          </table:table-cell>
          <table:table-cell table:formula="of:=IF([.B1381]=0;[.B13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formula="of:=IF(ISBLANK([.A1382]);0;[.B1381]+[.A1382])" office:value-type="float" office:value="48419" calcext:value-type="float">
            <text:p>48419</text:p>
          </table:table-cell>
          <table:table-cell table:formula="of:=IF([.B1382]=0;[.B13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formula="of:=IF(ISBLANK([.A1383]);0;[.B1382]+[.A1383])" office:value-type="float" office:value="51770" calcext:value-type="float">
            <text:p>51770</text:p>
          </table:table-cell>
          <table:table-cell table:formula="of:=IF([.B1383]=0;[.B13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formula="of:=IF(ISBLANK([.A1384]);0;[.B1383]+[.A1384])" office:value-type="float" office:value="55314" calcext:value-type="float">
            <text:p>55314</text:p>
          </table:table-cell>
          <table:table-cell table:formula="of:=IF([.B1384]=0;[.B13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385]);0;[.B1384]+[.A1385])" office:value-type="float" office:value="0" calcext:value-type="float">
            <text:p>0</text:p>
          </table:table-cell>
          <table:table-cell table:formula="of:=IF([.B1385]=0;[.B1384];0)" office:value-type="float" office:value="55314" calcext:value-type="float">
            <text:p>55314</text:p>
          </table:table-cell>
          <table:table-cell table:number-columns-repeated="1021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IF(ISBLANK([.A1386]);0;[.B1385]+[.A1386])" office:value-type="float" office:value="2060" calcext:value-type="float">
            <text:p>2060</text:p>
          </table:table-cell>
          <table:table-cell table:formula="of:=IF([.B1386]=0;[.B13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formula="of:=IF(ISBLANK([.A1387]);0;[.B1386]+[.A1387])" office:value-type="float" office:value="9634" calcext:value-type="float">
            <text:p>9634</text:p>
          </table:table-cell>
          <table:table-cell table:formula="of:=IF([.B1387]=0;[.B13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formula="of:=IF(ISBLANK([.A1388]);0;[.B1387]+[.A1388])" office:value-type="float" office:value="16603" calcext:value-type="float">
            <text:p>16603</text:p>
          </table:table-cell>
          <table:table-cell table:formula="of:=IF([.B1388]=0;[.B13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IF(ISBLANK([.A1389]);0;[.B1388]+[.A1389])" office:value-type="float" office:value="19571" calcext:value-type="float">
            <text:p>19571</text:p>
          </table:table-cell>
          <table:table-cell table:formula="of:=IF([.B1389]=0;[.B13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formula="of:=IF(ISBLANK([.A1390]);0;[.B1389]+[.A1390])" office:value-type="float" office:value="23887" calcext:value-type="float">
            <text:p>23887</text:p>
          </table:table-cell>
          <table:table-cell table:formula="of:=IF([.B1390]=0;[.B13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formula="of:=IF(ISBLANK([.A1391]);0;[.B1390]+[.A1391])" office:value-type="float" office:value="29374" calcext:value-type="float">
            <text:p>29374</text:p>
          </table:table-cell>
          <table:table-cell table:formula="of:=IF([.B1391]=0;[.B13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IF(ISBLANK([.A1392]);0;[.B1391]+[.A1392])" office:value-type="float" office:value="31635" calcext:value-type="float">
            <text:p>31635</text:p>
          </table:table-cell>
          <table:table-cell table:formula="of:=IF([.B1392]=0;[.B13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IF(ISBLANK([.A1393]);0;[.B1392]+[.A1393])" office:value-type="float" office:value="33010" calcext:value-type="float">
            <text:p>33010</text:p>
          </table:table-cell>
          <table:table-cell table:formula="of:=IF([.B1393]=0;[.B13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IF(ISBLANK([.A1394]);0;[.B1393]+[.A1394])" office:value-type="float" office:value="34806" calcext:value-type="float">
            <text:p>34806</text:p>
          </table:table-cell>
          <table:table-cell table:formula="of:=IF([.B1394]=0;[.B13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formula="of:=IF(ISBLANK([.A1395]);0;[.B1394]+[.A1395])" office:value-type="float" office:value="42127" calcext:value-type="float">
            <text:p>42127</text:p>
          </table:table-cell>
          <table:table-cell table:formula="of:=IF([.B1395]=0;[.B13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396]);0;[.B1395]+[.A1396])" office:value-type="float" office:value="0" calcext:value-type="float">
            <text:p>0</text:p>
          </table:table-cell>
          <table:table-cell table:formula="of:=IF([.B1396]=0;[.B1395];0)" office:value-type="float" office:value="42127" calcext:value-type="float">
            <text:p>42127</text:p>
          </table:table-cell>
          <table:table-cell table:number-columns-repeated="1021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formula="of:=IF(ISBLANK([.A1397]);0;[.B1396]+[.A1397])" office:value-type="float" office:value="2708" calcext:value-type="float">
            <text:p>2708</text:p>
          </table:table-cell>
          <table:table-cell table:formula="of:=IF([.B1397]=0;[.B13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30" calcext:value-type="float">
            <text:p>10030</text:p>
          </table:table-cell>
          <table:table-cell table:formula="of:=IF(ISBLANK([.A1398]);0;[.B1397]+[.A1398])" office:value-type="float" office:value="12738" calcext:value-type="float">
            <text:p>12738</text:p>
          </table:table-cell>
          <table:table-cell table:formula="of:=IF([.B1398]=0;[.B13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formula="of:=IF(ISBLANK([.A1399]);0;[.B1398]+[.A1399])" office:value-type="float" office:value="17281" calcext:value-type="float">
            <text:p>17281</text:p>
          </table:table-cell>
          <table:table-cell table:formula="of:=IF([.B1399]=0;[.B13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IF(ISBLANK([.A1400]);0;[.B1399]+[.A1400])" office:value-type="float" office:value="19854" calcext:value-type="float">
            <text:p>19854</text:p>
          </table:table-cell>
          <table:table-cell table:formula="of:=IF([.B1400]=0;[.B13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formula="of:=IF(ISBLANK([.A1401]);0;[.B1400]+[.A1401])" office:value-type="float" office:value="24562" calcext:value-type="float">
            <text:p>24562</text:p>
          </table:table-cell>
          <table:table-cell table:formula="of:=IF([.B1401]=0;[.B14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IF(ISBLANK([.A1402]);0;[.B1401]+[.A1402])" office:value-type="float" office:value="25904" calcext:value-type="float">
            <text:p>25904</text:p>
          </table:table-cell>
          <table:table-cell table:formula="of:=IF([.B1402]=0;[.B14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formula="of:=IF(ISBLANK([.A1403]);0;[.B1402]+[.A1403])" office:value-type="float" office:value="36273" calcext:value-type="float">
            <text:p>36273</text:p>
          </table:table-cell>
          <table:table-cell table:formula="of:=IF([.B1403]=0;[.B14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formula="of:=IF(ISBLANK([.A1404]);0;[.B1403]+[.A1404])" office:value-type="float" office:value="46725" calcext:value-type="float">
            <text:p>46725</text:p>
          </table:table-cell>
          <table:table-cell table:formula="of:=IF([.B1404]=0;[.B14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05]);0;[.B1404]+[.A1405])" office:value-type="float" office:value="0" calcext:value-type="float">
            <text:p>0</text:p>
          </table:table-cell>
          <table:table-cell table:formula="of:=IF([.B1405]=0;[.B1404];0)" office:value-type="float" office:value="46725" calcext:value-type="float">
            <text:p>46725</text:p>
          </table:table-cell>
          <table:table-cell table:number-columns-repeated="1021"/>
        </table:table-row>
        <table:table-row table:style-name="ro1">
          <table:table-cell office:value-type="float" office:value="25141" calcext:value-type="float">
            <text:p>25141</text:p>
          </table:table-cell>
          <table:table-cell table:formula="of:=IF(ISBLANK([.A1406]);0;[.B1405]+[.A1406])" office:value-type="float" office:value="25141" calcext:value-type="float">
            <text:p>25141</text:p>
          </table:table-cell>
          <table:table-cell table:formula="of:=IF([.B1406]=0;[.B14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156" calcext:value-type="float">
            <text:p>19156</text:p>
          </table:table-cell>
          <table:table-cell table:formula="of:=IF(ISBLANK([.A1407]);0;[.B1406]+[.A1407])" office:value-type="float" office:value="44297" calcext:value-type="float">
            <text:p>44297</text:p>
          </table:table-cell>
          <table:table-cell table:formula="of:=IF([.B1407]=0;[.B14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formula="of:=IF(ISBLANK([.A1408]);0;[.B1407]+[.A1408])" office:value-type="float" office:value="54562" calcext:value-type="float">
            <text:p>54562</text:p>
          </table:table-cell>
          <table:table-cell table:formula="of:=IF([.B1408]=0;[.B14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09]);0;[.B1408]+[.A1409])" office:value-type="float" office:value="0" calcext:value-type="float">
            <text:p>0</text:p>
          </table:table-cell>
          <table:table-cell table:formula="of:=IF([.B1409]=0;[.B1408];0)" office:value-type="float" office:value="54562" calcext:value-type="float">
            <text:p>54562</text:p>
          </table:table-cell>
          <table:table-cell table:number-columns-repeated="1021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IF(ISBLANK([.A1410]);0;[.B1409]+[.A1410])" office:value-type="float" office:value="2291" calcext:value-type="float">
            <text:p>2291</text:p>
          </table:table-cell>
          <table:table-cell table:formula="of:=IF([.B1410]=0;[.B14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formula="of:=IF(ISBLANK([.A1411]);0;[.B1410]+[.A1411])" office:value-type="float" office:value="5363" calcext:value-type="float">
            <text:p>5363</text:p>
          </table:table-cell>
          <table:table-cell table:formula="of:=IF([.B1411]=0;[.B14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formula="of:=IF(ISBLANK([.A1412]);0;[.B1411]+[.A1412])" office:value-type="float" office:value="11692" calcext:value-type="float">
            <text:p>11692</text:p>
          </table:table-cell>
          <table:table-cell table:formula="of:=IF([.B1412]=0;[.B14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formula="of:=IF(ISBLANK([.A1413]);0;[.B1412]+[.A1413])" office:value-type="float" office:value="18300" calcext:value-type="float">
            <text:p>18300</text:p>
          </table:table-cell>
          <table:table-cell table:formula="of:=IF([.B1413]=0;[.B14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formula="of:=IF(ISBLANK([.A1414]);0;[.B1413]+[.A1414])" office:value-type="float" office:value="24737" calcext:value-type="float">
            <text:p>24737</text:p>
          </table:table-cell>
          <table:table-cell table:formula="of:=IF([.B1414]=0;[.B14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formula="of:=IF(ISBLANK([.A1415]);0;[.B1414]+[.A1415])" office:value-type="float" office:value="27391" calcext:value-type="float">
            <text:p>27391</text:p>
          </table:table-cell>
          <table:table-cell table:formula="of:=IF([.B1415]=0;[.B14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formula="of:=IF(ISBLANK([.A1416]);0;[.B1415]+[.A1416])" office:value-type="float" office:value="33356" calcext:value-type="float">
            <text:p>33356</text:p>
          </table:table-cell>
          <table:table-cell table:formula="of:=IF([.B1416]=0;[.B14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IF(ISBLANK([.A1417]);0;[.B1416]+[.A1417])" office:value-type="float" office:value="35229" calcext:value-type="float">
            <text:p>35229</text:p>
          </table:table-cell>
          <table:table-cell table:formula="of:=IF([.B1417]=0;[.B14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formula="of:=IF(ISBLANK([.A1418]);0;[.B1417]+[.A1418])" office:value-type="float" office:value="41320" calcext:value-type="float">
            <text:p>41320</text:p>
          </table:table-cell>
          <table:table-cell table:formula="of:=IF([.B1418]=0;[.B14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formula="of:=IF(ISBLANK([.A1419]);0;[.B1418]+[.A1419])" office:value-type="float" office:value="47697" calcext:value-type="float">
            <text:p>47697</text:p>
          </table:table-cell>
          <table:table-cell table:formula="of:=IF([.B1419]=0;[.B14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IF(ISBLANK([.A1420]);0;[.B1419]+[.A1420])" office:value-type="float" office:value="50795" calcext:value-type="float">
            <text:p>50795</text:p>
          </table:table-cell>
          <table:table-cell table:formula="of:=IF([.B1420]=0;[.B14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IF(ISBLANK([.A1421]);0;[.B1420]+[.A1421])" office:value-type="float" office:value="54503" calcext:value-type="float">
            <text:p>54503</text:p>
          </table:table-cell>
          <table:table-cell table:formula="of:=IF([.B1421]=0;[.B14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formula="of:=IF(ISBLANK([.A1422]);0;[.B1421]+[.A1422])" office:value-type="float" office:value="58486" calcext:value-type="float">
            <text:p>58486</text:p>
          </table:table-cell>
          <table:table-cell table:formula="of:=IF([.B1422]=0;[.B14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23]);0;[.B1422]+[.A1423])" office:value-type="float" office:value="0" calcext:value-type="float">
            <text:p>0</text:p>
          </table:table-cell>
          <table:table-cell table:formula="of:=IF([.B1423]=0;[.B1422];0)" office:value-type="float" office:value="58486" calcext:value-type="float">
            <text:p>58486</text:p>
          </table:table-cell>
          <table:table-cell table:number-columns-repeated="1021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IF(ISBLANK([.A1424]);0;[.B1423]+[.A1424])" office:value-type="float" office:value="3047" calcext:value-type="float">
            <text:p>3047</text:p>
          </table:table-cell>
          <table:table-cell table:formula="of:=IF([.B1424]=0;[.B14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formula="of:=IF(ISBLANK([.A1425]);0;[.B1424]+[.A1425])" office:value-type="float" office:value="11411" calcext:value-type="float">
            <text:p>11411</text:p>
          </table:table-cell>
          <table:table-cell table:formula="of:=IF([.B1425]=0;[.B14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formula="of:=IF(ISBLANK([.A1426]);0;[.B1425]+[.A1426])" office:value-type="float" office:value="16131" calcext:value-type="float">
            <text:p>16131</text:p>
          </table:table-cell>
          <table:table-cell table:formula="of:=IF([.B1426]=0;[.B14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IF(ISBLANK([.A1427]);0;[.B1426]+[.A1427])" office:value-type="float" office:value="17809" calcext:value-type="float">
            <text:p>17809</text:p>
          </table:table-cell>
          <table:table-cell table:formula="of:=IF([.B1427]=0;[.B14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IF(ISBLANK([.A1428]);0;[.B1427]+[.A1428])" office:value-type="float" office:value="19529" calcext:value-type="float">
            <text:p>19529</text:p>
          </table:table-cell>
          <table:table-cell table:formula="of:=IF([.B1428]=0;[.B14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formula="of:=IF(ISBLANK([.A1429]);0;[.B1428]+[.A1429])" office:value-type="float" office:value="27581" calcext:value-type="float">
            <text:p>27581</text:p>
          </table:table-cell>
          <table:table-cell table:formula="of:=IF([.B1429]=0;[.B14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formula="of:=IF(ISBLANK([.A1430]);0;[.B1429]+[.A1430])" office:value-type="float" office:value="34178" calcext:value-type="float">
            <text:p>34178</text:p>
          </table:table-cell>
          <table:table-cell table:formula="of:=IF([.B1430]=0;[.B14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IF(ISBLANK([.A1431]);0;[.B1430]+[.A1431])" office:value-type="float" office:value="36996" calcext:value-type="float">
            <text:p>36996</text:p>
          </table:table-cell>
          <table:table-cell table:formula="of:=IF([.B1431]=0;[.B14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formula="of:=IF(ISBLANK([.A1432]);0;[.B1431]+[.A1432])" office:value-type="float" office:value="44690" calcext:value-type="float">
            <text:p>44690</text:p>
          </table:table-cell>
          <table:table-cell table:formula="of:=IF([.B1432]=0;[.B14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formula="of:=IF(ISBLANK([.A1433]);0;[.B1432]+[.A1433])" office:value-type="float" office:value="52231" calcext:value-type="float">
            <text:p>52231</text:p>
          </table:table-cell>
          <table:table-cell table:formula="of:=IF([.B1433]=0;[.B14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34]);0;[.B1433]+[.A1434])" office:value-type="float" office:value="0" calcext:value-type="float">
            <text:p>0</text:p>
          </table:table-cell>
          <table:table-cell table:formula="of:=IF([.B1434]=0;[.B1433];0)" office:value-type="float" office:value="52231" calcext:value-type="float">
            <text:p>52231</text:p>
          </table:table-cell>
          <table:table-cell table:number-columns-repeated="1021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formula="of:=IF(ISBLANK([.A1435]);0;[.B1434]+[.A1435])" office:value-type="float" office:value="7453" calcext:value-type="float">
            <text:p>7453</text:p>
          </table:table-cell>
          <table:table-cell table:formula="of:=IF([.B1435]=0;[.B14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formula="of:=IF(ISBLANK([.A1436]);0;[.B1435]+[.A1436])" office:value-type="float" office:value="14944" calcext:value-type="float">
            <text:p>14944</text:p>
          </table:table-cell>
          <table:table-cell table:formula="of:=IF([.B1436]=0;[.B14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formula="of:=IF(ISBLANK([.A1437]);0;[.B1436]+[.A1437])" office:value-type="float" office:value="20736" calcext:value-type="float">
            <text:p>20736</text:p>
          </table:table-cell>
          <table:table-cell table:formula="of:=IF([.B1437]=0;[.B14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formula="of:=IF(ISBLANK([.A1438]);0;[.B1437]+[.A1438])" office:value-type="float" office:value="25600" calcext:value-type="float">
            <text:p>25600</text:p>
          </table:table-cell>
          <table:table-cell table:formula="of:=IF([.B1438]=0;[.B14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IF(ISBLANK([.A1439]);0;[.B1438]+[.A1439])" office:value-type="float" office:value="27086" calcext:value-type="float">
            <text:p>27086</text:p>
          </table:table-cell>
          <table:table-cell table:formula="of:=IF([.B1439]=0;[.B14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IF(ISBLANK([.A1440]);0;[.B1439]+[.A1440])" office:value-type="float" office:value="29557" calcext:value-type="float">
            <text:p>29557</text:p>
          </table:table-cell>
          <table:table-cell table:formula="of:=IF([.B1440]=0;[.B14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formula="of:=IF(ISBLANK([.A1441]);0;[.B1440]+[.A1441])" office:value-type="float" office:value="37214" calcext:value-type="float">
            <text:p>37214</text:p>
          </table:table-cell>
          <table:table-cell table:formula="of:=IF([.B1441]=0;[.B14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formula="of:=IF(ISBLANK([.A1442]);0;[.B1441]+[.A1442])" office:value-type="float" office:value="42817" calcext:value-type="float">
            <text:p>42817</text:p>
          </table:table-cell>
          <table:table-cell table:formula="of:=IF([.B1442]=0;[.B14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IF(ISBLANK([.A1443]);0;[.B1442]+[.A1443])" office:value-type="float" office:value="46039" calcext:value-type="float">
            <text:p>46039</text:p>
          </table:table-cell>
          <table:table-cell table:formula="of:=IF([.B1443]=0;[.B14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formula="of:=IF(ISBLANK([.A1444]);0;[.B1443]+[.A1444])" office:value-type="float" office:value="51437" calcext:value-type="float">
            <text:p>51437</text:p>
          </table:table-cell>
          <table:table-cell table:formula="of:=IF([.B1444]=0;[.B14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formula="of:=IF(ISBLANK([.A1445]);0;[.B1444]+[.A1445])" office:value-type="float" office:value="55896" calcext:value-type="float">
            <text:p>55896</text:p>
          </table:table-cell>
          <table:table-cell table:formula="of:=IF([.B1445]=0;[.B14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46]);0;[.B1445]+[.A1446])" office:value-type="float" office:value="0" calcext:value-type="float">
            <text:p>0</text:p>
          </table:table-cell>
          <table:table-cell table:formula="of:=IF([.B1446]=0;[.B1445];0)" office:value-type="float" office:value="55896" calcext:value-type="float">
            <text:p>55896</text:p>
          </table:table-cell>
          <table:table-cell table:number-columns-repeated="1021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formula="of:=IF(ISBLANK([.A1447]);0;[.B1446]+[.A1447])" office:value-type="float" office:value="3768" calcext:value-type="float">
            <text:p>3768</text:p>
          </table:table-cell>
          <table:table-cell table:formula="of:=IF([.B1447]=0;[.B14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formula="of:=IF(ISBLANK([.A1448]);0;[.B1447]+[.A1448])" office:value-type="float" office:value="6941" calcext:value-type="float">
            <text:p>6941</text:p>
          </table:table-cell>
          <table:table-cell table:formula="of:=IF([.B1448]=0;[.B14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IF(ISBLANK([.A1449]);0;[.B1448]+[.A1449])" office:value-type="float" office:value="8631" calcext:value-type="float">
            <text:p>8631</text:p>
          </table:table-cell>
          <table:table-cell table:formula="of:=IF([.B1449]=0;[.B14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formula="of:=IF(ISBLANK([.A1450]);0;[.B1449]+[.A1450])" office:value-type="float" office:value="11503" calcext:value-type="float">
            <text:p>11503</text:p>
          </table:table-cell>
          <table:table-cell table:formula="of:=IF([.B1450]=0;[.B14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formula="of:=IF(ISBLANK([.A1451]);0;[.B1450]+[.A1451])" office:value-type="float" office:value="15797" calcext:value-type="float">
            <text:p>15797</text:p>
          </table:table-cell>
          <table:table-cell table:formula="of:=IF([.B1451]=0;[.B14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formula="of:=IF(ISBLANK([.A1452]);0;[.B1451]+[.A1452])" office:value-type="float" office:value="21640" calcext:value-type="float">
            <text:p>21640</text:p>
          </table:table-cell>
          <table:table-cell table:formula="of:=IF([.B1452]=0;[.B14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formula="of:=IF(ISBLANK([.A1453]);0;[.B1452]+[.A1453])" office:value-type="float" office:value="27065" calcext:value-type="float">
            <text:p>27065</text:p>
          </table:table-cell>
          <table:table-cell table:formula="of:=IF([.B1453]=0;[.B14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formula="of:=IF(ISBLANK([.A1454]);0;[.B1453]+[.A1454])" office:value-type="float" office:value="32175" calcext:value-type="float">
            <text:p>32175</text:p>
          </table:table-cell>
          <table:table-cell table:formula="of:=IF([.B1454]=0;[.B14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IF(ISBLANK([.A1455]);0;[.B1454]+[.A1455])" office:value-type="float" office:value="34163" calcext:value-type="float">
            <text:p>34163</text:p>
          </table:table-cell>
          <table:table-cell table:formula="of:=IF([.B1455]=0;[.B14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IF(ISBLANK([.A1456]);0;[.B1455]+[.A1456])" office:value-type="float" office:value="35823" calcext:value-type="float">
            <text:p>35823</text:p>
          </table:table-cell>
          <table:table-cell table:formula="of:=IF([.B1456]=0;[.B14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formula="of:=IF(ISBLANK([.A1457]);0;[.B1456]+[.A1457])" office:value-type="float" office:value="42254" calcext:value-type="float">
            <text:p>42254</text:p>
          </table:table-cell>
          <table:table-cell table:formula="of:=IF([.B1457]=0;[.B14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IF(ISBLANK([.A1458]);0;[.B1457]+[.A1458])" office:value-type="float" office:value="45886" calcext:value-type="float">
            <text:p>45886</text:p>
          </table:table-cell>
          <table:table-cell table:formula="of:=IF([.B1458]=0;[.B14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formula="of:=IF(ISBLANK([.A1459]);0;[.B1458]+[.A1459])" office:value-type="float" office:value="50782" calcext:value-type="float">
            <text:p>50782</text:p>
          </table:table-cell>
          <table:table-cell table:formula="of:=IF([.B1459]=0;[.B14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IF(ISBLANK([.A1460]);0;[.B1459]+[.A1460])" office:value-type="float" office:value="52876" calcext:value-type="float">
            <text:p>52876</text:p>
          </table:table-cell>
          <table:table-cell table:formula="of:=IF([.B1460]=0;[.B14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61]);0;[.B1460]+[.A1461])" office:value-type="float" office:value="0" calcext:value-type="float">
            <text:p>0</text:p>
          </table:table-cell>
          <table:table-cell table:formula="of:=IF([.B1461]=0;[.B1460];0)" office:value-type="float" office:value="52876" calcext:value-type="float">
            <text:p>52876</text:p>
          </table:table-cell>
          <table:table-cell table:number-columns-repeated="1021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formula="of:=IF(ISBLANK([.A1462]);0;[.B1461]+[.A1462])" office:value-type="float" office:value="2685" calcext:value-type="float">
            <text:p>2685</text:p>
          </table:table-cell>
          <table:table-cell table:formula="of:=IF([.B1462]=0;[.B14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formula="of:=IF(ISBLANK([.A1463]);0;[.B1462]+[.A1463])" office:value-type="float" office:value="9514" calcext:value-type="float">
            <text:p>9514</text:p>
          </table:table-cell>
          <table:table-cell table:formula="of:=IF([.B1463]=0;[.B14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formula="of:=IF(ISBLANK([.A1464]);0;[.B1463]+[.A1464])" office:value-type="float" office:value="15816" calcext:value-type="float">
            <text:p>15816</text:p>
          </table:table-cell>
          <table:table-cell table:formula="of:=IF([.B1464]=0;[.B14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IF(ISBLANK([.A1465]);0;[.B1464]+[.A1465])" office:value-type="float" office:value="17110" calcext:value-type="float">
            <text:p>17110</text:p>
          </table:table-cell>
          <table:table-cell table:formula="of:=IF([.B1465]=0;[.B14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formula="of:=IF(ISBLANK([.A1466]);0;[.B1465]+[.A1466])" office:value-type="float" office:value="23030" calcext:value-type="float">
            <text:p>23030</text:p>
          </table:table-cell>
          <table:table-cell table:formula="of:=IF([.B1466]=0;[.B14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formula="of:=IF(ISBLANK([.A1467]);0;[.B1466]+[.A1467])" office:value-type="float" office:value="29547" calcext:value-type="float">
            <text:p>29547</text:p>
          </table:table-cell>
          <table:table-cell table:formula="of:=IF([.B1467]=0;[.B14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formula="of:=IF(ISBLANK([.A1468]);0;[.B1467]+[.A1468])" office:value-type="float" office:value="35765" calcext:value-type="float">
            <text:p>35765</text:p>
          </table:table-cell>
          <table:table-cell table:formula="of:=IF([.B1468]=0;[.B14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formula="of:=IF(ISBLANK([.A1469]);0;[.B1468]+[.A1469])" office:value-type="float" office:value="40470" calcext:value-type="float">
            <text:p>40470</text:p>
          </table:table-cell>
          <table:table-cell table:formula="of:=IF([.B1469]=0;[.B14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formula="of:=IF(ISBLANK([.A1470]);0;[.B1469]+[.A1470])" office:value-type="float" office:value="44568" calcext:value-type="float">
            <text:p>44568</text:p>
          </table:table-cell>
          <table:table-cell table:formula="of:=IF([.B1470]=0;[.B14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formula="of:=IF(ISBLANK([.A1471]);0;[.B1470]+[.A1471])" office:value-type="float" office:value="51042" calcext:value-type="float">
            <text:p>51042</text:p>
          </table:table-cell>
          <table:table-cell table:formula="of:=IF([.B1471]=0;[.B14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ISBLANK([.A1472]);0;[.B1471]+[.A1472])" office:value-type="float" office:value="53383" calcext:value-type="float">
            <text:p>53383</text:p>
          </table:table-cell>
          <table:table-cell table:formula="of:=IF([.B1472]=0;[.B14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IF(ISBLANK([.A1473]);0;[.B1472]+[.A1473])" office:value-type="float" office:value="55290" calcext:value-type="float">
            <text:p>55290</text:p>
          </table:table-cell>
          <table:table-cell table:formula="of:=IF([.B1473]=0;[.B14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74]);0;[.B1473]+[.A1474])" office:value-type="float" office:value="0" calcext:value-type="float">
            <text:p>0</text:p>
          </table:table-cell>
          <table:table-cell table:formula="of:=IF([.B1474]=0;[.B1473];0)" office:value-type="float" office:value="55290" calcext:value-type="float">
            <text:p>55290</text:p>
          </table:table-cell>
          <table:table-cell table:number-columns-repeated="1021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formula="of:=IF(ISBLANK([.A1475]);0;[.B1474]+[.A1475])" office:value-type="float" office:value="5531" calcext:value-type="float">
            <text:p>5531</text:p>
          </table:table-cell>
          <table:table-cell table:formula="of:=IF([.B1475]=0;[.B14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363" calcext:value-type="float">
            <text:p>23363</text:p>
          </table:table-cell>
          <table:table-cell table:formula="of:=IF(ISBLANK([.A1476]);0;[.B1475]+[.A1476])" office:value-type="float" office:value="28894" calcext:value-type="float">
            <text:p>28894</text:p>
          </table:table-cell>
          <table:table-cell table:formula="of:=IF([.B1476]=0;[.B14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143" calcext:value-type="float">
            <text:p>22143</text:p>
          </table:table-cell>
          <table:table-cell table:formula="of:=IF(ISBLANK([.A1477]);0;[.B1476]+[.A1477])" office:value-type="float" office:value="51037" calcext:value-type="float">
            <text:p>51037</text:p>
          </table:table-cell>
          <table:table-cell table:formula="of:=IF([.B1477]=0;[.B14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78]);0;[.B1477]+[.A1478])" office:value-type="float" office:value="0" calcext:value-type="float">
            <text:p>0</text:p>
          </table:table-cell>
          <table:table-cell table:formula="of:=IF([.B1478]=0;[.B1477];0)" office:value-type="float" office:value="51037" calcext:value-type="float">
            <text:p>51037</text:p>
          </table:table-cell>
          <table:table-cell table:number-columns-repeated="1021"/>
        </table:table-row>
        <table:table-row table:style-name="ro1">
          <table:table-cell office:value-type="float" office:value="17140" calcext:value-type="float">
            <text:p>17140</text:p>
          </table:table-cell>
          <table:table-cell table:formula="of:=IF(ISBLANK([.A1479]);0;[.B1478]+[.A1479])" office:value-type="float" office:value="17140" calcext:value-type="float">
            <text:p>17140</text:p>
          </table:table-cell>
          <table:table-cell table:formula="of:=IF([.B1479]=0;[.B14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864" calcext:value-type="float">
            <text:p>13864</text:p>
          </table:table-cell>
          <table:table-cell table:formula="of:=IF(ISBLANK([.A1480]);0;[.B1479]+[.A1480])" office:value-type="float" office:value="31004" calcext:value-type="float">
            <text:p>31004</text:p>
          </table:table-cell>
          <table:table-cell table:formula="of:=IF([.B1480]=0;[.B14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formula="of:=IF(ISBLANK([.A1481]);0;[.B1480]+[.A1481])" office:value-type="float" office:value="38309" calcext:value-type="float">
            <text:p>38309</text:p>
          </table:table-cell>
          <table:table-cell table:formula="of:=IF([.B1481]=0;[.B14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004" calcext:value-type="float">
            <text:p>13004</text:p>
          </table:table-cell>
          <table:table-cell table:formula="of:=IF(ISBLANK([.A1482]);0;[.B1481]+[.A1482])" office:value-type="float" office:value="51313" calcext:value-type="float">
            <text:p>51313</text:p>
          </table:table-cell>
          <table:table-cell table:formula="of:=IF([.B1482]=0;[.B14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83]);0;[.B1482]+[.A1483])" office:value-type="float" office:value="0" calcext:value-type="float">
            <text:p>0</text:p>
          </table:table-cell>
          <table:table-cell table:formula="of:=IF([.B1483]=0;[.B1482];0)" office:value-type="float" office:value="51313" calcext:value-type="float">
            <text:p>51313</text:p>
          </table:table-cell>
          <table:table-cell table:number-columns-repeated="1021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IF(ISBLANK([.A1484]);0;[.B1483]+[.A1484])" office:value-type="float" office:value="1924" calcext:value-type="float">
            <text:p>1924</text:p>
          </table:table-cell>
          <table:table-cell table:formula="of:=IF([.B1484]=0;[.B14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IF(ISBLANK([.A1485]);0;[.B1484]+[.A1485])" office:value-type="float" office:value="4798" calcext:value-type="float">
            <text:p>4798</text:p>
          </table:table-cell>
          <table:table-cell table:formula="of:=IF([.B1485]=0;[.B14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IF(ISBLANK([.A1486]);0;[.B1485]+[.A1486])" office:value-type="float" office:value="6029" calcext:value-type="float">
            <text:p>6029</text:p>
          </table:table-cell>
          <table:table-cell table:formula="of:=IF([.B1486]=0;[.B14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formula="of:=IF(ISBLANK([.A1487]);0;[.B1486]+[.A1487])" office:value-type="float" office:value="10959" calcext:value-type="float">
            <text:p>10959</text:p>
          </table:table-cell>
          <table:table-cell table:formula="of:=IF([.B1487]=0;[.B14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IF(ISBLANK([.A1488]);0;[.B1487]+[.A1488])" office:value-type="float" office:value="13090" calcext:value-type="float">
            <text:p>13090</text:p>
          </table:table-cell>
          <table:table-cell table:formula="of:=IF([.B1488]=0;[.B14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formula="of:=IF(ISBLANK([.A1489]);0;[.B1488]+[.A1489])" office:value-type="float" office:value="16897" calcext:value-type="float">
            <text:p>16897</text:p>
          </table:table-cell>
          <table:table-cell table:formula="of:=IF([.B1489]=0;[.B14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formula="of:=IF(ISBLANK([.A1490]);0;[.B1489]+[.A1490])" office:value-type="float" office:value="22664" calcext:value-type="float">
            <text:p>22664</text:p>
          </table:table-cell>
          <table:table-cell table:formula="of:=IF([.B1490]=0;[.B14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formula="of:=IF(ISBLANK([.A1491]);0;[.B1490]+[.A1491])" office:value-type="float" office:value="28200" calcext:value-type="float">
            <text:p>28200</text:p>
          </table:table-cell>
          <table:table-cell table:formula="of:=IF([.B1491]=0;[.B14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IF(ISBLANK([.A1492]);0;[.B1491]+[.A1492])" office:value-type="float" office:value="29916" calcext:value-type="float">
            <text:p>29916</text:p>
          </table:table-cell>
          <table:table-cell table:formula="of:=IF([.B1492]=0;[.B14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IF(ISBLANK([.A1493]);0;[.B1492]+[.A1493])" office:value-type="float" office:value="31000" calcext:value-type="float">
            <text:p>31000</text:p>
          </table:table-cell>
          <table:table-cell table:formula="of:=IF([.B1493]=0;[.B14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IF(ISBLANK([.A1494]);0;[.B1493]+[.A1494])" office:value-type="float" office:value="33675" calcext:value-type="float">
            <text:p>33675</text:p>
          </table:table-cell>
          <table:table-cell table:formula="of:=IF([.B1494]=0;[.B14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IF(ISBLANK([.A1495]);0;[.B1494]+[.A1495])" office:value-type="float" office:value="37369" calcext:value-type="float">
            <text:p>37369</text:p>
          </table:table-cell>
          <table:table-cell table:formula="of:=IF([.B1495]=0;[.B14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formula="of:=IF(ISBLANK([.A1496]);0;[.B1495]+[.A1496])" office:value-type="float" office:value="40636" calcext:value-type="float">
            <text:p>40636</text:p>
          </table:table-cell>
          <table:table-cell table:formula="of:=IF([.B1496]=0;[.B14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formula="of:=IF(ISBLANK([.A1497]);0;[.B1496]+[.A1497])" office:value-type="float" office:value="42884" calcext:value-type="float">
            <text:p>42884</text:p>
          </table:table-cell>
          <table:table-cell table:formula="of:=IF([.B1497]=0;[.B14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IF(ISBLANK([.A1498]);0;[.B1497]+[.A1498])" office:value-type="float" office:value="45539" calcext:value-type="float">
            <text:p>45539</text:p>
          </table:table-cell>
          <table:table-cell table:formula="of:=IF([.B1498]=0;[.B14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499]);0;[.B1498]+[.A1499])" office:value-type="float" office:value="0" calcext:value-type="float">
            <text:p>0</text:p>
          </table:table-cell>
          <table:table-cell table:formula="of:=IF([.B1499]=0;[.B1498];0)" office:value-type="float" office:value="45539" calcext:value-type="float">
            <text:p>45539</text:p>
          </table:table-cell>
          <table:table-cell table:number-columns-repeated="1021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formula="of:=IF(ISBLANK([.A1500]);0;[.B1499]+[.A1500])" office:value-type="float" office:value="9692" calcext:value-type="float">
            <text:p>9692</text:p>
          </table:table-cell>
          <table:table-cell table:formula="of:=IF([.B1500]=0;[.B14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IF(ISBLANK([.A1501]);0;[.B1500]+[.A1501])" office:value-type="float" office:value="12280" calcext:value-type="float">
            <text:p>12280</text:p>
          </table:table-cell>
          <table:table-cell table:formula="of:=IF([.B1501]=0;[.B15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formula="of:=IF(ISBLANK([.A1502]);0;[.B1501]+[.A1502])" office:value-type="float" office:value="19177" calcext:value-type="float">
            <text:p>19177</text:p>
          </table:table-cell>
          <table:table-cell table:formula="of:=IF([.B1502]=0;[.B15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03" calcext:value-type="float">
            <text:p>10903</text:p>
          </table:table-cell>
          <table:table-cell table:formula="of:=IF(ISBLANK([.A1503]);0;[.B1502]+[.A1503])" office:value-type="float" office:value="30080" calcext:value-type="float">
            <text:p>30080</text:p>
          </table:table-cell>
          <table:table-cell table:formula="of:=IF([.B1503]=0;[.B15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IF(ISBLANK([.A1504]);0;[.B1503]+[.A1504])" office:value-type="float" office:value="33058" calcext:value-type="float">
            <text:p>33058</text:p>
          </table:table-cell>
          <table:table-cell table:formula="of:=IF([.B1504]=0;[.B15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505]);0;[.B1504]+[.A1505])" office:value-type="float" office:value="0" calcext:value-type="float">
            <text:p>0</text:p>
          </table:table-cell>
          <table:table-cell table:formula="of:=IF([.B1505]=0;[.B1504];0)" office:value-type="float" office:value="33058" calcext:value-type="float">
            <text:p>33058</text:p>
          </table:table-cell>
          <table:table-cell table:number-columns-repeated="1021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IF(ISBLANK([.A1506]);0;[.B1505]+[.A1506])" office:value-type="float" office:value="3149" calcext:value-type="float">
            <text:p>3149</text:p>
          </table:table-cell>
          <table:table-cell table:formula="of:=IF([.B1506]=0;[.B15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formula="of:=IF(ISBLANK([.A1507]);0;[.B1506]+[.A1507])" office:value-type="float" office:value="11495" calcext:value-type="float">
            <text:p>11495</text:p>
          </table:table-cell>
          <table:table-cell table:formula="of:=IF([.B1507]=0;[.B15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IF(ISBLANK([.A1508]);0;[.B1507]+[.A1508])" office:value-type="float" office:value="15366" calcext:value-type="float">
            <text:p>15366</text:p>
          </table:table-cell>
          <table:table-cell table:formula="of:=IF([.B1508]=0;[.B15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IF(ISBLANK([.A1509]);0;[.B1508]+[.A1509])" office:value-type="float" office:value="16649" calcext:value-type="float">
            <text:p>16649</text:p>
          </table:table-cell>
          <table:table-cell table:formula="of:=IF([.B1509]=0;[.B15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IF(ISBLANK([.A1510]);0;[.B1509]+[.A1510])" office:value-type="float" office:value="19878" calcext:value-type="float">
            <text:p>19878</text:p>
          </table:table-cell>
          <table:table-cell table:formula="of:=IF([.B1510]=0;[.B15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formula="of:=IF(ISBLANK([.A1511]);0;[.B1510]+[.A1511])" office:value-type="float" office:value="26980" calcext:value-type="float">
            <text:p>26980</text:p>
          </table:table-cell>
          <table:table-cell table:formula="of:=IF([.B1511]=0;[.B15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formula="of:=IF(ISBLANK([.A1512]);0;[.B1511]+[.A1512])" office:value-type="float" office:value="33198" calcext:value-type="float">
            <text:p>33198</text:p>
          </table:table-cell>
          <table:table-cell table:formula="of:=IF([.B1512]=0;[.B15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formula="of:=IF(ISBLANK([.A1513]);0;[.B1512]+[.A1513])" office:value-type="float" office:value="41662" calcext:value-type="float">
            <text:p>41662</text:p>
          </table:table-cell>
          <table:table-cell table:formula="of:=IF([.B1513]=0;[.B15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formula="of:=IF(ISBLANK([.A1514]);0;[.B1513]+[.A1514])" office:value-type="float" office:value="48140" calcext:value-type="float">
            <text:p>48140</text:p>
          </table:table-cell>
          <table:table-cell table:formula="of:=IF([.B1514]=0;[.B15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formula="of:=IF(ISBLANK([.A1515]);0;[.B1514]+[.A1515])" office:value-type="float" office:value="55001" calcext:value-type="float">
            <text:p>55001</text:p>
          </table:table-cell>
          <table:table-cell table:formula="of:=IF([.B1515]=0;[.B15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516]);0;[.B1515]+[.A1516])" office:value-type="float" office:value="0" calcext:value-type="float">
            <text:p>0</text:p>
          </table:table-cell>
          <table:table-cell table:formula="of:=IF([.B1516]=0;[.B1515];0)" office:value-type="float" office:value="55001" calcext:value-type="float">
            <text:p>55001</text:p>
          </table:table-cell>
          <table:table-cell table:number-columns-repeated="1021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formula="of:=IF(ISBLANK([.A1517]);0;[.B1516]+[.A1517])" office:value-type="float" office:value="5967" calcext:value-type="float">
            <text:p>5967</text:p>
          </table:table-cell>
          <table:table-cell table:formula="of:=IF([.B1517]=0;[.B15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IF(ISBLANK([.A1518]);0;[.B1517]+[.A1518])" office:value-type="float" office:value="9846" calcext:value-type="float">
            <text:p>9846</text:p>
          </table:table-cell>
          <table:table-cell table:formula="of:=IF([.B1518]=0;[.B15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IF(ISBLANK([.A1519]);0;[.B1518]+[.A1519])" office:value-type="float" office:value="12297" calcext:value-type="float">
            <text:p>12297</text:p>
          </table:table-cell>
          <table:table-cell table:formula="of:=IF([.B1519]=0;[.B15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IF(ISBLANK([.A1520]);0;[.B1519]+[.A1520])" office:value-type="float" office:value="15974" calcext:value-type="float">
            <text:p>15974</text:p>
          </table:table-cell>
          <table:table-cell table:formula="of:=IF([.B1520]=0;[.B15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formula="of:=IF(ISBLANK([.A1521]);0;[.B1520]+[.A1521])" office:value-type="float" office:value="20807" calcext:value-type="float">
            <text:p>20807</text:p>
          </table:table-cell>
          <table:table-cell table:formula="of:=IF([.B1521]=0;[.B15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IF(ISBLANK([.A1522]);0;[.B1521]+[.A1522])" office:value-type="float" office:value="24204" calcext:value-type="float">
            <text:p>24204</text:p>
          </table:table-cell>
          <table:table-cell table:formula="of:=IF([.B1522]=0;[.B15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formula="of:=IF(ISBLANK([.A1523]);0;[.B1522]+[.A1523])" office:value-type="float" office:value="30170" calcext:value-type="float">
            <text:p>30170</text:p>
          </table:table-cell>
          <table:table-cell table:formula="of:=IF([.B1523]=0;[.B15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IF(ISBLANK([.A1524]);0;[.B1523]+[.A1524])" office:value-type="float" office:value="32626" calcext:value-type="float">
            <text:p>32626</text:p>
          </table:table-cell>
          <table:table-cell table:formula="of:=IF([.B1524]=0;[.B15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formula="of:=IF(ISBLANK([.A1525]);0;[.B1524]+[.A1525])" office:value-type="float" office:value="36010" calcext:value-type="float">
            <text:p>36010</text:p>
          </table:table-cell>
          <table:table-cell table:formula="of:=IF([.B1525]=0;[.B15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formula="of:=IF(ISBLANK([.A1526]);0;[.B1525]+[.A1526])" office:value-type="float" office:value="42954" calcext:value-type="float">
            <text:p>42954</text:p>
          </table:table-cell>
          <table:table-cell table:formula="of:=IF([.B1526]=0;[.B15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formula="of:=IF(ISBLANK([.A1527]);0;[.B1526]+[.A1527])" office:value-type="float" office:value="48030" calcext:value-type="float">
            <text:p>48030</text:p>
          </table:table-cell>
          <table:table-cell table:formula="of:=IF([.B1527]=0;[.B15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528]);0;[.B1527]+[.A1528])" office:value-type="float" office:value="0" calcext:value-type="float">
            <text:p>0</text:p>
          </table:table-cell>
          <table:table-cell table:formula="of:=IF([.B1528]=0;[.B1527];0)" office:value-type="float" office:value="48030" calcext:value-type="float">
            <text:p>48030</text:p>
          </table:table-cell>
          <table:table-cell table:number-columns-repeated="1021"/>
        </table:table-row>
        <table:table-row table:style-name="ro1">
          <table:table-cell office:value-type="float" office:value="14894" calcext:value-type="float">
            <text:p>14894</text:p>
          </table:table-cell>
          <table:table-cell table:formula="of:=IF(ISBLANK([.A1529]);0;[.B1528]+[.A1529])" office:value-type="float" office:value="14894" calcext:value-type="float">
            <text:p>14894</text:p>
          </table:table-cell>
          <table:table-cell table:formula="of:=IF([.B1529]=0;[.B15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504" calcext:value-type="float">
            <text:p>18504</text:p>
          </table:table-cell>
          <table:table-cell table:formula="of:=IF(ISBLANK([.A1530]);0;[.B1529]+[.A1530])" office:value-type="float" office:value="33398" calcext:value-type="float">
            <text:p>33398</text:p>
          </table:table-cell>
          <table:table-cell table:formula="of:=IF([.B1530]=0;[.B15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068" calcext:value-type="float">
            <text:p>14068</text:p>
          </table:table-cell>
          <table:table-cell table:formula="of:=IF(ISBLANK([.A1531]);0;[.B1530]+[.A1531])" office:value-type="float" office:value="47466" calcext:value-type="float">
            <text:p>47466</text:p>
          </table:table-cell>
          <table:table-cell table:formula="of:=IF([.B1531]=0;[.B15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IF(ISBLANK([.A1532]);0;[.B1531]+[.A1532])" office:value-type="float" office:value="49152" calcext:value-type="float">
            <text:p>49152</text:p>
          </table:table-cell>
          <table:table-cell table:formula="of:=IF([.B1532]=0;[.B15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533]);0;[.B1532]+[.A1533])" office:value-type="float" office:value="0" calcext:value-type="float">
            <text:p>0</text:p>
          </table:table-cell>
          <table:table-cell table:formula="of:=IF([.B1533]=0;[.B1532];0)" office:value-type="float" office:value="49152" calcext:value-type="float">
            <text:p>49152</text:p>
          </table:table-cell>
          <table:table-cell table:number-columns-repeated="1021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formula="of:=IF(ISBLANK([.A1534]);0;[.B1533]+[.A1534])" office:value-type="float" office:value="3125" calcext:value-type="float">
            <text:p>3125</text:p>
          </table:table-cell>
          <table:table-cell table:formula="of:=IF([.B1534]=0;[.B15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IF(ISBLANK([.A1535]);0;[.B1534]+[.A1535])" office:value-type="float" office:value="5052" calcext:value-type="float">
            <text:p>5052</text:p>
          </table:table-cell>
          <table:table-cell table:formula="of:=IF([.B1535]=0;[.B15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IF(ISBLANK([.A1536]);0;[.B1535]+[.A1536])" office:value-type="float" office:value="7050" calcext:value-type="float">
            <text:p>7050</text:p>
          </table:table-cell>
          <table:table-cell table:formula="of:=IF([.B1536]=0;[.B15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formula="of:=IF(ISBLANK([.A1537]);0;[.B1536]+[.A1537])" office:value-type="float" office:value="12497" calcext:value-type="float">
            <text:p>12497</text:p>
          </table:table-cell>
          <table:table-cell table:formula="of:=IF([.B1537]=0;[.B15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IF(ISBLANK([.A1538]);0;[.B1537]+[.A1538])" office:value-type="float" office:value="14233" calcext:value-type="float">
            <text:p>14233</text:p>
          </table:table-cell>
          <table:table-cell table:formula="of:=IF([.B1538]=0;[.B15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formula="of:=IF(ISBLANK([.A1539]);0;[.B1538]+[.A1539])" office:value-type="float" office:value="18547" calcext:value-type="float">
            <text:p>18547</text:p>
          </table:table-cell>
          <table:table-cell table:formula="of:=IF([.B1539]=0;[.B15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formula="of:=IF(ISBLANK([.A1540]);0;[.B1539]+[.A1540])" office:value-type="float" office:value="22205" calcext:value-type="float">
            <text:p>22205</text:p>
          </table:table-cell>
          <table:table-cell table:formula="of:=IF([.B1540]=0;[.B15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IF(ISBLANK([.A1541]);0;[.B1540]+[.A1541])" office:value-type="float" office:value="25809" calcext:value-type="float">
            <text:p>25809</text:p>
          </table:table-cell>
          <table:table-cell table:formula="of:=IF([.B1541]=0;[.B15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formula="of:=IF(ISBLANK([.A1542]);0;[.B1541]+[.A1542])" office:value-type="float" office:value="29783" calcext:value-type="float">
            <text:p>29783</text:p>
          </table:table-cell>
          <table:table-cell table:formula="of:=IF([.B1542]=0;[.B15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IF(ISBLANK([.A1543]);0;[.B1542]+[.A1543])" office:value-type="float" office:value="31864" calcext:value-type="float">
            <text:p>31864</text:p>
          </table:table-cell>
          <table:table-cell table:formula="of:=IF([.B1543]=0;[.B15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formula="of:=IF(ISBLANK([.A1544]);0;[.B1543]+[.A1544])" office:value-type="float" office:value="36909" calcext:value-type="float">
            <text:p>36909</text:p>
          </table:table-cell>
          <table:table-cell table:formula="of:=IF([.B1544]=0;[.B15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formula="of:=IF(ISBLANK([.A1545]);0;[.B1544]+[.A1545])" office:value-type="float" office:value="40283" calcext:value-type="float">
            <text:p>40283</text:p>
          </table:table-cell>
          <table:table-cell table:formula="of:=IF([.B1545]=0;[.B15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formula="of:=IF(ISBLANK([.A1546]);0;[.B1545]+[.A1546])" office:value-type="float" office:value="44282" calcext:value-type="float">
            <text:p>44282</text:p>
          </table:table-cell>
          <table:table-cell table:formula="of:=IF([.B1546]=0;[.B15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IF(ISBLANK([.A1547]);0;[.B1546]+[.A1547])" office:value-type="float" office:value="46616" calcext:value-type="float">
            <text:p>46616</text:p>
          </table:table-cell>
          <table:table-cell table:formula="of:=IF([.B1547]=0;[.B15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IF(ISBLANK([.A1548]);0;[.B1547]+[.A1548])" office:value-type="float" office:value="47757" calcext:value-type="float">
            <text:p>47757</text:p>
          </table:table-cell>
          <table:table-cell table:formula="of:=IF([.B1548]=0;[.B15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549]);0;[.B1548]+[.A1549])" office:value-type="float" office:value="0" calcext:value-type="float">
            <text:p>0</text:p>
          </table:table-cell>
          <table:table-cell table:formula="of:=IF([.B1549]=0;[.B1548];0)" office:value-type="float" office:value="47757" calcext:value-type="float">
            <text:p>47757</text:p>
          </table:table-cell>
          <table:table-cell table:number-columns-repeated="1021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formula="of:=IF(ISBLANK([.A1550]);0;[.B1549]+[.A1550])" office:value-type="float" office:value="7064" calcext:value-type="float">
            <text:p>7064</text:p>
          </table:table-cell>
          <table:table-cell table:formula="of:=IF([.B1550]=0;[.B15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794" calcext:value-type="float">
            <text:p>13794</text:p>
          </table:table-cell>
          <table:table-cell table:formula="of:=IF(ISBLANK([.A1551]);0;[.B1550]+[.A1551])" office:value-type="float" office:value="20858" calcext:value-type="float">
            <text:p>20858</text:p>
          </table:table-cell>
          <table:table-cell table:formula="of:=IF([.B1551]=0;[.B15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552]);0;[.B1551]+[.A1552])" office:value-type="float" office:value="0" calcext:value-type="float">
            <text:p>0</text:p>
          </table:table-cell>
          <table:table-cell table:formula="of:=IF([.B1552]=0;[.B1551];0)" office:value-type="float" office:value="20858" calcext:value-type="float">
            <text:p>20858</text:p>
          </table:table-cell>
          <table:table-cell table:number-columns-repeated="1021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formula="of:=IF(ISBLANK([.A1553]);0;[.B1552]+[.A1553])" office:value-type="float" office:value="9500" calcext:value-type="float">
            <text:p>9500</text:p>
          </table:table-cell>
          <table:table-cell table:formula="of:=IF([.B1553]=0;[.B15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formula="of:=IF(ISBLANK([.A1554]);0;[.B1553]+[.A1554])" office:value-type="float" office:value="12463" calcext:value-type="float">
            <text:p>12463</text:p>
          </table:table-cell>
          <table:table-cell table:formula="of:=IF([.B1554]=0;[.B15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formula="of:=IF(ISBLANK([.A1555]);0;[.B1554]+[.A1555])" office:value-type="float" office:value="15146" calcext:value-type="float">
            <text:p>15146</text:p>
          </table:table-cell>
          <table:table-cell table:formula="of:=IF([.B1555]=0;[.B15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formula="of:=IF(ISBLANK([.A1556]);0;[.B1555]+[.A1556])" office:value-type="float" office:value="22747" calcext:value-type="float">
            <text:p>22747</text:p>
          </table:table-cell>
          <table:table-cell table:formula="of:=IF([.B1556]=0;[.B15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formula="of:=IF(ISBLANK([.A1557]);0;[.B1556]+[.A1557])" office:value-type="float" office:value="27978" calcext:value-type="float">
            <text:p>27978</text:p>
          </table:table-cell>
          <table:table-cell table:formula="of:=IF([.B1557]=0;[.B15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IF(ISBLANK([.A1558]);0;[.B1557]+[.A1558])" office:value-type="float" office:value="29146" calcext:value-type="float">
            <text:p>29146</text:p>
          </table:table-cell>
          <table:table-cell table:formula="of:=IF([.B1558]=0;[.B15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formula="of:=IF(ISBLANK([.A1559]);0;[.B1558]+[.A1559])" office:value-type="float" office:value="35744" calcext:value-type="float">
            <text:p>35744</text:p>
          </table:table-cell>
          <table:table-cell table:formula="of:=IF([.B1559]=0;[.B15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formula="of:=IF(ISBLANK([.A1560]);0;[.B1559]+[.A1560])" office:value-type="float" office:value="44179" calcext:value-type="float">
            <text:p>44179</text:p>
          </table:table-cell>
          <table:table-cell table:formula="of:=IF([.B1560]=0;[.B15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formula="of:=IF(ISBLANK([.A1561]);0;[.B1560]+[.A1561])" office:value-type="float" office:value="48638" calcext:value-type="float">
            <text:p>48638</text:p>
          </table:table-cell>
          <table:table-cell table:formula="of:=IF([.B1561]=0;[.B15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562]);0;[.B1561]+[.A1562])" office:value-type="float" office:value="0" calcext:value-type="float">
            <text:p>0</text:p>
          </table:table-cell>
          <table:table-cell table:formula="of:=IF([.B1562]=0;[.B1561];0)" office:value-type="float" office:value="48638" calcext:value-type="float">
            <text:p>48638</text:p>
          </table:table-cell>
          <table:table-cell table:number-columns-repeated="1021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IF(ISBLANK([.A1563]);0;[.B1562]+[.A1563])" office:value-type="float" office:value="1551" calcext:value-type="float">
            <text:p>1551</text:p>
          </table:table-cell>
          <table:table-cell table:formula="of:=IF([.B1563]=0;[.B15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formula="of:=IF(ISBLANK([.A1564]);0;[.B1563]+[.A1564])" office:value-type="float" office:value="5086" calcext:value-type="float">
            <text:p>5086</text:p>
          </table:table-cell>
          <table:table-cell table:formula="of:=IF([.B1564]=0;[.B15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formula="of:=IF(ISBLANK([.A1565]);0;[.B1564]+[.A1565])" office:value-type="float" office:value="10645" calcext:value-type="float">
            <text:p>10645</text:p>
          </table:table-cell>
          <table:table-cell table:formula="of:=IF([.B1565]=0;[.B15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formula="of:=IF(ISBLANK([.A1566]);0;[.B1565]+[.A1566])" office:value-type="float" office:value="14626" calcext:value-type="float">
            <text:p>14626</text:p>
          </table:table-cell>
          <table:table-cell table:formula="of:=IF([.B1566]=0;[.B15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IF(ISBLANK([.A1567]);0;[.B1566]+[.A1567])" office:value-type="float" office:value="17075" calcext:value-type="float">
            <text:p>17075</text:p>
          </table:table-cell>
          <table:table-cell table:formula="of:=IF([.B1567]=0;[.B15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formula="of:=IF(ISBLANK([.A1568]);0;[.B1567]+[.A1568])" office:value-type="float" office:value="22966" calcext:value-type="float">
            <text:p>22966</text:p>
          </table:table-cell>
          <table:table-cell table:formula="of:=IF([.B1568]=0;[.B15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IF(ISBLANK([.A1569]);0;[.B1568]+[.A1569])" office:value-type="float" office:value="24828" calcext:value-type="float">
            <text:p>24828</text:p>
          </table:table-cell>
          <table:table-cell table:formula="of:=IF([.B1569]=0;[.B15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formula="of:=IF(ISBLANK([.A1570]);0;[.B1569]+[.A1570])" office:value-type="float" office:value="29517" calcext:value-type="float">
            <text:p>29517</text:p>
          </table:table-cell>
          <table:table-cell table:formula="of:=IF([.B1570]=0;[.B15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formula="of:=IF(ISBLANK([.A1571]);0;[.B1570]+[.A1571])" office:value-type="float" office:value="35955" calcext:value-type="float">
            <text:p>35955</text:p>
          </table:table-cell>
          <table:table-cell table:formula="of:=IF([.B1571]=0;[.B15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IF(ISBLANK([.A1572]);0;[.B1571]+[.A1572])" office:value-type="float" office:value="38953" calcext:value-type="float">
            <text:p>38953</text:p>
          </table:table-cell>
          <table:table-cell table:formula="of:=IF([.B1572]=0;[.B15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formula="of:=IF(ISBLANK([.A1573]);0;[.B1572]+[.A1573])" office:value-type="float" office:value="44753" calcext:value-type="float">
            <text:p>44753</text:p>
          </table:table-cell>
          <table:table-cell table:formula="of:=IF([.B1573]=0;[.B15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IF(ISBLANK([.A1574]);0;[.B1573]+[.A1574])" office:value-type="float" office:value="47833" calcext:value-type="float">
            <text:p>47833</text:p>
          </table:table-cell>
          <table:table-cell table:formula="of:=IF([.B1574]=0;[.B15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formula="of:=IF(ISBLANK([.A1575]);0;[.B1574]+[.A1575])" office:value-type="float" office:value="51764" calcext:value-type="float">
            <text:p>51764</text:p>
          </table:table-cell>
          <table:table-cell table:formula="of:=IF([.B1575]=0;[.B15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formula="of:=IF(ISBLANK([.A1576]);0;[.B1575]+[.A1576])" office:value-type="float" office:value="56848" calcext:value-type="float">
            <text:p>56848</text:p>
          </table:table-cell>
          <table:table-cell table:formula="of:=IF([.B1576]=0;[.B15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577]);0;[.B1576]+[.A1577])" office:value-type="float" office:value="0" calcext:value-type="float">
            <text:p>0</text:p>
          </table:table-cell>
          <table:table-cell table:formula="of:=IF([.B1577]=0;[.B1576];0)" office:value-type="float" office:value="56848" calcext:value-type="float">
            <text:p>56848</text:p>
          </table:table-cell>
          <table:table-cell table:number-columns-repeated="1021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formula="of:=IF(ISBLANK([.A1578]);0;[.B1577]+[.A1578])" office:value-type="float" office:value="2977" calcext:value-type="float">
            <text:p>2977</text:p>
          </table:table-cell>
          <table:table-cell table:formula="of:=IF([.B1578]=0;[.B15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formula="of:=IF(ISBLANK([.A1579]);0;[.B1578]+[.A1579])" office:value-type="float" office:value="7963" calcext:value-type="float">
            <text:p>7963</text:p>
          </table:table-cell>
          <table:table-cell table:formula="of:=IF([.B1579]=0;[.B15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IF(ISBLANK([.A1580]);0;[.B1579]+[.A1580])" office:value-type="float" office:value="9204" calcext:value-type="float">
            <text:p>9204</text:p>
          </table:table-cell>
          <table:table-cell table:formula="of:=IF([.B1580]=0;[.B15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IF(ISBLANK([.A1581]);0;[.B1580]+[.A1581])" office:value-type="float" office:value="12135" calcext:value-type="float">
            <text:p>12135</text:p>
          </table:table-cell>
          <table:table-cell table:formula="of:=IF([.B1581]=0;[.B15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formula="of:=IF(ISBLANK([.A1582]);0;[.B1581]+[.A1582])" office:value-type="float" office:value="17930" calcext:value-type="float">
            <text:p>17930</text:p>
          </table:table-cell>
          <table:table-cell table:formula="of:=IF([.B1582]=0;[.B15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formula="of:=IF(ISBLANK([.A1583]);0;[.B1582]+[.A1583])" office:value-type="float" office:value="20713" calcext:value-type="float">
            <text:p>20713</text:p>
          </table:table-cell>
          <table:table-cell table:formula="of:=IF([.B1583]=0;[.B15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formula="of:=IF(ISBLANK([.A1584]);0;[.B1583]+[.A1584])" office:value-type="float" office:value="23356" calcext:value-type="float">
            <text:p>23356</text:p>
          </table:table-cell>
          <table:table-cell table:formula="of:=IF([.B1584]=0;[.B15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IF(ISBLANK([.A1585]);0;[.B1584]+[.A1585])" office:value-type="float" office:value="25273" calcext:value-type="float">
            <text:p>25273</text:p>
          </table:table-cell>
          <table:table-cell table:formula="of:=IF([.B1585]=0;[.B15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IF(ISBLANK([.A1586]);0;[.B1585]+[.A1586])" office:value-type="float" office:value="26519" calcext:value-type="float">
            <text:p>26519</text:p>
          </table:table-cell>
          <table:table-cell table:formula="of:=IF([.B1586]=0;[.B15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formula="of:=IF(ISBLANK([.A1587]);0;[.B1586]+[.A1587])" office:value-type="float" office:value="30183" calcext:value-type="float">
            <text:p>30183</text:p>
          </table:table-cell>
          <table:table-cell table:formula="of:=IF([.B1587]=0;[.B15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IF(ISBLANK([.A1588]);0;[.B1587]+[.A1588])" office:value-type="float" office:value="32157" calcext:value-type="float">
            <text:p>32157</text:p>
          </table:table-cell>
          <table:table-cell table:formula="of:=IF([.B1588]=0;[.B15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IF(ISBLANK([.A1589]);0;[.B1588]+[.A1589])" office:value-type="float" office:value="33776" calcext:value-type="float">
            <text:p>33776</text:p>
          </table:table-cell>
          <table:table-cell table:formula="of:=IF([.B1589]=0;[.B15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formula="of:=IF(ISBLANK([.A1590]);0;[.B1589]+[.A1590])" office:value-type="float" office:value="39491" calcext:value-type="float">
            <text:p>39491</text:p>
          </table:table-cell>
          <table:table-cell table:formula="of:=IF([.B1590]=0;[.B15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formula="of:=IF(ISBLANK([.A1591]);0;[.B1590]+[.A1591])" office:value-type="float" office:value="45101" calcext:value-type="float">
            <text:p>45101</text:p>
          </table:table-cell>
          <table:table-cell table:formula="of:=IF([.B1591]=0;[.B15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formula="of:=IF(ISBLANK([.A1592]);0;[.B1591]+[.A1592])" office:value-type="float" office:value="48715" calcext:value-type="float">
            <text:p>48715</text:p>
          </table:table-cell>
          <table:table-cell table:formula="of:=IF([.B1592]=0;[.B15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593]);0;[.B1592]+[.A1593])" office:value-type="float" office:value="0" calcext:value-type="float">
            <text:p>0</text:p>
          </table:table-cell>
          <table:table-cell table:formula="of:=IF([.B1593]=0;[.B1592];0)" office:value-type="float" office:value="48715" calcext:value-type="float">
            <text:p>48715</text:p>
          </table:table-cell>
          <table:table-cell table:number-columns-repeated="1021"/>
        </table:table-row>
        <table:table-row table:style-name="ro1">
          <table:table-cell office:value-type="float" office:value="29617" calcext:value-type="float">
            <text:p>29617</text:p>
          </table:table-cell>
          <table:table-cell table:formula="of:=IF(ISBLANK([.A1594]);0;[.B1593]+[.A1594])" office:value-type="float" office:value="29617" calcext:value-type="float">
            <text:p>29617</text:p>
          </table:table-cell>
          <table:table-cell table:formula="of:=IF([.B1594]=0;[.B15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230" calcext:value-type="float">
            <text:p>32230</text:p>
          </table:table-cell>
          <table:table-cell table:formula="of:=IF(ISBLANK([.A1595]);0;[.B1594]+[.A1595])" office:value-type="float" office:value="61847" calcext:value-type="float">
            <text:p>61847</text:p>
          </table:table-cell>
          <table:table-cell table:formula="of:=IF([.B1595]=0;[.B15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596]);0;[.B1595]+[.A1596])" office:value-type="float" office:value="0" calcext:value-type="float">
            <text:p>0</text:p>
          </table:table-cell>
          <table:table-cell table:formula="of:=IF([.B1596]=0;[.B1595];0)" office:value-type="float" office:value="61847" calcext:value-type="float">
            <text:p>61847</text:p>
          </table:table-cell>
          <table:table-cell table:number-columns-repeated="1021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formula="of:=IF(ISBLANK([.A1597]);0;[.B1596]+[.A1597])" office:value-type="float" office:value="6879" calcext:value-type="float">
            <text:p>6879</text:p>
          </table:table-cell>
          <table:table-cell table:formula="of:=IF([.B1597]=0;[.B15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68" calcext:value-type="float">
            <text:p>11068</text:p>
          </table:table-cell>
          <table:table-cell table:formula="of:=IF(ISBLANK([.A1598]);0;[.B1597]+[.A1598])" office:value-type="float" office:value="17947" calcext:value-type="float">
            <text:p>17947</text:p>
          </table:table-cell>
          <table:table-cell table:formula="of:=IF([.B1598]=0;[.B15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formula="of:=IF(ISBLANK([.A1599]);0;[.B1598]+[.A1599])" office:value-type="float" office:value="24390" calcext:value-type="float">
            <text:p>24390</text:p>
          </table:table-cell>
          <table:table-cell table:formula="of:=IF([.B1599]=0;[.B15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formula="of:=IF(ISBLANK([.A1600]);0;[.B1599]+[.A1600])" office:value-type="float" office:value="31894" calcext:value-type="float">
            <text:p>31894</text:p>
          </table:table-cell>
          <table:table-cell table:formula="of:=IF([.B1600]=0;[.B15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formula="of:=IF(ISBLANK([.A1601]);0;[.B1600]+[.A1601])" office:value-type="float" office:value="40001" calcext:value-type="float">
            <text:p>40001</text:p>
          </table:table-cell>
          <table:table-cell table:formula="of:=IF([.B1601]=0;[.B16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469" calcext:value-type="float">
            <text:p>13469</text:p>
          </table:table-cell>
          <table:table-cell table:formula="of:=IF(ISBLANK([.A1602]);0;[.B1601]+[.A1602])" office:value-type="float" office:value="53470" calcext:value-type="float">
            <text:p>53470</text:p>
          </table:table-cell>
          <table:table-cell table:formula="of:=IF([.B1602]=0;[.B16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03]);0;[.B1602]+[.A1603])" office:value-type="float" office:value="0" calcext:value-type="float">
            <text:p>0</text:p>
          </table:table-cell>
          <table:table-cell table:formula="of:=IF([.B1603]=0;[.B1602];0)" office:value-type="float" office:value="53470" calcext:value-type="float">
            <text:p>53470</text:p>
          </table:table-cell>
          <table:table-cell table:number-columns-repeated="1021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formula="of:=IF(ISBLANK([.A1604]);0;[.B1603]+[.A1604])" office:value-type="float" office:value="10186" calcext:value-type="float">
            <text:p>10186</text:p>
          </table:table-cell>
          <table:table-cell table:formula="of:=IF([.B1604]=0;[.B16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380" calcext:value-type="float">
            <text:p>22380</text:p>
          </table:table-cell>
          <table:table-cell table:formula="of:=IF(ISBLANK([.A1605]);0;[.B1604]+[.A1605])" office:value-type="float" office:value="32566" calcext:value-type="float">
            <text:p>32566</text:p>
          </table:table-cell>
          <table:table-cell table:formula="of:=IF([.B1605]=0;[.B16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06]);0;[.B1605]+[.A1606])" office:value-type="float" office:value="0" calcext:value-type="float">
            <text:p>0</text:p>
          </table:table-cell>
          <table:table-cell table:formula="of:=IF([.B1606]=0;[.B1605];0)" office:value-type="float" office:value="32566" calcext:value-type="float">
            <text:p>32566</text:p>
          </table:table-cell>
          <table:table-cell table:number-columns-repeated="1021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formula="of:=IF(ISBLANK([.A1607]);0;[.B1606]+[.A1607])" office:value-type="float" office:value="4308" calcext:value-type="float">
            <text:p>4308</text:p>
          </table:table-cell>
          <table:table-cell table:formula="of:=IF([.B1607]=0;[.B16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formula="of:=IF(ISBLANK([.A1608]);0;[.B1607]+[.A1608])" office:value-type="float" office:value="9945" calcext:value-type="float">
            <text:p>9945</text:p>
          </table:table-cell>
          <table:table-cell table:formula="of:=IF([.B1608]=0;[.B16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formula="of:=IF(ISBLANK([.A1609]);0;[.B1608]+[.A1609])" office:value-type="float" office:value="14128" calcext:value-type="float">
            <text:p>14128</text:p>
          </table:table-cell>
          <table:table-cell table:formula="of:=IF([.B1609]=0;[.B16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formula="of:=IF(ISBLANK([.A1610]);0;[.B1609]+[.A1610])" office:value-type="float" office:value="19513" calcext:value-type="float">
            <text:p>19513</text:p>
          </table:table-cell>
          <table:table-cell table:formula="of:=IF([.B1610]=0;[.B16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formula="of:=IF(ISBLANK([.A1611]);0;[.B1610]+[.A1611])" office:value-type="float" office:value="24370" calcext:value-type="float">
            <text:p>24370</text:p>
          </table:table-cell>
          <table:table-cell table:formula="of:=IF([.B1611]=0;[.B16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IF(ISBLANK([.A1612]);0;[.B1611]+[.A1612])" office:value-type="float" office:value="26900" calcext:value-type="float">
            <text:p>26900</text:p>
          </table:table-cell>
          <table:table-cell table:formula="of:=IF([.B1612]=0;[.B16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formula="of:=IF(ISBLANK([.A1613]);0;[.B1612]+[.A1613])" office:value-type="float" office:value="32644" calcext:value-type="float">
            <text:p>32644</text:p>
          </table:table-cell>
          <table:table-cell table:formula="of:=IF([.B1613]=0;[.B16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formula="of:=IF(ISBLANK([.A1614]);0;[.B1613]+[.A1614])" office:value-type="float" office:value="38342" calcext:value-type="float">
            <text:p>38342</text:p>
          </table:table-cell>
          <table:table-cell table:formula="of:=IF([.B1614]=0;[.B16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formula="of:=IF(ISBLANK([.A1615]);0;[.B1614]+[.A1615])" office:value-type="float" office:value="44316" calcext:value-type="float">
            <text:p>44316</text:p>
          </table:table-cell>
          <table:table-cell table:formula="of:=IF([.B1615]=0;[.B16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IF(ISBLANK([.A1616]);0;[.B1615]+[.A1616])" office:value-type="float" office:value="45647" calcext:value-type="float">
            <text:p>45647</text:p>
          </table:table-cell>
          <table:table-cell table:formula="of:=IF([.B1616]=0;[.B16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IF(ISBLANK([.A1617]);0;[.B1616]+[.A1617])" office:value-type="float" office:value="47192" calcext:value-type="float">
            <text:p>47192</text:p>
          </table:table-cell>
          <table:table-cell table:formula="of:=IF([.B1617]=0;[.B16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IF(ISBLANK([.A1618]);0;[.B1617]+[.A1618])" office:value-type="float" office:value="49009" calcext:value-type="float">
            <text:p>49009</text:p>
          </table:table-cell>
          <table:table-cell table:formula="of:=IF([.B1618]=0;[.B16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formula="of:=IF(ISBLANK([.A1619]);0;[.B1618]+[.A1619])" office:value-type="float" office:value="53736" calcext:value-type="float">
            <text:p>53736</text:p>
          </table:table-cell>
          <table:table-cell table:formula="of:=IF([.B1619]=0;[.B16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20]);0;[.B1619]+[.A1620])" office:value-type="float" office:value="0" calcext:value-type="float">
            <text:p>0</text:p>
          </table:table-cell>
          <table:table-cell table:formula="of:=IF([.B1620]=0;[.B1619];0)" office:value-type="float" office:value="53736" calcext:value-type="float">
            <text:p>53736</text:p>
          </table:table-cell>
          <table:table-cell table:number-columns-repeated="1021"/>
        </table:table-row>
        <table:table-row table:style-name="ro1">
          <table:table-cell office:value-type="float" office:value="15946" calcext:value-type="float">
            <text:p>15946</text:p>
          </table:table-cell>
          <table:table-cell table:formula="of:=IF(ISBLANK([.A1621]);0;[.B1620]+[.A1621])" office:value-type="float" office:value="15946" calcext:value-type="float">
            <text:p>15946</text:p>
          </table:table-cell>
          <table:table-cell table:formula="of:=IF([.B1621]=0;[.B16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142" calcext:value-type="float">
            <text:p>21142</text:p>
          </table:table-cell>
          <table:table-cell table:formula="of:=IF(ISBLANK([.A1622]);0;[.B1621]+[.A1622])" office:value-type="float" office:value="37088" calcext:value-type="float">
            <text:p>37088</text:p>
          </table:table-cell>
          <table:table-cell table:formula="of:=IF([.B1622]=0;[.B16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286" calcext:value-type="float">
            <text:p>16286</text:p>
          </table:table-cell>
          <table:table-cell table:formula="of:=IF(ISBLANK([.A1623]);0;[.B1622]+[.A1623])" office:value-type="float" office:value="53374" calcext:value-type="float">
            <text:p>53374</text:p>
          </table:table-cell>
          <table:table-cell table:formula="of:=IF([.B1623]=0;[.B16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24]);0;[.B1623]+[.A1624])" office:value-type="float" office:value="0" calcext:value-type="float">
            <text:p>0</text:p>
          </table:table-cell>
          <table:table-cell table:formula="of:=IF([.B1624]=0;[.B1623];0)" office:value-type="float" office:value="53374" calcext:value-type="float">
            <text:p>53374</text:p>
          </table:table-cell>
          <table:table-cell table:number-columns-repeated="1021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IF(ISBLANK([.A1625]);0;[.B1624]+[.A1625])" office:value-type="float" office:value="1355" calcext:value-type="float">
            <text:p>1355</text:p>
          </table:table-cell>
          <table:table-cell table:formula="of:=IF([.B1625]=0;[.B16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formula="of:=IF(ISBLANK([.A1626]);0;[.B1625]+[.A1626])" office:value-type="float" office:value="5944" calcext:value-type="float">
            <text:p>5944</text:p>
          </table:table-cell>
          <table:table-cell table:formula="of:=IF([.B1626]=0;[.B16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IF(ISBLANK([.A1627]);0;[.B1626]+[.A1627])" office:value-type="float" office:value="8385" calcext:value-type="float">
            <text:p>8385</text:p>
          </table:table-cell>
          <table:table-cell table:formula="of:=IF([.B1627]=0;[.B16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IF(ISBLANK([.A1628]);0;[.B1627]+[.A1628])" office:value-type="float" office:value="13067" calcext:value-type="float">
            <text:p>13067</text:p>
          </table:table-cell>
          <table:table-cell table:formula="of:=IF([.B1628]=0;[.B16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formula="of:=IF(ISBLANK([.A1629]);0;[.B1628]+[.A1629])" office:value-type="float" office:value="17316" calcext:value-type="float">
            <text:p>17316</text:p>
          </table:table-cell>
          <table:table-cell table:formula="of:=IF([.B1629]=0;[.B16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formula="of:=IF(ISBLANK([.A1630]);0;[.B1629]+[.A1630])" office:value-type="float" office:value="24957" calcext:value-type="float">
            <text:p>24957</text:p>
          </table:table-cell>
          <table:table-cell table:formula="of:=IF([.B1630]=0;[.B16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formula="of:=IF(ISBLANK([.A1631]);0;[.B1630]+[.A1631])" office:value-type="float" office:value="31658" calcext:value-type="float">
            <text:p>31658</text:p>
          </table:table-cell>
          <table:table-cell table:formula="of:=IF([.B1631]=0;[.B16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formula="of:=IF(ISBLANK([.A1632]);0;[.B1631]+[.A1632])" office:value-type="float" office:value="39605" calcext:value-type="float">
            <text:p>39605</text:p>
          </table:table-cell>
          <table:table-cell table:formula="of:=IF([.B1632]=0;[.B16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formula="of:=IF(ISBLANK([.A1633]);0;[.B1632]+[.A1633])" office:value-type="float" office:value="46451" calcext:value-type="float">
            <text:p>46451</text:p>
          </table:table-cell>
          <table:table-cell table:formula="of:=IF([.B1633]=0;[.B16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IF(ISBLANK([.A1634]);0;[.B1633]+[.A1634])" office:value-type="float" office:value="49488" calcext:value-type="float">
            <text:p>49488</text:p>
          </table:table-cell>
          <table:table-cell table:formula="of:=IF([.B1634]=0;[.B16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formula="of:=IF(ISBLANK([.A1635]);0;[.B1634]+[.A1635])" office:value-type="float" office:value="52769" calcext:value-type="float">
            <text:p>52769</text:p>
          </table:table-cell>
          <table:table-cell table:formula="of:=IF([.B1635]=0;[.B16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36]);0;[.B1635]+[.A1636])" office:value-type="float" office:value="0" calcext:value-type="float">
            <text:p>0</text:p>
          </table:table-cell>
          <table:table-cell table:formula="of:=IF([.B1636]=0;[.B1635];0)" office:value-type="float" office:value="52769" calcext:value-type="float">
            <text:p>52769</text:p>
          </table:table-cell>
          <table:table-cell table:number-columns-repeated="1021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formula="of:=IF(ISBLANK([.A1637]);0;[.B1636]+[.A1637])" office:value-type="float" office:value="2827" calcext:value-type="float">
            <text:p>2827</text:p>
          </table:table-cell>
          <table:table-cell table:formula="of:=IF([.B1637]=0;[.B16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formula="of:=IF(ISBLANK([.A1638]);0;[.B1637]+[.A1638])" office:value-type="float" office:value="7216" calcext:value-type="float">
            <text:p>7216</text:p>
          </table:table-cell>
          <table:table-cell table:formula="of:=IF([.B1638]=0;[.B16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815" calcext:value-type="float">
            <text:p>15815</text:p>
          </table:table-cell>
          <table:table-cell table:formula="of:=IF(ISBLANK([.A1639]);0;[.B1638]+[.A1639])" office:value-type="float" office:value="23031" calcext:value-type="float">
            <text:p>23031</text:p>
          </table:table-cell>
          <table:table-cell table:formula="of:=IF([.B1639]=0;[.B16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784" calcext:value-type="float">
            <text:p>17784</text:p>
          </table:table-cell>
          <table:table-cell table:formula="of:=IF(ISBLANK([.A1640]);0;[.B1639]+[.A1640])" office:value-type="float" office:value="40815" calcext:value-type="float">
            <text:p>40815</text:p>
          </table:table-cell>
          <table:table-cell table:formula="of:=IF([.B1640]=0;[.B16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41]);0;[.B1640]+[.A1641])" office:value-type="float" office:value="0" calcext:value-type="float">
            <text:p>0</text:p>
          </table:table-cell>
          <table:table-cell table:formula="of:=IF([.B1641]=0;[.B1640];0)" office:value-type="float" office:value="40815" calcext:value-type="float">
            <text:p>40815</text:p>
          </table:table-cell>
          <table:table-cell table:number-columns-repeated="1021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formula="of:=IF(ISBLANK([.A1642]);0;[.B1641]+[.A1642])" office:value-type="float" office:value="5460" calcext:value-type="float">
            <text:p>5460</text:p>
          </table:table-cell>
          <table:table-cell table:formula="of:=IF([.B1642]=0;[.B16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IF(ISBLANK([.A1643]);0;[.B1642]+[.A1643])" office:value-type="float" office:value="10460" calcext:value-type="float">
            <text:p>10460</text:p>
          </table:table-cell>
          <table:table-cell table:formula="of:=IF([.B1643]=0;[.B16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466" calcext:value-type="float">
            <text:p>18466</text:p>
          </table:table-cell>
          <table:table-cell table:formula="of:=IF(ISBLANK([.A1644]);0;[.B1643]+[.A1644])" office:value-type="float" office:value="28926" calcext:value-type="float">
            <text:p>28926</text:p>
          </table:table-cell>
          <table:table-cell table:formula="of:=IF([.B1644]=0;[.B16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45]);0;[.B1644]+[.A1645])" office:value-type="float" office:value="0" calcext:value-type="float">
            <text:p>0</text:p>
          </table:table-cell>
          <table:table-cell table:formula="of:=IF([.B1645]=0;[.B1644];0)" office:value-type="float" office:value="28926" calcext:value-type="float">
            <text:p>28926</text:p>
          </table:table-cell>
          <table:table-cell table:number-columns-repeated="1021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IF(ISBLANK([.A1646]);0;[.B1645]+[.A1646])" office:value-type="float" office:value="2896" calcext:value-type="float">
            <text:p>2896</text:p>
          </table:table-cell>
          <table:table-cell table:formula="of:=IF([.B1646]=0;[.B16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formula="of:=IF(ISBLANK([.A1647]);0;[.B1646]+[.A1647])" office:value-type="float" office:value="10816" calcext:value-type="float">
            <text:p>10816</text:p>
          </table:table-cell>
          <table:table-cell table:formula="of:=IF([.B1647]=0;[.B16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IF(ISBLANK([.A1648]);0;[.B1647]+[.A1648])" office:value-type="float" office:value="12110" calcext:value-type="float">
            <text:p>12110</text:p>
          </table:table-cell>
          <table:table-cell table:formula="of:=IF([.B1648]=0;[.B16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IF(ISBLANK([.A1649]);0;[.B1648]+[.A1649])" office:value-type="float" office:value="15859" calcext:value-type="float">
            <text:p>15859</text:p>
          </table:table-cell>
          <table:table-cell table:formula="of:=IF([.B1649]=0;[.B16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formula="of:=IF(ISBLANK([.A1650]);0;[.B1649]+[.A1650])" office:value-type="float" office:value="19143" calcext:value-type="float">
            <text:p>19143</text:p>
          </table:table-cell>
          <table:table-cell table:formula="of:=IF([.B1650]=0;[.B16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674" calcext:value-type="float">
            <text:p>11674</text:p>
          </table:table-cell>
          <table:table-cell table:formula="of:=IF(ISBLANK([.A1651]);0;[.B1650]+[.A1651])" office:value-type="float" office:value="30817" calcext:value-type="float">
            <text:p>30817</text:p>
          </table:table-cell>
          <table:table-cell table:formula="of:=IF([.B1651]=0;[.B16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formula="of:=IF(ISBLANK([.A1652]);0;[.B1651]+[.A1652])" office:value-type="float" office:value="41363" calcext:value-type="float">
            <text:p>41363</text:p>
          </table:table-cell>
          <table:table-cell table:formula="of:=IF([.B1652]=0;[.B16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53]);0;[.B1652]+[.A1653])" office:value-type="float" office:value="0" calcext:value-type="float">
            <text:p>0</text:p>
          </table:table-cell>
          <table:table-cell table:formula="of:=IF([.B1653]=0;[.B1652];0)" office:value-type="float" office:value="41363" calcext:value-type="float">
            <text:p>41363</text:p>
          </table:table-cell>
          <table:table-cell table:number-columns-repeated="1021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formula="of:=IF(ISBLANK([.A1654]);0;[.B1653]+[.A1654])" office:value-type="float" office:value="9645" calcext:value-type="float">
            <text:p>9645</text:p>
          </table:table-cell>
          <table:table-cell table:formula="of:=IF([.B1654]=0;[.B16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formula="of:=IF(ISBLANK([.A1655]);0;[.B1654]+[.A1655])" office:value-type="float" office:value="13261" calcext:value-type="float">
            <text:p>13261</text:p>
          </table:table-cell>
          <table:table-cell table:formula="of:=IF([.B1655]=0;[.B16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formula="of:=IF(ISBLANK([.A1656]);0;[.B1655]+[.A1656])" office:value-type="float" office:value="18687" calcext:value-type="float">
            <text:p>18687</text:p>
          </table:table-cell>
          <table:table-cell table:formula="of:=IF([.B1656]=0;[.B16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IF(ISBLANK([.A1657]);0;[.B1656]+[.A1657])" office:value-type="float" office:value="23720" calcext:value-type="float">
            <text:p>23720</text:p>
          </table:table-cell>
          <table:table-cell table:formula="of:=IF([.B1657]=0;[.B16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formula="of:=IF(ISBLANK([.A1658]);0;[.B1657]+[.A1658])" office:value-type="float" office:value="29987" calcext:value-type="float">
            <text:p>29987</text:p>
          </table:table-cell>
          <table:table-cell table:formula="of:=IF([.B1658]=0;[.B16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formula="of:=IF(ISBLANK([.A1659]);0;[.B1658]+[.A1659])" office:value-type="float" office:value="35136" calcext:value-type="float">
            <text:p>35136</text:p>
          </table:table-cell>
          <table:table-cell table:formula="of:=IF([.B1659]=0;[.B16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IF(ISBLANK([.A1660]);0;[.B1659]+[.A1660])" office:value-type="float" office:value="37453" calcext:value-type="float">
            <text:p>37453</text:p>
          </table:table-cell>
          <table:table-cell table:formula="of:=IF([.B1660]=0;[.B16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formula="of:=IF(ISBLANK([.A1661]);0;[.B1660]+[.A1661])" office:value-type="float" office:value="44705" calcext:value-type="float">
            <text:p>44705</text:p>
          </table:table-cell>
          <table:table-cell table:formula="of:=IF([.B1661]=0;[.B16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62]);0;[.B1661]+[.A1662])" office:value-type="float" office:value="0" calcext:value-type="float">
            <text:p>0</text:p>
          </table:table-cell>
          <table:table-cell table:formula="of:=IF([.B1662]=0;[.B1661];0)" office:value-type="float" office:value="44705" calcext:value-type="float">
            <text:p>44705</text:p>
          </table:table-cell>
          <table:table-cell table:number-columns-repeated="1021"/>
        </table:table-row>
        <table:table-row table:style-name="ro1">
          <table:table-cell office:value-type="float" office:value="11261" calcext:value-type="float">
            <text:p>11261</text:p>
          </table:table-cell>
          <table:table-cell table:formula="of:=IF(ISBLANK([.A1663]);0;[.B1662]+[.A1663])" office:value-type="float" office:value="11261" calcext:value-type="float">
            <text:p>11261</text:p>
          </table:table-cell>
          <table:table-cell table:formula="of:=IF([.B1663]=0;[.B16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formula="of:=IF(ISBLANK([.A1664]);0;[.B1663]+[.A1664])" office:value-type="float" office:value="18860" calcext:value-type="float">
            <text:p>18860</text:p>
          </table:table-cell>
          <table:table-cell table:formula="of:=IF([.B1664]=0;[.B16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formula="of:=IF(ISBLANK([.A1665]);0;[.B1664]+[.A1665])" office:value-type="float" office:value="25930" calcext:value-type="float">
            <text:p>25930</text:p>
          </table:table-cell>
          <table:table-cell table:formula="of:=IF([.B1665]=0;[.B16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079" calcext:value-type="float">
            <text:p>11079</text:p>
          </table:table-cell>
          <table:table-cell table:formula="of:=IF(ISBLANK([.A1666]);0;[.B1665]+[.A1666])" office:value-type="float" office:value="37009" calcext:value-type="float">
            <text:p>37009</text:p>
          </table:table-cell>
          <table:table-cell table:formula="of:=IF([.B1666]=0;[.B16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583" calcext:value-type="float">
            <text:p>12583</text:p>
          </table:table-cell>
          <table:table-cell table:formula="of:=IF(ISBLANK([.A1667]);0;[.B1666]+[.A1667])" office:value-type="float" office:value="49592" calcext:value-type="float">
            <text:p>49592</text:p>
          </table:table-cell>
          <table:table-cell table:formula="of:=IF([.B1667]=0;[.B16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formula="of:=IF(ISBLANK([.A1668]);0;[.B1667]+[.A1668])" office:value-type="float" office:value="59224" calcext:value-type="float">
            <text:p>59224</text:p>
          </table:table-cell>
          <table:table-cell table:formula="of:=IF([.B1668]=0;[.B16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69]);0;[.B1668]+[.A1669])" office:value-type="float" office:value="0" calcext:value-type="float">
            <text:p>0</text:p>
          </table:table-cell>
          <table:table-cell table:formula="of:=IF([.B1669]=0;[.B1668];0)" office:value-type="float" office:value="59224" calcext:value-type="float">
            <text:p>59224</text:p>
          </table:table-cell>
          <table:table-cell table:number-columns-repeated="1021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formula="of:=IF(ISBLANK([.A1670]);0;[.B1669]+[.A1670])" office:value-type="float" office:value="5003" calcext:value-type="float">
            <text:p>5003</text:p>
          </table:table-cell>
          <table:table-cell table:formula="of:=IF([.B1670]=0;[.B16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IF(ISBLANK([.A1671]);0;[.B1670]+[.A1671])" office:value-type="float" office:value="8678" calcext:value-type="float">
            <text:p>8678</text:p>
          </table:table-cell>
          <table:table-cell table:formula="of:=IF([.B1671]=0;[.B16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IF(ISBLANK([.A1672]);0;[.B1671]+[.A1672])" office:value-type="float" office:value="11316" calcext:value-type="float">
            <text:p>11316</text:p>
          </table:table-cell>
          <table:table-cell table:formula="of:=IF([.B1672]=0;[.B16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formula="of:=IF(ISBLANK([.A1673]);0;[.B1672]+[.A1673])" office:value-type="float" office:value="16104" calcext:value-type="float">
            <text:p>16104</text:p>
          </table:table-cell>
          <table:table-cell table:formula="of:=IF([.B1673]=0;[.B16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formula="of:=IF(ISBLANK([.A1674]);0;[.B1673]+[.A1674])" office:value-type="float" office:value="22462" calcext:value-type="float">
            <text:p>22462</text:p>
          </table:table-cell>
          <table:table-cell table:formula="of:=IF([.B1674]=0;[.B16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formula="of:=IF(ISBLANK([.A1675]);0;[.B1674]+[.A1675])" office:value-type="float" office:value="28306" calcext:value-type="float">
            <text:p>28306</text:p>
          </table:table-cell>
          <table:table-cell table:formula="of:=IF([.B1675]=0;[.B16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IF(ISBLANK([.A1676]);0;[.B1675]+[.A1676])" office:value-type="float" office:value="31656" calcext:value-type="float">
            <text:p>31656</text:p>
          </table:table-cell>
          <table:table-cell table:formula="of:=IF([.B1676]=0;[.B16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formula="of:=IF(ISBLANK([.A1677]);0;[.B1676]+[.A1677])" office:value-type="float" office:value="37292" calcext:value-type="float">
            <text:p>37292</text:p>
          </table:table-cell>
          <table:table-cell table:formula="of:=IF([.B1677]=0;[.B16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IF(ISBLANK([.A1678]);0;[.B1677]+[.A1678])" office:value-type="float" office:value="38682" calcext:value-type="float">
            <text:p>38682</text:p>
          </table:table-cell>
          <table:table-cell table:formula="of:=IF([.B1678]=0;[.B16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formula="of:=IF(ISBLANK([.A1679]);0;[.B1678]+[.A1679])" office:value-type="float" office:value="41595" calcext:value-type="float">
            <text:p>41595</text:p>
          </table:table-cell>
          <table:table-cell table:formula="of:=IF([.B1679]=0;[.B16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IF(ISBLANK([.A1680]);0;[.B1679]+[.A1680])" office:value-type="float" office:value="43827" calcext:value-type="float">
            <text:p>43827</text:p>
          </table:table-cell>
          <table:table-cell table:formula="of:=IF([.B1680]=0;[.B16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formula="of:=IF(ISBLANK([.A1681]);0;[.B1680]+[.A1681])" office:value-type="float" office:value="49475" calcext:value-type="float">
            <text:p>49475</text:p>
          </table:table-cell>
          <table:table-cell table:formula="of:=IF([.B1681]=0;[.B16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IF(ISBLANK([.A1682]);0;[.B1681]+[.A1682])" office:value-type="float" office:value="55414" calcext:value-type="float">
            <text:p>55414</text:p>
          </table:table-cell>
          <table:table-cell table:formula="of:=IF([.B1682]=0;[.B16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formula="of:=IF(ISBLANK([.A1683]);0;[.B1682]+[.A1683])" office:value-type="float" office:value="60369" calcext:value-type="float">
            <text:p>60369</text:p>
          </table:table-cell>
          <table:table-cell table:formula="of:=IF([.B1683]=0;[.B16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84]);0;[.B1683]+[.A1684])" office:value-type="float" office:value="0" calcext:value-type="float">
            <text:p>0</text:p>
          </table:table-cell>
          <table:table-cell table:formula="of:=IF([.B1684]=0;[.B1683];0)" office:value-type="float" office:value="60369" calcext:value-type="float">
            <text:p>60369</text:p>
          </table:table-cell>
          <table:table-cell table:number-columns-repeated="1021"/>
        </table:table-row>
        <table:table-row table:style-name="ro1">
          <table:table-cell office:value-type="float" office:value="12306" calcext:value-type="float">
            <text:p>12306</text:p>
          </table:table-cell>
          <table:table-cell table:formula="of:=IF(ISBLANK([.A1685]);0;[.B1684]+[.A1685])" office:value-type="float" office:value="12306" calcext:value-type="float">
            <text:p>12306</text:p>
          </table:table-cell>
          <table:table-cell table:formula="of:=IF([.B1685]=0;[.B16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639" calcext:value-type="float">
            <text:p>24639</text:p>
          </table:table-cell>
          <table:table-cell table:formula="of:=IF(ISBLANK([.A1686]);0;[.B1685]+[.A1686])" office:value-type="float" office:value="36945" calcext:value-type="float">
            <text:p>36945</text:p>
          </table:table-cell>
          <table:table-cell table:formula="of:=IF([.B1686]=0;[.B16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554" calcext:value-type="float">
            <text:p>21554</text:p>
          </table:table-cell>
          <table:table-cell table:formula="of:=IF(ISBLANK([.A1687]);0;[.B1686]+[.A1687])" office:value-type="float" office:value="58499" calcext:value-type="float">
            <text:p>58499</text:p>
          </table:table-cell>
          <table:table-cell table:formula="of:=IF([.B1687]=0;[.B16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688]);0;[.B1687]+[.A1688])" office:value-type="float" office:value="0" calcext:value-type="float">
            <text:p>0</text:p>
          </table:table-cell>
          <table:table-cell table:formula="of:=IF([.B1688]=0;[.B1687];0)" office:value-type="float" office:value="58499" calcext:value-type="float">
            <text:p>58499</text:p>
          </table:table-cell>
          <table:table-cell table:number-columns-repeated="1021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formula="of:=IF(ISBLANK([.A1689]);0;[.B1688]+[.A1689])" office:value-type="float" office:value="4949" calcext:value-type="float">
            <text:p>4949</text:p>
          </table:table-cell>
          <table:table-cell table:formula="of:=IF([.B1689]=0;[.B16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formula="of:=IF(ISBLANK([.A1690]);0;[.B1689]+[.A1690])" office:value-type="float" office:value="11975" calcext:value-type="float">
            <text:p>11975</text:p>
          </table:table-cell>
          <table:table-cell table:formula="of:=IF([.B1690]=0;[.B16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formula="of:=IF(ISBLANK([.A1691]);0;[.B1690]+[.A1691])" office:value-type="float" office:value="16465" calcext:value-type="float">
            <text:p>16465</text:p>
          </table:table-cell>
          <table:table-cell table:formula="of:=IF([.B1691]=0;[.B16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IF(ISBLANK([.A1692]);0;[.B1691]+[.A1692])" office:value-type="float" office:value="19336" calcext:value-type="float">
            <text:p>19336</text:p>
          </table:table-cell>
          <table:table-cell table:formula="of:=IF([.B1692]=0;[.B16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formula="of:=IF(ISBLANK([.A1693]);0;[.B1692]+[.A1693])" office:value-type="float" office:value="25043" calcext:value-type="float">
            <text:p>25043</text:p>
          </table:table-cell>
          <table:table-cell table:formula="of:=IF([.B1693]=0;[.B16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IF(ISBLANK([.A1694]);0;[.B1693]+[.A1694])" office:value-type="float" office:value="26776" calcext:value-type="float">
            <text:p>26776</text:p>
          </table:table-cell>
          <table:table-cell table:formula="of:=IF([.B1694]=0;[.B16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formula="of:=IF(ISBLANK([.A1695]);0;[.B1694]+[.A1695])" office:value-type="float" office:value="33039" calcext:value-type="float">
            <text:p>33039</text:p>
          </table:table-cell>
          <table:table-cell table:formula="of:=IF([.B1695]=0;[.B16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IF(ISBLANK([.A1696]);0;[.B1695]+[.A1696])" office:value-type="float" office:value="36578" calcext:value-type="float">
            <text:p>36578</text:p>
          </table:table-cell>
          <table:table-cell table:formula="of:=IF([.B1696]=0;[.B16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IF(ISBLANK([.A1697]);0;[.B1696]+[.A1697])" office:value-type="float" office:value="37595" calcext:value-type="float">
            <text:p>37595</text:p>
          </table:table-cell>
          <table:table-cell table:formula="of:=IF([.B1697]=0;[.B16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formula="of:=IF(ISBLANK([.A1698]);0;[.B1697]+[.A1698])" office:value-type="float" office:value="41526" calcext:value-type="float">
            <text:p>41526</text:p>
          </table:table-cell>
          <table:table-cell table:formula="of:=IF([.B1698]=0;[.B16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formula="of:=IF(ISBLANK([.A1699]);0;[.B1698]+[.A1699])" office:value-type="float" office:value="48193" calcext:value-type="float">
            <text:p>48193</text:p>
          </table:table-cell>
          <table:table-cell table:formula="of:=IF([.B1699]=0;[.B16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formula="of:=IF(ISBLANK([.A1700]);0;[.B1699]+[.A1700])" office:value-type="float" office:value="55413" calcext:value-type="float">
            <text:p>55413</text:p>
          </table:table-cell>
          <table:table-cell table:formula="of:=IF([.B1700]=0;[.B16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01]);0;[.B1700]+[.A1701])" office:value-type="float" office:value="0" calcext:value-type="float">
            <text:p>0</text:p>
          </table:table-cell>
          <table:table-cell table:formula="of:=IF([.B1701]=0;[.B1700];0)" office:value-type="float" office:value="55413" calcext:value-type="float">
            <text:p>55413</text:p>
          </table:table-cell>
          <table:table-cell table:number-columns-repeated="1021"/>
        </table:table-row>
        <table:table-row table:style-name="ro1">
          <table:table-cell office:value-type="float" office:value="50107" calcext:value-type="float">
            <text:p>50107</text:p>
          </table:table-cell>
          <table:table-cell table:formula="of:=IF(ISBLANK([.A1702]);0;[.B1701]+[.A1702])" office:value-type="float" office:value="50107" calcext:value-type="float">
            <text:p>50107</text:p>
          </table:table-cell>
          <table:table-cell table:formula="of:=IF([.B1702]=0;[.B17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03]);0;[.B1702]+[.A1703])" office:value-type="float" office:value="0" calcext:value-type="float">
            <text:p>0</text:p>
          </table:table-cell>
          <table:table-cell table:formula="of:=IF([.B1703]=0;[.B1702];0)" office:value-type="float" office:value="50107" calcext:value-type="float">
            <text:p>50107</text:p>
          </table:table-cell>
          <table:table-cell table:number-columns-repeated="1021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IF(ISBLANK([.A1704]);0;[.B1703]+[.A1704])" office:value-type="float" office:value="1353" calcext:value-type="float">
            <text:p>1353</text:p>
          </table:table-cell>
          <table:table-cell table:formula="of:=IF([.B1704]=0;[.B17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516" calcext:value-type="float">
            <text:p>18516</text:p>
          </table:table-cell>
          <table:table-cell table:formula="of:=IF(ISBLANK([.A1705]);0;[.B1704]+[.A1705])" office:value-type="float" office:value="19869" calcext:value-type="float">
            <text:p>19869</text:p>
          </table:table-cell>
          <table:table-cell table:formula="of:=IF([.B1705]=0;[.B17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760" calcext:value-type="float">
            <text:p>16760</text:p>
          </table:table-cell>
          <table:table-cell table:formula="of:=IF(ISBLANK([.A1706]);0;[.B1705]+[.A1706])" office:value-type="float" office:value="36629" calcext:value-type="float">
            <text:p>36629</text:p>
          </table:table-cell>
          <table:table-cell table:formula="of:=IF([.B1706]=0;[.B17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546" calcext:value-type="float">
            <text:p>17546</text:p>
          </table:table-cell>
          <table:table-cell table:formula="of:=IF(ISBLANK([.A1707]);0;[.B1706]+[.A1707])" office:value-type="float" office:value="54175" calcext:value-type="float">
            <text:p>54175</text:p>
          </table:table-cell>
          <table:table-cell table:formula="of:=IF([.B1707]=0;[.B17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08]);0;[.B1707]+[.A1708])" office:value-type="float" office:value="0" calcext:value-type="float">
            <text:p>0</text:p>
          </table:table-cell>
          <table:table-cell table:formula="of:=IF([.B1708]=0;[.B1707];0)" office:value-type="float" office:value="54175" calcext:value-type="float">
            <text:p>54175</text:p>
          </table:table-cell>
          <table:table-cell table:number-columns-repeated="1021"/>
        </table:table-row>
        <table:table-row table:style-name="ro1">
          <table:table-cell office:value-type="float" office:value="17547" calcext:value-type="float">
            <text:p>17547</text:p>
          </table:table-cell>
          <table:table-cell table:formula="of:=IF(ISBLANK([.A1709]);0;[.B1708]+[.A1709])" office:value-type="float" office:value="17547" calcext:value-type="float">
            <text:p>17547</text:p>
          </table:table-cell>
          <table:table-cell table:formula="of:=IF([.B1709]=0;[.B17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508" calcext:value-type="float">
            <text:p>18508</text:p>
          </table:table-cell>
          <table:table-cell table:formula="of:=IF(ISBLANK([.A1710]);0;[.B1709]+[.A1710])" office:value-type="float" office:value="36055" calcext:value-type="float">
            <text:p>36055</text:p>
          </table:table-cell>
          <table:table-cell table:formula="of:=IF([.B1710]=0;[.B17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691" calcext:value-type="float">
            <text:p>12691</text:p>
          </table:table-cell>
          <table:table-cell table:formula="of:=IF(ISBLANK([.A1711]);0;[.B1710]+[.A1711])" office:value-type="float" office:value="48746" calcext:value-type="float">
            <text:p>48746</text:p>
          </table:table-cell>
          <table:table-cell table:formula="of:=IF([.B1711]=0;[.B17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655" calcext:value-type="float">
            <text:p>16655</text:p>
          </table:table-cell>
          <table:table-cell table:formula="of:=IF(ISBLANK([.A1712]);0;[.B1711]+[.A1712])" office:value-type="float" office:value="65401" calcext:value-type="float">
            <text:p>65401</text:p>
          </table:table-cell>
          <table:table-cell table:formula="of:=IF([.B1712]=0;[.B17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13]);0;[.B1712]+[.A1713])" office:value-type="float" office:value="0" calcext:value-type="float">
            <text:p>0</text:p>
          </table:table-cell>
          <table:table-cell table:formula="of:=IF([.B1713]=0;[.B1712];0)" office:value-type="float" office:value="65401" calcext:value-type="float">
            <text:p>65401</text:p>
          </table:table-cell>
          <table:table-cell table:number-columns-repeated="1021"/>
        </table:table-row>
        <table:table-row table:style-name="ro1">
          <table:table-cell office:value-type="float" office:value="10956" calcext:value-type="float">
            <text:p>10956</text:p>
          </table:table-cell>
          <table:table-cell table:formula="of:=IF(ISBLANK([.A1714]);0;[.B1713]+[.A1714])" office:value-type="float" office:value="10956" calcext:value-type="float">
            <text:p>10956</text:p>
          </table:table-cell>
          <table:table-cell table:formula="of:=IF([.B1714]=0;[.B17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IF(ISBLANK([.A1715]);0;[.B1714]+[.A1715])" office:value-type="float" office:value="13575" calcext:value-type="float">
            <text:p>13575</text:p>
          </table:table-cell>
          <table:table-cell table:formula="of:=IF([.B1715]=0;[.B17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IF(ISBLANK([.A1716]);0;[.B1715]+[.A1716])" office:value-type="float" office:value="16733" calcext:value-type="float">
            <text:p>16733</text:p>
          </table:table-cell>
          <table:table-cell table:formula="of:=IF([.B1716]=0;[.B17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formula="of:=IF(ISBLANK([.A1717]);0;[.B1716]+[.A1717])" office:value-type="float" office:value="21844" calcext:value-type="float">
            <text:p>21844</text:p>
          </table:table-cell>
          <table:table-cell table:formula="of:=IF([.B1717]=0;[.B17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formula="of:=IF(ISBLANK([.A1718]);0;[.B1717]+[.A1718])" office:value-type="float" office:value="26219" calcext:value-type="float">
            <text:p>26219</text:p>
          </table:table-cell>
          <table:table-cell table:formula="of:=IF([.B1718]=0;[.B17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formula="of:=IF(ISBLANK([.A1719]);0;[.B1718]+[.A1719])" office:value-type="float" office:value="32741" calcext:value-type="float">
            <text:p>32741</text:p>
          </table:table-cell>
          <table:table-cell table:formula="of:=IF([.B1719]=0;[.B17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formula="of:=IF(ISBLANK([.A1720]);0;[.B1719]+[.A1720])" office:value-type="float" office:value="41115" calcext:value-type="float">
            <text:p>41115</text:p>
          </table:table-cell>
          <table:table-cell table:formula="of:=IF([.B1720]=0;[.B17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21]);0;[.B1720]+[.A1721])" office:value-type="float" office:value="0" calcext:value-type="float">
            <text:p>0</text:p>
          </table:table-cell>
          <table:table-cell table:formula="of:=IF([.B1721]=0;[.B1720];0)" office:value-type="float" office:value="41115" calcext:value-type="float">
            <text:p>41115</text:p>
          </table:table-cell>
          <table:table-cell table:number-columns-repeated="1021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formula="of:=IF(ISBLANK([.A1722]);0;[.B1721]+[.A1722])" office:value-type="float" office:value="3719" calcext:value-type="float">
            <text:p>3719</text:p>
          </table:table-cell>
          <table:table-cell table:formula="of:=IF([.B1722]=0;[.B17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IF(ISBLANK([.A1723]);0;[.B1722]+[.A1723])" office:value-type="float" office:value="5852" calcext:value-type="float">
            <text:p>5852</text:p>
          </table:table-cell>
          <table:table-cell table:formula="of:=IF([.B1723]=0;[.B17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formula="of:=IF(ISBLANK([.A1724]);0;[.B1723]+[.A1724])" office:value-type="float" office:value="10803" calcext:value-type="float">
            <text:p>10803</text:p>
          </table:table-cell>
          <table:table-cell table:formula="of:=IF([.B1724]=0;[.B17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formula="of:=IF(ISBLANK([.A1725]);0;[.B1724]+[.A1725])" office:value-type="float" office:value="17787" calcext:value-type="float">
            <text:p>17787</text:p>
          </table:table-cell>
          <table:table-cell table:formula="of:=IF([.B1725]=0;[.B17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IF(ISBLANK([.A1726]);0;[.B1725]+[.A1726])" office:value-type="float" office:value="20257" calcext:value-type="float">
            <text:p>20257</text:p>
          </table:table-cell>
          <table:table-cell table:formula="of:=IF([.B1726]=0;[.B17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formula="of:=IF(ISBLANK([.A1727]);0;[.B1726]+[.A1727])" office:value-type="float" office:value="27084" calcext:value-type="float">
            <text:p>27084</text:p>
          </table:table-cell>
          <table:table-cell table:formula="of:=IF([.B1727]=0;[.B17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formula="of:=IF(ISBLANK([.A1728]);0;[.B1727]+[.A1728])" office:value-type="float" office:value="32509" calcext:value-type="float">
            <text:p>32509</text:p>
          </table:table-cell>
          <table:table-cell table:formula="of:=IF([.B1728]=0;[.B17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IF(ISBLANK([.A1729]);0;[.B1728]+[.A1729])" office:value-type="float" office:value="34826" calcext:value-type="float">
            <text:p>34826</text:p>
          </table:table-cell>
          <table:table-cell table:formula="of:=IF([.B1729]=0;[.B17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IF(ISBLANK([.A1730]);0;[.B1729]+[.A1730])" office:value-type="float" office:value="36022" calcext:value-type="float">
            <text:p>36022</text:p>
          </table:table-cell>
          <table:table-cell table:formula="of:=IF([.B1730]=0;[.B17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IF(ISBLANK([.A1731]);0;[.B1730]+[.A1731])" office:value-type="float" office:value="37189" calcext:value-type="float">
            <text:p>37189</text:p>
          </table:table-cell>
          <table:table-cell table:formula="of:=IF([.B1731]=0;[.B17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IF(ISBLANK([.A1732]);0;[.B1731]+[.A1732])" office:value-type="float" office:value="38271" calcext:value-type="float">
            <text:p>38271</text:p>
          </table:table-cell>
          <table:table-cell table:formula="of:=IF([.B1732]=0;[.B17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formula="of:=IF(ISBLANK([.A1733]);0;[.B1732]+[.A1733])" office:value-type="float" office:value="43381" calcext:value-type="float">
            <text:p>43381</text:p>
          </table:table-cell>
          <table:table-cell table:formula="of:=IF([.B1733]=0;[.B17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34]);0;[.B1733]+[.A1734])" office:value-type="float" office:value="0" calcext:value-type="float">
            <text:p>0</text:p>
          </table:table-cell>
          <table:table-cell table:formula="of:=IF([.B1734]=0;[.B1733];0)" office:value-type="float" office:value="43381" calcext:value-type="float">
            <text:p>43381</text:p>
          </table:table-cell>
          <table:table-cell table:number-columns-repeated="1021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IF(ISBLANK([.A1735]);0;[.B1734]+[.A1735])" office:value-type="float" office:value="1780" calcext:value-type="float">
            <text:p>1780</text:p>
          </table:table-cell>
          <table:table-cell table:formula="of:=IF([.B1735]=0;[.B17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formula="of:=IF(ISBLANK([.A1736]);0;[.B1735]+[.A1736])" office:value-type="float" office:value="5863" calcext:value-type="float">
            <text:p>5863</text:p>
          </table:table-cell>
          <table:table-cell table:formula="of:=IF([.B1736]=0;[.B17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IF(ISBLANK([.A1737]);0;[.B1736]+[.A1737])" office:value-type="float" office:value="8491" calcext:value-type="float">
            <text:p>8491</text:p>
          </table:table-cell>
          <table:table-cell table:formula="of:=IF([.B1737]=0;[.B17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IF(ISBLANK([.A1738]);0;[.B1737]+[.A1738])" office:value-type="float" office:value="9735" calcext:value-type="float">
            <text:p>9735</text:p>
          </table:table-cell>
          <table:table-cell table:formula="of:=IF([.B1738]=0;[.B17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IF(ISBLANK([.A1739]);0;[.B1738]+[.A1739])" office:value-type="float" office:value="12365" calcext:value-type="float">
            <text:p>12365</text:p>
          </table:table-cell>
          <table:table-cell table:formula="of:=IF([.B1739]=0;[.B17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IF(ISBLANK([.A1740]);0;[.B1739]+[.A1740])" office:value-type="float" office:value="13476" calcext:value-type="float">
            <text:p>13476</text:p>
          </table:table-cell>
          <table:table-cell table:formula="of:=IF([.B1740]=0;[.B17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IF(ISBLANK([.A1741]);0;[.B1740]+[.A1741])" office:value-type="float" office:value="14688" calcext:value-type="float">
            <text:p>14688</text:p>
          </table:table-cell>
          <table:table-cell table:formula="of:=IF([.B1741]=0;[.B17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formula="of:=IF(ISBLANK([.A1742]);0;[.B1741]+[.A1742])" office:value-type="float" office:value="19308" calcext:value-type="float">
            <text:p>19308</text:p>
          </table:table-cell>
          <table:table-cell table:formula="of:=IF([.B1742]=0;[.B17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IF(ISBLANK([.A1743]);0;[.B1742]+[.A1743])" office:value-type="float" office:value="20669" calcext:value-type="float">
            <text:p>20669</text:p>
          </table:table-cell>
          <table:table-cell table:formula="of:=IF([.B1743]=0;[.B17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formula="of:=IF(ISBLANK([.A1744]);0;[.B1743]+[.A1744])" office:value-type="float" office:value="24883" calcext:value-type="float">
            <text:p>24883</text:p>
          </table:table-cell>
          <table:table-cell table:formula="of:=IF([.B1744]=0;[.B17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formula="of:=IF(ISBLANK([.A1745]);0;[.B1744]+[.A1745])" office:value-type="float" office:value="30500" calcext:value-type="float">
            <text:p>30500</text:p>
          </table:table-cell>
          <table:table-cell table:formula="of:=IF([.B1745]=0;[.B17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IF(ISBLANK([.A1746]);0;[.B1745]+[.A1746])" office:value-type="float" office:value="31847" calcext:value-type="float">
            <text:p>31847</text:p>
          </table:table-cell>
          <table:table-cell table:formula="of:=IF([.B1746]=0;[.B17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formula="of:=IF(ISBLANK([.A1747]);0;[.B1746]+[.A1747])" office:value-type="float" office:value="34560" calcext:value-type="float">
            <text:p>34560</text:p>
          </table:table-cell>
          <table:table-cell table:formula="of:=IF([.B1747]=0;[.B17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formula="of:=IF(ISBLANK([.A1748]);0;[.B1747]+[.A1748])" office:value-type="float" office:value="39643" calcext:value-type="float">
            <text:p>39643</text:p>
          </table:table-cell>
          <table:table-cell table:formula="of:=IF([.B1748]=0;[.B17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IF(ISBLANK([.A1749]);0;[.B1748]+[.A1749])" office:value-type="float" office:value="41854" calcext:value-type="float">
            <text:p>41854</text:p>
          </table:table-cell>
          <table:table-cell table:formula="of:=IF([.B1749]=0;[.B17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50]);0;[.B1749]+[.A1750])" office:value-type="float" office:value="0" calcext:value-type="float">
            <text:p>0</text:p>
          </table:table-cell>
          <table:table-cell table:formula="of:=IF([.B1750]=0;[.B1749];0)" office:value-type="float" office:value="41854" calcext:value-type="float">
            <text:p>41854</text:p>
          </table:table-cell>
          <table:table-cell table:number-columns-repeated="1021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formula="of:=IF(ISBLANK([.A1751]);0;[.B1750]+[.A1751])" office:value-type="float" office:value="6596" calcext:value-type="float">
            <text:p>6596</text:p>
          </table:table-cell>
          <table:table-cell table:formula="of:=IF([.B1751]=0;[.B17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formula="of:=IF(ISBLANK([.A1752]);0;[.B1751]+[.A1752])" office:value-type="float" office:value="12253" calcext:value-type="float">
            <text:p>12253</text:p>
          </table:table-cell>
          <table:table-cell table:formula="of:=IF([.B1752]=0;[.B17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IF(ISBLANK([.A1753]);0;[.B1752]+[.A1753])" office:value-type="float" office:value="15549" calcext:value-type="float">
            <text:p>15549</text:p>
          </table:table-cell>
          <table:table-cell table:formula="of:=IF([.B1753]=0;[.B17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formula="of:=IF(ISBLANK([.A1754]);0;[.B1753]+[.A1754])" office:value-type="float" office:value="18481" calcext:value-type="float">
            <text:p>18481</text:p>
          </table:table-cell>
          <table:table-cell table:formula="of:=IF([.B1754]=0;[.B17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IF(ISBLANK([.A1755]);0;[.B1754]+[.A1755])" office:value-type="float" office:value="20288" calcext:value-type="float">
            <text:p>20288</text:p>
          </table:table-cell>
          <table:table-cell table:formula="of:=IF([.B1755]=0;[.B17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formula="of:=IF(ISBLANK([.A1756]);0;[.B1755]+[.A1756])" office:value-type="float" office:value="29067" calcext:value-type="float">
            <text:p>29067</text:p>
          </table:table-cell>
          <table:table-cell table:formula="of:=IF([.B1756]=0;[.B17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formula="of:=IF(ISBLANK([.A1757]);0;[.B1756]+[.A1757])" office:value-type="float" office:value="36119" calcext:value-type="float">
            <text:p>36119</text:p>
          </table:table-cell>
          <table:table-cell table:formula="of:=IF([.B1757]=0;[.B17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formula="of:=IF(ISBLANK([.A1758]);0;[.B1757]+[.A1758])" office:value-type="float" office:value="39905" calcext:value-type="float">
            <text:p>39905</text:p>
          </table:table-cell>
          <table:table-cell table:formula="of:=IF([.B1758]=0;[.B17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formula="of:=IF(ISBLANK([.A1759]);0;[.B1758]+[.A1759])" office:value-type="float" office:value="44540" calcext:value-type="float">
            <text:p>44540</text:p>
          </table:table-cell>
          <table:table-cell table:formula="of:=IF([.B1759]=0;[.B17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IF(ISBLANK([.A1760]);0;[.B1759]+[.A1760])" office:value-type="float" office:value="46317" calcext:value-type="float">
            <text:p>46317</text:p>
          </table:table-cell>
          <table:table-cell table:formula="of:=IF([.B1760]=0;[.B17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61]);0;[.B1760]+[.A1761])" office:value-type="float" office:value="0" calcext:value-type="float">
            <text:p>0</text:p>
          </table:table-cell>
          <table:table-cell table:formula="of:=IF([.B1761]=0;[.B1760];0)" office:value-type="float" office:value="46317" calcext:value-type="float">
            <text:p>46317</text:p>
          </table:table-cell>
          <table:table-cell table:number-columns-repeated="1021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IF(ISBLANK([.A1762]);0;[.B1761]+[.A1762])" office:value-type="float" office:value="1354" calcext:value-type="float">
            <text:p>1354</text:p>
          </table:table-cell>
          <table:table-cell table:formula="of:=IF([.B1762]=0;[.B17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IF(ISBLANK([.A1763]);0;[.B1762]+[.A1763])" office:value-type="float" office:value="6653" calcext:value-type="float">
            <text:p>6653</text:p>
          </table:table-cell>
          <table:table-cell table:formula="of:=IF([.B1763]=0;[.B17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formula="of:=IF(ISBLANK([.A1764]);0;[.B1763]+[.A1764])" office:value-type="float" office:value="13096" calcext:value-type="float">
            <text:p>13096</text:p>
          </table:table-cell>
          <table:table-cell table:formula="of:=IF([.B1764]=0;[.B17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formula="of:=IF(ISBLANK([.A1765]);0;[.B1764]+[.A1765])" office:value-type="float" office:value="18619" calcext:value-type="float">
            <text:p>18619</text:p>
          </table:table-cell>
          <table:table-cell table:formula="of:=IF([.B1765]=0;[.B17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formula="of:=IF(ISBLANK([.A1766]);0;[.B1765]+[.A1766])" office:value-type="float" office:value="23334" calcext:value-type="float">
            <text:p>23334</text:p>
          </table:table-cell>
          <table:table-cell table:formula="of:=IF([.B1766]=0;[.B17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formula="of:=IF(ISBLANK([.A1767]);0;[.B1766]+[.A1767])" office:value-type="float" office:value="28455" calcext:value-type="float">
            <text:p>28455</text:p>
          </table:table-cell>
          <table:table-cell table:formula="of:=IF([.B1767]=0;[.B17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formula="of:=IF(ISBLANK([.A1768]);0;[.B1767]+[.A1768])" office:value-type="float" office:value="36022" calcext:value-type="float">
            <text:p>36022</text:p>
          </table:table-cell>
          <table:table-cell table:formula="of:=IF([.B1768]=0;[.B17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formula="of:=IF(ISBLANK([.A1769]);0;[.B1768]+[.A1769])" office:value-type="float" office:value="42359" calcext:value-type="float">
            <text:p>42359</text:p>
          </table:table-cell>
          <table:table-cell table:formula="of:=IF([.B1769]=0;[.B17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formula="of:=IF(ISBLANK([.A1770]);0;[.B1769]+[.A1770])" office:value-type="float" office:value="47893" calcext:value-type="float">
            <text:p>47893</text:p>
          </table:table-cell>
          <table:table-cell table:formula="of:=IF([.B1770]=0;[.B17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IF(ISBLANK([.A1771]);0;[.B1770]+[.A1771])" office:value-type="float" office:value="49737" calcext:value-type="float">
            <text:p>49737</text:p>
          </table:table-cell>
          <table:table-cell table:formula="of:=IF([.B1771]=0;[.B17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formula="of:=IF(ISBLANK([.A1772]);0;[.B1771]+[.A1772])" office:value-type="float" office:value="54270" calcext:value-type="float">
            <text:p>54270</text:p>
          </table:table-cell>
          <table:table-cell table:formula="of:=IF([.B1772]=0;[.B17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73]);0;[.B1772]+[.A1773])" office:value-type="float" office:value="0" calcext:value-type="float">
            <text:p>0</text:p>
          </table:table-cell>
          <table:table-cell table:formula="of:=IF([.B1773]=0;[.B1772];0)" office:value-type="float" office:value="54270" calcext:value-type="float">
            <text:p>54270</text:p>
          </table:table-cell>
          <table:table-cell table:number-columns-repeated="1021"/>
        </table:table-row>
        <table:table-row table:style-name="ro1">
          <table:table-cell office:value-type="float" office:value="23322" calcext:value-type="float">
            <text:p>23322</text:p>
          </table:table-cell>
          <table:table-cell table:formula="of:=IF(ISBLANK([.A1774]);0;[.B1773]+[.A1774])" office:value-type="float" office:value="23322" calcext:value-type="float">
            <text:p>23322</text:p>
          </table:table-cell>
          <table:table-cell table:formula="of:=IF([.B1774]=0;[.B17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IF(ISBLANK([.A1775]);0;[.B1774]+[.A1775])" office:value-type="float" office:value="24532" calcext:value-type="float">
            <text:p>24532</text:p>
          </table:table-cell>
          <table:table-cell table:formula="of:=IF([.B1775]=0;[.B17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formula="of:=IF(ISBLANK([.A1776]);0;[.B1775]+[.A1776])" office:value-type="float" office:value="27682" calcext:value-type="float">
            <text:p>27682</text:p>
          </table:table-cell>
          <table:table-cell table:formula="of:=IF([.B1776]=0;[.B17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77]);0;[.B1776]+[.A1777])" office:value-type="float" office:value="0" calcext:value-type="float">
            <text:p>0</text:p>
          </table:table-cell>
          <table:table-cell table:formula="of:=IF([.B1777]=0;[.B1776];0)" office:value-type="float" office:value="27682" calcext:value-type="float">
            <text:p>27682</text:p>
          </table:table-cell>
          <table:table-cell table:number-columns-repeated="1021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formula="of:=IF(ISBLANK([.A1778]);0;[.B1777]+[.A1778])" office:value-type="float" office:value="2484" calcext:value-type="float">
            <text:p>2484</text:p>
          </table:table-cell>
          <table:table-cell table:formula="of:=IF([.B1778]=0;[.B17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IF(ISBLANK([.A1779]);0;[.B1778]+[.A1779])" office:value-type="float" office:value="4206" calcext:value-type="float">
            <text:p>4206</text:p>
          </table:table-cell>
          <table:table-cell table:formula="of:=IF([.B1779]=0;[.B17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formula="of:=IF(ISBLANK([.A1780]);0;[.B1779]+[.A1780])" office:value-type="float" office:value="12957" calcext:value-type="float">
            <text:p>12957</text:p>
          </table:table-cell>
          <table:table-cell table:formula="of:=IF([.B1780]=0;[.B17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formula="of:=IF(ISBLANK([.A1781]);0;[.B1780]+[.A1781])" office:value-type="float" office:value="16540" calcext:value-type="float">
            <text:p>16540</text:p>
          </table:table-cell>
          <table:table-cell table:formula="of:=IF([.B1781]=0;[.B17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formula="of:=IF(ISBLANK([.A1782]);0;[.B1781]+[.A1782])" office:value-type="float" office:value="19724" calcext:value-type="float">
            <text:p>19724</text:p>
          </table:table-cell>
          <table:table-cell table:formula="of:=IF([.B1782]=0;[.B17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formula="of:=IF(ISBLANK([.A1783]);0;[.B1782]+[.A1783])" office:value-type="float" office:value="25623" calcext:value-type="float">
            <text:p>25623</text:p>
          </table:table-cell>
          <table:table-cell table:formula="of:=IF([.B1783]=0;[.B17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IF(ISBLANK([.A1784]);0;[.B1783]+[.A1784])" office:value-type="float" office:value="27095" calcext:value-type="float">
            <text:p>27095</text:p>
          </table:table-cell>
          <table:table-cell table:formula="of:=IF([.B1784]=0;[.B17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IF(ISBLANK([.A1785]);0;[.B1784]+[.A1785])" office:value-type="float" office:value="29337" calcext:value-type="float">
            <text:p>29337</text:p>
          </table:table-cell>
          <table:table-cell table:formula="of:=IF([.B1785]=0;[.B17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IF(ISBLANK([.A1786]);0;[.B1785]+[.A1786])" office:value-type="float" office:value="31392" calcext:value-type="float">
            <text:p>31392</text:p>
          </table:table-cell>
          <table:table-cell table:formula="of:=IF([.B1786]=0;[.B17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formula="of:=IF(ISBLANK([.A1787]);0;[.B1786]+[.A1787])" office:value-type="float" office:value="39631" calcext:value-type="float">
            <text:p>39631</text:p>
          </table:table-cell>
          <table:table-cell table:formula="of:=IF([.B1787]=0;[.B17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788]);0;[.B1787]+[.A1788])" office:value-type="float" office:value="0" calcext:value-type="float">
            <text:p>0</text:p>
          </table:table-cell>
          <table:table-cell table:formula="of:=IF([.B1788]=0;[.B1787];0)" office:value-type="float" office:value="39631" calcext:value-type="float">
            <text:p>39631</text:p>
          </table:table-cell>
          <table:table-cell table:number-columns-repeated="1021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formula="of:=IF(ISBLANK([.A1789]);0;[.B1788]+[.A1789])" office:value-type="float" office:value="6447" calcext:value-type="float">
            <text:p>6447</text:p>
          </table:table-cell>
          <table:table-cell table:formula="of:=IF([.B1789]=0;[.B17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formula="of:=IF(ISBLANK([.A1790]);0;[.B1789]+[.A1790])" office:value-type="float" office:value="10555" calcext:value-type="float">
            <text:p>10555</text:p>
          </table:table-cell>
          <table:table-cell table:formula="of:=IF([.B1790]=0;[.B17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formula="of:=IF(ISBLANK([.A1791]);0;[.B1790]+[.A1791])" office:value-type="float" office:value="16719" calcext:value-type="float">
            <text:p>16719</text:p>
          </table:table-cell>
          <table:table-cell table:formula="of:=IF([.B1791]=0;[.B17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formula="of:=IF(ISBLANK([.A1792]);0;[.B1791]+[.A1792])" office:value-type="float" office:value="22231" calcext:value-type="float">
            <text:p>22231</text:p>
          </table:table-cell>
          <table:table-cell table:formula="of:=IF([.B1792]=0;[.B17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formula="of:=IF(ISBLANK([.A1793]);0;[.B1792]+[.A1793])" office:value-type="float" office:value="25942" calcext:value-type="float">
            <text:p>25942</text:p>
          </table:table-cell>
          <table:table-cell table:formula="of:=IF([.B1793]=0;[.B17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IF(ISBLANK([.A1794]);0;[.B1793]+[.A1794])" office:value-type="float" office:value="32035" calcext:value-type="float">
            <text:p>32035</text:p>
          </table:table-cell>
          <table:table-cell table:formula="of:=IF([.B1794]=0;[.B17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IF(ISBLANK([.A1795]);0;[.B1794]+[.A1795])" office:value-type="float" office:value="35848" calcext:value-type="float">
            <text:p>35848</text:p>
          </table:table-cell>
          <table:table-cell table:formula="of:=IF([.B1795]=0;[.B17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IF(ISBLANK([.A1796]);0;[.B1795]+[.A1796])" office:value-type="float" office:value="37099" calcext:value-type="float">
            <text:p>37099</text:p>
          </table:table-cell>
          <table:table-cell table:formula="of:=IF([.B1796]=0;[.B17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formula="of:=IF(ISBLANK([.A1797]);0;[.B1796]+[.A1797])" office:value-type="float" office:value="43287" calcext:value-type="float">
            <text:p>43287</text:p>
          </table:table-cell>
          <table:table-cell table:formula="of:=IF([.B1797]=0;[.B17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IF(ISBLANK([.A1798]);0;[.B1797]+[.A1798])" office:value-type="float" office:value="45072" calcext:value-type="float">
            <text:p>45072</text:p>
          </table:table-cell>
          <table:table-cell table:formula="of:=IF([.B1798]=0;[.B17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formula="of:=IF(ISBLANK([.A1799]);0;[.B1798]+[.A1799])" office:value-type="float" office:value="50003" calcext:value-type="float">
            <text:p>50003</text:p>
          </table:table-cell>
          <table:table-cell table:formula="of:=IF([.B1799]=0;[.B17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formula="of:=IF(ISBLANK([.A1800]);0;[.B1799]+[.A1800])" office:value-type="float" office:value="53080" calcext:value-type="float">
            <text:p>53080</text:p>
          </table:table-cell>
          <table:table-cell table:formula="of:=IF([.B1800]=0;[.B17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01]);0;[.B1800]+[.A1801])" office:value-type="float" office:value="0" calcext:value-type="float">
            <text:p>0</text:p>
          </table:table-cell>
          <table:table-cell table:formula="of:=IF([.B1801]=0;[.B1800];0)" office:value-type="float" office:value="53080" calcext:value-type="float">
            <text:p>53080</text:p>
          </table:table-cell>
          <table:table-cell table:number-columns-repeated="1021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formula="of:=IF(ISBLANK([.A1802]);0;[.B1801]+[.A1802])" office:value-type="float" office:value="9885" calcext:value-type="float">
            <text:p>9885</text:p>
          </table:table-cell>
          <table:table-cell table:formula="of:=IF([.B1802]=0;[.B18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formula="of:=IF(ISBLANK([.A1803]);0;[.B1802]+[.A1803])" office:value-type="float" office:value="19752" calcext:value-type="float">
            <text:p>19752</text:p>
          </table:table-cell>
          <table:table-cell table:formula="of:=IF([.B1803]=0;[.B18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formula="of:=IF(ISBLANK([.A1804]);0;[.B1803]+[.A1804])" office:value-type="float" office:value="25613" calcext:value-type="float">
            <text:p>25613</text:p>
          </table:table-cell>
          <table:table-cell table:formula="of:=IF([.B1804]=0;[.B18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IF(ISBLANK([.A1805]);0;[.B1804]+[.A1805])" office:value-type="float" office:value="28018" calcext:value-type="float">
            <text:p>28018</text:p>
          </table:table-cell>
          <table:table-cell table:formula="of:=IF([.B1805]=0;[.B18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formula="of:=IF(ISBLANK([.A1806]);0;[.B1805]+[.A1806])" office:value-type="float" office:value="34352" calcext:value-type="float">
            <text:p>34352</text:p>
          </table:table-cell>
          <table:table-cell table:formula="of:=IF([.B1806]=0;[.B18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81" calcext:value-type="float">
            <text:p>10881</text:p>
          </table:table-cell>
          <table:table-cell table:formula="of:=IF(ISBLANK([.A1807]);0;[.B1806]+[.A1807])" office:value-type="float" office:value="45233" calcext:value-type="float">
            <text:p>45233</text:p>
          </table:table-cell>
          <table:table-cell table:formula="of:=IF([.B1807]=0;[.B18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IF(ISBLANK([.A1808]);0;[.B1807]+[.A1808])" office:value-type="float" office:value="49049" calcext:value-type="float">
            <text:p>49049</text:p>
          </table:table-cell>
          <table:table-cell table:formula="of:=IF([.B1808]=0;[.B18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09]);0;[.B1808]+[.A1809])" office:value-type="float" office:value="0" calcext:value-type="float">
            <text:p>0</text:p>
          </table:table-cell>
          <table:table-cell table:formula="of:=IF([.B1809]=0;[.B1808];0)" office:value-type="float" office:value="49049" calcext:value-type="float">
            <text:p>49049</text:p>
          </table:table-cell>
          <table:table-cell table:number-columns-repeated="1021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formula="of:=IF(ISBLANK([.A1810]);0;[.B1809]+[.A1810])" office:value-type="float" office:value="7650" calcext:value-type="float">
            <text:p>7650</text:p>
          </table:table-cell>
          <table:table-cell table:formula="of:=IF([.B1810]=0;[.B18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formula="of:=IF(ISBLANK([.A1811]);0;[.B1810]+[.A1811])" office:value-type="float" office:value="11828" calcext:value-type="float">
            <text:p>11828</text:p>
          </table:table-cell>
          <table:table-cell table:formula="of:=IF([.B1811]=0;[.B18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formula="of:=IF(ISBLANK([.A1812]);0;[.B1811]+[.A1812])" office:value-type="float" office:value="20164" calcext:value-type="float">
            <text:p>20164</text:p>
          </table:table-cell>
          <table:table-cell table:formula="of:=IF([.B1812]=0;[.B18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formula="of:=IF(ISBLANK([.A1813]);0;[.B1812]+[.A1813])" office:value-type="float" office:value="28274" calcext:value-type="float">
            <text:p>28274</text:p>
          </table:table-cell>
          <table:table-cell table:formula="of:=IF([.B1813]=0;[.B18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IF(ISBLANK([.A1814]);0;[.B1813]+[.A1814])" office:value-type="float" office:value="30051" calcext:value-type="float">
            <text:p>30051</text:p>
          </table:table-cell>
          <table:table-cell table:formula="of:=IF([.B1814]=0;[.B18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formula="of:=IF(ISBLANK([.A1815]);0;[.B1814]+[.A1815])" office:value-type="float" office:value="37948" calcext:value-type="float">
            <text:p>37948</text:p>
          </table:table-cell>
          <table:table-cell table:formula="of:=IF([.B1815]=0;[.B18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formula="of:=IF(ISBLANK([.A1816]);0;[.B1815]+[.A1816])" office:value-type="float" office:value="47500" calcext:value-type="float">
            <text:p>47500</text:p>
          </table:table-cell>
          <table:table-cell table:formula="of:=IF([.B1816]=0;[.B18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formula="of:=IF(ISBLANK([.A1817]);0;[.B1816]+[.A1817])" office:value-type="float" office:value="53668" calcext:value-type="float">
            <text:p>53668</text:p>
          </table:table-cell>
          <table:table-cell table:formula="of:=IF([.B1817]=0;[.B18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18]);0;[.B1817]+[.A1818])" office:value-type="float" office:value="0" calcext:value-type="float">
            <text:p>0</text:p>
          </table:table-cell>
          <table:table-cell table:formula="of:=IF([.B1818]=0;[.B1817];0)" office:value-type="float" office:value="53668" calcext:value-type="float">
            <text:p>53668</text:p>
          </table:table-cell>
          <table:table-cell table:number-columns-repeated="1021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formula="of:=IF(ISBLANK([.A1819]);0;[.B1818]+[.A1819])" office:value-type="float" office:value="3208" calcext:value-type="float">
            <text:p>3208</text:p>
          </table:table-cell>
          <table:table-cell table:formula="of:=IF([.B1819]=0;[.B18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formula="of:=IF(ISBLANK([.A1820]);0;[.B1819]+[.A1820])" office:value-type="float" office:value="8515" calcext:value-type="float">
            <text:p>8515</text:p>
          </table:table-cell>
          <table:table-cell table:formula="of:=IF([.B1820]=0;[.B18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formula="of:=IF(ISBLANK([.A1821]);0;[.B1820]+[.A1821])" office:value-type="float" office:value="13082" calcext:value-type="float">
            <text:p>13082</text:p>
          </table:table-cell>
          <table:table-cell table:formula="of:=IF([.B1821]=0;[.B18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IF(ISBLANK([.A1822]);0;[.B1821]+[.A1822])" office:value-type="float" office:value="14399" calcext:value-type="float">
            <text:p>14399</text:p>
          </table:table-cell>
          <table:table-cell table:formula="of:=IF([.B1822]=0;[.B18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formula="of:=IF(ISBLANK([.A1823]);0;[.B1822]+[.A1823])" office:value-type="float" office:value="19373" calcext:value-type="float">
            <text:p>19373</text:p>
          </table:table-cell>
          <table:table-cell table:formula="of:=IF([.B1823]=0;[.B18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formula="of:=IF(ISBLANK([.A1824]);0;[.B1823]+[.A1824])" office:value-type="float" office:value="24548" calcext:value-type="float">
            <text:p>24548</text:p>
          </table:table-cell>
          <table:table-cell table:formula="of:=IF([.B1824]=0;[.B18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formula="of:=IF(ISBLANK([.A1825]);0;[.B1824]+[.A1825])" office:value-type="float" office:value="28060" calcext:value-type="float">
            <text:p>28060</text:p>
          </table:table-cell>
          <table:table-cell table:formula="of:=IF([.B1825]=0;[.B18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IF(ISBLANK([.A1826]);0;[.B1825]+[.A1826])" office:value-type="float" office:value="31462" calcext:value-type="float">
            <text:p>31462</text:p>
          </table:table-cell>
          <table:table-cell table:formula="of:=IF([.B1826]=0;[.B18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formula="of:=IF(ISBLANK([.A1827]);0;[.B1826]+[.A1827])" office:value-type="float" office:value="36190" calcext:value-type="float">
            <text:p>36190</text:p>
          </table:table-cell>
          <table:table-cell table:formula="of:=IF([.B1827]=0;[.B18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formula="of:=IF(ISBLANK([.A1828]);0;[.B1827]+[.A1828])" office:value-type="float" office:value="41717" calcext:value-type="float">
            <text:p>41717</text:p>
          </table:table-cell>
          <table:table-cell table:formula="of:=IF([.B1828]=0;[.B18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formula="of:=IF(ISBLANK([.A1829]);0;[.B1828]+[.A1829])" office:value-type="float" office:value="47262" calcext:value-type="float">
            <text:p>47262</text:p>
          </table:table-cell>
          <table:table-cell table:formula="of:=IF([.B1829]=0;[.B18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formula="of:=IF(ISBLANK([.A1830]);0;[.B1829]+[.A1830])" office:value-type="float" office:value="50546" calcext:value-type="float">
            <text:p>50546</text:p>
          </table:table-cell>
          <table:table-cell table:formula="of:=IF([.B1830]=0;[.B18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formula="of:=IF(ISBLANK([.A1831]);0;[.B1830]+[.A1831])" office:value-type="float" office:value="56142" calcext:value-type="float">
            <text:p>56142</text:p>
          </table:table-cell>
          <table:table-cell table:formula="of:=IF([.B1831]=0;[.B18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IF(ISBLANK([.A1832]);0;[.B1831]+[.A1832])" office:value-type="float" office:value="60204" calcext:value-type="float">
            <text:p>60204</text:p>
          </table:table-cell>
          <table:table-cell table:formula="of:=IF([.B1832]=0;[.B18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IF(ISBLANK([.A1833]);0;[.B1832]+[.A1833])" office:value-type="float" office:value="62108" calcext:value-type="float">
            <text:p>62108</text:p>
          </table:table-cell>
          <table:table-cell table:formula="of:=IF([.B1833]=0;[.B18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34]);0;[.B1833]+[.A1834])" office:value-type="float" office:value="0" calcext:value-type="float">
            <text:p>0</text:p>
          </table:table-cell>
          <table:table-cell table:formula="of:=IF([.B1834]=0;[.B1833];0)" office:value-type="float" office:value="62108" calcext:value-type="float">
            <text:p>62108</text:p>
          </table:table-cell>
          <table:table-cell table:number-columns-repeated="1021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formula="of:=IF(ISBLANK([.A1835]);0;[.B1834]+[.A1835])" office:value-type="float" office:value="6032" calcext:value-type="float">
            <text:p>6032</text:p>
          </table:table-cell>
          <table:table-cell table:formula="of:=IF([.B1835]=0;[.B18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formula="of:=IF(ISBLANK([.A1836]);0;[.B1835]+[.A1836])" office:value-type="float" office:value="10186" calcext:value-type="float">
            <text:p>10186</text:p>
          </table:table-cell>
          <table:table-cell table:formula="of:=IF([.B1836]=0;[.B18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formula="of:=IF(ISBLANK([.A1837]);0;[.B1836]+[.A1837])" office:value-type="float" office:value="13676" calcext:value-type="float">
            <text:p>13676</text:p>
          </table:table-cell>
          <table:table-cell table:formula="of:=IF([.B1837]=0;[.B18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546" calcext:value-type="float">
            <text:p>12546</text:p>
          </table:table-cell>
          <table:table-cell table:formula="of:=IF(ISBLANK([.A1838]);0;[.B1837]+[.A1838])" office:value-type="float" office:value="26222" calcext:value-type="float">
            <text:p>26222</text:p>
          </table:table-cell>
          <table:table-cell table:formula="of:=IF([.B1838]=0;[.B18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formula="of:=IF(ISBLANK([.A1839]);0;[.B1838]+[.A1839])" office:value-type="float" office:value="31871" calcext:value-type="float">
            <text:p>31871</text:p>
          </table:table-cell>
          <table:table-cell table:formula="of:=IF([.B1839]=0;[.B18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formula="of:=IF(ISBLANK([.A1840]);0;[.B1839]+[.A1840])" office:value-type="float" office:value="37141" calcext:value-type="float">
            <text:p>37141</text:p>
          </table:table-cell>
          <table:table-cell table:formula="of:=IF([.B1840]=0;[.B18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41]);0;[.B1840]+[.A1841])" office:value-type="float" office:value="0" calcext:value-type="float">
            <text:p>0</text:p>
          </table:table-cell>
          <table:table-cell table:formula="of:=IF([.B1841]=0;[.B1840];0)" office:value-type="float" office:value="37141" calcext:value-type="float">
            <text:p>37141</text:p>
          </table:table-cell>
          <table:table-cell table:number-columns-repeated="1021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formula="of:=IF(ISBLANK([.A1842]);0;[.B1841]+[.A1842])" office:value-type="float" office:value="6961" calcext:value-type="float">
            <text:p>6961</text:p>
          </table:table-cell>
          <table:table-cell table:formula="of:=IF([.B1842]=0;[.B18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formula="of:=IF(ISBLANK([.A1843]);0;[.B1842]+[.A1843])" office:value-type="float" office:value="10974" calcext:value-type="float">
            <text:p>10974</text:p>
          </table:table-cell>
          <table:table-cell table:formula="of:=IF([.B1843]=0;[.B18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formula="of:=IF(ISBLANK([.A1844]);0;[.B1843]+[.A1844])" office:value-type="float" office:value="15890" calcext:value-type="float">
            <text:p>15890</text:p>
          </table:table-cell>
          <table:table-cell table:formula="of:=IF([.B1844]=0;[.B18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formula="of:=IF(ISBLANK([.A1845]);0;[.B1844]+[.A1845])" office:value-type="float" office:value="20069" calcext:value-type="float">
            <text:p>20069</text:p>
          </table:table-cell>
          <table:table-cell table:formula="of:=IF([.B1845]=0;[.B18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IF(ISBLANK([.A1846]);0;[.B1845]+[.A1846])" office:value-type="float" office:value="21280" calcext:value-type="float">
            <text:p>21280</text:p>
          </table:table-cell>
          <table:table-cell table:formula="of:=IF([.B1846]=0;[.B18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formula="of:=IF(ISBLANK([.A1847]);0;[.B1846]+[.A1847])" office:value-type="float" office:value="28629" calcext:value-type="float">
            <text:p>28629</text:p>
          </table:table-cell>
          <table:table-cell table:formula="of:=IF([.B1847]=0;[.B18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ISBLANK([.A1848]);0;[.B1847]+[.A1848])" office:value-type="float" office:value="33519" calcext:value-type="float">
            <text:p>33519</text:p>
          </table:table-cell>
          <table:table-cell table:formula="of:=IF([.B1848]=0;[.B18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IF(ISBLANK([.A1849]);0;[.B1848]+[.A1849])" office:value-type="float" office:value="35036" calcext:value-type="float">
            <text:p>35036</text:p>
          </table:table-cell>
          <table:table-cell table:formula="of:=IF([.B1849]=0;[.B18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IF(ISBLANK([.A1850]);0;[.B1849]+[.A1850])" office:value-type="float" office:value="39449" calcext:value-type="float">
            <text:p>39449</text:p>
          </table:table-cell>
          <table:table-cell table:formula="of:=IF([.B1850]=0;[.B18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IF(ISBLANK([.A1851]);0;[.B1850]+[.A1851])" office:value-type="float" office:value="41100" calcext:value-type="float">
            <text:p>41100</text:p>
          </table:table-cell>
          <table:table-cell table:formula="of:=IF([.B1851]=0;[.B18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IF(ISBLANK([.A1852]);0;[.B1851]+[.A1852])" office:value-type="float" office:value="43415" calcext:value-type="float">
            <text:p>43415</text:p>
          </table:table-cell>
          <table:table-cell table:formula="of:=IF([.B1852]=0;[.B18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formula="of:=IF(ISBLANK([.A1853]);0;[.B1852]+[.A1853])" office:value-type="float" office:value="49223" calcext:value-type="float">
            <text:p>49223</text:p>
          </table:table-cell>
          <table:table-cell table:formula="of:=IF([.B1853]=0;[.B18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54]);0;[.B1853]+[.A1854])" office:value-type="float" office:value="0" calcext:value-type="float">
            <text:p>0</text:p>
          </table:table-cell>
          <table:table-cell table:formula="of:=IF([.B1854]=0;[.B1853];0)" office:value-type="float" office:value="49223" calcext:value-type="float">
            <text:p>49223</text:p>
          </table:table-cell>
          <table:table-cell table:number-columns-repeated="1021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formula="of:=IF(ISBLANK([.A1855]);0;[.B1854]+[.A1855])" office:value-type="float" office:value="7126" calcext:value-type="float">
            <text:p>7126</text:p>
          </table:table-cell>
          <table:table-cell table:formula="of:=IF([.B1855]=0;[.B18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312" calcext:value-type="float">
            <text:p>16312</text:p>
          </table:table-cell>
          <table:table-cell table:formula="of:=IF(ISBLANK([.A1856]);0;[.B1855]+[.A1856])" office:value-type="float" office:value="23438" calcext:value-type="float">
            <text:p>23438</text:p>
          </table:table-cell>
          <table:table-cell table:formula="of:=IF([.B1856]=0;[.B18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704" calcext:value-type="float">
            <text:p>18704</text:p>
          </table:table-cell>
          <table:table-cell table:formula="of:=IF(ISBLANK([.A1857]);0;[.B1856]+[.A1857])" office:value-type="float" office:value="42142" calcext:value-type="float">
            <text:p>42142</text:p>
          </table:table-cell>
          <table:table-cell table:formula="of:=IF([.B1857]=0;[.B18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formula="of:=IF(ISBLANK([.A1858]);0;[.B1857]+[.A1858])" office:value-type="float" office:value="48973" calcext:value-type="float">
            <text:p>48973</text:p>
          </table:table-cell>
          <table:table-cell table:formula="of:=IF([.B1858]=0;[.B18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59]);0;[.B1858]+[.A1859])" office:value-type="float" office:value="0" calcext:value-type="float">
            <text:p>0</text:p>
          </table:table-cell>
          <table:table-cell table:formula="of:=IF([.B1859]=0;[.B1858];0)" office:value-type="float" office:value="48973" calcext:value-type="float">
            <text:p>48973</text:p>
          </table:table-cell>
          <table:table-cell table:number-columns-repeated="1021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IF(ISBLANK([.A1860]);0;[.B1859]+[.A1860])" office:value-type="float" office:value="2261" calcext:value-type="float">
            <text:p>2261</text:p>
          </table:table-cell>
          <table:table-cell table:formula="of:=IF([.B1860]=0;[.B18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391" calcext:value-type="float">
            <text:p>18391</text:p>
          </table:table-cell>
          <table:table-cell table:formula="of:=IF(ISBLANK([.A1861]);0;[.B1860]+[.A1861])" office:value-type="float" office:value="20652" calcext:value-type="float">
            <text:p>20652</text:p>
          </table:table-cell>
          <table:table-cell table:formula="of:=IF([.B1861]=0;[.B18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formula="of:=IF(ISBLANK([.A1862]);0;[.B1861]+[.A1862])" office:value-type="float" office:value="26933" calcext:value-type="float">
            <text:p>26933</text:p>
          </table:table-cell>
          <table:table-cell table:formula="of:=IF([.B1862]=0;[.B18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formula="of:=IF(ISBLANK([.A1863]);0;[.B1862]+[.A1863])" office:value-type="float" office:value="35785" calcext:value-type="float">
            <text:p>35785</text:p>
          </table:table-cell>
          <table:table-cell table:formula="of:=IF([.B1863]=0;[.B18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64]);0;[.B1863]+[.A1864])" office:value-type="float" office:value="0" calcext:value-type="float">
            <text:p>0</text:p>
          </table:table-cell>
          <table:table-cell table:formula="of:=IF([.B1864]=0;[.B1863];0)" office:value-type="float" office:value="35785" calcext:value-type="float">
            <text:p>35785</text:p>
          </table:table-cell>
          <table:table-cell table:number-columns-repeated="1021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IF(ISBLANK([.A1865]);0;[.B1864]+[.A1865])" office:value-type="float" office:value="1946" calcext:value-type="float">
            <text:p>1946</text:p>
          </table:table-cell>
          <table:table-cell table:formula="of:=IF([.B1865]=0;[.B18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formula="of:=IF(ISBLANK([.A1866]);0;[.B1865]+[.A1866])" office:value-type="float" office:value="8910" calcext:value-type="float">
            <text:p>8910</text:p>
          </table:table-cell>
          <table:table-cell table:formula="of:=IF([.B1866]=0;[.B18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formula="of:=IF(ISBLANK([.A1867]);0;[.B1866]+[.A1867])" office:value-type="float" office:value="17067" calcext:value-type="float">
            <text:p>17067</text:p>
          </table:table-cell>
          <table:table-cell table:formula="of:=IF([.B1867]=0;[.B18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IF(ISBLANK([.A1868]);0;[.B1867]+[.A1868])" office:value-type="float" office:value="20041" calcext:value-type="float">
            <text:p>20041</text:p>
          </table:table-cell>
          <table:table-cell table:formula="of:=IF([.B1868]=0;[.B18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formula="of:=IF(ISBLANK([.A1869]);0;[.B1868]+[.A1869])" office:value-type="float" office:value="25642" calcext:value-type="float">
            <text:p>25642</text:p>
          </table:table-cell>
          <table:table-cell table:formula="of:=IF([.B1869]=0;[.B18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IF(ISBLANK([.A1870]);0;[.B1869]+[.A1870])" office:value-type="float" office:value="27167" calcext:value-type="float">
            <text:p>27167</text:p>
          </table:table-cell>
          <table:table-cell table:formula="of:=IF([.B1870]=0;[.B18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IF(ISBLANK([.A1871]);0;[.B1870]+[.A1871])" office:value-type="float" office:value="30756" calcext:value-type="float">
            <text:p>30756</text:p>
          </table:table-cell>
          <table:table-cell table:formula="of:=IF([.B1871]=0;[.B18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IF(ISBLANK([.A1872]);0;[.B1871]+[.A1872])" office:value-type="float" office:value="33702" calcext:value-type="float">
            <text:p>33702</text:p>
          </table:table-cell>
          <table:table-cell table:formula="of:=IF([.B1872]=0;[.B18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73]);0;[.B1872]+[.A1873])" office:value-type="float" office:value="0" calcext:value-type="float">
            <text:p>0</text:p>
          </table:table-cell>
          <table:table-cell table:formula="of:=IF([.B1873]=0;[.B1872];0)" office:value-type="float" office:value="33702" calcext:value-type="float">
            <text:p>33702</text:p>
          </table:table-cell>
          <table:table-cell table:number-columns-repeated="1021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formula="of:=IF(ISBLANK([.A1874]);0;[.B1873]+[.A1874])" office:value-type="float" office:value="5734" calcext:value-type="float">
            <text:p>5734</text:p>
          </table:table-cell>
          <table:table-cell table:formula="of:=IF([.B1874]=0;[.B18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formula="of:=IF(ISBLANK([.A1875]);0;[.B1874]+[.A1875])" office:value-type="float" office:value="10093" calcext:value-type="float">
            <text:p>10093</text:p>
          </table:table-cell>
          <table:table-cell table:formula="of:=IF([.B1875]=0;[.B18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formula="of:=IF(ISBLANK([.A1876]);0;[.B1875]+[.A1876])" office:value-type="float" office:value="15612" calcext:value-type="float">
            <text:p>15612</text:p>
          </table:table-cell>
          <table:table-cell table:formula="of:=IF([.B1876]=0;[.B18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IF(ISBLANK([.A1877]);0;[.B1876]+[.A1877])" office:value-type="float" office:value="16984" calcext:value-type="float">
            <text:p>16984</text:p>
          </table:table-cell>
          <table:table-cell table:formula="of:=IF([.B1877]=0;[.B18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formula="of:=IF(ISBLANK([.A1878]);0;[.B1877]+[.A1878])" office:value-type="float" office:value="21646" calcext:value-type="float">
            <text:p>21646</text:p>
          </table:table-cell>
          <table:table-cell table:formula="of:=IF([.B1878]=0;[.B18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formula="of:=IF(ISBLANK([.A1879]);0;[.B1878]+[.A1879])" office:value-type="float" office:value="25291" calcext:value-type="float">
            <text:p>25291</text:p>
          </table:table-cell>
          <table:table-cell table:formula="of:=IF([.B1879]=0;[.B18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formula="of:=IF(ISBLANK([.A1880]);0;[.B1879]+[.A1880])" office:value-type="float" office:value="30948" calcext:value-type="float">
            <text:p>30948</text:p>
          </table:table-cell>
          <table:table-cell table:formula="of:=IF([.B1880]=0;[.B18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formula="of:=IF(ISBLANK([.A1881]);0;[.B1880]+[.A1881])" office:value-type="float" office:value="36610" calcext:value-type="float">
            <text:p>36610</text:p>
          </table:table-cell>
          <table:table-cell table:formula="of:=IF([.B1881]=0;[.B18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formula="of:=IF(ISBLANK([.A1882]);0;[.B1881]+[.A1882])" office:value-type="float" office:value="39196" calcext:value-type="float">
            <text:p>39196</text:p>
          </table:table-cell>
          <table:table-cell table:formula="of:=IF([.B1882]=0;[.B18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formula="of:=IF(ISBLANK([.A1883]);0;[.B1882]+[.A1883])" office:value-type="float" office:value="42414" calcext:value-type="float">
            <text:p>42414</text:p>
          </table:table-cell>
          <table:table-cell table:formula="of:=IF([.B1883]=0;[.B18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84]);0;[.B1883]+[.A1884])" office:value-type="float" office:value="0" calcext:value-type="float">
            <text:p>0</text:p>
          </table:table-cell>
          <table:table-cell table:formula="of:=IF([.B1884]=0;[.B1883];0)" office:value-type="float" office:value="42414" calcext:value-type="float">
            <text:p>42414</text:p>
          </table:table-cell>
          <table:table-cell table:number-columns-repeated="1021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IF(ISBLANK([.A1885]);0;[.B1884]+[.A1885])" office:value-type="float" office:value="3863" calcext:value-type="float">
            <text:p>3863</text:p>
          </table:table-cell>
          <table:table-cell table:formula="of:=IF([.B1885]=0;[.B18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IF(ISBLANK([.A1886]);0;[.B1885]+[.A1886])" office:value-type="float" office:value="7863" calcext:value-type="float">
            <text:p>7863</text:p>
          </table:table-cell>
          <table:table-cell table:formula="of:=IF([.B1886]=0;[.B18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IF(ISBLANK([.A1887]);0;[.B1886]+[.A1887])" office:value-type="float" office:value="9282" calcext:value-type="float">
            <text:p>9282</text:p>
          </table:table-cell>
          <table:table-cell table:formula="of:=IF([.B1887]=0;[.B18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formula="of:=IF(ISBLANK([.A1888]);0;[.B1887]+[.A1888])" office:value-type="float" office:value="18863" calcext:value-type="float">
            <text:p>18863</text:p>
          </table:table-cell>
          <table:table-cell table:formula="of:=IF([.B1888]=0;[.B18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formula="of:=IF(ISBLANK([.A1889]);0;[.B1888]+[.A1889])" office:value-type="float" office:value="26402" calcext:value-type="float">
            <text:p>26402</text:p>
          </table:table-cell>
          <table:table-cell table:formula="of:=IF([.B1889]=0;[.B18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formula="of:=IF(ISBLANK([.A1890]);0;[.B1889]+[.A1890])" office:value-type="float" office:value="34317" calcext:value-type="float">
            <text:p>34317</text:p>
          </table:table-cell>
          <table:table-cell table:formula="of:=IF([.B1890]=0;[.B18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IF(ISBLANK([.A1891]);0;[.B1890]+[.A1891])" office:value-type="float" office:value="36815" calcext:value-type="float">
            <text:p>36815</text:p>
          </table:table-cell>
          <table:table-cell table:formula="of:=IF([.B1891]=0;[.B18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IF(ISBLANK([.A1892]);0;[.B1891]+[.A1892])" office:value-type="float" office:value="38570" calcext:value-type="float">
            <text:p>38570</text:p>
          </table:table-cell>
          <table:table-cell table:formula="of:=IF([.B1892]=0;[.B18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formula="of:=IF(ISBLANK([.A1893]);0;[.B1892]+[.A1893])" office:value-type="float" office:value="46386" calcext:value-type="float">
            <text:p>46386</text:p>
          </table:table-cell>
          <table:table-cell table:formula="of:=IF([.B1893]=0;[.B18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894]);0;[.B1893]+[.A1894])" office:value-type="float" office:value="0" calcext:value-type="float">
            <text:p>0</text:p>
          </table:table-cell>
          <table:table-cell table:formula="of:=IF([.B1894]=0;[.B1893];0)" office:value-type="float" office:value="46386" calcext:value-type="float">
            <text:p>46386</text:p>
          </table:table-cell>
          <table:table-cell table:number-columns-repeated="1021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formula="of:=IF(ISBLANK([.A1895]);0;[.B1894]+[.A1895])" office:value-type="float" office:value="4417" calcext:value-type="float">
            <text:p>4417</text:p>
          </table:table-cell>
          <table:table-cell table:formula="of:=IF([.B1895]=0;[.B18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formula="of:=IF(ISBLANK([.A1896]);0;[.B1895]+[.A1896])" office:value-type="float" office:value="12558" calcext:value-type="float">
            <text:p>12558</text:p>
          </table:table-cell>
          <table:table-cell table:formula="of:=IF([.B1896]=0;[.B18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IF(ISBLANK([.A1897]);0;[.B1896]+[.A1897])" office:value-type="float" office:value="15296" calcext:value-type="float">
            <text:p>15296</text:p>
          </table:table-cell>
          <table:table-cell table:formula="of:=IF([.B1897]=0;[.B18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IF(ISBLANK([.A1898]);0;[.B1897]+[.A1898])" office:value-type="float" office:value="17735" calcext:value-type="float">
            <text:p>17735</text:p>
          </table:table-cell>
          <table:table-cell table:formula="of:=IF([.B1898]=0;[.B18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formula="of:=IF(ISBLANK([.A1899]);0;[.B1898]+[.A1899])" office:value-type="float" office:value="23765" calcext:value-type="float">
            <text:p>23765</text:p>
          </table:table-cell>
          <table:table-cell table:formula="of:=IF([.B1899]=0;[.B18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formula="of:=IF(ISBLANK([.A1900]);0;[.B1899]+[.A1900])" office:value-type="float" office:value="31928" calcext:value-type="float">
            <text:p>31928</text:p>
          </table:table-cell>
          <table:table-cell table:formula="of:=IF([.B1900]=0;[.B18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formula="of:=IF(ISBLANK([.A1901]);0;[.B1900]+[.A1901])" office:value-type="float" office:value="39617" calcext:value-type="float">
            <text:p>39617</text:p>
          </table:table-cell>
          <table:table-cell table:formula="of:=IF([.B1901]=0;[.B19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formula="of:=IF(ISBLANK([.A1902]);0;[.B1901]+[.A1902])" office:value-type="float" office:value="42341" calcext:value-type="float">
            <text:p>42341</text:p>
          </table:table-cell>
          <table:table-cell table:formula="of:=IF([.B1902]=0;[.B19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IF(ISBLANK([.A1903]);0;[.B1902]+[.A1903])" office:value-type="float" office:value="44055" calcext:value-type="float">
            <text:p>44055</text:p>
          </table:table-cell>
          <table:table-cell table:formula="of:=IF([.B1903]=0;[.B19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formula="of:=IF(ISBLANK([.A1904]);0;[.B1903]+[.A1904])" office:value-type="float" office:value="48830" calcext:value-type="float">
            <text:p>48830</text:p>
          </table:table-cell>
          <table:table-cell table:formula="of:=IF([.B1904]=0;[.B19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05]);0;[.B1904]+[.A1905])" office:value-type="float" office:value="0" calcext:value-type="float">
            <text:p>0</text:p>
          </table:table-cell>
          <table:table-cell table:formula="of:=IF([.B1905]=0;[.B1904];0)" office:value-type="float" office:value="48830" calcext:value-type="float">
            <text:p>48830</text:p>
          </table:table-cell>
          <table:table-cell table:number-columns-repeated="1021"/>
        </table:table-row>
        <table:table-row table:style-name="ro1">
          <table:table-cell office:value-type="float" office:value="25107" calcext:value-type="float">
            <text:p>25107</text:p>
          </table:table-cell>
          <table:table-cell table:formula="of:=IF(ISBLANK([.A1906]);0;[.B1905]+[.A1906])" office:value-type="float" office:value="25107" calcext:value-type="float">
            <text:p>25107</text:p>
          </table:table-cell>
          <table:table-cell table:formula="of:=IF([.B1906]=0;[.B19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575" calcext:value-type="float">
            <text:p>23575</text:p>
          </table:table-cell>
          <table:table-cell table:formula="of:=IF(ISBLANK([.A1907]);0;[.B1906]+[.A1907])" office:value-type="float" office:value="48682" calcext:value-type="float">
            <text:p>48682</text:p>
          </table:table-cell>
          <table:table-cell table:formula="of:=IF([.B1907]=0;[.B19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08]);0;[.B1907]+[.A1908])" office:value-type="float" office:value="0" calcext:value-type="float">
            <text:p>0</text:p>
          </table:table-cell>
          <table:table-cell table:formula="of:=IF([.B1908]=0;[.B1907];0)" office:value-type="float" office:value="48682" calcext:value-type="float">
            <text:p>48682</text:p>
          </table:table-cell>
          <table:table-cell table:number-columns-repeated="1021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IF(ISBLANK([.A1909]);0;[.B1908]+[.A1909])" office:value-type="float" office:value="2326" calcext:value-type="float">
            <text:p>2326</text:p>
          </table:table-cell>
          <table:table-cell table:formula="of:=IF([.B1909]=0;[.B19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formula="of:=IF(ISBLANK([.A1910]);0;[.B1909]+[.A1910])" office:value-type="float" office:value="7040" calcext:value-type="float">
            <text:p>7040</text:p>
          </table:table-cell>
          <table:table-cell table:formula="of:=IF([.B1910]=0;[.B19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IF(ISBLANK([.A1911]);0;[.B1910]+[.A1911])" office:value-type="float" office:value="10300" calcext:value-type="float">
            <text:p>10300</text:p>
          </table:table-cell>
          <table:table-cell table:formula="of:=IF([.B1911]=0;[.B19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IF(ISBLANK([.A1912]);0;[.B1911]+[.A1912])" office:value-type="float" office:value="12451" calcext:value-type="float">
            <text:p>12451</text:p>
          </table:table-cell>
          <table:table-cell table:formula="of:=IF([.B1912]=0;[.B19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formula="of:=IF(ISBLANK([.A1913]);0;[.B1912]+[.A1913])" office:value-type="float" office:value="15077" calcext:value-type="float">
            <text:p>15077</text:p>
          </table:table-cell>
          <table:table-cell table:formula="of:=IF([.B1913]=0;[.B19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formula="of:=IF(ISBLANK([.A1914]);0;[.B1913]+[.A1914])" office:value-type="float" office:value="18539" calcext:value-type="float">
            <text:p>18539</text:p>
          </table:table-cell>
          <table:table-cell table:formula="of:=IF([.B1914]=0;[.B19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formula="of:=IF(ISBLANK([.A1915]);0;[.B1914]+[.A1915])" office:value-type="float" office:value="22260" calcext:value-type="float">
            <text:p>22260</text:p>
          </table:table-cell>
          <table:table-cell table:formula="of:=IF([.B1915]=0;[.B19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IF(ISBLANK([.A1916]);0;[.B1915]+[.A1916])" office:value-type="float" office:value="24324" calcext:value-type="float">
            <text:p>24324</text:p>
          </table:table-cell>
          <table:table-cell table:formula="of:=IF([.B1916]=0;[.B19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IF(ISBLANK([.A1917]);0;[.B1916]+[.A1917])" office:value-type="float" office:value="28955" calcext:value-type="float">
            <text:p>28955</text:p>
          </table:table-cell>
          <table:table-cell table:formula="of:=IF([.B1917]=0;[.B19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formula="of:=IF(ISBLANK([.A1918]);0;[.B1917]+[.A1918])" office:value-type="float" office:value="33961" calcext:value-type="float">
            <text:p>33961</text:p>
          </table:table-cell>
          <table:table-cell table:formula="of:=IF([.B1918]=0;[.B19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formula="of:=IF(ISBLANK([.A1919]);0;[.B1918]+[.A1919])" office:value-type="float" office:value="38368" calcext:value-type="float">
            <text:p>38368</text:p>
          </table:table-cell>
          <table:table-cell table:formula="of:=IF([.B1919]=0;[.B19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formula="of:=IF(ISBLANK([.A1920]);0;[.B1919]+[.A1920])" office:value-type="float" office:value="41680" calcext:value-type="float">
            <text:p>41680</text:p>
          </table:table-cell>
          <table:table-cell table:formula="of:=IF([.B1920]=0;[.B19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formula="of:=IF(ISBLANK([.A1921]);0;[.B1920]+[.A1921])" office:value-type="float" office:value="47762" calcext:value-type="float">
            <text:p>47762</text:p>
          </table:table-cell>
          <table:table-cell table:formula="of:=IF([.B1921]=0;[.B19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formula="of:=IF(ISBLANK([.A1922]);0;[.B1921]+[.A1922])" office:value-type="float" office:value="53160" calcext:value-type="float">
            <text:p>53160</text:p>
          </table:table-cell>
          <table:table-cell table:formula="of:=IF([.B1922]=0;[.B19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IF(ISBLANK([.A1923]);0;[.B1922]+[.A1923])" office:value-type="float" office:value="56047" calcext:value-type="float">
            <text:p>56047</text:p>
          </table:table-cell>
          <table:table-cell table:formula="of:=IF([.B1923]=0;[.B19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24]);0;[.B1923]+[.A1924])" office:value-type="float" office:value="0" calcext:value-type="float">
            <text:p>0</text:p>
          </table:table-cell>
          <table:table-cell table:formula="of:=IF([.B1924]=0;[.B1923];0)" office:value-type="float" office:value="56047" calcext:value-type="float">
            <text:p>56047</text:p>
          </table:table-cell>
          <table:table-cell table:number-columns-repeated="1021"/>
        </table:table-row>
        <table:table-row table:style-name="ro1">
          <table:table-cell office:value-type="float" office:value="15426" calcext:value-type="float">
            <text:p>15426</text:p>
          </table:table-cell>
          <table:table-cell table:formula="of:=IF(ISBLANK([.A1925]);0;[.B1924]+[.A1925])" office:value-type="float" office:value="15426" calcext:value-type="float">
            <text:p>15426</text:p>
          </table:table-cell>
          <table:table-cell table:formula="of:=IF([.B1925]=0;[.B19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formula="of:=IF(ISBLANK([.A1926]);0;[.B1925]+[.A1926])" office:value-type="float" office:value="23856" calcext:value-type="float">
            <text:p>23856</text:p>
          </table:table-cell>
          <table:table-cell table:formula="of:=IF([.B1926]=0;[.B19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formula="of:=IF(ISBLANK([.A1927]);0;[.B1926]+[.A1927])" office:value-type="float" office:value="32572" calcext:value-type="float">
            <text:p>32572</text:p>
          </table:table-cell>
          <table:table-cell table:formula="of:=IF([.B1927]=0;[.B19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178" calcext:value-type="float">
            <text:p>13178</text:p>
          </table:table-cell>
          <table:table-cell table:formula="of:=IF(ISBLANK([.A1928]);0;[.B1927]+[.A1928])" office:value-type="float" office:value="45750" calcext:value-type="float">
            <text:p>45750</text:p>
          </table:table-cell>
          <table:table-cell table:formula="of:=IF([.B1928]=0;[.B19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formula="of:=IF(ISBLANK([.A1929]);0;[.B1928]+[.A1929])" office:value-type="float" office:value="55292" calcext:value-type="float">
            <text:p>55292</text:p>
          </table:table-cell>
          <table:table-cell table:formula="of:=IF([.B1929]=0;[.B19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30]);0;[.B1929]+[.A1930])" office:value-type="float" office:value="0" calcext:value-type="float">
            <text:p>0</text:p>
          </table:table-cell>
          <table:table-cell table:formula="of:=IF([.B1930]=0;[.B1929];0)" office:value-type="float" office:value="55292" calcext:value-type="float">
            <text:p>55292</text:p>
          </table:table-cell>
          <table:table-cell table:number-columns-repeated="1021"/>
        </table:table-row>
        <table:table-row table:style-name="ro1">
          <table:table-cell office:value-type="float" office:value="14059" calcext:value-type="float">
            <text:p>14059</text:p>
          </table:table-cell>
          <table:table-cell table:formula="of:=IF(ISBLANK([.A1931]);0;[.B1930]+[.A1931])" office:value-type="float" office:value="14059" calcext:value-type="float">
            <text:p>14059</text:p>
          </table:table-cell>
          <table:table-cell table:formula="of:=IF([.B1931]=0;[.B19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861" calcext:value-type="float">
            <text:p>12861</text:p>
          </table:table-cell>
          <table:table-cell table:formula="of:=IF(ISBLANK([.A1932]);0;[.B1931]+[.A1932])" office:value-type="float" office:value="26920" calcext:value-type="float">
            <text:p>26920</text:p>
          </table:table-cell>
          <table:table-cell table:formula="of:=IF([.B1932]=0;[.B19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IF(ISBLANK([.A1933]);0;[.B1932]+[.A1933])" office:value-type="float" office:value="29797" calcext:value-type="float">
            <text:p>29797</text:p>
          </table:table-cell>
          <table:table-cell table:formula="of:=IF([.B1933]=0;[.B19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34]);0;[.B1933]+[.A1934])" office:value-type="float" office:value="0" calcext:value-type="float">
            <text:p>0</text:p>
          </table:table-cell>
          <table:table-cell table:formula="of:=IF([.B1934]=0;[.B1933];0)" office:value-type="float" office:value="29797" calcext:value-type="float">
            <text:p>29797</text:p>
          </table:table-cell>
          <table:table-cell table:number-columns-repeated="1021"/>
        </table:table-row>
        <table:table-row table:style-name="ro1">
          <table:table-cell office:value-type="float" office:value="29214" calcext:value-type="float">
            <text:p>29214</text:p>
          </table:table-cell>
          <table:table-cell table:formula="of:=IF(ISBLANK([.A1935]);0;[.B1934]+[.A1935])" office:value-type="float" office:value="29214" calcext:value-type="float">
            <text:p>29214</text:p>
          </table:table-cell>
          <table:table-cell table:formula="of:=IF([.B1935]=0;[.B19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36]);0;[.B1935]+[.A1936])" office:value-type="float" office:value="0" calcext:value-type="float">
            <text:p>0</text:p>
          </table:table-cell>
          <table:table-cell table:formula="of:=IF([.B1936]=0;[.B1935];0)" office:value-type="float" office:value="29214" calcext:value-type="float">
            <text:p>29214</text:p>
          </table:table-cell>
          <table:table-cell table:number-columns-repeated="1021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IF(ISBLANK([.A1937]);0;[.B1936]+[.A1937])" office:value-type="float" office:value="3226" calcext:value-type="float">
            <text:p>3226</text:p>
          </table:table-cell>
          <table:table-cell table:formula="of:=IF([.B1937]=0;[.B19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IF(ISBLANK([.A1938]);0;[.B1937]+[.A1938])" office:value-type="float" office:value="5706" calcext:value-type="float">
            <text:p>5706</text:p>
          </table:table-cell>
          <table:table-cell table:formula="of:=IF([.B1938]=0;[.B19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formula="of:=IF(ISBLANK([.A1939]);0;[.B1938]+[.A1939])" office:value-type="float" office:value="10138" calcext:value-type="float">
            <text:p>10138</text:p>
          </table:table-cell>
          <table:table-cell table:formula="of:=IF([.B1939]=0;[.B19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IF(ISBLANK([.A1940]);0;[.B1939]+[.A1940])" office:value-type="float" office:value="14200" calcext:value-type="float">
            <text:p>14200</text:p>
          </table:table-cell>
          <table:table-cell table:formula="of:=IF([.B1940]=0;[.B19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formula="of:=IF(ISBLANK([.A1941]);0;[.B1940]+[.A1941])" office:value-type="float" office:value="20495" calcext:value-type="float">
            <text:p>20495</text:p>
          </table:table-cell>
          <table:table-cell table:formula="of:=IF([.B1941]=0;[.B19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formula="of:=IF(ISBLANK([.A1942]);0;[.B1941]+[.A1942])" office:value-type="float" office:value="26689" calcext:value-type="float">
            <text:p>26689</text:p>
          </table:table-cell>
          <table:table-cell table:formula="of:=IF([.B1942]=0;[.B19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formula="of:=IF(ISBLANK([.A1943]);0;[.B1942]+[.A1943])" office:value-type="float" office:value="33374" calcext:value-type="float">
            <text:p>33374</text:p>
          </table:table-cell>
          <table:table-cell table:formula="of:=IF([.B1943]=0;[.B19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formula="of:=IF(ISBLANK([.A1944]);0;[.B1943]+[.A1944])" office:value-type="float" office:value="39854" calcext:value-type="float">
            <text:p>39854</text:p>
          </table:table-cell>
          <table:table-cell table:formula="of:=IF([.B1944]=0;[.B19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formula="of:=IF(ISBLANK([.A1945]);0;[.B1944]+[.A1945])" office:value-type="float" office:value="45046" calcext:value-type="float">
            <text:p>45046</text:p>
          </table:table-cell>
          <table:table-cell table:formula="of:=IF([.B1945]=0;[.B19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formula="of:=IF(ISBLANK([.A1946]);0;[.B1945]+[.A1946])" office:value-type="float" office:value="49196" calcext:value-type="float">
            <text:p>49196</text:p>
          </table:table-cell>
          <table:table-cell table:formula="of:=IF([.B1946]=0;[.B19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47]);0;[.B1946]+[.A1947])" office:value-type="float" office:value="0" calcext:value-type="float">
            <text:p>0</text:p>
          </table:table-cell>
          <table:table-cell table:formula="of:=IF([.B1947]=0;[.B1946];0)" office:value-type="float" office:value="49196" calcext:value-type="float">
            <text:p>49196</text:p>
          </table:table-cell>
          <table:table-cell table:number-columns-repeated="1021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formula="of:=IF(ISBLANK([.A1948]);0;[.B1947]+[.A1948])" office:value-type="float" office:value="2195" calcext:value-type="float">
            <text:p>2195</text:p>
          </table:table-cell>
          <table:table-cell table:formula="of:=IF([.B1948]=0;[.B19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formula="of:=IF(ISBLANK([.A1949]);0;[.B1948]+[.A1949])" office:value-type="float" office:value="5725" calcext:value-type="float">
            <text:p>5725</text:p>
          </table:table-cell>
          <table:table-cell table:formula="of:=IF([.B1949]=0;[.B19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formula="of:=IF(ISBLANK([.A1950]);0;[.B1949]+[.A1950])" office:value-type="float" office:value="14624" calcext:value-type="float">
            <text:p>14624</text:p>
          </table:table-cell>
          <table:table-cell table:formula="of:=IF([.B1950]=0;[.B19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formula="of:=IF(ISBLANK([.A1951]);0;[.B1950]+[.A1951])" office:value-type="float" office:value="20636" calcext:value-type="float">
            <text:p>20636</text:p>
          </table:table-cell>
          <table:table-cell table:formula="of:=IF([.B1951]=0;[.B19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IF(ISBLANK([.A1952]);0;[.B1951]+[.A1952])" office:value-type="float" office:value="22005" calcext:value-type="float">
            <text:p>22005</text:p>
          </table:table-cell>
          <table:table-cell table:formula="of:=IF([.B1952]=0;[.B19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IF(ISBLANK([.A1953]);0;[.B1952]+[.A1953])" office:value-type="float" office:value="23336" calcext:value-type="float">
            <text:p>23336</text:p>
          </table:table-cell>
          <table:table-cell table:formula="of:=IF([.B1953]=0;[.B19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formula="of:=IF(ISBLANK([.A1954]);0;[.B1953]+[.A1954])" office:value-type="float" office:value="26539" calcext:value-type="float">
            <text:p>26539</text:p>
          </table:table-cell>
          <table:table-cell table:formula="of:=IF([.B1954]=0;[.B19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IF(ISBLANK([.A1955]);0;[.B1954]+[.A1955])" office:value-type="float" office:value="30236" calcext:value-type="float">
            <text:p>30236</text:p>
          </table:table-cell>
          <table:table-cell table:formula="of:=IF([.B1955]=0;[.B19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formula="of:=IF(ISBLANK([.A1956]);0;[.B1955]+[.A1956])" office:value-type="float" office:value="37162" calcext:value-type="float">
            <text:p>37162</text:p>
          </table:table-cell>
          <table:table-cell table:formula="of:=IF([.B1956]=0;[.B19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57]);0;[.B1956]+[.A1957])" office:value-type="float" office:value="0" calcext:value-type="float">
            <text:p>0</text:p>
          </table:table-cell>
          <table:table-cell table:formula="of:=IF([.B1957]=0;[.B1956];0)" office:value-type="float" office:value="37162" calcext:value-type="float">
            <text:p>37162</text:p>
          </table:table-cell>
          <table:table-cell table:number-columns-repeated="1021"/>
        </table:table-row>
        <table:table-row table:style-name="ro1">
          <table:table-cell office:value-type="float" office:value="10843" calcext:value-type="float">
            <text:p>10843</text:p>
          </table:table-cell>
          <table:table-cell table:formula="of:=IF(ISBLANK([.A1958]);0;[.B1957]+[.A1958])" office:value-type="float" office:value="10843" calcext:value-type="float">
            <text:p>10843</text:p>
          </table:table-cell>
          <table:table-cell table:formula="of:=IF([.B1958]=0;[.B19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formula="of:=IF(ISBLANK([.A1959]);0;[.B1958]+[.A1959])" office:value-type="float" office:value="19558" calcext:value-type="float">
            <text:p>19558</text:p>
          </table:table-cell>
          <table:table-cell table:formula="of:=IF([.B1959]=0;[.B19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formula="of:=IF(ISBLANK([.A1960]);0;[.B1959]+[.A1960])" office:value-type="float" office:value="27567" calcext:value-type="float">
            <text:p>27567</text:p>
          </table:table-cell>
          <table:table-cell table:formula="of:=IF([.B1960]=0;[.B19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formula="of:=IF(ISBLANK([.A1961]);0;[.B1960]+[.A1961])" office:value-type="float" office:value="34323" calcext:value-type="float">
            <text:p>34323</text:p>
          </table:table-cell>
          <table:table-cell table:formula="of:=IF([.B1961]=0;[.B19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IF(ISBLANK([.A1962]);0;[.B1961]+[.A1962])" office:value-type="float" office:value="38527" calcext:value-type="float">
            <text:p>38527</text:p>
          </table:table-cell>
          <table:table-cell table:formula="of:=IF([.B1962]=0;[.B19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089" calcext:value-type="float">
            <text:p>12089</text:p>
          </table:table-cell>
          <table:table-cell table:formula="of:=IF(ISBLANK([.A1963]);0;[.B1962]+[.A1963])" office:value-type="float" office:value="50616" calcext:value-type="float">
            <text:p>50616</text:p>
          </table:table-cell>
          <table:table-cell table:formula="of:=IF([.B1963]=0;[.B19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64]);0;[.B1963]+[.A1964])" office:value-type="float" office:value="0" calcext:value-type="float">
            <text:p>0</text:p>
          </table:table-cell>
          <table:table-cell table:formula="of:=IF([.B1964]=0;[.B1963];0)" office:value-type="float" office:value="50616" calcext:value-type="float">
            <text:p>50616</text:p>
          </table:table-cell>
          <table:table-cell table:number-columns-repeated="1021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ISBLANK([.A1965]);0;[.B1964]+[.A1965])" office:value-type="float" office:value="2746" calcext:value-type="float">
            <text:p>2746</text:p>
          </table:table-cell>
          <table:table-cell table:formula="of:=IF([.B1965]=0;[.B19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formula="of:=IF(ISBLANK([.A1966]);0;[.B1965]+[.A1966])" office:value-type="float" office:value="5951" calcext:value-type="float">
            <text:p>5951</text:p>
          </table:table-cell>
          <table:table-cell table:formula="of:=IF([.B1966]=0;[.B19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IF(ISBLANK([.A1967]);0;[.B1966]+[.A1967])" office:value-type="float" office:value="11602" calcext:value-type="float">
            <text:p>11602</text:p>
          </table:table-cell>
          <table:table-cell table:formula="of:=IF([.B1967]=0;[.B19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formula="of:=IF(ISBLANK([.A1968]);0;[.B1967]+[.A1968])" office:value-type="float" office:value="15388" calcext:value-type="float">
            <text:p>15388</text:p>
          </table:table-cell>
          <table:table-cell table:formula="of:=IF([.B1968]=0;[.B19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formula="of:=IF(ISBLANK([.A1969]);0;[.B1968]+[.A1969])" office:value-type="float" office:value="21432" calcext:value-type="float">
            <text:p>21432</text:p>
          </table:table-cell>
          <table:table-cell table:formula="of:=IF([.B1969]=0;[.B19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formula="of:=IF(ISBLANK([.A1970]);0;[.B1969]+[.A1970])" office:value-type="float" office:value="28357" calcext:value-type="float">
            <text:p>28357</text:p>
          </table:table-cell>
          <table:table-cell table:formula="of:=IF([.B1970]=0;[.B19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formula="of:=IF(ISBLANK([.A1971]);0;[.B1970]+[.A1971])" office:value-type="float" office:value="34595" calcext:value-type="float">
            <text:p>34595</text:p>
          </table:table-cell>
          <table:table-cell table:formula="of:=IF([.B1971]=0;[.B19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formula="of:=IF(ISBLANK([.A1972]);0;[.B1971]+[.A1972])" office:value-type="float" office:value="40480" calcext:value-type="float">
            <text:p>40480</text:p>
          </table:table-cell>
          <table:table-cell table:formula="of:=IF([.B1972]=0;[.B19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IF(ISBLANK([.A1973]);0;[.B1972]+[.A1973])" office:value-type="float" office:value="44467" calcext:value-type="float">
            <text:p>44467</text:p>
          </table:table-cell>
          <table:table-cell table:formula="of:=IF([.B1973]=0;[.B19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formula="of:=IF(ISBLANK([.A1974]);0;[.B1973]+[.A1974])" office:value-type="float" office:value="48754" calcext:value-type="float">
            <text:p>48754</text:p>
          </table:table-cell>
          <table:table-cell table:formula="of:=IF([.B1974]=0;[.B19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IF(ISBLANK([.A1975]);0;[.B1974]+[.A1975])" office:value-type="float" office:value="49864" calcext:value-type="float">
            <text:p>49864</text:p>
          </table:table-cell>
          <table:table-cell table:formula="of:=IF([.B1975]=0;[.B19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IF(ISBLANK([.A1976]);0;[.B1975]+[.A1976])" office:value-type="float" office:value="51372" calcext:value-type="float">
            <text:p>51372</text:p>
          </table:table-cell>
          <table:table-cell table:formula="of:=IF([.B1976]=0;[.B19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formula="of:=IF(ISBLANK([.A1977]);0;[.B1976]+[.A1977])" office:value-type="float" office:value="58065" calcext:value-type="float">
            <text:p>58065</text:p>
          </table:table-cell>
          <table:table-cell table:formula="of:=IF([.B1977]=0;[.B19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78]);0;[.B1977]+[.A1978])" office:value-type="float" office:value="0" calcext:value-type="float">
            <text:p>0</text:p>
          </table:table-cell>
          <table:table-cell table:formula="of:=IF([.B1978]=0;[.B1977];0)" office:value-type="float" office:value="58065" calcext:value-type="float">
            <text:p>58065</text:p>
          </table:table-cell>
          <table:table-cell table:number-columns-repeated="1021"/>
        </table:table-row>
        <table:table-row table:style-name="ro1">
          <table:table-cell office:value-type="float" office:value="20460" calcext:value-type="float">
            <text:p>20460</text:p>
          </table:table-cell>
          <table:table-cell table:formula="of:=IF(ISBLANK([.A1979]);0;[.B1978]+[.A1979])" office:value-type="float" office:value="20460" calcext:value-type="float">
            <text:p>20460</text:p>
          </table:table-cell>
          <table:table-cell table:formula="of:=IF([.B1979]=0;[.B19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678" calcext:value-type="float">
            <text:p>11678</text:p>
          </table:table-cell>
          <table:table-cell table:formula="of:=IF(ISBLANK([.A1980]);0;[.B1979]+[.A1980])" office:value-type="float" office:value="32138" calcext:value-type="float">
            <text:p>32138</text:p>
          </table:table-cell>
          <table:table-cell table:formula="of:=IF([.B1980]=0;[.B19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81]);0;[.B1980]+[.A1981])" office:value-type="float" office:value="0" calcext:value-type="float">
            <text:p>0</text:p>
          </table:table-cell>
          <table:table-cell table:formula="of:=IF([.B1981]=0;[.B1980];0)" office:value-type="float" office:value="32138" calcext:value-type="float">
            <text:p>32138</text:p>
          </table:table-cell>
          <table:table-cell table:number-columns-repeated="1021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IF(ISBLANK([.A1982]);0;[.B1981]+[.A1982])" office:value-type="float" office:value="2887" calcext:value-type="float">
            <text:p>2887</text:p>
          </table:table-cell>
          <table:table-cell table:formula="of:=IF([.B1982]=0;[.B19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IF(ISBLANK([.A1983]);0;[.B1982]+[.A1983])" office:value-type="float" office:value="5422" calcext:value-type="float">
            <text:p>5422</text:p>
          </table:table-cell>
          <table:table-cell table:formula="of:=IF([.B1983]=0;[.B19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IF(ISBLANK([.A1984]);0;[.B1983]+[.A1984])" office:value-type="float" office:value="7650" calcext:value-type="float">
            <text:p>7650</text:p>
          </table:table-cell>
          <table:table-cell table:formula="of:=IF([.B1984]=0;[.B19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formula="of:=IF(ISBLANK([.A1985]);0;[.B1984]+[.A1985])" office:value-type="float" office:value="14958" calcext:value-type="float">
            <text:p>14958</text:p>
          </table:table-cell>
          <table:table-cell table:formula="of:=IF([.B1985]=0;[.B19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formula="of:=IF(ISBLANK([.A1986]);0;[.B1985]+[.A1986])" office:value-type="float" office:value="21616" calcext:value-type="float">
            <text:p>21616</text:p>
          </table:table-cell>
          <table:table-cell table:formula="of:=IF([.B1986]=0;[.B19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ISBLANK([.A1987]);0;[.B1986]+[.A1987])" office:value-type="float" office:value="25318" calcext:value-type="float">
            <text:p>25318</text:p>
          </table:table-cell>
          <table:table-cell table:formula="of:=IF([.B1987]=0;[.B19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formula="of:=IF(ISBLANK([.A1988]);0;[.B1987]+[.A1988])" office:value-type="float" office:value="29701" calcext:value-type="float">
            <text:p>29701</text:p>
          </table:table-cell>
          <table:table-cell table:formula="of:=IF([.B1988]=0;[.B19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formula="of:=IF(ISBLANK([.A1989]);0;[.B1988]+[.A1989])" office:value-type="float" office:value="34209" calcext:value-type="float">
            <text:p>34209</text:p>
          </table:table-cell>
          <table:table-cell table:formula="of:=IF([.B1989]=0;[.B19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formula="of:=IF(ISBLANK([.A1990]);0;[.B1989]+[.A1990])" office:value-type="float" office:value="40424" calcext:value-type="float">
            <text:p>40424</text:p>
          </table:table-cell>
          <table:table-cell table:formula="of:=IF([.B1990]=0;[.B19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IF(ISBLANK([.A1991]);0;[.B1990]+[.A1991])" office:value-type="float" office:value="43472" calcext:value-type="float">
            <text:p>43472</text:p>
          </table:table-cell>
          <table:table-cell table:formula="of:=IF([.B1991]=0;[.B19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IF(ISBLANK([.A1992]);0;[.B1991]+[.A1992])" office:value-type="float" office:value="45612" calcext:value-type="float">
            <text:p>45612</text:p>
          </table:table-cell>
          <table:table-cell table:formula="of:=IF([.B1992]=0;[.B19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93]);0;[.B1992]+[.A1993])" office:value-type="float" office:value="0" calcext:value-type="float">
            <text:p>0</text:p>
          </table:table-cell>
          <table:table-cell table:formula="of:=IF([.B1993]=0;[.B1992];0)" office:value-type="float" office:value="45612" calcext:value-type="float">
            <text:p>45612</text:p>
          </table:table-cell>
          <table:table-cell table:number-columns-repeated="1021"/>
        </table:table-row>
        <table:table-row table:style-name="ro1">
          <table:table-cell office:value-type="float" office:value="25977" calcext:value-type="float">
            <text:p>25977</text:p>
          </table:table-cell>
          <table:table-cell table:formula="of:=IF(ISBLANK([.A1994]);0;[.B1993]+[.A1994])" office:value-type="float" office:value="25977" calcext:value-type="float">
            <text:p>25977</text:p>
          </table:table-cell>
          <table:table-cell table:formula="of:=IF([.B1994]=0;[.B19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95]);0;[.B1994]+[.A1995])" office:value-type="float" office:value="0" calcext:value-type="float">
            <text:p>0</text:p>
          </table:table-cell>
          <table:table-cell table:formula="of:=IF([.B1995]=0;[.B1994];0)" office:value-type="float" office:value="25977" calcext:value-type="float">
            <text:p>25977</text:p>
          </table:table-cell>
          <table:table-cell table:number-columns-repeated="1021"/>
        </table:table-row>
        <table:table-row table:style-name="ro1">
          <table:table-cell office:value-type="float" office:value="19958" calcext:value-type="float">
            <text:p>19958</text:p>
          </table:table-cell>
          <table:table-cell table:formula="of:=IF(ISBLANK([.A1996]);0;[.B1995]+[.A1996])" office:value-type="float" office:value="19958" calcext:value-type="float">
            <text:p>19958</text:p>
          </table:table-cell>
          <table:table-cell table:formula="of:=IF([.B1996]=0;[.B19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751" calcext:value-type="float">
            <text:p>20751</text:p>
          </table:table-cell>
          <table:table-cell table:formula="of:=IF(ISBLANK([.A1997]);0;[.B1996]+[.A1997])" office:value-type="float" office:value="40709" calcext:value-type="float">
            <text:p>40709</text:p>
          </table:table-cell>
          <table:table-cell table:formula="of:=IF([.B1997]=0;[.B19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formula="of:=IF(ISBLANK([.A1998]);0;[.B1997]+[.A1998])" office:value-type="float" office:value="49144" calcext:value-type="float">
            <text:p>49144</text:p>
          </table:table-cell>
          <table:table-cell table:formula="of:=IF([.B1998]=0;[.B19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1999]);0;[.B1998]+[.A1999])" office:value-type="float" office:value="0" calcext:value-type="float">
            <text:p>0</text:p>
          </table:table-cell>
          <table:table-cell table:formula="of:=IF([.B1999]=0;[.B1998];0)" office:value-type="float" office:value="49144" calcext:value-type="float">
            <text:p>49144</text:p>
          </table:table-cell>
          <table:table-cell table:number-columns-repeated="1021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formula="of:=IF(ISBLANK([.A2000]);0;[.B1999]+[.A2000])" office:value-type="float" office:value="8100" calcext:value-type="float">
            <text:p>8100</text:p>
          </table:table-cell>
          <table:table-cell table:formula="of:=IF([.B2000]=0;[.B19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IF(ISBLANK([.A2001]);0;[.B2000]+[.A2001])" office:value-type="float" office:value="10337" calcext:value-type="float">
            <text:p>10337</text:p>
          </table:table-cell>
          <table:table-cell table:formula="of:=IF([.B2001]=0;[.B20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IF(ISBLANK([.A2002]);0;[.B2001]+[.A2002])" office:value-type="float" office:value="12349" calcext:value-type="float">
            <text:p>12349</text:p>
          </table:table-cell>
          <table:table-cell table:formula="of:=IF([.B2002]=0;[.B20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formula="of:=IF(ISBLANK([.A2003]);0;[.B2002]+[.A2003])" office:value-type="float" office:value="18037" calcext:value-type="float">
            <text:p>18037</text:p>
          </table:table-cell>
          <table:table-cell table:formula="of:=IF([.B2003]=0;[.B20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formula="of:=IF(ISBLANK([.A2004]);0;[.B2003]+[.A2004])" office:value-type="float" office:value="24818" calcext:value-type="float">
            <text:p>24818</text:p>
          </table:table-cell>
          <table:table-cell table:formula="of:=IF([.B2004]=0;[.B200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formula="of:=IF(ISBLANK([.A2005]);0;[.B2004]+[.A2005])" office:value-type="float" office:value="31397" calcext:value-type="float">
            <text:p>31397</text:p>
          </table:table-cell>
          <table:table-cell table:formula="of:=IF([.B2005]=0;[.B20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formula="of:=IF(ISBLANK([.A2006]);0;[.B2005]+[.A2006])" office:value-type="float" office:value="38627" calcext:value-type="float">
            <text:p>38627</text:p>
          </table:table-cell>
          <table:table-cell table:formula="of:=IF([.B2006]=0;[.B20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formula="of:=IF(ISBLANK([.A2007]);0;[.B2006]+[.A2007])" office:value-type="float" office:value="41363" calcext:value-type="float">
            <text:p>41363</text:p>
          </table:table-cell>
          <table:table-cell table:formula="of:=IF([.B2007]=0;[.B20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formula="of:=IF(ISBLANK([.A2008]);0;[.B2007]+[.A2008])" office:value-type="float" office:value="49537" calcext:value-type="float">
            <text:p>49537</text:p>
          </table:table-cell>
          <table:table-cell table:formula="of:=IF([.B2008]=0;[.B20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IF(ISBLANK([.A2009]);0;[.B2008]+[.A2009])" office:value-type="float" office:value="52829" calcext:value-type="float">
            <text:p>52829</text:p>
          </table:table-cell>
          <table:table-cell table:formula="of:=IF([.B2009]=0;[.B20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010]);0;[.B2009]+[.A2010])" office:value-type="float" office:value="0" calcext:value-type="float">
            <text:p>0</text:p>
          </table:table-cell>
          <table:table-cell table:formula="of:=IF([.B2010]=0;[.B2009];0)" office:value-type="float" office:value="52829" calcext:value-type="float">
            <text:p>52829</text:p>
          </table:table-cell>
          <table:table-cell table:number-columns-repeated="1021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formula="of:=IF(ISBLANK([.A2011]);0;[.B2010]+[.A2011])" office:value-type="float" office:value="4153" calcext:value-type="float">
            <text:p>4153</text:p>
          </table:table-cell>
          <table:table-cell table:formula="of:=IF([.B2011]=0;[.B201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IF(ISBLANK([.A2012]);0;[.B2011]+[.A2012])" office:value-type="float" office:value="5179" calcext:value-type="float">
            <text:p>5179</text:p>
          </table:table-cell>
          <table:table-cell table:formula="of:=IF([.B2012]=0;[.B20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IF(ISBLANK([.A2013]);0;[.B2012]+[.A2013])" office:value-type="float" office:value="7572" calcext:value-type="float">
            <text:p>7572</text:p>
          </table:table-cell>
          <table:table-cell table:formula="of:=IF([.B2013]=0;[.B20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IF(ISBLANK([.A2014]);0;[.B2013]+[.A2014])" office:value-type="float" office:value="9370" calcext:value-type="float">
            <text:p>9370</text:p>
          </table:table-cell>
          <table:table-cell table:formula="of:=IF([.B2014]=0;[.B20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formula="of:=IF(ISBLANK([.A2015]);0;[.B2014]+[.A2015])" office:value-type="float" office:value="13468" calcext:value-type="float">
            <text:p>13468</text:p>
          </table:table-cell>
          <table:table-cell table:formula="of:=IF([.B2015]=0;[.B20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formula="of:=IF(ISBLANK([.A2016]);0;[.B2015]+[.A2016])" office:value-type="float" office:value="19006" calcext:value-type="float">
            <text:p>19006</text:p>
          </table:table-cell>
          <table:table-cell table:formula="of:=IF([.B2016]=0;[.B20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formula="of:=IF(ISBLANK([.A2017]);0;[.B2016]+[.A2017])" office:value-type="float" office:value="24030" calcext:value-type="float">
            <text:p>24030</text:p>
          </table:table-cell>
          <table:table-cell table:formula="of:=IF([.B2017]=0;[.B20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formula="of:=IF(ISBLANK([.A2018]);0;[.B2017]+[.A2018])" office:value-type="float" office:value="29626" calcext:value-type="float">
            <text:p>29626</text:p>
          </table:table-cell>
          <table:table-cell table:formula="of:=IF([.B2018]=0;[.B20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formula="of:=IF(ISBLANK([.A2019]);0;[.B2018]+[.A2019])" office:value-type="float" office:value="35357" calcext:value-type="float">
            <text:p>35357</text:p>
          </table:table-cell>
          <table:table-cell table:formula="of:=IF([.B2019]=0;[.B20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formula="of:=IF(ISBLANK([.A2020]);0;[.B2019]+[.A2020])" office:value-type="float" office:value="39976" calcext:value-type="float">
            <text:p>39976</text:p>
          </table:table-cell>
          <table:table-cell table:formula="of:=IF([.B2020]=0;[.B20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formula="of:=IF(ISBLANK([.A2021]);0;[.B2020]+[.A2021])" office:value-type="float" office:value="45523" calcext:value-type="float">
            <text:p>45523</text:p>
          </table:table-cell>
          <table:table-cell table:formula="of:=IF([.B2021]=0;[.B20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formula="of:=IF(ISBLANK([.A2022]);0;[.B2021]+[.A2022])" office:value-type="float" office:value="50046" calcext:value-type="float">
            <text:p>50046</text:p>
          </table:table-cell>
          <table:table-cell table:formula="of:=IF([.B2022]=0;[.B20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IF(ISBLANK([.A2023]);0;[.B2022]+[.A2023])" office:value-type="float" office:value="51811" calcext:value-type="float">
            <text:p>51811</text:p>
          </table:table-cell>
          <table:table-cell table:formula="of:=IF([.B2023]=0;[.B20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IF(ISBLANK([.A2024]);0;[.B2023]+[.A2024])" office:value-type="float" office:value="53254" calcext:value-type="float">
            <text:p>53254</text:p>
          </table:table-cell>
          <table:table-cell table:formula="of:=IF([.B2024]=0;[.B20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IF(ISBLANK([.A2025]);0;[.B2024]+[.A2025])" office:value-type="float" office:value="54913" calcext:value-type="float">
            <text:p>54913</text:p>
          </table:table-cell>
          <table:table-cell table:formula="of:=IF([.B2025]=0;[.B20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026]);0;[.B2025]+[.A2026])" office:value-type="float" office:value="0" calcext:value-type="float">
            <text:p>0</text:p>
          </table:table-cell>
          <table:table-cell table:formula="of:=IF([.B2026]=0;[.B2025];0)" office:value-type="float" office:value="54913" calcext:value-type="float">
            <text:p>54913</text:p>
          </table:table-cell>
          <table:table-cell table:number-columns-repeated="1021"/>
        </table:table-row>
        <table:table-row table:style-name="ro1">
          <table:table-cell office:value-type="float" office:value="28275" calcext:value-type="float">
            <text:p>28275</text:p>
          </table:table-cell>
          <table:table-cell table:formula="of:=IF(ISBLANK([.A2027]);0;[.B2026]+[.A2027])" office:value-type="float" office:value="28275" calcext:value-type="float">
            <text:p>28275</text:p>
          </table:table-cell>
          <table:table-cell table:formula="of:=IF([.B2027]=0;[.B20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784" calcext:value-type="float">
            <text:p>14784</text:p>
          </table:table-cell>
          <table:table-cell table:formula="of:=IF(ISBLANK([.A2028]);0;[.B2027]+[.A2028])" office:value-type="float" office:value="43059" calcext:value-type="float">
            <text:p>43059</text:p>
          </table:table-cell>
          <table:table-cell table:formula="of:=IF([.B2028]=0;[.B20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029]);0;[.B2028]+[.A2029])" office:value-type="float" office:value="0" calcext:value-type="float">
            <text:p>0</text:p>
          </table:table-cell>
          <table:table-cell table:formula="of:=IF([.B2029]=0;[.B2028];0)" office:value-type="float" office:value="43059" calcext:value-type="float">
            <text:p>43059</text:p>
          </table:table-cell>
          <table:table-cell table:number-columns-repeated="1021"/>
        </table:table-row>
        <table:table-row table:style-name="ro1">
          <table:table-cell office:value-type="float" office:value="24558" calcext:value-type="float">
            <text:p>24558</text:p>
          </table:table-cell>
          <table:table-cell table:formula="of:=IF(ISBLANK([.A2030]);0;[.B2029]+[.A2030])" office:value-type="float" office:value="24558" calcext:value-type="float">
            <text:p>24558</text:p>
          </table:table-cell>
          <table:table-cell table:formula="of:=IF([.B2030]=0;[.B20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590" calcext:value-type="float">
            <text:p>17590</text:p>
          </table:table-cell>
          <table:table-cell table:formula="of:=IF(ISBLANK([.A2031]);0;[.B2030]+[.A2031])" office:value-type="float" office:value="42148" calcext:value-type="float">
            <text:p>42148</text:p>
          </table:table-cell>
          <table:table-cell table:formula="of:=IF([.B2031]=0;[.B20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IF(ISBLANK([.A2032]);0;[.B2031]+[.A2032])" office:value-type="float" office:value="43159" calcext:value-type="float">
            <text:p>43159</text:p>
          </table:table-cell>
          <table:table-cell table:formula="of:=IF([.B2032]=0;[.B20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033]);0;[.B2032]+[.A2033])" office:value-type="float" office:value="0" calcext:value-type="float">
            <text:p>0</text:p>
          </table:table-cell>
          <table:table-cell table:formula="of:=IF([.B2033]=0;[.B2032];0)" office:value-type="float" office:value="43159" calcext:value-type="float">
            <text:p>43159</text:p>
          </table:table-cell>
          <table:table-cell table:number-columns-repeated="1021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IF(ISBLANK([.A2034]);0;[.B2033]+[.A2034])" office:value-type="float" office:value="1137" calcext:value-type="float">
            <text:p>1137</text:p>
          </table:table-cell>
          <table:table-cell table:formula="of:=IF([.B2034]=0;[.B20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IF(ISBLANK([.A2035]);0;[.B2034]+[.A2035])" office:value-type="float" office:value="2746" calcext:value-type="float">
            <text:p>2746</text:p>
          </table:table-cell>
          <table:table-cell table:formula="of:=IF([.B2035]=0;[.B20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formula="of:=IF(ISBLANK([.A2036]);0;[.B2035]+[.A2036])" office:value-type="float" office:value="6124" calcext:value-type="float">
            <text:p>6124</text:p>
          </table:table-cell>
          <table:table-cell table:formula="of:=IF([.B2036]=0;[.B20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formula="of:=IF(ISBLANK([.A2037]);0;[.B2036]+[.A2037])" office:value-type="float" office:value="14328" calcext:value-type="float">
            <text:p>14328</text:p>
          </table:table-cell>
          <table:table-cell table:formula="of:=IF([.B2037]=0;[.B20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IF(ISBLANK([.A2038]);0;[.B2037]+[.A2038])" office:value-type="float" office:value="15845" calcext:value-type="float">
            <text:p>15845</text:p>
          </table:table-cell>
          <table:table-cell table:formula="of:=IF([.B2038]=0;[.B20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formula="of:=IF(ISBLANK([.A2039]);0;[.B2038]+[.A2039])" office:value-type="float" office:value="21794" calcext:value-type="float">
            <text:p>21794</text:p>
          </table:table-cell>
          <table:table-cell table:formula="of:=IF([.B2039]=0;[.B20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IF(ISBLANK([.A2040]);0;[.B2039]+[.A2040])" office:value-type="float" office:value="22849" calcext:value-type="float">
            <text:p>22849</text:p>
          </table:table-cell>
          <table:table-cell table:formula="of:=IF([.B2040]=0;[.B20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formula="of:=IF(ISBLANK([.A2041]);0;[.B2040]+[.A2041])" office:value-type="float" office:value="28924" calcext:value-type="float">
            <text:p>28924</text:p>
          </table:table-cell>
          <table:table-cell table:formula="of:=IF([.B2041]=0;[.B20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IF(ISBLANK([.A2042]);0;[.B2041]+[.A2042])" office:value-type="float" office:value="30348" calcext:value-type="float">
            <text:p>30348</text:p>
          </table:table-cell>
          <table:table-cell table:formula="of:=IF([.B2042]=0;[.B20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formula="of:=IF(ISBLANK([.A2043]);0;[.B2042]+[.A2043])" office:value-type="float" office:value="32973" calcext:value-type="float">
            <text:p>32973</text:p>
          </table:table-cell>
          <table:table-cell table:formula="of:=IF([.B2043]=0;[.B20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044]);0;[.B2043]+[.A2044])" office:value-type="float" office:value="0" calcext:value-type="float">
            <text:p>0</text:p>
          </table:table-cell>
          <table:table-cell table:formula="of:=IF([.B2044]=0;[.B2043];0)" office:value-type="float" office:value="32973" calcext:value-type="float">
            <text:p>32973</text:p>
          </table:table-cell>
          <table:table-cell table:number-columns-repeated="1021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IF(ISBLANK([.A2045]);0;[.B2044]+[.A2045])" office:value-type="float" office:value="1374" calcext:value-type="float">
            <text:p>1374</text:p>
          </table:table-cell>
          <table:table-cell table:formula="of:=IF([.B2045]=0;[.B20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IF(ISBLANK([.A2046]);0;[.B2045]+[.A2046])" office:value-type="float" office:value="3730" calcext:value-type="float">
            <text:p>3730</text:p>
          </table:table-cell>
          <table:table-cell table:formula="of:=IF([.B2046]=0;[.B20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formula="of:=IF(ISBLANK([.A2047]);0;[.B2046]+[.A2047])" office:value-type="float" office:value="8464" calcext:value-type="float">
            <text:p>8464</text:p>
          </table:table-cell>
          <table:table-cell table:formula="of:=IF([.B2047]=0;[.B20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formula="of:=IF(ISBLANK([.A2048]);0;[.B2047]+[.A2048])" office:value-type="float" office:value="13566" calcext:value-type="float">
            <text:p>13566</text:p>
          </table:table-cell>
          <table:table-cell table:formula="of:=IF([.B2048]=0;[.B20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formula="of:=IF(ISBLANK([.A2049]);0;[.B2048]+[.A2049])" office:value-type="float" office:value="18766" calcext:value-type="float">
            <text:p>18766</text:p>
          </table:table-cell>
          <table:table-cell table:formula="of:=IF([.B2049]=0;[.B20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formula="of:=IF(ISBLANK([.A2050]);0;[.B2049]+[.A2050])" office:value-type="float" office:value="24938" calcext:value-type="float">
            <text:p>24938</text:p>
          </table:table-cell>
          <table:table-cell table:formula="of:=IF([.B2050]=0;[.B20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formula="of:=IF(ISBLANK([.A2051]);0;[.B2050]+[.A2051])" office:value-type="float" office:value="29411" calcext:value-type="float">
            <text:p>29411</text:p>
          </table:table-cell>
          <table:table-cell table:formula="of:=IF([.B2051]=0;[.B20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formula="of:=IF(ISBLANK([.A2052]);0;[.B2051]+[.A2052])" office:value-type="float" office:value="33678" calcext:value-type="float">
            <text:p>33678</text:p>
          </table:table-cell>
          <table:table-cell table:formula="of:=IF([.B2052]=0;[.B20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formula="of:=IF(ISBLANK([.A2053]);0;[.B2052]+[.A2053])" office:value-type="float" office:value="36556" calcext:value-type="float">
            <text:p>36556</text:p>
          </table:table-cell>
          <table:table-cell table:formula="of:=IF([.B2053]=0;[.B20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IF(ISBLANK([.A2054]);0;[.B2053]+[.A2054])" office:value-type="float" office:value="38267" calcext:value-type="float">
            <text:p>38267</text:p>
          </table:table-cell>
          <table:table-cell table:formula="of:=IF([.B2054]=0;[.B20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IF(ISBLANK([.A2055]);0;[.B2054]+[.A2055])" office:value-type="float" office:value="39495" calcext:value-type="float">
            <text:p>39495</text:p>
          </table:table-cell>
          <table:table-cell table:formula="of:=IF([.B2055]=0;[.B20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formula="of:=IF(ISBLANK([.A2056]);0;[.B2055]+[.A2056])" office:value-type="float" office:value="43463" calcext:value-type="float">
            <text:p>43463</text:p>
          </table:table-cell>
          <table:table-cell table:formula="of:=IF([.B2056]=0;[.B20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IF(ISBLANK([.A2057]);0;[.B2056]+[.A2057])" office:value-type="float" office:value="45673" calcext:value-type="float">
            <text:p>45673</text:p>
          </table:table-cell>
          <table:table-cell table:formula="of:=IF([.B2057]=0;[.B20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058]);0;[.B2057]+[.A2058])" office:value-type="float" office:value="0" calcext:value-type="float">
            <text:p>0</text:p>
          </table:table-cell>
          <table:table-cell table:formula="of:=IF([.B2058]=0;[.B2057];0)" office:value-type="float" office:value="45673" calcext:value-type="float">
            <text:p>45673</text:p>
          </table:table-cell>
          <table:table-cell table:number-columns-repeated="1021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IF(ISBLANK([.A2059]);0;[.B2058]+[.A2059])" office:value-type="float" office:value="1584" calcext:value-type="float">
            <text:p>1584</text:p>
          </table:table-cell>
          <table:table-cell table:formula="of:=IF([.B2059]=0;[.B20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formula="of:=IF(ISBLANK([.A2060]);0;[.B2059]+[.A2060])" office:value-type="float" office:value="9555" calcext:value-type="float">
            <text:p>9555</text:p>
          </table:table-cell>
          <table:table-cell table:formula="of:=IF([.B2060]=0;[.B20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formula="of:=IF(ISBLANK([.A2061]);0;[.B2060]+[.A2061])" office:value-type="float" office:value="16734" calcext:value-type="float">
            <text:p>16734</text:p>
          </table:table-cell>
          <table:table-cell table:formula="of:=IF([.B2061]=0;[.B20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formula="of:=IF(ISBLANK([.A2062]);0;[.B2061]+[.A2062])" office:value-type="float" office:value="21345" calcext:value-type="float">
            <text:p>21345</text:p>
          </table:table-cell>
          <table:table-cell table:formula="of:=IF([.B2062]=0;[.B20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IF(ISBLANK([.A2063]);0;[.B2062]+[.A2063])" office:value-type="float" office:value="22796" calcext:value-type="float">
            <text:p>22796</text:p>
          </table:table-cell>
          <table:table-cell table:formula="of:=IF([.B2063]=0;[.B20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ISBLANK([.A2064]);0;[.B2063]+[.A2064])" office:value-type="float" office:value="24756" calcext:value-type="float">
            <text:p>24756</text:p>
          </table:table-cell>
          <table:table-cell table:formula="of:=IF([.B2064]=0;[.B206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formula="of:=IF(ISBLANK([.A2065]);0;[.B2064]+[.A2065])" office:value-type="float" office:value="29799" calcext:value-type="float">
            <text:p>29799</text:p>
          </table:table-cell>
          <table:table-cell table:formula="of:=IF([.B2065]=0;[.B20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formula="of:=IF(ISBLANK([.A2066]);0;[.B2065]+[.A2066])" office:value-type="float" office:value="35550" calcext:value-type="float">
            <text:p>35550</text:p>
          </table:table-cell>
          <table:table-cell table:formula="of:=IF([.B2066]=0;[.B20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formula="of:=IF(ISBLANK([.A2067]);0;[.B2066]+[.A2067])" office:value-type="float" office:value="38678" calcext:value-type="float">
            <text:p>38678</text:p>
          </table:table-cell>
          <table:table-cell table:formula="of:=IF([.B2067]=0;[.B20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formula="of:=IF(ISBLANK([.A2068]);0;[.B2067]+[.A2068])" office:value-type="float" office:value="45512" calcext:value-type="float">
            <text:p>45512</text:p>
          </table:table-cell>
          <table:table-cell table:formula="of:=IF([.B2068]=0;[.B206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069]);0;[.B2068]+[.A2069])" office:value-type="float" office:value="0" calcext:value-type="float">
            <text:p>0</text:p>
          </table:table-cell>
          <table:table-cell table:formula="of:=IF([.B2069]=0;[.B2068];0)" office:value-type="float" office:value="45512" calcext:value-type="float">
            <text:p>45512</text:p>
          </table:table-cell>
          <table:table-cell table:number-columns-repeated="1021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formula="of:=IF(ISBLANK([.A2070]);0;[.B2069]+[.A2070])" office:value-type="float" office:value="4158" calcext:value-type="float">
            <text:p>4158</text:p>
          </table:table-cell>
          <table:table-cell table:formula="of:=IF([.B2070]=0;[.B20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formula="of:=IF(ISBLANK([.A2071]);0;[.B2070]+[.A2071])" office:value-type="float" office:value="9446" calcext:value-type="float">
            <text:p>9446</text:p>
          </table:table-cell>
          <table:table-cell table:formula="of:=IF([.B2071]=0;[.B20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009" calcext:value-type="float">
            <text:p>12009</text:p>
          </table:table-cell>
          <table:table-cell table:formula="of:=IF(ISBLANK([.A2072]);0;[.B2071]+[.A2072])" office:value-type="float" office:value="21455" calcext:value-type="float">
            <text:p>21455</text:p>
          </table:table-cell>
          <table:table-cell table:formula="of:=IF([.B2072]=0;[.B20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IF(ISBLANK([.A2073]);0;[.B2072]+[.A2073])" office:value-type="float" office:value="23980" calcext:value-type="float">
            <text:p>23980</text:p>
          </table:table-cell>
          <table:table-cell table:formula="of:=IF([.B2073]=0;[.B207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formula="of:=IF(ISBLANK([.A2074]);0;[.B2073]+[.A2074])" office:value-type="float" office:value="28288" calcext:value-type="float">
            <text:p>28288</text:p>
          </table:table-cell>
          <table:table-cell table:formula="of:=IF([.B2074]=0;[.B20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formula="of:=IF(ISBLANK([.A2075]);0;[.B2074]+[.A2075])" office:value-type="float" office:value="35044" calcext:value-type="float">
            <text:p>35044</text:p>
          </table:table-cell>
          <table:table-cell table:formula="of:=IF([.B2075]=0;[.B20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076]);0;[.B2075]+[.A2076])" office:value-type="float" office:value="0" calcext:value-type="float">
            <text:p>0</text:p>
          </table:table-cell>
          <table:table-cell table:formula="of:=IF([.B2076]=0;[.B2075];0)" office:value-type="float" office:value="35044" calcext:value-type="float">
            <text:p>35044</text:p>
          </table:table-cell>
          <table:table-cell table:number-columns-repeated="1021"/>
        </table:table-row>
        <table:table-row table:style-name="ro1">
          <table:table-cell office:value-type="float" office:value="15397" calcext:value-type="float">
            <text:p>15397</text:p>
          </table:table-cell>
          <table:table-cell table:formula="of:=IF(ISBLANK([.A2077]);0;[.B2076]+[.A2077])" office:value-type="float" office:value="15397" calcext:value-type="float">
            <text:p>15397</text:p>
          </table:table-cell>
          <table:table-cell table:formula="of:=IF([.B2077]=0;[.B20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866" calcext:value-type="float">
            <text:p>14866</text:p>
          </table:table-cell>
          <table:table-cell table:formula="of:=IF(ISBLANK([.A2078]);0;[.B2077]+[.A2078])" office:value-type="float" office:value="30263" calcext:value-type="float">
            <text:p>30263</text:p>
          </table:table-cell>
          <table:table-cell table:formula="of:=IF([.B2078]=0;[.B20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231" calcext:value-type="float">
            <text:p>14231</text:p>
          </table:table-cell>
          <table:table-cell table:formula="of:=IF(ISBLANK([.A2079]);0;[.B2078]+[.A2079])" office:value-type="float" office:value="44494" calcext:value-type="float">
            <text:p>44494</text:p>
          </table:table-cell>
          <table:table-cell table:formula="of:=IF([.B2079]=0;[.B20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080]);0;[.B2079]+[.A2080])" office:value-type="float" office:value="0" calcext:value-type="float">
            <text:p>0</text:p>
          </table:table-cell>
          <table:table-cell table:formula="of:=IF([.B2080]=0;[.B2079];0)" office:value-type="float" office:value="44494" calcext:value-type="float">
            <text:p>44494</text:p>
          </table:table-cell>
          <table:table-cell table:number-columns-repeated="1021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formula="of:=IF(ISBLANK([.A2081]);0;[.B2080]+[.A2081])" office:value-type="float" office:value="2921" calcext:value-type="float">
            <text:p>2921</text:p>
          </table:table-cell>
          <table:table-cell table:formula="of:=IF([.B2081]=0;[.B20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formula="of:=IF(ISBLANK([.A2082]);0;[.B2081]+[.A2082])" office:value-type="float" office:value="8276" calcext:value-type="float">
            <text:p>8276</text:p>
          </table:table-cell>
          <table:table-cell table:formula="of:=IF([.B2082]=0;[.B20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formula="of:=IF(ISBLANK([.A2083]);0;[.B2082]+[.A2083])" office:value-type="float" office:value="12602" calcext:value-type="float">
            <text:p>12602</text:p>
          </table:table-cell>
          <table:table-cell table:formula="of:=IF([.B2083]=0;[.B20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formula="of:=IF(ISBLANK([.A2084]);0;[.B2083]+[.A2084])" office:value-type="float" office:value="16567" calcext:value-type="float">
            <text:p>16567</text:p>
          </table:table-cell>
          <table:table-cell table:formula="of:=IF([.B2084]=0;[.B20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formula="of:=IF(ISBLANK([.A2085]);0;[.B2084]+[.A2085])" office:value-type="float" office:value="23148" calcext:value-type="float">
            <text:p>23148</text:p>
          </table:table-cell>
          <table:table-cell table:formula="of:=IF([.B2085]=0;[.B208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IF(ISBLANK([.A2086]);0;[.B2085]+[.A2086])" office:value-type="float" office:value="24872" calcext:value-type="float">
            <text:p>24872</text:p>
          </table:table-cell>
          <table:table-cell table:formula="of:=IF([.B2086]=0;[.B20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formula="of:=IF(ISBLANK([.A2087]);0;[.B2086]+[.A2087])" office:value-type="float" office:value="31677" calcext:value-type="float">
            <text:p>31677</text:p>
          </table:table-cell>
          <table:table-cell table:formula="of:=IF([.B2087]=0;[.B20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IF(ISBLANK([.A2088]);0;[.B2087]+[.A2088])" office:value-type="float" office:value="36602" calcext:value-type="float">
            <text:p>36602</text:p>
          </table:table-cell>
          <table:table-cell table:formula="of:=IF([.B2088]=0;[.B20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formula="of:=IF(ISBLANK([.A2089]);0;[.B2088]+[.A2089])" office:value-type="float" office:value="43515" calcext:value-type="float">
            <text:p>43515</text:p>
          </table:table-cell>
          <table:table-cell table:formula="of:=IF([.B2089]=0;[.B20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formula="of:=IF(ISBLANK([.A2090]);0;[.B2089]+[.A2090])" office:value-type="float" office:value="49042" calcext:value-type="float">
            <text:p>49042</text:p>
          </table:table-cell>
          <table:table-cell table:formula="of:=IF([.B2090]=0;[.B20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091]);0;[.B2090]+[.A2091])" office:value-type="float" office:value="0" calcext:value-type="float">
            <text:p>0</text:p>
          </table:table-cell>
          <table:table-cell table:formula="of:=IF([.B2091]=0;[.B2090];0)" office:value-type="float" office:value="49042" calcext:value-type="float">
            <text:p>49042</text:p>
          </table:table-cell>
          <table:table-cell table:number-columns-repeated="1021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formula="of:=IF(ISBLANK([.A2092]);0;[.B2091]+[.A2092])" office:value-type="float" office:value="6849" calcext:value-type="float">
            <text:p>6849</text:p>
          </table:table-cell>
          <table:table-cell table:formula="of:=IF([.B2092]=0;[.B209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formula="of:=IF(ISBLANK([.A2093]);0;[.B2092]+[.A2093])" office:value-type="float" office:value="10463" calcext:value-type="float">
            <text:p>10463</text:p>
          </table:table-cell>
          <table:table-cell table:formula="of:=IF([.B2093]=0;[.B20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formula="of:=IF(ISBLANK([.A2094]);0;[.B2093]+[.A2094])" office:value-type="float" office:value="16793" calcext:value-type="float">
            <text:p>16793</text:p>
          </table:table-cell>
          <table:table-cell table:formula="of:=IF([.B2094]=0;[.B20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formula="of:=IF(ISBLANK([.A2095]);0;[.B2094]+[.A2095])" office:value-type="float" office:value="20405" calcext:value-type="float">
            <text:p>20405</text:p>
          </table:table-cell>
          <table:table-cell table:formula="of:=IF([.B2095]=0;[.B20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formula="of:=IF(ISBLANK([.A2096]);0;[.B2095]+[.A2096])" office:value-type="float" office:value="25664" calcext:value-type="float">
            <text:p>25664</text:p>
          </table:table-cell>
          <table:table-cell table:formula="of:=IF([.B2096]=0;[.B20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formula="of:=IF(ISBLANK([.A2097]);0;[.B2096]+[.A2097])" office:value-type="float" office:value="32399" calcext:value-type="float">
            <text:p>32399</text:p>
          </table:table-cell>
          <table:table-cell table:formula="of:=IF([.B2097]=0;[.B20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IF(ISBLANK([.A2098]);0;[.B2097]+[.A2098])" office:value-type="float" office:value="34002" calcext:value-type="float">
            <text:p>34002</text:p>
          </table:table-cell>
          <table:table-cell table:formula="of:=IF([.B2098]=0;[.B209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IF(ISBLANK([.A2099]);0;[.B2098]+[.A2099])" office:value-type="float" office:value="37155" calcext:value-type="float">
            <text:p>37155</text:p>
          </table:table-cell>
          <table:table-cell table:formula="of:=IF([.B2099]=0;[.B20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formula="of:=IF(ISBLANK([.A2100]);0;[.B2099]+[.A2100])" office:value-type="float" office:value="42315" calcext:value-type="float">
            <text:p>42315</text:p>
          </table:table-cell>
          <table:table-cell table:formula="of:=IF([.B2100]=0;[.B20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formula="of:=IF(ISBLANK([.A2101]);0;[.B2100]+[.A2101])" office:value-type="float" office:value="47841" calcext:value-type="float">
            <text:p>47841</text:p>
          </table:table-cell>
          <table:table-cell table:formula="of:=IF([.B2101]=0;[.B21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formula="of:=IF(ISBLANK([.A2102]);0;[.B2101]+[.A2102])" office:value-type="float" office:value="53831" calcext:value-type="float">
            <text:p>53831</text:p>
          </table:table-cell>
          <table:table-cell table:formula="of:=IF([.B2102]=0;[.B21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IF(ISBLANK([.A2103]);0;[.B2102]+[.A2103])" office:value-type="float" office:value="55956" calcext:value-type="float">
            <text:p>55956</text:p>
          </table:table-cell>
          <table:table-cell table:formula="of:=IF([.B2103]=0;[.B21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04]);0;[.B2103]+[.A2104])" office:value-type="float" office:value="0" calcext:value-type="float">
            <text:p>0</text:p>
          </table:table-cell>
          <table:table-cell table:formula="of:=IF([.B2104]=0;[.B2103];0)" office:value-type="float" office:value="55956" calcext:value-type="float">
            <text:p>55956</text:p>
          </table:table-cell>
          <table:table-cell table:number-columns-repeated="1021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formula="of:=IF(ISBLANK([.A2105]);0;[.B2104]+[.A2105])" office:value-type="float" office:value="3994" calcext:value-type="float">
            <text:p>3994</text:p>
          </table:table-cell>
          <table:table-cell table:formula="of:=IF([.B2105]=0;[.B21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formula="of:=IF(ISBLANK([.A2106]);0;[.B2105]+[.A2106])" office:value-type="float" office:value="11950" calcext:value-type="float">
            <text:p>11950</text:p>
          </table:table-cell>
          <table:table-cell table:formula="of:=IF([.B2106]=0;[.B21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IF(ISBLANK([.A2107]);0;[.B2106]+[.A2107])" office:value-type="float" office:value="13245" calcext:value-type="float">
            <text:p>13245</text:p>
          </table:table-cell>
          <table:table-cell table:formula="of:=IF([.B2107]=0;[.B21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255" calcext:value-type="float">
            <text:p>17255</text:p>
          </table:table-cell>
          <table:table-cell table:formula="of:=IF(ISBLANK([.A2108]);0;[.B2107]+[.A2108])" office:value-type="float" office:value="30500" calcext:value-type="float">
            <text:p>30500</text:p>
          </table:table-cell>
          <table:table-cell table:formula="of:=IF([.B2108]=0;[.B21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09]);0;[.B2108]+[.A2109])" office:value-type="float" office:value="0" calcext:value-type="float">
            <text:p>0</text:p>
          </table:table-cell>
          <table:table-cell table:formula="of:=IF([.B2109]=0;[.B2108];0)"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float" office:value="48885" calcext:value-type="float">
            <text:p>48885</text:p>
          </table:table-cell>
          <table:table-cell table:formula="of:=IF(ISBLANK([.A2110]);0;[.B2109]+[.A2110])" office:value-type="float" office:value="48885" calcext:value-type="float">
            <text:p>48885</text:p>
          </table:table-cell>
          <table:table-cell table:formula="of:=IF([.B2110]=0;[.B21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11]);0;[.B2110]+[.A2111])" office:value-type="float" office:value="0" calcext:value-type="float">
            <text:p>0</text:p>
          </table:table-cell>
          <table:table-cell table:formula="of:=IF([.B2111]=0;[.B2110];0)" office:value-type="float" office:value="48885" calcext:value-type="float">
            <text:p>48885</text:p>
          </table:table-cell>
          <table:table-cell table:number-columns-repeated="1021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formula="of:=IF(ISBLANK([.A2112]);0;[.B2111]+[.A2112])" office:value-type="float" office:value="8156" calcext:value-type="float">
            <text:p>8156</text:p>
          </table:table-cell>
          <table:table-cell table:formula="of:=IF([.B2112]=0;[.B21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864" calcext:value-type="float">
            <text:p>10864</text:p>
          </table:table-cell>
          <table:table-cell table:formula="of:=IF(ISBLANK([.A2113]);0;[.B2112]+[.A2113])" office:value-type="float" office:value="19020" calcext:value-type="float">
            <text:p>19020</text:p>
          </table:table-cell>
          <table:table-cell table:formula="of:=IF([.B2113]=0;[.B21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472" calcext:value-type="float">
            <text:p>20472</text:p>
          </table:table-cell>
          <table:table-cell table:formula="of:=IF(ISBLANK([.A2114]);0;[.B2113]+[.A2114])" office:value-type="float" office:value="39492" calcext:value-type="float">
            <text:p>39492</text:p>
          </table:table-cell>
          <table:table-cell table:formula="of:=IF([.B2114]=0;[.B21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15]);0;[.B2114]+[.A2115])" office:value-type="float" office:value="0" calcext:value-type="float">
            <text:p>0</text:p>
          </table:table-cell>
          <table:table-cell table:formula="of:=IF([.B2115]=0;[.B2114];0)" office:value-type="float" office:value="39492" calcext:value-type="float">
            <text:p>39492</text:p>
          </table:table-cell>
          <table:table-cell table:number-columns-repeated="1021"/>
        </table:table-row>
        <table:table-row table:style-name="ro1">
          <table:table-cell office:value-type="float" office:value="12590" calcext:value-type="float">
            <text:p>12590</text:p>
          </table:table-cell>
          <table:table-cell table:formula="of:=IF(ISBLANK([.A2116]);0;[.B2115]+[.A2116])" office:value-type="float" office:value="12590" calcext:value-type="float">
            <text:p>12590</text:p>
          </table:table-cell>
          <table:table-cell table:formula="of:=IF([.B2116]=0;[.B21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826" calcext:value-type="float">
            <text:p>12826</text:p>
          </table:table-cell>
          <table:table-cell table:formula="of:=IF(ISBLANK([.A2117]);0;[.B2116]+[.A2117])" office:value-type="float" office:value="25416" calcext:value-type="float">
            <text:p>25416</text:p>
          </table:table-cell>
          <table:table-cell table:formula="of:=IF([.B2117]=0;[.B21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IF(ISBLANK([.A2118]);0;[.B2117]+[.A2118])" office:value-type="float" office:value="28813" calcext:value-type="float">
            <text:p>28813</text:p>
          </table:table-cell>
          <table:table-cell table:formula="of:=IF([.B2118]=0;[.B21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formula="of:=IF(ISBLANK([.A2119]);0;[.B2118]+[.A2119])" office:value-type="float" office:value="35769" calcext:value-type="float">
            <text:p>35769</text:p>
          </table:table-cell>
          <table:table-cell table:formula="of:=IF([.B2119]=0;[.B21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formula="of:=IF(ISBLANK([.A2120]);0;[.B2119]+[.A2120])" office:value-type="float" office:value="46039" calcext:value-type="float">
            <text:p>46039</text:p>
          </table:table-cell>
          <table:table-cell table:formula="of:=IF([.B2120]=0;[.B21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191" calcext:value-type="float">
            <text:p>11191</text:p>
          </table:table-cell>
          <table:table-cell table:formula="of:=IF(ISBLANK([.A2121]);0;[.B2120]+[.A2121])" office:value-type="float" office:value="57230" calcext:value-type="float">
            <text:p>57230</text:p>
          </table:table-cell>
          <table:table-cell table:formula="of:=IF([.B2121]=0;[.B21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22]);0;[.B2121]+[.A2122])" office:value-type="float" office:value="0" calcext:value-type="float">
            <text:p>0</text:p>
          </table:table-cell>
          <table:table-cell table:formula="of:=IF([.B2122]=0;[.B2121];0)" office:value-type="float" office:value="57230" calcext:value-type="float">
            <text:p>57230</text:p>
          </table:table-cell>
          <table:table-cell table:number-columns-repeated="1021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formula="of:=IF(ISBLANK([.A2123]);0;[.B2122]+[.A2123])" office:value-type="float" office:value="6437" calcext:value-type="float">
            <text:p>6437</text:p>
          </table:table-cell>
          <table:table-cell table:formula="of:=IF([.B2123]=0;[.B21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formula="of:=IF(ISBLANK([.A2124]);0;[.B2123]+[.A2124])" office:value-type="float" office:value="11839" calcext:value-type="float">
            <text:p>11839</text:p>
          </table:table-cell>
          <table:table-cell table:formula="of:=IF([.B2124]=0;[.B21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formula="of:=IF(ISBLANK([.A2125]);0;[.B2124]+[.A2125])" office:value-type="float" office:value="17731" calcext:value-type="float">
            <text:p>17731</text:p>
          </table:table-cell>
          <table:table-cell table:formula="of:=IF([.B2125]=0;[.B21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043" calcext:value-type="float">
            <text:p>13043</text:p>
          </table:table-cell>
          <table:table-cell table:formula="of:=IF(ISBLANK([.A2126]);0;[.B2125]+[.A2126])" office:value-type="float" office:value="30774" calcext:value-type="float">
            <text:p>30774</text:p>
          </table:table-cell>
          <table:table-cell table:formula="of:=IF([.B2126]=0;[.B21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formula="of:=IF(ISBLANK([.A2127]);0;[.B2126]+[.A2127])" office:value-type="float" office:value="37928" calcext:value-type="float">
            <text:p>37928</text:p>
          </table:table-cell>
          <table:table-cell table:formula="of:=IF([.B2127]=0;[.B212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28]);0;[.B2127]+[.A2128])" office:value-type="float" office:value="0" calcext:value-type="float">
            <text:p>0</text:p>
          </table:table-cell>
          <table:table-cell table:formula="of:=IF([.B2128]=0;[.B2127];0)" office:value-type="float" office:value="37928" calcext:value-type="float">
            <text:p>37928</text:p>
          </table:table-cell>
          <table:table-cell table:number-columns-repeated="1021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IF(ISBLANK([.A2129]);0;[.B2128]+[.A2129])" office:value-type="float" office:value="3074" calcext:value-type="float">
            <text:p>3074</text:p>
          </table:table-cell>
          <table:table-cell table:formula="of:=IF([.B2129]=0;[.B21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formula="of:=IF(ISBLANK([.A2130]);0;[.B2129]+[.A2130])" office:value-type="float" office:value="8820" calcext:value-type="float">
            <text:p>8820</text:p>
          </table:table-cell>
          <table:table-cell table:formula="of:=IF([.B2130]=0;[.B21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formula="of:=IF(ISBLANK([.A2131]);0;[.B2130]+[.A2131])" office:value-type="float" office:value="15761" calcext:value-type="float">
            <text:p>15761</text:p>
          </table:table-cell>
          <table:table-cell table:formula="of:=IF([.B2131]=0;[.B21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formula="of:=IF(ISBLANK([.A2132]);0;[.B2131]+[.A2132])" office:value-type="float" office:value="20307" calcext:value-type="float">
            <text:p>20307</text:p>
          </table:table-cell>
          <table:table-cell table:formula="of:=IF([.B2132]=0;[.B21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formula="of:=IF(ISBLANK([.A2133]);0;[.B2132]+[.A2133])" office:value-type="float" office:value="26790" calcext:value-type="float">
            <text:p>26790</text:p>
          </table:table-cell>
          <table:table-cell table:formula="of:=IF([.B2133]=0;[.B21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formula="of:=IF(ISBLANK([.A2134]);0;[.B2133]+[.A2134])" office:value-type="float" office:value="33719" calcext:value-type="float">
            <text:p>33719</text:p>
          </table:table-cell>
          <table:table-cell table:formula="of:=IF([.B2134]=0;[.B213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formula="of:=IF(ISBLANK([.A2135]);0;[.B2134]+[.A2135])" office:value-type="float" office:value="41058" calcext:value-type="float">
            <text:p>41058</text:p>
          </table:table-cell>
          <table:table-cell table:formula="of:=IF([.B2135]=0;[.B21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IF(ISBLANK([.A2136]);0;[.B2135]+[.A2136])" office:value-type="float" office:value="44294" calcext:value-type="float">
            <text:p>44294</text:p>
          </table:table-cell>
          <table:table-cell table:formula="of:=IF([.B2136]=0;[.B213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formula="of:=IF(ISBLANK([.A2137]);0;[.B2136]+[.A2137])" office:value-type="float" office:value="46815" calcext:value-type="float">
            <text:p>46815</text:p>
          </table:table-cell>
          <table:table-cell table:formula="of:=IF([.B2137]=0;[.B21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IF(ISBLANK([.A2138]);0;[.B2137]+[.A2138])" office:value-type="float" office:value="48543" calcext:value-type="float">
            <text:p>48543</text:p>
          </table:table-cell>
          <table:table-cell table:formula="of:=IF([.B2138]=0;[.B21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formula="of:=IF(ISBLANK([.A2139]);0;[.B2138]+[.A2139])" office:value-type="float" office:value="53943" calcext:value-type="float">
            <text:p>53943</text:p>
          </table:table-cell>
          <table:table-cell table:formula="of:=IF([.B2139]=0;[.B213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40]);0;[.B2139]+[.A2140])" office:value-type="float" office:value="0" calcext:value-type="float">
            <text:p>0</text:p>
          </table:table-cell>
          <table:table-cell table:formula="of:=IF([.B2140]=0;[.B2139];0)" office:value-type="float" office:value="53943" calcext:value-type="float">
            <text:p>53943</text:p>
          </table:table-cell>
          <table:table-cell table:number-columns-repeated="1021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formula="of:=IF(ISBLANK([.A2141]);0;[.B2140]+[.A2141])" office:value-type="float" office:value="5981" calcext:value-type="float">
            <text:p>5981</text:p>
          </table:table-cell>
          <table:table-cell table:formula="of:=IF([.B2141]=0;[.B21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IF(ISBLANK([.A2142]);0;[.B2141]+[.A2142])" office:value-type="float" office:value="8349" calcext:value-type="float">
            <text:p>8349</text:p>
          </table:table-cell>
          <table:table-cell table:formula="of:=IF([.B2142]=0;[.B21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IF(ISBLANK([.A2143]);0;[.B2142]+[.A2143])" office:value-type="float" office:value="11259" calcext:value-type="float">
            <text:p>11259</text:p>
          </table:table-cell>
          <table:table-cell table:formula="of:=IF([.B2143]=0;[.B21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formula="of:=IF(ISBLANK([.A2144]);0;[.B2143]+[.A2144])" office:value-type="float" office:value="16048" calcext:value-type="float">
            <text:p>16048</text:p>
          </table:table-cell>
          <table:table-cell table:formula="of:=IF([.B2144]=0;[.B214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formula="of:=IF(ISBLANK([.A2145]);0;[.B2144]+[.A2145])" office:value-type="float" office:value="20670" calcext:value-type="float">
            <text:p>20670</text:p>
          </table:table-cell>
          <table:table-cell table:formula="of:=IF([.B2145]=0;[.B21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IF(ISBLANK([.A2146]);0;[.B2145]+[.A2146])" office:value-type="float" office:value="21816" calcext:value-type="float">
            <text:p>21816</text:p>
          </table:table-cell>
          <table:table-cell table:formula="of:=IF([.B2146]=0;[.B21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formula="of:=IF(ISBLANK([.A2147]);0;[.B2146]+[.A2147])" office:value-type="float" office:value="24609" calcext:value-type="float">
            <text:p>24609</text:p>
          </table:table-cell>
          <table:table-cell table:formula="of:=IF([.B2147]=0;[.B21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formula="of:=IF(ISBLANK([.A2148]);0;[.B2147]+[.A2148])" office:value-type="float" office:value="30005" calcext:value-type="float">
            <text:p>30005</text:p>
          </table:table-cell>
          <table:table-cell table:formula="of:=IF([.B2148]=0;[.B21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formula="of:=IF(ISBLANK([.A2149]);0;[.B2148]+[.A2149])" office:value-type="float" office:value="35506" calcext:value-type="float">
            <text:p>35506</text:p>
          </table:table-cell>
          <table:table-cell table:formula="of:=IF([.B2149]=0;[.B21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IF(ISBLANK([.A2150]);0;[.B2149]+[.A2150])" office:value-type="float" office:value="39546" calcext:value-type="float">
            <text:p>39546</text:p>
          </table:table-cell>
          <table:table-cell table:formula="of:=IF([.B2150]=0;[.B21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formula="of:=IF(ISBLANK([.A2151]);0;[.B2150]+[.A2151])" office:value-type="float" office:value="43973" calcext:value-type="float">
            <text:p>43973</text:p>
          </table:table-cell>
          <table:table-cell table:formula="of:=IF([.B2151]=0;[.B21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formula="of:=IF(ISBLANK([.A2152]);0;[.B2151]+[.A2152])" office:value-type="float" office:value="49034" calcext:value-type="float">
            <text:p>49034</text:p>
          </table:table-cell>
          <table:table-cell table:formula="of:=IF([.B2152]=0;[.B21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IF(ISBLANK([.A2153]);0;[.B2152]+[.A2153])" office:value-type="float" office:value="53978" calcext:value-type="float">
            <text:p>53978</text:p>
          </table:table-cell>
          <table:table-cell table:formula="of:=IF([.B2153]=0;[.B21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formula="of:=IF(ISBLANK([.A2154]);0;[.B2153]+[.A2154])" office:value-type="float" office:value="60374" calcext:value-type="float">
            <text:p>60374</text:p>
          </table:table-cell>
          <table:table-cell table:formula="of:=IF([.B2154]=0;[.B21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55]);0;[.B2154]+[.A2155])" office:value-type="float" office:value="0" calcext:value-type="float">
            <text:p>0</text:p>
          </table:table-cell>
          <table:table-cell table:formula="of:=IF([.B2155]=0;[.B2154];0)" office:value-type="float" office:value="60374" calcext:value-type="float">
            <text:p>60374</text:p>
          </table:table-cell>
          <table:table-cell table:number-columns-repeated="1021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formula="of:=IF(ISBLANK([.A2156]);0;[.B2155]+[.A2156])" office:value-type="float" office:value="3890" calcext:value-type="float">
            <text:p>3890</text:p>
          </table:table-cell>
          <table:table-cell table:formula="of:=IF([.B2156]=0;[.B21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formula="of:=IF(ISBLANK([.A2157]);0;[.B2156]+[.A2157])" office:value-type="float" office:value="12626" calcext:value-type="float">
            <text:p>12626</text:p>
          </table:table-cell>
          <table:table-cell table:formula="of:=IF([.B2157]=0;[.B21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formula="of:=IF(ISBLANK([.A2158]);0;[.B2157]+[.A2158])" office:value-type="float" office:value="19699" calcext:value-type="float">
            <text:p>19699</text:p>
          </table:table-cell>
          <table:table-cell table:formula="of:=IF([.B2158]=0;[.B21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formula="of:=IF(ISBLANK([.A2159]);0;[.B2158]+[.A2159])" office:value-type="float" office:value="21814" calcext:value-type="float">
            <text:p>21814</text:p>
          </table:table-cell>
          <table:table-cell table:formula="of:=IF([.B2159]=0;[.B21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IF(ISBLANK([.A2160]);0;[.B2159]+[.A2160])" office:value-type="float" office:value="24576" calcext:value-type="float">
            <text:p>24576</text:p>
          </table:table-cell>
          <table:table-cell table:formula="of:=IF([.B2160]=0;[.B215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formula="of:=IF(ISBLANK([.A2161]);0;[.B2160]+[.A2161])" office:value-type="float" office:value="32046" calcext:value-type="float">
            <text:p>32046</text:p>
          </table:table-cell>
          <table:table-cell table:formula="of:=IF([.B2161]=0;[.B216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formula="of:=IF(ISBLANK([.A2162]);0;[.B2161]+[.A2162])" office:value-type="float" office:value="41401" calcext:value-type="float">
            <text:p>41401</text:p>
          </table:table-cell>
          <table:table-cell table:formula="of:=IF([.B2162]=0;[.B216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IF(ISBLANK([.A2163]);0;[.B2162]+[.A2163])" office:value-type="float" office:value="43155" calcext:value-type="float">
            <text:p>43155</text:p>
          </table:table-cell>
          <table:table-cell table:formula="of:=IF([.B2163]=0;[.B216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64]);0;[.B2163]+[.A2164])" office:value-type="float" office:value="0" calcext:value-type="float">
            <text:p>0</text:p>
          </table:table-cell>
          <table:table-cell table:formula="of:=IF([.B2164]=0;[.B2163];0)" office:value-type="float" office:value="43155" calcext:value-type="float">
            <text:p>43155</text:p>
          </table:table-cell>
          <table:table-cell table:number-columns-repeated="1021"/>
        </table:table-row>
        <table:table-row table:style-name="ro1">
          <table:table-cell office:value-type="float" office:value="10134" calcext:value-type="float">
            <text:p>10134</text:p>
          </table:table-cell>
          <table:table-cell table:formula="of:=IF(ISBLANK([.A2165]);0;[.B2164]+[.A2165])" office:value-type="float" office:value="10134" calcext:value-type="float">
            <text:p>10134</text:p>
          </table:table-cell>
          <table:table-cell table:formula="of:=IF([.B2165]=0;[.B216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611" calcext:value-type="float">
            <text:p>24611</text:p>
          </table:table-cell>
          <table:table-cell table:formula="of:=IF(ISBLANK([.A2166]);0;[.B2165]+[.A2166])" office:value-type="float" office:value="34745" calcext:value-type="float">
            <text:p>34745</text:p>
          </table:table-cell>
          <table:table-cell table:formula="of:=IF([.B2166]=0;[.B216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758" calcext:value-type="float">
            <text:p>20758</text:p>
          </table:table-cell>
          <table:table-cell table:formula="of:=IF(ISBLANK([.A2167]);0;[.B2166]+[.A2167])" office:value-type="float" office:value="55503" calcext:value-type="float">
            <text:p>55503</text:p>
          </table:table-cell>
          <table:table-cell table:formula="of:=IF([.B2167]=0;[.B216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68]);0;[.B2167]+[.A2168])" office:value-type="float" office:value="0" calcext:value-type="float">
            <text:p>0</text:p>
          </table:table-cell>
          <table:table-cell table:formula="of:=IF([.B2168]=0;[.B2167];0)" office:value-type="float" office:value="55503" calcext:value-type="float">
            <text:p>55503</text:p>
          </table:table-cell>
          <table:table-cell table:number-columns-repeated="1021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IF(ISBLANK([.A2169]);0;[.B2168]+[.A2169])" office:value-type="float" office:value="3021" calcext:value-type="float">
            <text:p>3021</text:p>
          </table:table-cell>
          <table:table-cell table:formula="of:=IF([.B2169]=0;[.B216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formula="of:=IF(ISBLANK([.A2170]);0;[.B2169]+[.A2170])" office:value-type="float" office:value="7645" calcext:value-type="float">
            <text:p>7645</text:p>
          </table:table-cell>
          <table:table-cell table:formula="of:=IF([.B2170]=0;[.B216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109" calcext:value-type="float">
            <text:p>12109</text:p>
          </table:table-cell>
          <table:table-cell table:formula="of:=IF(ISBLANK([.A2171]);0;[.B2170]+[.A2171])" office:value-type="float" office:value="19754" calcext:value-type="float">
            <text:p>19754</text:p>
          </table:table-cell>
          <table:table-cell table:formula="of:=IF([.B2171]=0;[.B217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211" calcext:value-type="float">
            <text:p>10211</text:p>
          </table:table-cell>
          <table:table-cell table:formula="of:=IF(ISBLANK([.A2172]);0;[.B2171]+[.A2172])" office:value-type="float" office:value="29965" calcext:value-type="float">
            <text:p>29965</text:p>
          </table:table-cell>
          <table:table-cell table:formula="of:=IF([.B2172]=0;[.B217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73]);0;[.B2172]+[.A2173])" office:value-type="float" office:value="0" calcext:value-type="float">
            <text:p>0</text:p>
          </table:table-cell>
          <table:table-cell table:formula="of:=IF([.B2173]=0;[.B2172];0)" office:value-type="float" office:value="29965" calcext:value-type="float">
            <text:p>29965</text:p>
          </table:table-cell>
          <table:table-cell table:number-columns-repeated="1021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IF(ISBLANK([.A2174]);0;[.B2173]+[.A2174])" office:value-type="float" office:value="3813" calcext:value-type="float">
            <text:p>3813</text:p>
          </table:table-cell>
          <table:table-cell table:formula="of:=IF([.B2174]=0;[.B217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IF(ISBLANK([.A2175]);0;[.B2174]+[.A2175])" office:value-type="float" office:value="6235" calcext:value-type="float">
            <text:p>6235</text:p>
          </table:table-cell>
          <table:table-cell table:formula="of:=IF([.B2175]=0;[.B217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formula="of:=IF(ISBLANK([.A2176]);0;[.B2175]+[.A2176])" office:value-type="float" office:value="10383" calcext:value-type="float">
            <text:p>10383</text:p>
          </table:table-cell>
          <table:table-cell table:formula="of:=IF([.B2176]=0;[.B217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IF(ISBLANK([.A2177]);0;[.B2176]+[.A2177])" office:value-type="float" office:value="12009" calcext:value-type="float">
            <text:p>12009</text:p>
          </table:table-cell>
          <table:table-cell table:formula="of:=IF([.B2177]=0;[.B217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IF(ISBLANK([.A2178]);0;[.B2177]+[.A2178])" office:value-type="float" office:value="13133" calcext:value-type="float">
            <text:p>13133</text:p>
          </table:table-cell>
          <table:table-cell table:formula="of:=IF([.B2178]=0;[.B217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formula="of:=IF(ISBLANK([.A2179]);0;[.B2178]+[.A2179])" office:value-type="float" office:value="19645" calcext:value-type="float">
            <text:p>19645</text:p>
          </table:table-cell>
          <table:table-cell table:formula="of:=IF([.B2179]=0;[.B217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IF(ISBLANK([.A2180]);0;[.B2179]+[.A2180])" office:value-type="float" office:value="24775" calcext:value-type="float">
            <text:p>24775</text:p>
          </table:table-cell>
          <table:table-cell table:formula="of:=IF([.B2180]=0;[.B217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formula="of:=IF(ISBLANK([.A2181]);0;[.B2180]+[.A2181])" office:value-type="float" office:value="29649" calcext:value-type="float">
            <text:p>29649</text:p>
          </table:table-cell>
          <table:table-cell table:formula="of:=IF([.B2181]=0;[.B218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formula="of:=IF(ISBLANK([.A2182]);0;[.B2181]+[.A2182])" office:value-type="float" office:value="34936" calcext:value-type="float">
            <text:p>34936</text:p>
          </table:table-cell>
          <table:table-cell table:formula="of:=IF([.B2182]=0;[.B218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formula="of:=IF(ISBLANK([.A2183]);0;[.B2182]+[.A2183])" office:value-type="float" office:value="40036" calcext:value-type="float">
            <text:p>40036</text:p>
          </table:table-cell>
          <table:table-cell table:formula="of:=IF([.B2183]=0;[.B218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IF(ISBLANK([.A2184]);0;[.B2183]+[.A2184])" office:value-type="float" office:value="41183" calcext:value-type="float">
            <text:p>41183</text:p>
          </table:table-cell>
          <table:table-cell table:formula="of:=IF([.B2184]=0;[.B218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85]);0;[.B2184]+[.A2185])" office:value-type="float" office:value="0" calcext:value-type="float">
            <text:p>0</text:p>
          </table:table-cell>
          <table:table-cell table:formula="of:=IF([.B2185]=0;[.B2184];0)" office:value-type="float" office:value="41183" calcext:value-type="float">
            <text:p>41183</text:p>
          </table:table-cell>
          <table:table-cell table:number-columns-repeated="1021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formula="of:=IF(ISBLANK([.A2186]);0;[.B2185]+[.A2186])" office:value-type="float" office:value="6020" calcext:value-type="float">
            <text:p>6020</text:p>
          </table:table-cell>
          <table:table-cell table:formula="of:=IF([.B2186]=0;[.B218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IF(ISBLANK([.A2187]);0;[.B2186]+[.A2187])" office:value-type="float" office:value="7141" calcext:value-type="float">
            <text:p>7141</text:p>
          </table:table-cell>
          <table:table-cell table:formula="of:=IF([.B2187]=0;[.B218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formula="of:=IF(ISBLANK([.A2188]);0;[.B2187]+[.A2188])" office:value-type="float" office:value="13159" calcext:value-type="float">
            <text:p>13159</text:p>
          </table:table-cell>
          <table:table-cell table:formula="of:=IF([.B2188]=0;[.B218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formula="of:=IF(ISBLANK([.A2189]);0;[.B2188]+[.A2189])" office:value-type="float" office:value="22385" calcext:value-type="float">
            <text:p>22385</text:p>
          </table:table-cell>
          <table:table-cell table:formula="of:=IF([.B2189]=0;[.B218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formula="of:=IF(ISBLANK([.A2190]);0;[.B2189]+[.A2190])" office:value-type="float" office:value="25177" calcext:value-type="float">
            <text:p>25177</text:p>
          </table:table-cell>
          <table:table-cell table:formula="of:=IF([.B2190]=0;[.B218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formula="of:=IF(ISBLANK([.A2191]);0;[.B2190]+[.A2191])" office:value-type="float" office:value="28883" calcext:value-type="float">
            <text:p>28883</text:p>
          </table:table-cell>
          <table:table-cell table:formula="of:=IF([.B2191]=0;[.B219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92]);0;[.B2191]+[.A2192])" office:value-type="float" office:value="0" calcext:value-type="float">
            <text:p>0</text:p>
          </table:table-cell>
          <table:table-cell table:formula="of:=IF([.B2192]=0;[.B2191];0)" office:value-type="float" office:value="28883" calcext:value-type="float">
            <text:p>28883</text:p>
          </table:table-cell>
          <table:table-cell table:number-columns-repeated="1021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formula="of:=IF(ISBLANK([.A2193]);0;[.B2192]+[.A2193])" office:value-type="float" office:value="8027" calcext:value-type="float">
            <text:p>8027</text:p>
          </table:table-cell>
          <table:table-cell table:formula="of:=IF([.B2193]=0;[.B219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155" calcext:value-type="float">
            <text:p>14155</text:p>
          </table:table-cell>
          <table:table-cell table:formula="of:=IF(ISBLANK([.A2194]);0;[.B2193]+[.A2194])" office:value-type="float" office:value="22182" calcext:value-type="float">
            <text:p>22182</text:p>
          </table:table-cell>
          <table:table-cell table:formula="of:=IF([.B2194]=0;[.B219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228" calcext:value-type="float">
            <text:p>14228</text:p>
          </table:table-cell>
          <table:table-cell table:formula="of:=IF(ISBLANK([.A2195]);0;[.B2194]+[.A2195])" office:value-type="float" office:value="36410" calcext:value-type="float">
            <text:p>36410</text:p>
          </table:table-cell>
          <table:table-cell table:formula="of:=IF([.B2195]=0;[.B219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IF(ISBLANK([.A2196]);0;[.B2195]+[.A2196])" office:value-type="float" office:value="48058" calcext:value-type="float">
            <text:p>48058</text:p>
          </table:table-cell>
          <table:table-cell table:formula="of:=IF([.B2196]=0;[.B219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866" calcext:value-type="float">
            <text:p>14866</text:p>
          </table:table-cell>
          <table:table-cell table:formula="of:=IF(ISBLANK([.A2197]);0;[.B2196]+[.A2197])" office:value-type="float" office:value="62924" calcext:value-type="float">
            <text:p>62924</text:p>
          </table:table-cell>
          <table:table-cell table:formula="of:=IF([.B2197]=0;[.B219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198]);0;[.B2197]+[.A2198])" office:value-type="float" office:value="0" calcext:value-type="float">
            <text:p>0</text:p>
          </table:table-cell>
          <table:table-cell table:formula="of:=IF([.B2198]=0;[.B2197];0)" office:value-type="float" office:value="62924" calcext:value-type="float">
            <text:p>62924</text:p>
          </table:table-cell>
          <table:table-cell table:number-columns-repeated="1021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formula="of:=IF(ISBLANK([.A2199]);0;[.B2198]+[.A2199])" office:value-type="float" office:value="8839" calcext:value-type="float">
            <text:p>8839</text:p>
          </table:table-cell>
          <table:table-cell table:formula="of:=IF([.B2199]=0;[.B219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560" calcext:value-type="float">
            <text:p>15560</text:p>
          </table:table-cell>
          <table:table-cell table:formula="of:=IF(ISBLANK([.A2200]);0;[.B2199]+[.A2200])" office:value-type="float" office:value="24399" calcext:value-type="float">
            <text:p>24399</text:p>
          </table:table-cell>
          <table:table-cell table:formula="of:=IF([.B2200]=0;[.B219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935" calcext:value-type="float">
            <text:p>10935</text:p>
          </table:table-cell>
          <table:table-cell table:formula="of:=IF(ISBLANK([.A2201]);0;[.B2200]+[.A2201])" office:value-type="float" office:value="35334" calcext:value-type="float">
            <text:p>35334</text:p>
          </table:table-cell>
          <table:table-cell table:formula="of:=IF([.B2201]=0;[.B220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formula="of:=IF(ISBLANK([.A2202]);0;[.B2201]+[.A2202])" office:value-type="float" office:value="38011" calcext:value-type="float">
            <text:p>38011</text:p>
          </table:table-cell>
          <table:table-cell table:formula="of:=IF([.B2202]=0;[.B220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formula="of:=IF(ISBLANK([.A2203]);0;[.B2202]+[.A2203])" office:value-type="float" office:value="40775" calcext:value-type="float">
            <text:p>40775</text:p>
          </table:table-cell>
          <table:table-cell table:formula="of:=IF([.B2203]=0;[.B220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204]);0;[.B2203]+[.A2204])" office:value-type="float" office:value="0" calcext:value-type="float">
            <text:p>0</text:p>
          </table:table-cell>
          <table:table-cell table:formula="of:=IF([.B2204]=0;[.B2203];0)" office:value-type="float" office:value="40775" calcext:value-type="float">
            <text:p>40775</text:p>
          </table:table-cell>
          <table:table-cell table:number-columns-repeated="1021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formula="of:=IF(ISBLANK([.A2205]);0;[.B2204]+[.A2205])" office:value-type="float" office:value="6261" calcext:value-type="float">
            <text:p>6261</text:p>
          </table:table-cell>
          <table:table-cell table:formula="of:=IF([.B2205]=0;[.B220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041" calcext:value-type="float">
            <text:p>13041</text:p>
          </table:table-cell>
          <table:table-cell table:formula="of:=IF(ISBLANK([.A2206]);0;[.B2205]+[.A2206])" office:value-type="float" office:value="19302" calcext:value-type="float">
            <text:p>19302</text:p>
          </table:table-cell>
          <table:table-cell table:formula="of:=IF([.B2206]=0;[.B220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formula="of:=IF(ISBLANK([.A2207]);0;[.B2206]+[.A2207])" office:value-type="float" office:value="25097" calcext:value-type="float">
            <text:p>25097</text:p>
          </table:table-cell>
          <table:table-cell table:formula="of:=IF([.B2207]=0;[.B220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615" calcext:value-type="float">
            <text:p>11615</text:p>
          </table:table-cell>
          <table:table-cell table:formula="of:=IF(ISBLANK([.A2208]);0;[.B2207]+[.A2208])" office:value-type="float" office:value="36712" calcext:value-type="float">
            <text:p>36712</text:p>
          </table:table-cell>
          <table:table-cell table:formula="of:=IF([.B2208]=0;[.B220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formula="of:=IF(ISBLANK([.A2209]);0;[.B2208]+[.A2209])" office:value-type="float" office:value="46546" calcext:value-type="float">
            <text:p>46546</text:p>
          </table:table-cell>
          <table:table-cell table:formula="of:=IF([.B2209]=0;[.B220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formula="of:=IF(ISBLANK([.A2210]);0;[.B2209]+[.A2210])" office:value-type="float" office:value="54124" calcext:value-type="float">
            <text:p>54124</text:p>
          </table:table-cell>
          <table:table-cell table:formula="of:=IF([.B2210]=0;[.B220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211]);0;[.B2210]+[.A2211])" office:value-type="float" office:value="0" calcext:value-type="float">
            <text:p>0</text:p>
          </table:table-cell>
          <table:table-cell table:formula="of:=IF([.B2211]=0;[.B2210];0)" office:value-type="float" office:value="54124" calcext:value-type="float">
            <text:p>54124</text:p>
          </table:table-cell>
          <table:table-cell table:number-columns-repeated="1021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formula="of:=IF(ISBLANK([.A2212]);0;[.B2211]+[.A2212])" office:value-type="float" office:value="5560" calcext:value-type="float">
            <text:p>5560</text:p>
          </table:table-cell>
          <table:table-cell table:formula="of:=IF([.B2212]=0;[.B221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IF(ISBLANK([.A2213]);0;[.B2212]+[.A2213])" office:value-type="float" office:value="6604" calcext:value-type="float">
            <text:p>6604</text:p>
          </table:table-cell>
          <table:table-cell table:formula="of:=IF([.B2213]=0;[.B221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formula="of:=IF(ISBLANK([.A2214]);0;[.B2213]+[.A2214])" office:value-type="float" office:value="11724" calcext:value-type="float">
            <text:p>11724</text:p>
          </table:table-cell>
          <table:table-cell table:formula="of:=IF([.B2214]=0;[.B221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formula="of:=IF(ISBLANK([.A2215]);0;[.B2214]+[.A2215])" office:value-type="float" office:value="15889" calcext:value-type="float">
            <text:p>15889</text:p>
          </table:table-cell>
          <table:table-cell table:formula="of:=IF([.B2215]=0;[.B221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formula="of:=IF(ISBLANK([.A2216]);0;[.B2215]+[.A2216])" office:value-type="float" office:value="20162" calcext:value-type="float">
            <text:p>20162</text:p>
          </table:table-cell>
          <table:table-cell table:formula="of:=IF([.B2216]=0;[.B221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IF(ISBLANK([.A2217]);0;[.B2216]+[.A2217])" office:value-type="float" office:value="22495" calcext:value-type="float">
            <text:p>22495</text:p>
          </table:table-cell>
          <table:table-cell table:formula="of:=IF([.B2217]=0;[.B221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formula="of:=IF(ISBLANK([.A2218]);0;[.B2217]+[.A2218])" office:value-type="float" office:value="25101" calcext:value-type="float">
            <text:p>25101</text:p>
          </table:table-cell>
          <table:table-cell table:formula="of:=IF([.B2218]=0;[.B221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IF(ISBLANK([.A2219]);0;[.B2218]+[.A2219])" office:value-type="float" office:value="30020" calcext:value-type="float">
            <text:p>30020</text:p>
          </table:table-cell>
          <table:table-cell table:formula="of:=IF([.B2219]=0;[.B221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IF(ISBLANK([.A2220]);0;[.B2219]+[.A2220])" office:value-type="float" office:value="32186" calcext:value-type="float">
            <text:p>32186</text:p>
          </table:table-cell>
          <table:table-cell table:formula="of:=IF([.B2220]=0;[.B221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formula="of:=IF(ISBLANK([.A2221]);0;[.B2220]+[.A2221])" office:value-type="float" office:value="34909" calcext:value-type="float">
            <text:p>34909</text:p>
          </table:table-cell>
          <table:table-cell table:formula="of:=IF([.B2221]=0;[.B222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IF(ISBLANK([.A2222]);0;[.B2221]+[.A2222])" office:value-type="float" office:value="37620" calcext:value-type="float">
            <text:p>37620</text:p>
          </table:table-cell>
          <table:table-cell table:formula="of:=IF([.B2222]=0;[.B222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formula="of:=IF(ISBLANK([.A2223]);0;[.B2222]+[.A2223])" office:value-type="float" office:value="41789" calcext:value-type="float">
            <text:p>41789</text:p>
          </table:table-cell>
          <table:table-cell table:formula="of:=IF([.B2223]=0;[.B222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IF(ISBLANK([.A2224]);0;[.B2223]+[.A2224])" office:value-type="float" office:value="42981" calcext:value-type="float">
            <text:p>42981</text:p>
          </table:table-cell>
          <table:table-cell table:formula="of:=IF([.B2224]=0;[.B222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formula="of:=IF(ISBLANK([.A2225]);0;[.B2224]+[.A2225])" office:value-type="float" office:value="46271" calcext:value-type="float">
            <text:p>46271</text:p>
          </table:table-cell>
          <table:table-cell table:formula="of:=IF([.B2225]=0;[.B222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formula="of:=IF(ISBLANK([.A2226]);0;[.B2225]+[.A2226])" office:value-type="float" office:value="49646" calcext:value-type="float">
            <text:p>49646</text:p>
          </table:table-cell>
          <table:table-cell table:formula="of:=IF([.B2226]=0;[.B222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227]);0;[.B2226]+[.A2227])" office:value-type="float" office:value="0" calcext:value-type="float">
            <text:p>0</text:p>
          </table:table-cell>
          <table:table-cell table:formula="of:=IF([.B2227]=0;[.B2226];0)" office:value-type="float" office:value="49646" calcext:value-type="float">
            <text:p>49646</text:p>
          </table:table-cell>
          <table:table-cell table:number-columns-repeated="1021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formula="of:=IF(ISBLANK([.A2228]);0;[.B2227]+[.A2228])" office:value-type="float" office:value="9912" calcext:value-type="float">
            <text:p>9912</text:p>
          </table:table-cell>
          <table:table-cell table:formula="of:=IF([.B2228]=0;[.B222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241" calcext:value-type="float">
            <text:p>13241</text:p>
          </table:table-cell>
          <table:table-cell table:formula="of:=IF(ISBLANK([.A2229]);0;[.B2228]+[.A2229])" office:value-type="float" office:value="23153" calcext:value-type="float">
            <text:p>23153</text:p>
          </table:table-cell>
          <table:table-cell table:formula="of:=IF([.B2229]=0;[.B222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formula="of:=IF(ISBLANK([.A2230]);0;[.B2229]+[.A2230])" office:value-type="float" office:value="33542" calcext:value-type="float">
            <text:p>33542</text:p>
          </table:table-cell>
          <table:table-cell table:formula="of:=IF([.B2230]=0;[.B222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formula="of:=IF(ISBLANK([.A2231]);0;[.B2230]+[.A2231])" office:value-type="float" office:value="40227" calcext:value-type="float">
            <text:p>40227</text:p>
          </table:table-cell>
          <table:table-cell table:formula="of:=IF([.B2231]=0;[.B223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formula="of:=IF(ISBLANK([.A2232]);0;[.B2231]+[.A2232])" office:value-type="float" office:value="45035" calcext:value-type="float">
            <text:p>45035</text:p>
          </table:table-cell>
          <table:table-cell table:formula="of:=IF([.B2232]=0;[.B223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IF(ISBLANK([.A2233]);0;[.B2232]+[.A2233])" office:value-type="float" office:value="46341" calcext:value-type="float">
            <text:p>46341</text:p>
          </table:table-cell>
          <table:table-cell table:formula="of:=IF([.B2233]=0;[.B223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234]);0;[.B2233]+[.A2234])" office:value-type="float" office:value="0" calcext:value-type="float">
            <text:p>0</text:p>
          </table:table-cell>
          <table:table-cell table:formula="of:=IF([.B2234]=0;[.B2233];0)" office:value-type="float" office:value="46341" calcext:value-type="float">
            <text:p>46341</text:p>
          </table:table-cell>
          <table:table-cell table:number-columns-repeated="1021"/>
        </table:table-row>
        <table:table-row table:style-name="ro1">
          <table:table-cell office:value-type="float" office:value="53747" calcext:value-type="float">
            <text:p>53747</text:p>
          </table:table-cell>
          <table:table-cell table:formula="of:=IF(ISBLANK([.A2235]);0;[.B2234]+[.A2235])" office:value-type="float" office:value="53747" calcext:value-type="float">
            <text:p>53747</text:p>
          </table:table-cell>
          <table:table-cell table:formula="of:=IF([.B2235]=0;[.B223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236]);0;[.B2235]+[.A2236])" office:value-type="float" office:value="0" calcext:value-type="float">
            <text:p>0</text:p>
          </table:table-cell>
          <table:table-cell table:formula="of:=IF([.B2236]=0;[.B2235];0)" office:value-type="float" office:value="53747" calcext:value-type="float">
            <text:p>53747</text:p>
          </table:table-cell>
          <table:table-cell table:number-columns-repeated="1021"/>
        </table:table-row>
        <table:table-row table:style-name="ro1">
          <table:table-cell office:value-type="float" office:value="13478" calcext:value-type="float">
            <text:p>13478</text:p>
          </table:table-cell>
          <table:table-cell table:formula="of:=IF(ISBLANK([.A2237]);0;[.B2236]+[.A2237])" office:value-type="float" office:value="13478" calcext:value-type="float">
            <text:p>13478</text:p>
          </table:table-cell>
          <table:table-cell table:formula="of:=IF([.B2237]=0;[.B223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formula="of:=IF(ISBLANK([.A2238]);0;[.B2237]+[.A2238])" office:value-type="float" office:value="24045" calcext:value-type="float">
            <text:p>24045</text:p>
          </table:table-cell>
          <table:table-cell table:formula="of:=IF([.B2238]=0;[.B223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239]);0;[.B2238]+[.A2239])" office:value-type="float" office:value="0" calcext:value-type="float">
            <text:p>0</text:p>
          </table:table-cell>
          <table:table-cell table:formula="of:=IF([.B2239]=0;[.B2238];0)" office:value-type="float" office:value="24045" calcext:value-type="float">
            <text:p>24045</text:p>
          </table:table-cell>
          <table:table-cell table:number-columns-repeated="1021"/>
        </table:table-row>
        <table:table-row table:style-name="ro1">
          <table:table-cell office:value-type="float" office:value="14438" calcext:value-type="float">
            <text:p>14438</text:p>
          </table:table-cell>
          <table:table-cell table:formula="of:=IF(ISBLANK([.A2240]);0;[.B2239]+[.A2240])" office:value-type="float" office:value="14438" calcext:value-type="float">
            <text:p>14438</text:p>
          </table:table-cell>
          <table:table-cell table:formula="of:=IF([.B2240]=0;[.B223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430" calcext:value-type="float">
            <text:p>13430</text:p>
          </table:table-cell>
          <table:table-cell table:formula="of:=IF(ISBLANK([.A2241]);0;[.B2240]+[.A2241])" office:value-type="float" office:value="27868" calcext:value-type="float">
            <text:p>27868</text:p>
          </table:table-cell>
          <table:table-cell table:formula="of:=IF([.B2241]=0;[.B224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691" calcext:value-type="float">
            <text:p>18691</text:p>
          </table:table-cell>
          <table:table-cell table:formula="of:=IF(ISBLANK([.A2242]);0;[.B2241]+[.A2242])" office:value-type="float" office:value="46559" calcext:value-type="float">
            <text:p>46559</text:p>
          </table:table-cell>
          <table:table-cell table:formula="of:=IF([.B2242]=0;[.B224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formula="of:=IF(ISBLANK([.A2243]);0;[.B2242]+[.A2243])" office:value-type="float" office:value="55646" calcext:value-type="float">
            <text:p>55646</text:p>
          </table:table-cell>
          <table:table-cell table:formula="of:=IF([.B2243]=0;[.B224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IF(ISBLANK([.A2244]);0;[.B2243]+[.A2244])" office:value-type="float" office:value="0" calcext:value-type="float">
            <text:p>0</text:p>
          </table:table-cell>
          <table:table-cell table:formula="of:=IF([.B2244]=0;[.B2243];0)" office:value-type="float" office:value="55646" calcext:value-type="float">
            <text:p>55646</text:p>
          </table:table-cell>
          <table:table-cell table:number-columns-repeated="1021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IF(ISBLANK([.A2245]);0;[.B2244]+[.A2245])" office:value-type="float" office:value="3117" calcext:value-type="float">
            <text:p>3117</text:p>
          </table:table-cell>
          <table:table-cell table:formula="of:=IF([.B2245]=0;[.B224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IF(ISBLANK([.A2246]);0;[.B2245]+[.A2246])" office:value-type="float" office:value="4455" calcext:value-type="float">
            <text:p>4455</text:p>
          </table:table-cell>
          <table:table-cell table:formula="of:=IF([.B2246]=0;[.B224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formula="of:=IF(ISBLANK([.A2247]);0;[.B2246]+[.A2247])" office:value-type="float" office:value="9772" calcext:value-type="float">
            <text:p>9772</text:p>
          </table:table-cell>
          <table:table-cell table:formula="of:=IF([.B2247]=0;[.B224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formula="of:=IF(ISBLANK([.A2248]);0;[.B2247]+[.A2248])" office:value-type="float" office:value="13039" calcext:value-type="float">
            <text:p>13039</text:p>
          </table:table-cell>
          <table:table-cell table:formula="of:=IF([.B2248]=0;[.B224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IF(ISBLANK([.A2249]);0;[.B2248]+[.A2249])" office:value-type="float" office:value="15876" calcext:value-type="float">
            <text:p>15876</text:p>
          </table:table-cell>
          <table:table-cell table:formula="of:=IF([.B2249]=0;[.B224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formula="of:=IF(ISBLANK([.A2250]);0;[.B2249]+[.A2250])" office:value-type="float" office:value="19878" calcext:value-type="float">
            <text:p>19878</text:p>
          </table:table-cell>
          <table:table-cell table:formula="of:=IF([.B2250]=0;[.B2249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formula="of:=IF(ISBLANK([.A2251]);0;[.B2250]+[.A2251])" office:value-type="float" office:value="24327" calcext:value-type="float">
            <text:p>24327</text:p>
          </table:table-cell>
          <table:table-cell table:formula="of:=IF([.B2251]=0;[.B2250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formula="of:=IF(ISBLANK([.A2252]);0;[.B2251]+[.A2252])" office:value-type="float" office:value="27526" calcext:value-type="float">
            <text:p>27526</text:p>
          </table:table-cell>
          <table:table-cell table:formula="of:=IF([.B2252]=0;[.B2251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formula="of:=IF(ISBLANK([.A2253]);0;[.B2252]+[.A2253])" office:value-type="float" office:value="29935" calcext:value-type="float">
            <text:p>29935</text:p>
          </table:table-cell>
          <table:table-cell table:formula="of:=IF([.B2253]=0;[.B2252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IF(ISBLANK([.A2254]);0;[.B2253]+[.A2254])" office:value-type="float" office:value="32857" calcext:value-type="float">
            <text:p>32857</text:p>
          </table:table-cell>
          <table:table-cell table:formula="of:=IF([.B2254]=0;[.B2253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IF(ISBLANK([.A2255]);0;[.B2254]+[.A2255])" office:value-type="float" office:value="34993" calcext:value-type="float">
            <text:p>34993</text:p>
          </table:table-cell>
          <table:table-cell table:formula="of:=IF([.B2255]=0;[.B2254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IF(ISBLANK([.A2256]);0;[.B2255]+[.A2256])" office:value-type="float" office:value="36656" calcext:value-type="float">
            <text:p>36656</text:p>
          </table:table-cell>
          <table:table-cell table:formula="of:=IF([.B2256]=0;[.B2255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formula="of:=IF(ISBLANK([.A2257]);0;[.B2256]+[.A2257])" office:value-type="float" office:value="40902" calcext:value-type="float">
            <text:p>40902</text:p>
          </table:table-cell>
          <table:table-cell table:formula="of:=IF([.B2257]=0;[.B2256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IF(ISBLANK([.A2258]);0;[.B2257]+[.A2258])" office:value-type="float" office:value="42233" calcext:value-type="float">
            <text:p>42233</text:p>
          </table:table-cell>
          <table:table-cell table:formula="of:=IF([.B2258]=0;[.B2257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formula="of:=IF(ISBLANK([.A2259]);0;[.B2258]+[.A2259])" office:value-type="float" office:value="45653" calcext:value-type="float">
            <text:p>45653</text:p>
          </table:table-cell>
          <table:table-cell table:formula="of:=IF([.B2259]=0;[.B2258];0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IF([.B2260]=0;[.B2259];0)" office:value-type="float" office:value="45653" calcext:value-type="float">
            <text:p>45653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Exercice 1</text:p>
          </table:table-cell>
          <table:table-cell table:style-name="ce1" office:value-type="string" calcext:value-type="string">
            <text:p>Exercice 2</text:p>
          </table:table-cell>
          <table:table-cell table:style-name="ce4" table:number-columns-repeated="1021"/>
        </table:table-row>
        <table:table-row table:style-name="ro1">
          <table:table-cell table:style-name="ce2"/>
          <table:table-cell table:style-name="ce3" table:formula="of:=MAX([.B1:.B2259])" office:value-type="float" office:value="66487" calcext:value-type="float">
            <text:p>66487</text:p>
          </table:table-cell>
          <table:table-cell table:style-name="ce3" table:formula="of:=SUM(LARGE([.C1:.C2260];1);LARGE([.C1:.C2260];2);LARGE([.C1:.C2260];3))" office:value-type="float" office:value="197301" calcext:value-type="float">
            <text:p>19730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01T13:15:37.861690632</dc:date>
    <dc:creator>Guillaume Lapierre</dc:creator>
    <meta:editing-duration>PT58S</meta:editing-duration>
    <meta:editing-cycles>1</meta:editing-cycles>
    <meta:generator>LibreOffice/7.0.3.1$MacOSX_X86_64 LibreOffice_project/d7547858d014d4cf69878db179d326fc3483e082</meta:generator>
    <meta:document-statistic meta:table-count="1" meta:cell-count="6529" meta:object-count="0"/>
  </office:meta>
</office:document-meta>
</file>